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9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4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Default" style:data-style-name="N48">
      <style:table-cell-properties fo:background-color="#FFFFFF"/>
    </style:style>
    <style:style style:name="ce95" style:family="table-cell" style:parent-style-name="Default" style:data-style-name="N0">
      <style:table-cell-properties fo:background-color="#FFFFFF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8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8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4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0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7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2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8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8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23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3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3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3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3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4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4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6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8">
            <text:p><text:span text:style-name="T7">戶　數</text:span></text:p>
          </table:table-cell>
          <table:table-cell table:number-columns-repeated="3" table:style-name="ce17"/>
          <table:table-cell office:value-type="string" table:number-columns-spanned="1" table:number-rows-spanned="3" table:style-name="ce223">
            <text:p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男</text:span></text:p>
          </table:table-cell>
          <table:table-cell office:value-type="string" table:number-columns-spanned="1" table:number-rows-spanned="3" table:style-name="ce223">
            <text:p><text:span text:style-name="T7">女</text:span></text:p>
          </table:table-cell>
          <table:table-cell office:value-type="string" table:style-name="ce20">
            <text:p><text:span text:style-name="T7">折合年</text:span></text:p>
          </table:table-cell>
          <table:table-cell office:value-type="string" table:number-columns-spanned="1" table:number-rows-spanned="3" table:style-name="ce223">
            <text:p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男</text:span></text:p>
          </table:table-cell>
          <table:table-cell office:value-type="string" table:number-columns-spanned="1" table:number-rows-spanned="3" table:style-name="ce223">
            <text:p><text:span text:style-name="T7">女</text:span></text:p>
          </table:table-cell>
          <table:table-cell office:value-type="string" table:style-name="ce21">
            <text:p><text:span text:style-name="T7">折合年</text:span></text:p>
          </table:table-cell>
          <table:table-cell office:value-type="string" table:style-name="ce17">
            <text:p><text:s/></text:p>
          </table:table-cell>
          <table:table-cell office:value-type="string" table:style-name="ce22">
            <text:p><text:span text:style-name="T7">折合年自</text:span></text:p>
          </table:table-cell>
          <table:table-cell office:value-type="string" table:number-columns-spanned="1" table:number-rows-spanned="3" table:style-name="ce223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4">
            <text:p><text:span text:style-name="T7">不同性別</text:span></text:p>
          </table:table-cell>
          <table:table-cell office:value-type="string" table:number-columns-spanned="3" table:number-rows-spanned="1" table:style-name="ce223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table-cell office:value-type="string" table:number-columns-spanned="1" table:number-rows-spanned="3" table:style-name="ce223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4">
            <text:p><text:span text:style-name="T7">不同性別</text:span></text:p>
          </table:table-cell>
          <table:table-cell office:value-type="string" table:number-columns-spanned="3" table:number-rows-spanned="1" table:style-name="ce223">
            <text:p><text:span text:style-name="T7">相同性別</text:span></text:p>
          </table:table-cell>
          <table:covered-table-cell table:number-columns-repeated="2"/>
          <table:table-cell office:value-type="string" table:style-name="ce21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7">
            <text:p><text:span text:style-name="T7">計</text:span></text:p>
          </table:table-cell>
          <table:table-cell office:value-type="string" table:style-name="ce27">
            <text:p><text:span text:style-name="T7">男</text:span></text:p>
          </table:table-cell>
          <table:table-cell office:value-type="string" table:style-name="ce27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9">
            <text:p><text:span text:style-name="T7">粗死亡率</text:span></text:p>
          </table:table-cell>
          <table:table-cell office:value-type="string" table:style-name="ce27">
            <text:p><text:span text:style-name="T7">人數</text:span></text:p>
          </table:table-cell>
          <table:table-cell office:value-type="string" table:style-name="ce22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3">
            <text:p><text:span text:style-name="T7">計</text:span></text:p>
          </table:table-cell>
          <table:table-cell office:value-type="string" table:number-columns-spanned="1" table:number-rows-spanned="2" table:style-name="ce223">
            <text:p><text:span text:style-name="T7">男</text:span></text:p>
          </table:table-cell>
          <table:table-cell office:value-type="string" table:number-columns-spanned="1" table:number-rows-spanned="2" table:style-name="ce225">
            <text:p><text:span text:style-name="T7">女</text:span></text:p>
          </table:table-cell>
          <table:table-cell office:value-type="string" table:style-name="ce29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3">
            <text:p><text:span text:style-name="T7">計</text:span></text:p>
          </table:table-cell>
          <table:table-cell office:value-type="string" table:number-columns-spanned="1" table:number-rows-spanned="2" table:style-name="ce223">
            <text:p><text:span text:style-name="T7">男</text:span></text:p>
          </table:table-cell>
          <table:table-cell office:value-type="string" table:number-columns-spanned="1" table:number-rows-spanned="2" table:style-name="ce225">
            <text:p><text:span text:style-name="T7">女</text:span></text:p>
          </table:table-cell>
          <table:table-cell office:value-type="string" table:style-name="ce29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4"/>
          <table:table-cell table:style-name="ce35"/>
          <table:table-cell table:number-columns-repeated="2" table:style-name="ce36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36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0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office:value-type="float" office:value="0" table:style-name="ce47">
            <text:p>—</text:p>
          </table:table-cell>
          <table:table-cell table:number-columns-repeated="2" table:style-name="ce20"/>
          <table:table-cell table:style-name="ce46"/>
          <table:table-cell table:number-columns-repeated="3" table:style-name="ce20"/>
          <table:table-cell table:style-name="ce46"/>
          <table:table-cell office:value-type="float" office:value="0" table:style-name="ce48">
            <text:p>—</text:p>
          </table:table-cell>
          <table:table-cell table:style-name="ce22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style-name="ce20"/>
          <table:table-cell table:style-name="ce49"/>
          <table:table-cell table:number-columns-repeated="2" table:style-name="ce20"/>
          <table:table-cell table:number-columns-repeated="2" table:style-name="ce46"/>
          <table:table-cell table:number-columns-repeated="2" table:style-name="ce20"/>
          <table:table-cell table:style-name="ce50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2">
            <text:p>40<text:s/><text:span text:style-name="T9">年</text:span></text:p>
          </table:table-cell>
          <table:covered-table-cell/>
          <table:table-cell office:value-type="float" office:value="1440787" table:style-name="ce53">
            <text:p>1,440,787</text:p>
          </table:table-cell>
          <table:table-cell office:value-type="float" office:value="7869247" table:style-name="ce53">
            <text:p>7,869,247</text:p>
          </table:table-cell>
          <table:table-cell office:value-type="float" office:value="4016708" table:style-name="ce53">
            <text:p>4,016,708</text:p>
          </table:table-cell>
          <table:table-cell office:value-type="float" office:value="3852539" table:style-name="ce53">
            <text:p>3,852,539</text:p>
          </table:table-cell>
          <table:table-cell office:value-type="float" office:value="385383" table:style-name="ce53">
            <text:p>385,383</text:p>
          </table:table-cell>
          <table:table-cell office:value-type="float" office:value="197297" table:style-name="ce53">
            <text:p>197,297</text:p>
          </table:table-cell>
          <table:table-cell office:value-type="float" office:value="188086" table:style-name="ce53">
            <text:p>188,086</text:p>
          </table:table-cell>
          <table:table-cell office:value-type="float" office:value="49.97" table:style-name="ce54">
            <text:p>49.97</text:p>
          </table:table-cell>
          <table:table-cell office:value-type="float" office:value="89259" table:style-name="ce53">
            <text:p>89,259</text:p>
          </table:table-cell>
          <table:table-cell office:value-type="float" office:value="46225" table:style-name="ce53">
            <text:p>46,225</text:p>
          </table:table-cell>
          <table:table-cell office:value-type="float" office:value="43034" table:style-name="ce53">
            <text:p>43,034</text:p>
          </table:table-cell>
          <table:table-cell office:value-type="float" office:value="11.57" table:style-name="ce54">
            <text:p>11.57</text:p>
          </table:table-cell>
          <table:table-cell office:value-type="float" office:value="296124" table:style-name="ce53">
            <text:p>296,124</text:p>
          </table:table-cell>
          <table:table-cell office:value-type="float" office:value="38.4" table:style-name="ce55">
            <text:p>38.40</text:p>
          </table:table-cell>
          <table:table-cell table:style-name="ce56"/>
          <table:table-cell office:value-type="float" office:value="73676" table:style-name="ce53">
            <text:p>73,676</text:p>
          </table:table-cell>
          <table:table-cell table:number-columns-repeated="3" table:style-name="ce53"/>
          <table:table-cell office:value-type="float" office:value="9.5500000000000007" table:style-name="ce54">
            <text:p>9.55</text:p>
          </table:table-cell>
          <table:table-cell table:style-name="ce53"/>
          <table:table-cell office:value-type="float" office:value="3858" table:style-name="ce53">
            <text:p>3,858</text:p>
          </table:table-cell>
          <table:table-cell table:number-columns-repeated="3" table:style-name="ce53"/>
          <table:table-cell office:value-type="float" office:value="0.5" table:style-name="ce54">
            <text:p>0.5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170729" table:style-name="ce57">
            <text:p>170,729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50<text:s/><text:span text:style-name="T9">年</text:span></text:p>
          </table:table-cell>
          <table:covered-table-cell/>
          <table:table-cell office:value-type="float" office:value="2002493" table:style-name="ce53">
            <text:p>2,002,493</text:p>
          </table:table-cell>
          <table:table-cell office:value-type="float" office:value="11149139" table:style-name="ce53">
            <text:p>11,149,139</text:p>
          </table:table-cell>
          <table:table-cell office:value-type="float" office:value="5715463" table:style-name="ce53">
            <text:p>5,715,463</text:p>
          </table:table-cell>
          <table:table-cell office:value-type="float" office:value="5433676" table:style-name="ce53">
            <text:p>5,433,676</text:p>
          </table:table-cell>
          <table:table-cell office:value-type="float" office:value="420254" table:style-name="ce53">
            <text:p>420,254</text:p>
          </table:table-cell>
          <table:table-cell office:value-type="float" office:value="216728" table:style-name="ce53">
            <text:p>216,728</text:p>
          </table:table-cell>
          <table:table-cell office:value-type="float" office:value="203526" table:style-name="ce53">
            <text:p>203,526</text:p>
          </table:table-cell>
          <table:table-cell office:value-type="float" office:value="38.31" table:style-name="ce54">
            <text:p>38.31</text:p>
          </table:table-cell>
          <table:table-cell office:value-type="float" office:value="73823" table:style-name="ce53">
            <text:p>73,823</text:p>
          </table:table-cell>
          <table:table-cell office:value-type="float" office:value="40570" table:style-name="ce53">
            <text:p>40,570</text:p>
          </table:table-cell>
          <table:table-cell office:value-type="float" office:value="33253" table:style-name="ce53">
            <text:p>33,253</text:p>
          </table:table-cell>
          <table:table-cell office:value-type="float" office:value="6.73" table:style-name="ce54">
            <text:p>6.73</text:p>
          </table:table-cell>
          <table:table-cell office:value-type="float" office:value="346431" table:style-name="ce53">
            <text:p>346,431</text:p>
          </table:table-cell>
          <table:table-cell office:value-type="float" office:value="31.58" table:style-name="ce55">
            <text:p>31.58</text:p>
          </table:table-cell>
          <table:table-cell table:style-name="ce56"/>
          <table:table-cell office:value-type="float" office:value="83797" table:style-name="ce53">
            <text:p>83,797</text:p>
          </table:table-cell>
          <table:table-cell table:number-columns-repeated="3" table:style-name="ce53"/>
          <table:table-cell office:value-type="float" office:value="7.51" table:style-name="ce54">
            <text:p>7.51</text:p>
          </table:table-cell>
          <table:table-cell table:style-name="ce53"/>
          <table:table-cell office:value-type="float" office:value="4487" table:style-name="ce53">
            <text:p>4,487</text:p>
          </table:table-cell>
          <table:table-cell table:number-columns-repeated="3" table:style-name="ce53"/>
          <table:table-cell office:value-type="float" office:value="0.4" table:style-name="ce54">
            <text:p>0.40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18098" table:style-name="ce57">
            <text:p>218,09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60<text:s/><text:span text:style-name="T9">年</text:span></text:p>
          </table:table-cell>
          <table:covered-table-cell/>
          <table:table-cell office:value-type="float" office:value="2702792" table:style-name="ce53">
            <text:p>2,702,792</text:p>
          </table:table-cell>
          <table:table-cell office:value-type="float" office:value="14994823" table:style-name="ce53">
            <text:p>14,994,823</text:p>
          </table:table-cell>
          <table:table-cell office:value-type="float" office:value="7895140" table:style-name="ce53">
            <text:p>7,895,140</text:p>
          </table:table-cell>
          <table:table-cell office:value-type="float" office:value="7099683" table:style-name="ce53">
            <text:p>7,099,683</text:p>
          </table:table-cell>
          <table:table-cell office:value-type="float" office:value="380424" table:style-name="ce53">
            <text:p>380,424</text:p>
          </table:table-cell>
          <table:table-cell office:value-type="float" office:value="195938" table:style-name="ce53">
            <text:p>195,938</text:p>
          </table:table-cell>
          <table:table-cell office:value-type="float" office:value="184486" table:style-name="ce53">
            <text:p>184,486</text:p>
          </table:table-cell>
          <table:table-cell office:value-type="float" office:value="25.64" table:style-name="ce54">
            <text:p>25.64</text:p>
          </table:table-cell>
          <table:table-cell office:value-type="float" office:value="70954" table:style-name="ce53">
            <text:p>70,954</text:p>
          </table:table-cell>
          <table:table-cell office:value-type="float" office:value="41596" table:style-name="ce53">
            <text:p>41,596</text:p>
          </table:table-cell>
          <table:table-cell office:value-type="float" office:value="29358" table:style-name="ce53">
            <text:p>29,358</text:p>
          </table:table-cell>
          <table:table-cell office:value-type="float" office:value="4.78" table:style-name="ce54">
            <text:p>4.78</text:p>
          </table:table-cell>
          <table:table-cell office:value-type="float" office:value="309470" table:style-name="ce53">
            <text:p>309,470</text:p>
          </table:table-cell>
          <table:table-cell office:value-type="float" office:value="20.86" table:style-name="ce55">
            <text:p>20.86</text:p>
          </table:table-cell>
          <table:table-cell table:style-name="ce56"/>
          <table:table-cell office:value-type="float" office:value="106812" table:style-name="ce53">
            <text:p>106,812</text:p>
          </table:table-cell>
          <table:table-cell table:number-columns-repeated="3" table:style-name="ce53"/>
          <table:table-cell office:value-type="float" office:value="7.2" table:style-name="ce54">
            <text:p>7.20</text:p>
          </table:table-cell>
          <table:table-cell table:style-name="ce53"/>
          <table:table-cell office:value-type="float" office:value="5310" table:style-name="ce53">
            <text:p>5,310</text:p>
          </table:table-cell>
          <table:table-cell table:number-columns-repeated="3" table:style-name="ce53"/>
          <table:table-cell office:value-type="float" office:value="0.36" table:style-name="ce54">
            <text:p>0.36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270905" table:style-name="ce53">
            <text:p>270,90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52">
            <text:p>70<text:s/><text:span text:style-name="T9">年</text:span></text:p>
          </table:table-cell>
          <table:covered-table-cell/>
          <table:table-cell office:value-type="float" office:value="3906015" table:style-name="ce53">
            <text:p>3,906,015</text:p>
          </table:table-cell>
          <table:table-cell office:value-type="float" office:value="18193955" table:style-name="ce53">
            <text:p>18,193,955</text:p>
          </table:table-cell>
          <table:table-cell office:value-type="float" office:value="9479508" table:style-name="ce53">
            <text:p>9,479,508</text:p>
          </table:table-cell>
          <table:table-cell office:value-type="float" office:value="8714447" table:style-name="ce53">
            <text:p>8,714,447</text:p>
          </table:table-cell>
          <table:table-cell office:value-type="float" office:value="412779" table:style-name="ce53">
            <text:p>412,779</text:p>
          </table:table-cell>
          <table:table-cell office:value-type="float" office:value="213273" table:style-name="ce53">
            <text:p>213,273</text:p>
          </table:table-cell>
          <table:table-cell office:value-type="float" office:value="199506" table:style-name="ce53">
            <text:p>199,506</text:p>
          </table:table-cell>
          <table:table-cell office:value-type="float" office:value="22.97" table:style-name="ce54">
            <text:p>22.97</text:p>
          </table:table-cell>
          <table:table-cell office:value-type="float" office:value="86848" table:style-name="ce53">
            <text:p>86,848</text:p>
          </table:table-cell>
          <table:table-cell office:value-type="float" office:value="52627" table:style-name="ce53">
            <text:p>52,627</text:p>
          </table:table-cell>
          <table:table-cell office:value-type="float" office:value="34221" table:style-name="ce53">
            <text:p>34,221</text:p>
          </table:table-cell>
          <table:table-cell office:value-type="float" office:value="4.83" table:style-name="ce54">
            <text:p>4.83</text:p>
          </table:table-cell>
          <table:table-cell office:value-type="float" office:value="325931" table:style-name="ce53">
            <text:p>325,931</text:p>
          </table:table-cell>
          <table:table-cell office:value-type="float" office:value="18.14" table:style-name="ce55">
            <text:p>18.14</text:p>
          </table:table-cell>
          <table:table-cell table:style-name="ce56"/>
          <table:table-cell office:value-type="float" office:value="167496" table:style-name="ce53">
            <text:p>167,496</text:p>
          </table:table-cell>
          <table:table-cell table:number-columns-repeated="3" table:style-name="ce53"/>
          <table:table-cell office:value-type="float" office:value="9.2899999999999991" table:style-name="ce54">
            <text:p>9.29</text:p>
          </table:table-cell>
          <table:table-cell table:style-name="ce53"/>
          <table:table-cell office:value-type="float" office:value="14875" table:style-name="ce53">
            <text:p>14,875</text:p>
          </table:table-cell>
          <table:table-cell table:number-columns-repeated="3" table:style-name="ce53"/>
          <table:table-cell office:value-type="float" office:value="0.83" table:style-name="ce54">
            <text:p>0.83</text:p>
          </table:table-cell>
          <table:table-cell office:value-type="string" table:style-name="ce57">
            <text:p>…</text:p>
          </table:table-cell>
          <table:table-cell office:value-type="string" table:style-name="ce57">
            <text:p>…</text:p>
          </table:table-cell>
          <table:table-cell office:value-type="float" office:value="310116" table:style-name="ce53">
            <text:p>310,116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80<text:s/><text:span text:style-name="T9">年</text:span></text:p>
          </table:table-cell>
          <table:covered-table-cell/>
          <table:table-cell office:value-type="float" office:value="5227185" table:style-name="ce53">
            <text:p>5,227,185</text:p>
          </table:table-cell>
          <table:table-cell office:value-type="float" office:value="20605831" table:style-name="ce53">
            <text:p>20,605,831</text:p>
          </table:table-cell>
          <table:table-cell office:value-type="float" office:value="10640276" table:style-name="ce53">
            <text:p>10,640,276</text:p>
          </table:table-cell>
          <table:table-cell office:value-type="float" office:value="9965555" table:style-name="ce53">
            <text:p>9,965,555</text:p>
          </table:table-cell>
          <table:table-cell office:value-type="float" office:value="321932" table:style-name="ce53">
            <text:p>321,932</text:p>
          </table:table-cell>
          <table:table-cell office:value-type="float" office:value="168865" table:style-name="ce53">
            <text:p>168,865</text:p>
          </table:table-cell>
          <table:table-cell office:value-type="float" office:value="153067" table:style-name="ce53">
            <text:p>153,067</text:p>
          </table:table-cell>
          <table:table-cell office:value-type="float" office:value="15.7" table:style-name="ce54">
            <text:p>15.70</text:p>
          </table:table-cell>
          <table:table-cell office:value-type="float" office:value="106284" table:style-name="ce53">
            <text:p>106,284</text:p>
          </table:table-cell>
          <table:table-cell office:value-type="float" office:value="65386" table:style-name="ce53">
            <text:p>65,386</text:p>
          </table:table-cell>
          <table:table-cell office:value-type="float" office:value="40898" table:style-name="ce53">
            <text:p>40,898</text:p>
          </table:table-cell>
          <table:table-cell office:value-type="float" office:value="5.18" table:style-name="ce54">
            <text:p>5.18</text:p>
          </table:table-cell>
          <table:table-cell office:value-type="float" office:value="215648" table:style-name="ce53">
            <text:p>215,648</text:p>
          </table:table-cell>
          <table:table-cell office:value-type="float" office:value="10.52" table:style-name="ce55">
            <text:p>10.52</text:p>
          </table:table-cell>
          <table:table-cell table:style-name="ce56"/>
          <table:table-cell office:value-type="float" office:value="162972" table:style-name="ce53">
            <text:p>162,972</text:p>
          </table:table-cell>
          <table:table-cell table:number-columns-repeated="3" table:style-name="ce53"/>
          <table:table-cell office:value-type="float" office:value="7.95" table:style-name="ce54">
            <text:p>7.95</text:p>
          </table:table-cell>
          <table:table-cell table:style-name="ce53"/>
          <table:table-cell office:value-type="float" office:value="28298" table:style-name="ce53">
            <text:p>28,298</text:p>
          </table:table-cell>
          <table:table-cell table:number-columns-repeated="3" table:style-name="ce53"/>
          <table:table-cell office:value-type="float" office:value="1.38" table:style-name="ce54">
            <text:p>1.38</text:p>
          </table:table-cell>
          <table:table-cell office:value-type="float" office:value="1477764" table:style-name="ce53">
            <text:p>1,477,764</text:p>
          </table:table-cell>
          <table:table-cell office:value-type="float" office:value="1489892" table:style-name="ce53">
            <text:p>1,489,892</text:p>
          </table:table-cell>
          <table:table-cell office:value-type="float" office:value="345523" table:style-name="ce53">
            <text:p>345,523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90<text:s/><text:span text:style-name="T9">年</text:span></text:p>
          </table:table-cell>
          <table:covered-table-cell/>
          <table:table-cell office:value-type="float" office:value="6802281" table:style-name="ce53">
            <text:p>6,802,281</text:p>
          </table:table-cell>
          <table:table-cell office:value-type="float" office:value="22405568" table:style-name="ce53">
            <text:p>22,405,568</text:p>
          </table:table-cell>
          <table:table-cell office:value-type="float" office:value="11441651" table:style-name="ce53">
            <text:p>11,441,651</text:p>
          </table:table-cell>
          <table:table-cell office:value-type="float" office:value="10963917" table:style-name="ce53">
            <text:p>10,963,917</text:p>
          </table:table-cell>
          <table:table-cell office:value-type="float" office:value="260354" table:style-name="ce53">
            <text:p>260,354</text:p>
          </table:table-cell>
          <table:table-cell office:value-type="float" office:value="135596" table:style-name="ce53">
            <text:p>135,596</text:p>
          </table:table-cell>
          <table:table-cell office:value-type="float" office:value="124758" table:style-name="ce53">
            <text:p>124,758</text:p>
          </table:table-cell>
          <table:table-cell office:value-type="float" office:value="11.65" table:style-name="ce54">
            <text:p>11.65</text:p>
          </table:table-cell>
          <table:table-cell office:value-type="float" office:value="127647" table:style-name="ce53">
            <text:p>127,647</text:p>
          </table:table-cell>
          <table:table-cell office:value-type="float" office:value="79319" table:style-name="ce53">
            <text:p>79,319</text:p>
          </table:table-cell>
          <table:table-cell office:value-type="float" office:value="48328" table:style-name="ce53">
            <text:p>48,328</text:p>
          </table:table-cell>
          <table:table-cell office:value-type="float" office:value="5.71" table:style-name="ce54">
            <text:p>5.71</text:p>
          </table:table-cell>
          <table:table-cell office:value-type="float" office:value="132707" table:style-name="ce53">
            <text:p>132,707</text:p>
          </table:table-cell>
          <table:table-cell office:value-type="float" office:value="5.94" table:style-name="ce55">
            <text:p>5.94</text:p>
          </table:table-cell>
          <table:table-cell table:style-name="ce56"/>
          <table:table-cell office:value-type="float" office:value="170515" table:style-name="ce53">
            <text:p>170,515</text:p>
          </table:table-cell>
          <table:table-cell table:number-columns-repeated="3" table:style-name="ce53"/>
          <table:table-cell office:value-type="float" office:value="7.63" table:style-name="ce54">
            <text:p>7.63</text:p>
          </table:table-cell>
          <table:table-cell table:style-name="ce53"/>
          <table:table-cell office:value-type="float" office:value="56538" table:style-name="ce53">
            <text:p>56,538</text:p>
          </table:table-cell>
          <table:table-cell table:number-columns-repeated="3" table:style-name="ce53"/>
          <table:table-cell office:value-type="float" office:value="2.5299999999999998" table:style-name="ce54">
            <text:p>2.53</text:p>
          </table:table-cell>
          <table:table-cell office:value-type="float" office:value="1373363" table:style-name="ce53">
            <text:p>1,373,363</text:p>
          </table:table-cell>
          <table:table-cell office:value-type="float" office:value="1377174" table:style-name="ce53">
            <text:p>1,377,174</text:p>
          </table:table-cell>
          <table:table-cell office:value-type="float" office:value="420892" table:style-name="ce53">
            <text:p>420,892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95<text:s/><text:span text:style-name="T9">年</text:span></text:p>
          </table:table-cell>
          <table:covered-table-cell/>
          <table:table-cell office:value-type="float" office:value="7394758" table:style-name="ce53">
            <text:p>7,394,758</text:p>
          </table:table-cell>
          <table:table-cell office:value-type="float" office:value="22876527" table:style-name="ce53">
            <text:p>22,876,527</text:p>
          </table:table-cell>
          <table:table-cell office:value-type="float" office:value="11591707" table:style-name="ce53">
            <text:p>11,591,707</text:p>
          </table:table-cell>
          <table:table-cell office:value-type="float" office:value="11284820" table:style-name="ce53">
            <text:p>11,284,820</text:p>
          </table:table-cell>
          <table:table-cell office:value-type="float" office:value="204459" table:style-name="ce53">
            <text:p>204,459</text:p>
          </table:table-cell>
          <table:table-cell office:value-type="float" office:value="106936" table:style-name="ce53">
            <text:p>106,936</text:p>
          </table:table-cell>
          <table:table-cell office:value-type="float" office:value="97523" table:style-name="ce53">
            <text:p>97,523</text:p>
          </table:table-cell>
          <table:table-cell office:value-type="float" office:value="8.9600000000000009" table:style-name="ce54">
            <text:p>8.96</text:p>
          </table:table-cell>
          <table:table-cell office:value-type="float" office:value="135839" table:style-name="ce53">
            <text:p>135,839</text:p>
          </table:table-cell>
          <table:table-cell office:value-type="float" office:value="84800" table:style-name="ce53">
            <text:p>84,800</text:p>
          </table:table-cell>
          <table:table-cell office:value-type="float" office:value="51039" table:style-name="ce53">
            <text:p>51,039</text:p>
          </table:table-cell>
          <table:table-cell office:value-type="float" office:value="5.95" table:style-name="ce54">
            <text:p>5.95</text:p>
          </table:table-cell>
          <table:table-cell office:value-type="float" office:value="68620" table:style-name="ce53">
            <text:p>68,620</text:p>
          </table:table-cell>
          <table:table-cell office:value-type="float" office:value="3.01" table:style-name="ce55">
            <text:p>3.01</text:p>
          </table:table-cell>
          <table:table-cell table:style-name="ce56"/>
          <table:table-cell office:value-type="float" office:value="142669" table:style-name="ce53">
            <text:p>142,669</text:p>
          </table:table-cell>
          <table:table-cell table:number-columns-repeated="3" table:style-name="ce53"/>
          <table:table-cell office:value-type="float" office:value="6.25" table:style-name="ce54">
            <text:p>6.25</text:p>
          </table:table-cell>
          <table:table-cell table:style-name="ce53"/>
          <table:table-cell office:value-type="float" office:value="64540" table:style-name="ce53">
            <text:p>64,540</text:p>
          </table:table-cell>
          <table:table-cell table:number-columns-repeated="3" table:style-name="ce53"/>
          <table:table-cell office:value-type="float" office:value="2.83" table:style-name="ce54">
            <text:p>2.83</text:p>
          </table:table-cell>
          <table:table-cell office:value-type="float" office:value="1414340" table:style-name="ce53">
            <text:p>1,414,340</text:p>
          </table:table-cell>
          <table:table-cell office:value-type="float" office:value="1376816" table:style-name="ce53">
            <text:p>1,376,816</text:p>
          </table:table-cell>
          <table:table-cell office:value-type="float" office:value="474919" table:style-name="ce53">
            <text:p>474,91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6<text:s/><text:span text:style-name="T9">年</text:span></text:p>
          </table:table-cell>
          <table:covered-table-cell/>
          <table:table-cell office:value-type="float" office:value="7512449" table:style-name="ce53">
            <text:p>7,512,449</text:p>
          </table:table-cell>
          <table:table-cell office:value-type="float" office:value="22958360" table:style-name="ce53">
            <text:p>22,958,360</text:p>
          </table:table-cell>
          <table:table-cell office:value-type="float" office:value="11608767" table:style-name="ce53">
            <text:p>11,608,767</text:p>
          </table:table-cell>
          <table:table-cell office:value-type="float" office:value="11349593" table:style-name="ce53">
            <text:p>11,349,593</text:p>
          </table:table-cell>
          <table:table-cell office:value-type="float" office:value="204414" table:style-name="ce53">
            <text:p>204,414</text:p>
          </table:table-cell>
          <table:table-cell office:value-type="float" office:value="106898" table:style-name="ce53">
            <text:p>106,898</text:p>
          </table:table-cell>
          <table:table-cell office:value-type="float" office:value="97516" table:style-name="ce53">
            <text:p>97,516</text:p>
          </table:table-cell>
          <table:table-cell office:value-type="float" office:value="8.92" table:style-name="ce54">
            <text:p>8.92</text:p>
          </table:table-cell>
          <table:table-cell office:value-type="float" office:value="141111" table:style-name="ce53">
            <text:p>141,111</text:p>
          </table:table-cell>
          <table:table-cell office:value-type="float" office:value="87029" table:style-name="ce53">
            <text:p>87,029</text:p>
          </table:table-cell>
          <table:table-cell office:value-type="float" office:value="54082" table:style-name="ce53">
            <text:p>54,082</text:p>
          </table:table-cell>
          <table:table-cell office:value-type="float" office:value="6.16" table:style-name="ce54">
            <text:p>6.16</text:p>
          </table:table-cell>
          <table:table-cell office:value-type="float" office:value="63303" table:style-name="ce53">
            <text:p>63,303</text:p>
          </table:table-cell>
          <table:table-cell office:value-type="float" office:value="2.76" table:style-name="ce55">
            <text:p>2.76</text:p>
          </table:table-cell>
          <table:table-cell table:style-name="ce56"/>
          <table:table-cell office:value-type="float" office:value="135041" table:style-name="ce53">
            <text:p>135,041</text:p>
          </table:table-cell>
          <table:table-cell table:number-columns-repeated="3" table:style-name="ce53"/>
          <table:table-cell office:value-type="float" office:value="5.89" table:style-name="ce54">
            <text:p>5.89</text:p>
          </table:table-cell>
          <table:table-cell table:style-name="ce53"/>
          <table:table-cell office:value-type="float" office:value="58518" table:style-name="ce53">
            <text:p>58,518</text:p>
          </table:table-cell>
          <table:table-cell table:number-columns-repeated="3" table:style-name="ce53"/>
          <table:table-cell office:value-type="float" office:value="2.5499999999999998" table:style-name="ce54">
            <text:p>2.55</text:p>
          </table:table-cell>
          <table:table-cell office:value-type="float" office:value="1173040" table:style-name="ce53">
            <text:p>1,173,040</text:p>
          </table:table-cell>
          <table:table-cell office:value-type="float" office:value="1154510" table:style-name="ce53">
            <text:p>1,154,510</text:p>
          </table:table-cell>
          <table:table-cell office:value-type="float" office:value="484174" table:style-name="ce53">
            <text:p>484,17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7<text:s/><text:span text:style-name="T9">年</text:span></text:p>
          </table:table-cell>
          <table:covered-table-cell/>
          <table:table-cell office:value-type="float" office:value="7655772" table:style-name="ce53">
            <text:p>7,655,772</text:p>
          </table:table-cell>
          <table:table-cell office:value-type="float" office:value="23037031" table:style-name="ce53">
            <text:p>23,037,031</text:p>
          </table:table-cell>
          <table:table-cell office:value-type="float" office:value="11626351" table:style-name="ce53">
            <text:p>11,626,351</text:p>
          </table:table-cell>
          <table:table-cell office:value-type="float" office:value="11410680" table:style-name="ce53">
            <text:p>11,410,680</text:p>
          </table:table-cell>
          <table:table-cell office:value-type="float" office:value="198733" table:style-name="ce53">
            <text:p>198,733</text:p>
          </table:table-cell>
          <table:table-cell office:value-type="float" office:value="103937" table:style-name="ce53">
            <text:p>103,937</text:p>
          </table:table-cell>
          <table:table-cell office:value-type="float" office:value="94796" table:style-name="ce53">
            <text:p>94,796</text:p>
          </table:table-cell>
          <table:table-cell office:value-type="float" office:value="8.64" table:style-name="ce54">
            <text:p>8.64</text:p>
          </table:table-cell>
          <table:table-cell office:value-type="float" office:value="143624" table:style-name="ce53">
            <text:p>143,624</text:p>
          </table:table-cell>
          <table:table-cell office:value-type="float" office:value="88541" table:style-name="ce53">
            <text:p>88,541</text:p>
          </table:table-cell>
          <table:table-cell office:value-type="float" office:value="55083" table:style-name="ce53">
            <text:p>55,083</text:p>
          </table:table-cell>
          <table:table-cell office:value-type="float" office:value="6.25" table:style-name="ce54">
            <text:p>6.25</text:p>
          </table:table-cell>
          <table:table-cell office:value-type="float" office:value="55109" table:style-name="ce53">
            <text:p>55,109</text:p>
          </table:table-cell>
          <table:table-cell office:value-type="float" office:value="2.4" table:style-name="ce55">
            <text:p>2.40</text:p>
          </table:table-cell>
          <table:table-cell table:style-name="ce56"/>
          <table:table-cell office:value-type="float" office:value="154866" table:style-name="ce53">
            <text:p>154,866</text:p>
          </table:table-cell>
          <table:table-cell table:number-columns-repeated="3" table:style-name="ce53"/>
          <table:table-cell office:value-type="float" office:value="6.73" table:style-name="ce54">
            <text:p>6.73</text:p>
          </table:table-cell>
          <table:table-cell table:style-name="ce53"/>
          <table:table-cell office:value-type="float" office:value="55995" table:style-name="ce53">
            <text:p>55,995</text:p>
          </table:table-cell>
          <table:table-cell table:number-columns-repeated="3" table:style-name="ce53"/>
          <table:table-cell office:value-type="float" office:value="2.4300000000000002" table:style-name="ce54">
            <text:p>2.43</text:p>
          </table:table-cell>
          <table:table-cell office:value-type="float" office:value="1196407" table:style-name="ce53">
            <text:p>1,196,407</text:p>
          </table:table-cell>
          <table:table-cell office:value-type="float" office:value="1172845" table:style-name="ce53">
            <text:p>1,172,845</text:p>
          </table:table-cell>
          <table:table-cell office:value-type="float" office:value="494107" table:style-name="ce53">
            <text:p>494,10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8<text:s/><text:span text:style-name="T9">年</text:span></text:p>
          </table:table-cell>
          <table:covered-table-cell/>
          <table:table-cell office:value-type="float" office:value="7805834" table:style-name="ce53">
            <text:p>7,805,834</text:p>
          </table:table-cell>
          <table:table-cell office:value-type="float" office:value="23119772" table:style-name="ce53">
            <text:p>23,119,772</text:p>
          </table:table-cell>
          <table:table-cell office:value-type="float" office:value="11636734" table:style-name="ce53">
            <text:p>11,636,734</text:p>
          </table:table-cell>
          <table:table-cell office:value-type="float" office:value="11483038" table:style-name="ce53">
            <text:p>11,483,038</text:p>
          </table:table-cell>
          <table:table-cell office:value-type="float" office:value="191310" table:style-name="ce53">
            <text:p>191,310</text:p>
          </table:table-cell>
          <table:table-cell office:value-type="float" office:value="99492" table:style-name="ce53">
            <text:p>99,492</text:p>
          </table:table-cell>
          <table:table-cell office:value-type="float" office:value="91818" table:style-name="ce53">
            <text:p>91,818</text:p>
          </table:table-cell>
          <table:table-cell office:value-type="float" office:value="8.2899999999999991" table:style-name="ce54">
            <text:p>8.29</text:p>
          </table:table-cell>
          <table:table-cell office:value-type="float" office:value="143582" table:style-name="ce53">
            <text:p>143,582</text:p>
          </table:table-cell>
          <table:table-cell office:value-type="float" office:value="88088" table:style-name="ce53">
            <text:p>88,088</text:p>
          </table:table-cell>
          <table:table-cell office:value-type="float" office:value="55494" table:style-name="ce53">
            <text:p>55,494</text:p>
          </table:table-cell>
          <table:table-cell office:value-type="float" office:value="6.22" table:style-name="ce54">
            <text:p>6.22</text:p>
          </table:table-cell>
          <table:table-cell office:value-type="float" office:value="47728" table:style-name="ce53">
            <text:p>47,728</text:p>
          </table:table-cell>
          <table:table-cell office:value-type="float" office:value="2.0699999999999998" table:style-name="ce55">
            <text:p>2.07</text:p>
          </table:table-cell>
          <table:table-cell table:style-name="ce56"/>
          <table:table-cell office:value-type="float" office:value="117099" table:style-name="ce53">
            <text:p>117,099</text:p>
          </table:table-cell>
          <table:table-cell table:number-columns-repeated="3" table:style-name="ce53"/>
          <table:table-cell office:value-type="float" office:value="5.07" table:style-name="ce54">
            <text:p>5.07</text:p>
          </table:table-cell>
          <table:table-cell table:style-name="ce53"/>
          <table:table-cell office:value-type="float" office:value="57223" table:style-name="ce53">
            <text:p>57,223</text:p>
          </table:table-cell>
          <table:table-cell table:number-columns-repeated="3" table:style-name="ce53"/>
          <table:table-cell office:value-type="float" office:value="2.48" table:style-name="ce54">
            <text:p>2.48</text:p>
          </table:table-cell>
          <table:table-cell office:value-type="float" office:value="1198561" table:style-name="ce53">
            <text:p>1,198,561</text:p>
          </table:table-cell>
          <table:table-cell office:value-type="float" office:value="1163548" table:style-name="ce53">
            <text:p>1,163,548</text:p>
          </table:table-cell>
          <table:table-cell office:value-type="float" office:value="504531" table:style-name="ce53">
            <text:p>504,531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52">
            <text:p>99<text:s/><text:span text:style-name="T9">年</text:span></text:p>
          </table:table-cell>
          <table:covered-table-cell/>
          <table:table-cell office:value-type="float" office:value="7937024" table:style-name="ce53">
            <text:p>7,937,024</text:p>
          </table:table-cell>
          <table:table-cell office:value-type="float" office:value="23162123" table:style-name="ce53">
            <text:p>23,162,123</text:p>
          </table:table-cell>
          <table:table-cell office:value-type="float" office:value="11635225" table:style-name="ce53">
            <text:p>11,635,225</text:p>
          </table:table-cell>
          <table:table-cell office:value-type="float" office:value="11526898" table:style-name="ce53">
            <text:p>11,526,898</text:p>
          </table:table-cell>
          <table:table-cell office:value-type="float" office:value="166886" table:style-name="ce53">
            <text:p>166,886</text:p>
          </table:table-cell>
          <table:table-cell office:value-type="float" office:value="87213" table:style-name="ce53">
            <text:p>87,213</text:p>
          </table:table-cell>
          <table:table-cell office:value-type="float" office:value="79673" table:style-name="ce53">
            <text:p>79,673</text:p>
          </table:table-cell>
          <table:table-cell office:value-type="float" office:value="7.21" table:style-name="ce54">
            <text:p>7.21</text:p>
          </table:table-cell>
          <table:table-cell office:value-type="float" office:value="145772" table:style-name="ce53">
            <text:p>145,772</text:p>
          </table:table-cell>
          <table:table-cell office:value-type="float" office:value="89152" table:style-name="ce53">
            <text:p>89,152</text:p>
          </table:table-cell>
          <table:table-cell office:value-type="float" office:value="56620" table:style-name="ce53">
            <text:p>56,620</text:p>
          </table:table-cell>
          <table:table-cell office:value-type="float" office:value="6.3" table:style-name="ce54">
            <text:p>6.30</text:p>
          </table:table-cell>
          <table:table-cell office:value-type="float" office:value="21114" table:style-name="ce53">
            <text:p>21,114</text:p>
          </table:table-cell>
          <table:table-cell office:value-type="float" office:value="0.91" table:style-name="ce55">
            <text:p>0.91</text:p>
          </table:table-cell>
          <table:table-cell table:style-name="ce56"/>
          <table:table-cell office:value-type="float" office:value="138819" table:style-name="ce53">
            <text:p>138,819</text:p>
          </table:table-cell>
          <table:table-cell table:number-columns-repeated="3" table:style-name="ce53"/>
          <table:table-cell office:value-type="float" office:value="6" table:style-name="ce54">
            <text:p>6.00</text:p>
          </table:table-cell>
          <table:table-cell table:style-name="ce53"/>
          <table:table-cell office:value-type="float" office:value="58115" table:style-name="ce53">
            <text:p>58,115</text:p>
          </table:table-cell>
          <table:table-cell table:number-columns-repeated="3" table:style-name="ce53"/>
          <table:table-cell office:value-type="float" office:value="2.5099999999999998" table:style-name="ce54">
            <text:p>2.51</text:p>
          </table:table-cell>
          <table:table-cell office:value-type="float" office:value="1213899" table:style-name="ce53">
            <text:p>1,213,899</text:p>
          </table:table-cell>
          <table:table-cell office:value-type="float" office:value="1192662" table:style-name="ce53">
            <text:p>1,192,662</text:p>
          </table:table-cell>
          <table:table-cell office:value-type="float" office:value="512701" table:style-name="ce53">
            <text:p>512,701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0<text:span text:style-name="T9">年</text:span></text:p>
          </table:table-cell>
          <table:covered-table-cell/>
          <table:table-cell office:value-type="float" office:value="8057761" table:style-name="ce53">
            <text:p>8,057,761</text:p>
          </table:table-cell>
          <table:table-cell office:value-type="float" office:value="23224912" table:style-name="ce53">
            <text:p>23,224,912</text:p>
          </table:table-cell>
          <table:table-cell office:value-type="float" office:value="11645674" table:style-name="ce53">
            <text:p>11,645,674</text:p>
          </table:table-cell>
          <table:table-cell office:value-type="float" office:value="11579238" table:style-name="ce53">
            <text:p>11,579,238</text:p>
          </table:table-cell>
          <table:table-cell office:value-type="float" office:value="196627" table:style-name="ce53">
            <text:p>196,627</text:p>
          </table:table-cell>
          <table:table-cell office:value-type="float" office:value="101943" table:style-name="ce53">
            <text:p>101,943</text:p>
          </table:table-cell>
          <table:table-cell office:value-type="float" office:value="94684" table:style-name="ce53">
            <text:p>94,684</text:p>
          </table:table-cell>
          <table:table-cell office:value-type="float" office:value="8.48" table:style-name="ce54">
            <text:p>8.48</text:p>
          </table:table-cell>
          <table:table-cell office:value-type="float" office:value="152915" table:style-name="ce53">
            <text:p>152,915</text:p>
          </table:table-cell>
          <table:table-cell office:value-type="float" office:value="93810" table:style-name="ce53">
            <text:p>93,810</text:p>
          </table:table-cell>
          <table:table-cell office:value-type="float" office:value="59105" table:style-name="ce53">
            <text:p>59,105</text:p>
          </table:table-cell>
          <table:table-cell office:value-type="float" office:value="6.59" table:style-name="ce54">
            <text:p>6.59</text:p>
          </table:table-cell>
          <table:table-cell office:value-type="float" office:value="43712" table:style-name="ce53">
            <text:p>43,712</text:p>
          </table:table-cell>
          <table:table-cell office:value-type="float" office:value="1.88" table:style-name="ce55">
            <text:p>1.88</text:p>
          </table:table-cell>
          <table:table-cell table:style-name="ce56"/>
          <table:table-cell office:value-type="float" office:value="165327" table:style-name="ce53">
            <text:p>165,327</text:p>
          </table:table-cell>
          <table:table-cell table:number-columns-repeated="3" table:style-name="ce53"/>
          <table:table-cell office:value-type="float" office:value="7.13" table:style-name="ce54">
            <text:p>7.13</text:p>
          </table:table-cell>
          <table:table-cell table:style-name="ce53"/>
          <table:table-cell office:value-type="float" office:value="57008" table:style-name="ce53">
            <text:p>57,008</text:p>
          </table:table-cell>
          <table:table-cell table:number-columns-repeated="3" table:style-name="ce53"/>
          <table:table-cell office:value-type="float" office:value="2.46" table:style-name="ce54">
            <text:p>2.46</text:p>
          </table:table-cell>
          <table:table-cell office:value-type="float" office:value="1128449" table:style-name="ce53">
            <text:p>1,128,449</text:p>
          </table:table-cell>
          <table:table-cell office:value-type="float" office:value="1109372" table:style-name="ce53">
            <text:p>1,109,372</text:p>
          </table:table-cell>
          <table:table-cell office:value-type="float" office:value="519984" table:style-name="ce53">
            <text:p>519,98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1<text:span text:style-name="T9">年</text:span></text:p>
          </table:table-cell>
          <table:covered-table-cell/>
          <table:table-cell office:value-type="float" office:value="8186432" table:style-name="ce53">
            <text:p>8,186,432</text:p>
          </table:table-cell>
          <table:table-cell office:value-type="float" office:value="23315822" table:style-name="ce53">
            <text:p>23,315,822</text:p>
          </table:table-cell>
          <table:table-cell office:value-type="float" office:value="11673319" table:style-name="ce53">
            <text:p>11,673,319</text:p>
          </table:table-cell>
          <table:table-cell office:value-type="float" office:value="11642503" table:style-name="ce53">
            <text:p>11,642,503</text:p>
          </table:table-cell>
          <table:table-cell office:value-type="float" office:value="229481" table:style-name="ce53">
            <text:p>229,481</text:p>
          </table:table-cell>
          <table:table-cell office:value-type="float" office:value="118848" table:style-name="ce53">
            <text:p>118,848</text:p>
          </table:table-cell>
          <table:table-cell office:value-type="float" office:value="110633" table:style-name="ce53">
            <text:p>110,633</text:p>
          </table:table-cell>
          <table:table-cell office:value-type="float" office:value="9.86" table:style-name="ce54">
            <text:p>9.86</text:p>
          </table:table-cell>
          <table:table-cell office:value-type="float" office:value="154251" table:style-name="ce53">
            <text:p>154,251</text:p>
          </table:table-cell>
          <table:table-cell office:value-type="float" office:value="93618" table:style-name="ce53">
            <text:p>93,618</text:p>
          </table:table-cell>
          <table:table-cell office:value-type="float" office:value="60633" table:style-name="ce53">
            <text:p>60,633</text:p>
          </table:table-cell>
          <table:table-cell office:value-type="float" office:value="6.63" table:style-name="ce54">
            <text:p>6.63</text:p>
          </table:table-cell>
          <table:table-cell office:value-type="float" office:value="75230" table:style-name="ce53">
            <text:p>75,230</text:p>
          </table:table-cell>
          <table:table-cell office:value-type="float" office:value="3.23" table:style-name="ce55">
            <text:p>3.23</text:p>
          </table:table-cell>
          <table:table-cell table:style-name="ce56"/>
          <table:table-cell office:value-type="float" office:value="143384" table:style-name="ce53">
            <text:p>143,384</text:p>
          </table:table-cell>
          <table:table-cell table:number-columns-repeated="3" table:style-name="ce53"/>
          <table:table-cell office:value-type="float" office:value="6.16" table:style-name="ce54">
            <text:p>6.16</text:p>
          </table:table-cell>
          <table:table-cell table:style-name="ce53"/>
          <table:table-cell office:value-type="float" office:value="55980" table:style-name="ce53">
            <text:p>55,980</text:p>
          </table:table-cell>
          <table:table-cell table:number-columns-repeated="3" table:style-name="ce53"/>
          <table:table-cell office:value-type="float" office:value="2.41" table:style-name="ce54">
            <text:p>2.41</text:p>
          </table:table-cell>
          <table:table-cell office:value-type="float" office:value="1118006" table:style-name="ce53">
            <text:p>1,118,006</text:p>
          </table:table-cell>
          <table:table-cell office:value-type="float" office:value="1102326" table:style-name="ce53">
            <text:p>1,102,326</text:p>
          </table:table-cell>
          <table:table-cell office:value-type="float" office:value="527250" table:style-name="ce53">
            <text:p>527,250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2<text:span text:style-name="T9">年</text:span></text:p>
          </table:table-cell>
          <table:covered-table-cell/>
          <table:table-cell office:value-type="float" office:value="8286260" table:style-name="ce53">
            <text:p>8,286,260</text:p>
          </table:table-cell>
          <table:table-cell office:value-type="float" office:value="23373517" table:style-name="ce53">
            <text:p>23,373,517</text:p>
          </table:table-cell>
          <table:table-cell office:value-type="float" office:value="11684674" table:style-name="ce53">
            <text:p>11,684,674</text:p>
          </table:table-cell>
          <table:table-cell office:value-type="float" office:value="11688843" table:style-name="ce53">
            <text:p>11,688,843</text:p>
          </table:table-cell>
          <table:table-cell office:value-type="float" office:value="199113" table:style-name="ce53">
            <text:p>199,113</text:p>
          </table:table-cell>
          <table:table-cell office:value-type="float" office:value="103120" table:style-name="ce53">
            <text:p>103,120</text:p>
          </table:table-cell>
          <table:table-cell office:value-type="float" office:value="95993" table:style-name="ce53">
            <text:p>95,993</text:p>
          </table:table-cell>
          <table:table-cell office:value-type="float" office:value="8.5299999999999994" table:style-name="ce54">
            <text:p>8.53</text:p>
          </table:table-cell>
          <table:table-cell office:value-type="float" office:value="155908" table:style-name="ce53">
            <text:p>155,908</text:p>
          </table:table-cell>
          <table:table-cell office:value-type="float" office:value="94505" table:style-name="ce53">
            <text:p>94,505</text:p>
          </table:table-cell>
          <table:table-cell office:value-type="float" office:value="61403" table:style-name="ce53">
            <text:p>61,403</text:p>
          </table:table-cell>
          <table:table-cell office:value-type="float" office:value="6.68" table:style-name="ce54">
            <text:p>6.68</text:p>
          </table:table-cell>
          <table:table-cell office:value-type="float" office:value="43205" table:style-name="ce53">
            <text:p>43,205</text:p>
          </table:table-cell>
          <table:table-cell office:value-type="float" office:value="1.85" table:style-name="ce55">
            <text:p>1.85</text:p>
          </table:table-cell>
          <table:table-cell table:style-name="ce56"/>
          <table:table-cell office:value-type="float" office:value="147636" table:style-name="ce53">
            <text:p>147,636</text:p>
          </table:table-cell>
          <table:table-cell table:number-columns-repeated="3" table:style-name="ce53"/>
          <table:table-cell office:value-type="float" office:value="6.32" table:style-name="ce54">
            <text:p>6.32</text:p>
          </table:table-cell>
          <table:table-cell table:style-name="ce53"/>
          <table:table-cell office:value-type="float" office:value="53604" table:style-name="ce53">
            <text:p>53,604</text:p>
          </table:table-cell>
          <table:table-cell table:number-columns-repeated="3" table:style-name="ce53"/>
          <table:table-cell office:value-type="float" office:value="2.2999999999999998" table:style-name="ce54">
            <text:p>2.30</text:p>
          </table:table-cell>
          <table:table-cell office:value-type="float" office:value="1079702" table:style-name="ce53">
            <text:p>1,079,702</text:p>
          </table:table-cell>
          <table:table-cell office:value-type="float" office:value="1065212" table:style-name="ce53">
            <text:p>1,065,212</text:p>
          </table:table-cell>
          <table:table-cell office:value-type="float" office:value="533601" table:style-name="ce53">
            <text:p>533,601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3<text:span text:style-name="T9">年</text:span></text:p>
          </table:table-cell>
          <table:covered-table-cell/>
          <table:table-cell office:value-type="float" office:value="8382699" table:style-name="ce53">
            <text:p>8,382,699</text:p>
          </table:table-cell>
          <table:table-cell office:value-type="float" office:value="23433753" table:style-name="ce53">
            <text:p>23,433,753</text:p>
          </table:table-cell>
          <table:table-cell office:value-type="float" office:value="11697971" table:style-name="ce53">
            <text:p>11,697,971</text:p>
          </table:table-cell>
          <table:table-cell office:value-type="float" office:value="11735782" table:style-name="ce53">
            <text:p>11,735,782</text:p>
          </table:table-cell>
          <table:table-cell office:value-type="float" office:value="210383" table:style-name="ce53">
            <text:p>210,383</text:p>
          </table:table-cell>
          <table:table-cell office:value-type="float" office:value="108817" table:style-name="ce53">
            <text:p>108,817</text:p>
          </table:table-cell>
          <table:table-cell office:value-type="float" office:value="101566" table:style-name="ce53">
            <text:p>101,566</text:p>
          </table:table-cell>
          <table:table-cell office:value-type="float" office:value="8.99" table:style-name="ce54">
            <text:p>8.99</text:p>
          </table:table-cell>
          <table:table-cell office:value-type="float" office:value="163929" table:style-name="ce53">
            <text:p>163,929</text:p>
          </table:table-cell>
          <table:table-cell office:value-type="float" office:value="98733" table:style-name="ce53">
            <text:p>98,733</text:p>
          </table:table-cell>
          <table:table-cell office:value-type="float" office:value="65196" table:style-name="ce53">
            <text:p>65,196</text:p>
          </table:table-cell>
          <table:table-cell office:value-type="float" office:value="7" table:style-name="ce54">
            <text:p>7.00</text:p>
          </table:table-cell>
          <table:table-cell office:value-type="float" office:value="46454" table:style-name="ce53">
            <text:p>46,454</text:p>
          </table:table-cell>
          <table:table-cell office:value-type="float" office:value="1.98" table:style-name="ce55">
            <text:p>1.98</text:p>
          </table:table-cell>
          <table:table-cell table:style-name="ce56"/>
          <table:table-cell office:value-type="float" office:value="149287" table:style-name="ce53">
            <text:p>149,287</text:p>
          </table:table-cell>
          <table:table-cell table:number-columns-repeated="3" table:style-name="ce53"/>
          <table:table-cell office:value-type="float" office:value="6.38" table:style-name="ce54">
            <text:p>6.38</text:p>
          </table:table-cell>
          <table:table-cell table:style-name="ce53"/>
          <table:table-cell office:value-type="float" office:value="53190" table:style-name="ce53">
            <text:p>53,190</text:p>
          </table:table-cell>
          <table:table-cell table:number-columns-repeated="3" table:style-name="ce53"/>
          <table:table-cell office:value-type="float" office:value="2.27" table:style-name="ce54">
            <text:p>2.27</text:p>
          </table:table-cell>
          <table:table-cell office:value-type="float" office:value="1073783" table:style-name="ce53">
            <text:p>1,073,783</text:p>
          </table:table-cell>
          <table:table-cell office:value-type="float" office:value="1060001" table:style-name="ce53">
            <text:p>1,060,001</text:p>
          </table:table-cell>
          <table:table-cell office:value-type="float" office:value="540023" table:style-name="ce53">
            <text:p>540,023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4<text:span text:style-name="T9">年</text:span></text:p>
          </table:table-cell>
          <table:covered-table-cell/>
          <table:table-cell office:value-type="float" office:value="8468978" table:style-name="ce53">
            <text:p>8,468,978</text:p>
          </table:table-cell>
          <table:table-cell office:value-type="float" office:value="23492074" table:style-name="ce53">
            <text:p>23,492,074</text:p>
          </table:table-cell>
          <table:table-cell office:value-type="float" office:value="11712047" table:style-name="ce53">
            <text:p>11,712,047</text:p>
          </table:table-cell>
          <table:table-cell office:value-type="float" office:value="11780027" table:style-name="ce53">
            <text:p>11,780,027</text:p>
          </table:table-cell>
          <table:table-cell office:value-type="float" office:value="213598" table:style-name="ce53">
            <text:p>213,598</text:p>
          </table:table-cell>
          <table:table-cell office:value-type="float" office:value="111041" table:style-name="ce53">
            <text:p>111,041</text:p>
          </table:table-cell>
          <table:table-cell office:value-type="float" office:value="102557" table:style-name="ce53">
            <text:p>102,557</text:p>
          </table:table-cell>
          <table:table-cell office:value-type="float" office:value="9.1" table:style-name="ce54">
            <text:p>9.10</text:p>
          </table:table-cell>
          <table:table-cell office:value-type="float" office:value="163858" table:style-name="ce53">
            <text:p>163,858</text:p>
          </table:table-cell>
          <table:table-cell office:value-type="float" office:value="98580" table:style-name="ce53">
            <text:p>98,580</text:p>
          </table:table-cell>
          <table:table-cell office:value-type="float" office:value="65278" table:style-name="ce53">
            <text:p>65,278</text:p>
          </table:table-cell>
          <table:table-cell office:value-type="float" office:value="6.98" table:style-name="ce54">
            <text:p>6.98</text:p>
          </table:table-cell>
          <table:table-cell office:value-type="float" office:value="49740" table:style-name="ce53">
            <text:p>49,740</text:p>
          </table:table-cell>
          <table:table-cell office:value-type="float" office:value="2.12" table:style-name="ce55">
            <text:p>2.12</text:p>
          </table:table-cell>
          <table:table-cell table:style-name="ce56"/>
          <table:table-cell office:value-type="float" office:value="154346" table:style-name="ce53">
            <text:p>154,346</text:p>
          </table:table-cell>
          <table:table-cell table:number-columns-repeated="3" table:style-name="ce53"/>
          <table:table-cell office:value-type="float" office:value="6.58" table:style-name="ce54">
            <text:p>6.58</text:p>
          </table:table-cell>
          <table:table-cell table:style-name="ce53"/>
          <table:table-cell office:value-type="float" office:value="53459" table:style-name="ce53">
            <text:p>53,459</text:p>
          </table:table-cell>
          <table:table-cell table:number-columns-repeated="3" table:style-name="ce53"/>
          <table:table-cell office:value-type="float" office:value="2.2799999999999998" table:style-name="ce54">
            <text:p>2.28</text:p>
          </table:table-cell>
          <table:table-cell office:value-type="float" office:value="1004108" table:style-name="ce53">
            <text:p>1,004,108</text:p>
          </table:table-cell>
          <table:table-cell office:value-type="float" office:value="995527" table:style-name="ce53">
            <text:p>995,527</text:p>
          </table:table-cell>
          <table:table-cell office:value-type="float" office:value="546698" table:style-name="ce53">
            <text:p>546,69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5<text:span text:style-name="T9">年</text:span></text:p>
          </table:table-cell>
          <table:covered-table-cell/>
          <table:table-cell office:value-type="float" office:value="8561383" table:style-name="ce53">
            <text:p>8,561,383</text:p>
          </table:table-cell>
          <table:table-cell office:value-type="float" office:value="23539816" table:style-name="ce53">
            <text:p>23,539,816</text:p>
          </table:table-cell>
          <table:table-cell office:value-type="float" office:value="11719270" table:style-name="ce53">
            <text:p>11,719,270</text:p>
          </table:table-cell>
          <table:table-cell office:value-type="float" office:value="11820546" table:style-name="ce53">
            <text:p>11,820,546</text:p>
          </table:table-cell>
          <table:table-cell office:value-type="float" office:value="208440" table:style-name="ce53">
            <text:p>208,440</text:p>
          </table:table-cell>
          <table:table-cell office:value-type="float" office:value="108133" table:style-name="ce53">
            <text:p>108,133</text:p>
          </table:table-cell>
          <table:table-cell office:value-type="float" office:value="100307" table:style-name="ce53">
            <text:p>100,307</text:p>
          </table:table-cell>
          <table:table-cell office:value-type="float" office:value="8.86" table:style-name="ce54">
            <text:p>8.86</text:p>
          </table:table-cell>
          <table:table-cell office:value-type="float" office:value="172405" table:style-name="ce53">
            <text:p>172,405</text:p>
          </table:table-cell>
          <table:table-cell office:value-type="float" office:value="103144" table:style-name="ce53">
            <text:p>103,144</text:p>
          </table:table-cell>
          <table:table-cell office:value-type="float" office:value="69261" table:style-name="ce53">
            <text:p>69,261</text:p>
          </table:table-cell>
          <table:table-cell office:value-type="float" office:value="7.33" table:style-name="ce54">
            <text:p>7.33</text:p>
          </table:table-cell>
          <table:table-cell office:value-type="float" office:value="36035" table:style-name="ce53">
            <text:p>36,035</text:p>
          </table:table-cell>
          <table:table-cell office:value-type="float" office:value="1.53" table:style-name="ce55">
            <text:p>1.53</text:p>
          </table:table-cell>
          <table:table-cell table:style-name="ce56"/>
          <table:table-cell office:value-type="float" office:value="147861" table:style-name="ce53">
            <text:p>147,861</text:p>
          </table:table-cell>
          <table:table-cell table:number-columns-repeated="3" table:style-name="ce53"/>
          <table:table-cell office:value-type="float" office:value="6.29" table:style-name="ce54">
            <text:p>6.29</text:p>
          </table:table-cell>
          <table:table-cell table:style-name="ce53"/>
          <table:table-cell office:value-type="float" office:value="53837" table:style-name="ce53">
            <text:p>53,837</text:p>
          </table:table-cell>
          <table:table-cell table:number-columns-repeated="3" table:style-name="ce53"/>
          <table:table-cell office:value-type="float" office:value="2.29" table:style-name="ce54">
            <text:p>2.29</text:p>
          </table:table-cell>
          <table:table-cell office:value-type="float" office:value="964536" table:style-name="ce53">
            <text:p>964,536</text:p>
          </table:table-cell>
          <table:table-cell office:value-type="float" office:value="952829" table:style-name="ce53">
            <text:p>952,829</text:p>
          </table:table-cell>
          <table:table-cell office:value-type="float" office:value="553228" table:style-name="ce53">
            <text:p>553,22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6<text:span text:style-name="T9">年</text:span></text:p>
          </table:table-cell>
          <table:covered-table-cell/>
          <table:table-cell office:value-type="float" office:value="8649000" table:style-name="ce53">
            <text:p>8,649,000</text:p>
          </table:table-cell>
          <table:table-cell office:value-type="float" office:value="23571227" table:style-name="ce53">
            <text:p>23,571,227</text:p>
          </table:table-cell>
          <table:table-cell office:value-type="float" office:value="11719580" table:style-name="ce53">
            <text:p>11,719,580</text:p>
          </table:table-cell>
          <table:table-cell office:value-type="float" office:value="11851647" table:style-name="ce53">
            <text:p>11,851,647</text:p>
          </table:table-cell>
          <table:table-cell office:value-type="float" office:value="193844" table:style-name="ce53">
            <text:p>193,844</text:p>
          </table:table-cell>
          <table:table-cell office:value-type="float" office:value="100477" table:style-name="ce53">
            <text:p>100,477</text:p>
          </table:table-cell>
          <table:table-cell office:value-type="float" office:value="93367" table:style-name="ce53">
            <text:p>93,367</text:p>
          </table:table-cell>
          <table:table-cell office:value-type="float" office:value="8.23" table:style-name="ce54">
            <text:p>8.23</text:p>
          </table:table-cell>
          <table:table-cell office:value-type="float" office:value="171242" table:style-name="ce53">
            <text:p>171,242</text:p>
          </table:table-cell>
          <table:table-cell office:value-type="float" office:value="101555" table:style-name="ce53">
            <text:p>101,555</text:p>
          </table:table-cell>
          <table:table-cell office:value-type="float" office:value="69687" table:style-name="ce53">
            <text:p>69,687</text:p>
          </table:table-cell>
          <table:table-cell office:value-type="float" office:value="7.27" table:style-name="ce54">
            <text:p>7.27</text:p>
          </table:table-cell>
          <table:table-cell office:value-type="float" office:value="22602" table:style-name="ce53">
            <text:p>22,602</text:p>
          </table:table-cell>
          <table:table-cell office:value-type="float" office:value="0.96" table:style-name="ce55">
            <text:p>0.96</text:p>
          </table:table-cell>
          <table:table-cell table:style-name="ce56"/>
          <table:table-cell office:value-type="float" office:value="138034" table:style-name="ce53">
            <text:p>138,034</text:p>
          </table:table-cell>
          <table:table-cell table:number-columns-repeated="3" table:style-name="ce53"/>
          <table:table-cell office:value-type="float" office:value="5.86" table:style-name="ce54">
            <text:p>5.86</text:p>
          </table:table-cell>
          <table:table-cell table:style-name="ce53"/>
          <table:table-cell office:value-type="float" office:value="54412" table:style-name="ce53">
            <text:p>54,412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48049" table:style-name="ce53">
            <text:p>948,049</text:p>
          </table:table-cell>
          <table:table-cell office:value-type="float" office:value="939240" table:style-name="ce53">
            <text:p>939,240</text:p>
          </table:table-cell>
          <table:table-cell office:value-type="float" office:value="559426" table:style-name="ce53">
            <text:p>559,426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7<text:span text:style-name="T9">年</text:span></text:p>
          </table:table-cell>
          <table:covered-table-cell/>
          <table:table-cell office:value-type="float" office:value="8734477" table:style-name="ce53">
            <text:p>8,734,477</text:p>
          </table:table-cell>
          <table:table-cell office:value-type="float" office:value="23588932" table:style-name="ce53">
            <text:p>23,588,932</text:p>
          </table:table-cell>
          <table:table-cell office:value-type="float" office:value="11712913" table:style-name="ce53">
            <text:p>11,712,913</text:p>
          </table:table-cell>
          <table:table-cell office:value-type="float" office:value="11876019" table:style-name="ce53">
            <text:p>11,876,019</text:p>
          </table:table-cell>
          <table:table-cell office:value-type="float" office:value="181601" table:style-name="ce53">
            <text:p>181,601</text:p>
          </table:table-cell>
          <table:table-cell office:value-type="float" office:value="93876" table:style-name="ce53">
            <text:p>93,876</text:p>
          </table:table-cell>
          <table:table-cell office:value-type="float" office:value="87725" table:style-name="ce53">
            <text:p>87,725</text:p>
          </table:table-cell>
          <table:table-cell office:value-type="float" office:value="7.7" table:style-name="ce54">
            <text:p>7.70</text:p>
          </table:table-cell>
          <table:table-cell office:value-type="float" office:value="172784" table:style-name="ce53">
            <text:p>172,784</text:p>
          </table:table-cell>
          <table:table-cell office:value-type="float" office:value="101931" table:style-name="ce53">
            <text:p>101,931</text:p>
          </table:table-cell>
          <table:table-cell office:value-type="float" office:value="70853" table:style-name="ce53">
            <text:p>70,853</text:p>
          </table:table-cell>
          <table:table-cell office:value-type="float" office:value="7.33" table:style-name="ce54">
            <text:p>7.33</text:p>
          </table:table-cell>
          <table:table-cell office:value-type="float" office:value="8817" table:style-name="ce53">
            <text:p>8,817</text:p>
          </table:table-cell>
          <table:table-cell office:value-type="float" office:value="0.37" table:style-name="ce55">
            <text:p>0.37</text:p>
          </table:table-cell>
          <table:table-cell table:style-name="ce56"/>
          <table:table-cell office:value-type="float" office:value="135403" table:style-name="ce53">
            <text:p>135,403</text:p>
          </table:table-cell>
          <table:table-cell table:number-columns-repeated="3" table:style-name="ce53"/>
          <table:table-cell office:value-type="float" office:value="5.74" table:style-name="ce54">
            <text:p>5.74</text:p>
          </table:table-cell>
          <table:table-cell table:style-name="ce53"/>
          <table:table-cell office:value-type="float" office:value="54443" table:style-name="ce53">
            <text:p>54,443</text:p>
          </table:table-cell>
          <table:table-cell table:number-columns-repeated="3" table:style-name="ce53"/>
          <table:table-cell office:value-type="float" office:value="2.31" table:style-name="ce54">
            <text:p>2.31</text:p>
          </table:table-cell>
          <table:table-cell office:value-type="float" office:value="984815" table:style-name="ce53">
            <text:p>984,815</text:p>
          </table:table-cell>
          <table:table-cell office:value-type="float" office:value="975927" table:style-name="ce53">
            <text:p>975,927</text:p>
          </table:table-cell>
          <table:table-cell office:value-type="float" office:value="565561" table:style-name="ce53">
            <text:p>565,561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8<text:span text:style-name="T9">年</text:span></text:p>
          </table:table-cell>
          <table:covered-table-cell/>
          <table:table-cell office:value-type="float" office:value="8832745" table:style-name="ce53">
            <text:p>8,832,745</text:p>
          </table:table-cell>
          <table:table-cell office:value-type="float" office:value="23603121" table:style-name="ce53">
            <text:p>23,603,121</text:p>
          </table:table-cell>
          <table:table-cell office:value-type="float" office:value="11705186" table:style-name="ce53">
            <text:p>11,705,186</text:p>
          </table:table-cell>
          <table:table-cell office:value-type="float" office:value="11897935" table:style-name="ce53">
            <text:p>11,897,935</text:p>
          </table:table-cell>
          <table:table-cell office:value-type="float" office:value="177767" table:style-name="ce53">
            <text:p>177,767</text:p>
          </table:table-cell>
          <table:table-cell office:value-type="float" office:value="92237" table:style-name="ce53">
            <text:p>92,237</text:p>
          </table:table-cell>
          <table:table-cell office:value-type="float" office:value="85530" table:style-name="ce53">
            <text:p>85,530</text:p>
          </table:table-cell>
          <table:table-cell office:value-type="float" office:value="7.53" table:style-name="ce54">
            <text:p>7.53</text:p>
          </table:table-cell>
          <table:table-cell office:value-type="float" office:value="176296" table:style-name="ce53">
            <text:p>176,296</text:p>
          </table:table-cell>
          <table:table-cell office:value-type="float" office:value="103720" table:style-name="ce53">
            <text:p>103,720</text:p>
          </table:table-cell>
          <table:table-cell office:value-type="float" office:value="72576" table:style-name="ce53">
            <text:p>72,576</text:p>
          </table:table-cell>
          <table:table-cell office:value-type="float" office:value="7.47" table:style-name="ce54">
            <text:p>7.47</text:p>
          </table:table-cell>
          <table:table-cell office:value-type="float" office:value="1471" table:style-name="ce53">
            <text:p>1,471</text:p>
          </table:table-cell>
          <table:table-cell office:value-type="float" office:value="6.2E-2" table:style-name="ce55">
            <text:p>0.06</text:p>
          </table:table-cell>
          <table:table-cell office:value-type="float" office:value="134524" table:style-name="ce56">
            <text:p>134,524</text:p>
          </table:table-cell>
          <table:table-cell office:value-type="float" office:value="131585" table:style-name="ce53">
            <text:p>131,585</text:p>
          </table:table-cell>
          <table:table-cell office:value-type="float" office:value="2939" table:style-name="ce53">
            <text:p>2,939</text:p>
          </table:table-cell>
          <table:table-cell office:value-type="float" office:value="928" table:style-name="ce53">
            <text:p>928</text:p>
          </table:table-cell>
          <table:table-cell office:value-type="float" office:value="2011" table:style-name="ce53">
            <text:p>2,011</text:p>
          </table:table-cell>
          <table:table-cell office:value-type="float" office:value="5.7" table:style-name="ce54">
            <text:p>5.70</text:p>
          </table:table-cell>
          <table:table-cell office:value-type="float" office:value="54473" table:style-name="ce53">
            <text:p>54,473</text:p>
          </table:table-cell>
          <table:table-cell office:value-type="float" office:value="54363" table:style-name="ce53">
            <text:p>54,363</text:p>
          </table:table-cell>
          <table:table-cell office:value-type="float" office:value="110" table:style-name="ce53">
            <text:p>110</text:p>
          </table:table-cell>
          <table:table-cell office:value-type="float" office:value="50" table:style-name="ce53">
            <text:p>50</text:p>
          </table:table-cell>
          <table:table-cell office:value-type="float" office:value="60" table:style-name="ce53">
            <text:p>60</text:p>
          </table:table-cell>
          <table:table-cell office:value-type="float" office:value="2.31" table:style-name="ce54">
            <text:p>2.31</text:p>
          </table:table-cell>
          <table:table-cell office:value-type="float" office:value="972043" table:style-name="ce53">
            <text:p>972,043</text:p>
          </table:table-cell>
          <table:table-cell office:value-type="float" office:value="959325" table:style-name="ce53">
            <text:p>959,325</text:p>
          </table:table-cell>
          <table:table-cell office:value-type="float" office:value="571427" table:style-name="ce53">
            <text:p>571,42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8740977" table:style-name="ce62">
            <text:p>8,740,977</text:p>
          </table:table-cell>
          <table:table-cell office:value-type="float" office:value="23590744" table:style-name="ce62">
            <text:p>23,590,744</text:p>
          </table:table-cell>
          <table:table-cell office:value-type="float" office:value="11712236" table:style-name="ce62">
            <text:p>11,712,236</text:p>
          </table:table-cell>
          <table:table-cell office:value-type="float" office:value="11878508" table:style-name="ce62">
            <text:p>11,878,508</text:p>
          </table:table-cell>
          <table:table-cell office:value-type="float" office:value="17139" table:style-name="ce62">
            <text:p>17,139</text:p>
          </table:table-cell>
          <table:table-cell office:value-type="float" office:value="8762" table:style-name="ce62">
            <text:p>8,762</text:p>
          </table:table-cell>
          <table:table-cell office:value-type="float" office:value="8377" table:style-name="ce62">
            <text:p>8,377</text:p>
          </table:table-cell>
          <table:table-cell office:value-type="float" office:value="8.5500000000000007" table:style-name="ce63">
            <text:p>8.55</text:p>
          </table:table-cell>
          <table:table-cell office:value-type="float" office:value="16622" table:style-name="ce62">
            <text:p>16,622</text:p>
          </table:table-cell>
          <table:table-cell office:value-type="float" office:value="9853" table:style-name="ce62">
            <text:p>9,853</text:p>
          </table:table-cell>
          <table:table-cell office:value-type="float" office:value="6769" table:style-name="ce62">
            <text:p>6,769</text:p>
          </table:table-cell>
          <table:table-cell office:value-type="float" office:value="8.3000000000000007" table:style-name="ce63">
            <text:p>8.30</text:p>
          </table:table-cell>
          <table:table-cell office:value-type="float" office:value="517" table:style-name="ce62">
            <text:p>517</text:p>
          </table:table-cell>
          <table:table-cell office:value-type="float" office:value="0.26" table:style-name="ce64">
            <text:p>0.26</text:p>
          </table:table-cell>
          <table:table-cell office:value-type="float" office:value="13902" table:style-name="ce65">
            <text:p>13,902</text:p>
          </table:table-cell>
          <table:table-cell office:value-type="float" office:value="13902" table:style-name="ce62">
            <text:p>13,902</text:p>
          </table:table-cell>
          <table:table-cell table:number-columns-repeated="3" table:style-name="ce62"/>
          <table:table-cell office:value-type="float" office:value="6.94" table:style-name="ce63">
            <text:p>6.94</text:p>
          </table:table-cell>
          <table:table-cell office:value-type="float" office:value="4775" table:style-name="ce62">
            <text:p>4,775</text:p>
          </table:table-cell>
          <table:table-cell office:value-type="float" office:value="4775" table:style-name="ce62">
            <text:p>4,775</text:p>
          </table:table-cell>
          <table:table-cell table:number-columns-repeated="3" table:style-name="ce62"/>
          <table:table-cell office:value-type="float" office:value="2.38" table:style-name="ce63">
            <text:p>2.38</text:p>
          </table:table-cell>
          <table:table-cell office:value-type="float" office:value="88882" table:style-name="ce62">
            <text:p>88,882</text:p>
          </table:table-cell>
          <table:table-cell office:value-type="float" office:value="87587" table:style-name="ce62">
            <text:p>87,587</text:p>
          </table:table-cell>
          <table:table-cell office:value-type="float" office:value="566129" table:style-name="ce62">
            <text:p>566,12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8746680" table:style-name="ce62">
            <text:p>8,746,680</text:p>
          </table:table-cell>
          <table:table-cell office:value-type="float" office:value="23590004" table:style-name="ce62">
            <text:p>23,590,004</text:p>
          </table:table-cell>
          <table:table-cell office:value-type="float" office:value="11710952" table:style-name="ce62">
            <text:p>11,710,952</text:p>
          </table:table-cell>
          <table:table-cell office:value-type="float" office:value="11879052" table:style-name="ce62">
            <text:p>11,879,052</text:p>
          </table:table-cell>
          <table:table-cell office:value-type="float" office:value="12497" table:style-name="ce62">
            <text:p>12,497</text:p>
          </table:table-cell>
          <table:table-cell office:value-type="float" office:value="6475" table:style-name="ce62">
            <text:p>6,475</text:p>
          </table:table-cell>
          <table:table-cell office:value-type="float" office:value="6022" table:style-name="ce62">
            <text:p>6,022</text:p>
          </table:table-cell>
          <table:table-cell office:value-type="float" office:value="6.91" table:style-name="ce63">
            <text:p>6.91</text:p>
          </table:table-cell>
          <table:table-cell office:value-type="float" office:value="13352" table:style-name="ce62">
            <text:p>13,352</text:p>
          </table:table-cell>
          <table:table-cell office:value-type="float" office:value="7781" table:style-name="ce62">
            <text:p>7,781</text:p>
          </table:table-cell>
          <table:table-cell office:value-type="float" office:value="5571" table:style-name="ce62">
            <text:p>5,571</text:p>
          </table:table-cell>
          <table:table-cell office:value-type="float" office:value="7.38" table:style-name="ce63">
            <text:p>7.38</text:p>
          </table:table-cell>
          <table:table-cell office:value-type="float" office:value="-855" table:style-name="ce62">
            <text:p>–855</text:p>
          </table:table-cell>
          <table:table-cell office:value-type="float" office:value="-0.47" table:style-name="ce64">
            <text:p>–0.47</text:p>
          </table:table-cell>
          <table:table-cell office:value-type="float" office:value="9986" table:style-name="ce65">
            <text:p>9,986</text:p>
          </table:table-cell>
          <table:table-cell office:value-type="float" office:value="9986" table:style-name="ce62">
            <text:p>9,986</text:p>
          </table:table-cell>
          <table:table-cell table:number-columns-repeated="3" table:style-name="ce62"/>
          <table:table-cell office:value-type="float" office:value="5.52" table:style-name="ce63">
            <text:p>5.52</text:p>
          </table:table-cell>
          <table:table-cell office:value-type="float" office:value="3505" table:style-name="ce62">
            <text:p>3,505</text:p>
          </table:table-cell>
          <table:table-cell office:value-type="float" office:value="3505" table:style-name="ce62">
            <text:p>3,505</text:p>
          </table:table-cell>
          <table:table-cell table:number-columns-repeated="3" table:style-name="ce62"/>
          <table:table-cell office:value-type="float" office:value="1.94" table:style-name="ce63">
            <text:p>1.94</text:p>
          </table:table-cell>
          <table:table-cell office:value-type="float" office:value="68557" table:style-name="ce62">
            <text:p>68,557</text:p>
          </table:table-cell>
          <table:table-cell office:value-type="float" office:value="68442" table:style-name="ce62">
            <text:p>68,442</text:p>
          </table:table-cell>
          <table:table-cell office:value-type="float" office:value="566565" table:style-name="ce62">
            <text:p>566,56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8754384" table:style-name="ce62">
            <text:p>8,754,384</text:p>
          </table:table-cell>
          <table:table-cell office:value-type="float" office:value="23589192" table:style-name="ce62">
            <text:p>23,589,192</text:p>
          </table:table-cell>
          <table:table-cell office:value-type="float" office:value="11709344" table:style-name="ce62">
            <text:p>11,709,344</text:p>
          </table:table-cell>
          <table:table-cell office:value-type="float" office:value="11879848" table:style-name="ce62">
            <text:p>11,879,848</text:p>
          </table:table-cell>
          <table:table-cell office:value-type="float" office:value="14567" table:style-name="ce62">
            <text:p>14,567</text:p>
          </table:table-cell>
          <table:table-cell office:value-type="float" office:value="7632" table:style-name="ce62">
            <text:p>7,632</text:p>
          </table:table-cell>
          <table:table-cell office:value-type="float" office:value="6935" table:style-name="ce62">
            <text:p>6,935</text:p>
          </table:table-cell>
          <table:table-cell office:value-type="float" office:value="7.27" table:style-name="ce63">
            <text:p>7.27</text:p>
          </table:table-cell>
          <table:table-cell office:value-type="float" office:value="15171" table:style-name="ce62">
            <text:p>15,171</text:p>
          </table:table-cell>
          <table:table-cell office:value-type="float" office:value="8989" table:style-name="ce62">
            <text:p>8,989</text:p>
          </table:table-cell>
          <table:table-cell office:value-type="float" office:value="6182" table:style-name="ce62">
            <text:p>6,182</text:p>
          </table:table-cell>
          <table:table-cell office:value-type="float" office:value="7.57" table:style-name="ce63">
            <text:p>7.57</text:p>
          </table:table-cell>
          <table:table-cell office:value-type="float" office:value="-604" table:style-name="ce62">
            <text:p>–604</text:p>
          </table:table-cell>
          <table:table-cell office:value-type="float" office:value="-0.3" table:style-name="ce64">
            <text:p>–0.30</text:p>
          </table:table-cell>
          <table:table-cell office:value-type="float" office:value="11180" table:style-name="ce65">
            <text:p>11,180</text:p>
          </table:table-cell>
          <table:table-cell office:value-type="float" office:value="11180" table:style-name="ce62">
            <text:p>11,180</text:p>
          </table:table-cell>
          <table:table-cell table:number-columns-repeated="3" table:style-name="ce62"/>
          <table:table-cell office:value-type="float" office:value="5.58" table:style-name="ce63">
            <text:p>5.58</text:p>
          </table:table-cell>
          <table:table-cell office:value-type="float" office:value="4456" table:style-name="ce62">
            <text:p>4,456</text:p>
          </table:table-cell>
          <table:table-cell office:value-type="float" office:value="4456" table:style-name="ce62">
            <text:p>4,456</text:p>
          </table:table-cell>
          <table:table-cell table:number-columns-repeated="3" table:style-name="ce62"/>
          <table:table-cell office:value-type="float" office:value="2.2200000000000002" table:style-name="ce63">
            <text:p>2.22</text:p>
          </table:table-cell>
          <table:table-cell office:value-type="float" office:value="84368" table:style-name="ce62">
            <text:p>84,368</text:p>
          </table:table-cell>
          <table:table-cell office:value-type="float" office:value="84576" table:style-name="ce62">
            <text:p>84,576</text:p>
          </table:table-cell>
          <table:table-cell office:value-type="float" office:value="567044" table:style-name="ce62">
            <text:p>567,04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8762104" table:style-name="ce62">
            <text:p>8,762,104</text:p>
          </table:table-cell>
          <table:table-cell office:value-type="float" office:value="23589312" table:style-name="ce62">
            <text:p>23,589,312</text:p>
          </table:table-cell>
          <table:table-cell office:value-type="float" office:value="11708129" table:style-name="ce62">
            <text:p>11,708,129</text:p>
          </table:table-cell>
          <table:table-cell office:value-type="float" office:value="11881183" table:style-name="ce62">
            <text:p>11,881,183</text:p>
          </table:table-cell>
          <table:table-cell office:value-type="float" office:value="14285" table:style-name="ce62">
            <text:p>14,285</text:p>
          </table:table-cell>
          <table:table-cell office:value-type="float" office:value="7435" table:style-name="ce62">
            <text:p>7,435</text:p>
          </table:table-cell>
          <table:table-cell office:value-type="float" office:value="6850" table:style-name="ce62">
            <text:p>6,850</text:p>
          </table:table-cell>
          <table:table-cell office:value-type="float" office:value="7.37" table:style-name="ce63">
            <text:p>7.37</text:p>
          </table:table-cell>
          <table:table-cell office:value-type="float" office:value="14996" table:style-name="ce62">
            <text:p>14,996</text:p>
          </table:table-cell>
          <table:table-cell office:value-type="float" office:value="8806" table:style-name="ce62">
            <text:p>8,806</text:p>
          </table:table-cell>
          <table:table-cell office:value-type="float" office:value="6190" table:style-name="ce62">
            <text:p>6,190</text:p>
          </table:table-cell>
          <table:table-cell office:value-type="float" office:value="7.73" table:style-name="ce63">
            <text:p>7.73</text:p>
          </table:table-cell>
          <table:table-cell office:value-type="float" office:value="-711" table:style-name="ce62">
            <text:p>–711</text:p>
          </table:table-cell>
          <table:table-cell office:value-type="float" office:value="-0.37" table:style-name="ce64">
            <text:p>–0.37</text:p>
          </table:table-cell>
          <table:table-cell office:value-type="float" office:value="9387" table:style-name="ce65">
            <text:p>9,387</text:p>
          </table:table-cell>
          <table:table-cell office:value-type="float" office:value="9387" table:style-name="ce62">
            <text:p>9,387</text:p>
          </table:table-cell>
          <table:table-cell table:number-columns-repeated="3" table:style-name="ce62"/>
          <table:table-cell office:value-type="float" office:value="4.84" table:style-name="ce63">
            <text:p>4.84</text:p>
          </table:table-cell>
          <table:table-cell office:value-type="float" office:value="4627" table:style-name="ce62">
            <text:p>4,627</text:p>
          </table:table-cell>
          <table:table-cell office:value-type="float" office:value="4627" table:style-name="ce62">
            <text:p>4,627</text:p>
          </table:table-cell>
          <table:table-cell table:number-columns-repeated="3" table:style-name="ce62"/>
          <table:table-cell office:value-type="float" office:value="2.39" table:style-name="ce63">
            <text:p>2.39</text:p>
          </table:table-cell>
          <table:table-cell office:value-type="float" office:value="84757" table:style-name="ce62">
            <text:p>84,757</text:p>
          </table:table-cell>
          <table:table-cell office:value-type="float" office:value="83926" table:style-name="ce62">
            <text:p>83,926</text:p>
          </table:table-cell>
          <table:table-cell office:value-type="float" office:value="567502" table:style-name="ce62">
            <text:p>567,502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8771842" table:style-name="ce62">
            <text:p>8,771,842</text:p>
          </table:table-cell>
          <table:table-cell office:value-type="float" office:value="23589870" table:style-name="ce62">
            <text:p>23,589,870</text:p>
          </table:table-cell>
          <table:table-cell office:value-type="float" office:value="11707074" table:style-name="ce62">
            <text:p>11,707,074</text:p>
          </table:table-cell>
          <table:table-cell office:value-type="float" office:value="11882796" table:style-name="ce62">
            <text:p>11,882,796</text:p>
          </table:table-cell>
          <table:table-cell office:value-type="float" office:value="14587" table:style-name="ce62">
            <text:p>14,587</text:p>
          </table:table-cell>
          <table:table-cell office:value-type="float" office:value="7504" table:style-name="ce62">
            <text:p>7,504</text:p>
          </table:table-cell>
          <table:table-cell office:value-type="float" office:value="7083" table:style-name="ce62">
            <text:p>7,083</text:p>
          </table:table-cell>
          <table:table-cell office:value-type="float" office:value="7.28" table:style-name="ce63">
            <text:p>7.28</text:p>
          </table:table-cell>
          <table:table-cell office:value-type="float" office:value="14655" table:style-name="ce62">
            <text:p>14,655</text:p>
          </table:table-cell>
          <table:table-cell office:value-type="float" office:value="8655" table:style-name="ce62">
            <text:p>8,655</text:p>
          </table:table-cell>
          <table:table-cell office:value-type="float" office:value="6000" table:style-name="ce62">
            <text:p>6,000</text:p>
          </table:table-cell>
          <table:table-cell office:value-type="float" office:value="7.31" table:style-name="ce63">
            <text:p>7.31</text:p>
          </table:table-cell>
          <table:table-cell office:value-type="float" office:value="-68" table:style-name="ce62">
            <text:p>–68</text:p>
          </table:table-cell>
          <table:table-cell office:value-type="float" office:value="-0.03" table:style-name="ce64">
            <text:p>–0.03</text:p>
          </table:table-cell>
          <table:table-cell office:value-type="float" office:value="13106" table:style-name="ce65">
            <text:p>13,106</text:p>
          </table:table-cell>
          <table:table-cell office:value-type="float" office:value="12332" table:style-name="ce62">
            <text:p>12,332</text:p>
          </table:table-cell>
          <table:table-cell office:value-type="float" office:value="774" table:style-name="ce62">
            <text:p>774</text:p>
          </table:table-cell>
          <table:table-cell office:value-type="float" office:value="265" table:style-name="ce62">
            <text:p>265</text:p>
          </table:table-cell>
          <table:table-cell office:value-type="float" office:value="509" table:style-name="ce62">
            <text:p>509</text:p>
          </table:table-cell>
          <table:table-cell office:value-type="float" office:value="6.54" table:style-name="ce63">
            <text:p>6.54</text:p>
          </table:table-cell>
          <table:table-cell office:value-type="float" office:value="4916" table:style-name="ce62">
            <text:p>4,916</text:p>
          </table:table-cell>
          <table:table-cell office:value-type="float" office:value="4916" table:style-name="ce62">
            <text:p>4,916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2.4500000000000002" table:style-name="ce63">
            <text:p>2.45</text:p>
          </table:table-cell>
          <table:table-cell office:value-type="float" office:value="92651" table:style-name="ce62">
            <text:p>92,651</text:p>
          </table:table-cell>
          <table:table-cell office:value-type="float" office:value="92025" table:style-name="ce62">
            <text:p>92,025</text:p>
          </table:table-cell>
          <table:table-cell office:value-type="float" office:value="567987" table:style-name="ce62">
            <text:p>567,98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8778661" table:style-name="ce62">
            <text:p>8,778,661</text:p>
          </table:table-cell>
          <table:table-cell office:value-type="float" office:value="23591031" table:style-name="ce62">
            <text:p>23,591,031</text:p>
          </table:table-cell>
          <table:table-cell office:value-type="float" office:value="11706411" table:style-name="ce62">
            <text:p>11,706,411</text:p>
          </table:table-cell>
          <table:table-cell office:value-type="float" office:value="11884620" table:style-name="ce62">
            <text:p>11,884,620</text:p>
          </table:table-cell>
          <table:table-cell office:value-type="float" office:value="12886" table:style-name="ce62">
            <text:p>12,886</text:p>
          </table:table-cell>
          <table:table-cell office:value-type="float" office:value="6737" table:style-name="ce62">
            <text:p>6,737</text:p>
          </table:table-cell>
          <table:table-cell office:value-type="float" office:value="6149" table:style-name="ce62">
            <text:p>6,149</text:p>
          </table:table-cell>
          <table:table-cell office:value-type="float" office:value="6.65" table:style-name="ce63">
            <text:p>6.65</text:p>
          </table:table-cell>
          <table:table-cell office:value-type="float" office:value="13302" table:style-name="ce62">
            <text:p>13,302</text:p>
          </table:table-cell>
          <table:table-cell office:value-type="float" office:value="7888" table:style-name="ce62">
            <text:p>7,888</text:p>
          </table:table-cell>
          <table:table-cell office:value-type="float" office:value="5414" table:style-name="ce62">
            <text:p>5,414</text:p>
          </table:table-cell>
          <table:table-cell office:value-type="float" office:value="6.86" table:style-name="ce63">
            <text:p>6.86</text:p>
          </table:table-cell>
          <table:table-cell office:value-type="float" office:value="-416" table:style-name="ce62">
            <text:p>–416</text:p>
          </table:table-cell>
          <table:table-cell office:value-type="float" office:value="-0.21" table:style-name="ce64">
            <text:p>–0.21</text:p>
          </table:table-cell>
          <table:table-cell office:value-type="float" office:value="11326" table:style-name="ce65">
            <text:p>11,326</text:p>
          </table:table-cell>
          <table:table-cell office:value-type="float" office:value="10810" table:style-name="ce62">
            <text:p>10,810</text:p>
          </table:table-cell>
          <table:table-cell office:value-type="float" office:value="516" table:style-name="ce62">
            <text:p>516</text:p>
          </table:table-cell>
          <table:table-cell office:value-type="float" office:value="150" table:style-name="ce62">
            <text:p>150</text:p>
          </table:table-cell>
          <table:table-cell office:value-type="float" office:value="366" table:style-name="ce62">
            <text:p>366</text:p>
          </table:table-cell>
          <table:table-cell office:value-type="float" office:value="5.84" table:style-name="ce63">
            <text:p>5.84</text:p>
          </table:table-cell>
          <table:table-cell office:value-type="float" office:value="4400" table:style-name="ce62">
            <text:p>4,400</text:p>
          </table:table-cell>
          <table:table-cell office:value-type="float" office:value="4398" table:style-name="ce62">
            <text:p>4,398</text:p>
          </table:table-cell>
          <table:table-cell office:value-type="float" office:value="2" table:style-name="ce62">
            <text:p>2</text:p>
          </table:table-cell>
          <table:table-cell office:value-type="float" office:value="1" table:style-name="ce62">
            <text:p>1</text:p>
          </table:table-cell>
          <table:table-cell office:value-type="float" office:value="1" table:style-name="ce62">
            <text:p>1</text:p>
          </table:table-cell>
          <table:table-cell office:value-type="float" office:value="2.27" table:style-name="ce63">
            <text:p>2.27</text:p>
          </table:table-cell>
          <table:table-cell office:value-type="float" office:value="76443" table:style-name="ce62">
            <text:p>76,443</text:p>
          </table:table-cell>
          <table:table-cell office:value-type="float" office:value="74866" table:style-name="ce62">
            <text:p>74,866</text:p>
          </table:table-cell>
          <table:table-cell office:value-type="float" office:value="568465" table:style-name="ce62">
            <text:p>568,46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8788954" table:style-name="ce62">
            <text:p>8,788,954</text:p>
          </table:table-cell>
          <table:table-cell office:value-type="float" office:value="23592598" table:style-name="ce62">
            <text:p>23,592,598</text:p>
          </table:table-cell>
          <table:table-cell office:value-type="float" office:value="11705811" table:style-name="ce62">
            <text:p>11,705,811</text:p>
          </table:table-cell>
          <table:table-cell office:value-type="float" office:value="11886787" table:style-name="ce62">
            <text:p>11,886,787</text:p>
          </table:table-cell>
          <table:table-cell office:value-type="float" office:value="15104" table:style-name="ce62">
            <text:p>15,104</text:p>
          </table:table-cell>
          <table:table-cell office:value-type="float" office:value="7803" table:style-name="ce62">
            <text:p>7,803</text:p>
          </table:table-cell>
          <table:table-cell office:value-type="float" office:value="7301" table:style-name="ce62">
            <text:p>7,301</text:p>
          </table:table-cell>
          <table:table-cell office:value-type="float" office:value="7.54" table:style-name="ce63">
            <text:p>7.54</text:p>
          </table:table-cell>
          <table:table-cell office:value-type="float" office:value="15854" table:style-name="ce62">
            <text:p>15,854</text:p>
          </table:table-cell>
          <table:table-cell office:value-type="float" office:value="9248" table:style-name="ce62">
            <text:p>9,248</text:p>
          </table:table-cell>
          <table:table-cell office:value-type="float" office:value="6606" table:style-name="ce62">
            <text:p>6,606</text:p>
          </table:table-cell>
          <table:table-cell office:value-type="float" office:value="7.91" table:style-name="ce63">
            <text:p>7.91</text:p>
          </table:table-cell>
          <table:table-cell office:value-type="float" office:value="-750" table:style-name="ce62">
            <text:p>–750</text:p>
          </table:table-cell>
          <table:table-cell office:value-type="float" office:value="-0.37" table:style-name="ce64">
            <text:p>–0.37</text:p>
          </table:table-cell>
          <table:table-cell office:value-type="float" office:value="10432" table:style-name="ce65">
            <text:p>10,432</text:p>
          </table:table-cell>
          <table:table-cell office:value-type="float" office:value="10098" table:style-name="ce62">
            <text:p>10,098</text:p>
          </table:table-cell>
          <table:table-cell office:value-type="float" office:value="334" table:style-name="ce62">
            <text:p>334</text:p>
          </table:table-cell>
          <table:table-cell office:value-type="float" office:value="126" table:style-name="ce62">
            <text:p>126</text:p>
          </table:table-cell>
          <table:table-cell office:value-type="float" office:value="208" table:style-name="ce62">
            <text:p>208</text:p>
          </table:table-cell>
          <table:table-cell office:value-type="float" office:value="5.21" table:style-name="ce63">
            <text:p>5.21</text:p>
          </table:table-cell>
          <table:table-cell office:value-type="float" office:value="5035" table:style-name="ce62">
            <text:p>5,035</text:p>
          </table:table-cell>
          <table:table-cell office:value-type="float" office:value="5022" table:style-name="ce62">
            <text:p>5,022</text:p>
          </table:table-cell>
          <table:table-cell office:value-type="float" office:value="13" table:style-name="ce62">
            <text:p>13</text:p>
          </table:table-cell>
          <table:table-cell office:value-type="float" office:value="10" table:style-name="ce62">
            <text:p>10</text:p>
          </table:table-cell>
          <table:table-cell office:value-type="float" office:value="3" table:style-name="ce62">
            <text:p>3</text:p>
          </table:table-cell>
          <table:table-cell office:value-type="float" office:value="2.5099999999999998" table:style-name="ce63">
            <text:p>2.51</text:p>
          </table:table-cell>
          <table:table-cell office:value-type="float" office:value="98131" table:style-name="ce62">
            <text:p>98,131</text:p>
          </table:table-cell>
          <table:table-cell office:value-type="float" office:value="95814" table:style-name="ce62">
            <text:p>95,814</text:p>
          </table:table-cell>
          <table:table-cell office:value-type="float" office:value="569008" table:style-name="ce62">
            <text:p>569,008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8802401" table:style-name="ce62">
            <text:p>8,802,401</text:p>
          </table:table-cell>
          <table:table-cell office:value-type="float" office:value="23593794" table:style-name="ce62">
            <text:p>23,593,794</text:p>
          </table:table-cell>
          <table:table-cell office:value-type="float" office:value="11705234" table:style-name="ce62">
            <text:p>11,705,234</text:p>
          </table:table-cell>
          <table:table-cell office:value-type="float" office:value="11888560" table:style-name="ce62">
            <text:p>11,888,560</text:p>
          </table:table-cell>
          <table:table-cell office:value-type="float" office:value="14330" table:style-name="ce62">
            <text:p>14,330</text:p>
          </table:table-cell>
          <table:table-cell office:value-type="float" office:value="7427" table:style-name="ce62">
            <text:p>7,427</text:p>
          </table:table-cell>
          <table:table-cell office:value-type="float" office:value="6903" table:style-name="ce62">
            <text:p>6,903</text:p>
          </table:table-cell>
          <table:table-cell office:value-type="float" office:value="7.15" table:style-name="ce63">
            <text:p>7.15</text:p>
          </table:table-cell>
          <table:table-cell office:value-type="float" office:value="13983" table:style-name="ce62">
            <text:p>13,983</text:p>
          </table:table-cell>
          <table:table-cell office:value-type="float" office:value="8190" table:style-name="ce62">
            <text:p>8,190</text:p>
          </table:table-cell>
          <table:table-cell office:value-type="float" office:value="5793" table:style-name="ce62">
            <text:p>5,793</text:p>
          </table:table-cell>
          <table:table-cell office:value-type="float" office:value="6.98" table:style-name="ce63">
            <text:p>6.98</text:p>
          </table:table-cell>
          <table:table-cell office:value-type="float" office:value="347" table:style-name="ce62">
            <text:p>347</text:p>
          </table:table-cell>
          <table:table-cell office:value-type="float" office:value="0.17" table:style-name="ce64">
            <text:p>0.17</text:p>
          </table:table-cell>
          <table:table-cell office:value-type="float" office:value="5121" table:style-name="ce65">
            <text:p>5,121</text:p>
          </table:table-cell>
          <table:table-cell office:value-type="float" office:value="4918" table:style-name="ce62">
            <text:p>4,918</text:p>
          </table:table-cell>
          <table:table-cell office:value-type="float" office:value="203" table:style-name="ce62">
            <text:p>203</text:p>
          </table:table-cell>
          <table:table-cell office:value-type="float" office:value="64" table:style-name="ce62">
            <text:p>64</text:p>
          </table:table-cell>
          <table:table-cell office:value-type="float" office:value="139" table:style-name="ce62">
            <text:p>139</text:p>
          </table:table-cell>
          <table:table-cell office:value-type="float" office:value="2.56" table:style-name="ce63">
            <text:p>2.56</text:p>
          </table:table-cell>
          <table:table-cell office:value-type="float" office:value="4665" table:style-name="ce62">
            <text:p>4,665</text:p>
          </table:table-cell>
          <table:table-cell office:value-type="float" office:value="4646" table:style-name="ce62">
            <text:p>4,646</text:p>
          </table:table-cell>
          <table:table-cell office:value-type="float" office:value="19" table:style-name="ce62">
            <text:p>19</text:p>
          </table:table-cell>
          <table:table-cell office:value-type="float" office:value="7" table:style-name="ce62">
            <text:p>7</text:p>
          </table:table-cell>
          <table:table-cell office:value-type="float" office:value="12" table:style-name="ce62">
            <text:p>12</text:p>
          </table:table-cell>
          <table:table-cell office:value-type="float" office:value="2.33" table:style-name="ce63">
            <text:p>2.33</text:p>
          </table:table-cell>
          <table:table-cell office:value-type="float" office:value="92486" table:style-name="ce62">
            <text:p>92,486</text:p>
          </table:table-cell>
          <table:table-cell office:value-type="float" office:value="91637" table:style-name="ce62">
            <text:p>91,637</text:p>
          </table:table-cell>
          <table:table-cell office:value-type="float" office:value="569677" table:style-name="ce62">
            <text:p>569,67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9<text:s/><text:span text:style-name="T10">月</text:span></text:p>
          </table:table-cell>
          <table:covered-table-cell/>
          <table:table-cell office:value-type="float" office:value="8824319" table:style-name="ce62">
            <text:p>8,824,319</text:p>
          </table:table-cell>
          <table:table-cell office:value-type="float" office:value="23593783" table:style-name="ce62">
            <text:p>23,593,783</text:p>
          </table:table-cell>
          <table:table-cell office:value-type="float" office:value="11704227" table:style-name="ce62">
            <text:p>11,704,227</text:p>
          </table:table-cell>
          <table:table-cell office:value-type="float" office:value="11889556" table:style-name="ce62">
            <text:p>11,889,556</text:p>
          </table:table-cell>
          <table:table-cell office:value-type="float" office:value="14533" table:style-name="ce62">
            <text:p>14,533</text:p>
          </table:table-cell>
          <table:table-cell office:value-type="float" office:value="7515" table:style-name="ce62">
            <text:p>7,515</text:p>
          </table:table-cell>
          <table:table-cell office:value-type="float" office:value="7018" table:style-name="ce62">
            <text:p>7,018</text:p>
          </table:table-cell>
          <table:table-cell office:value-type="float" office:value="7.49" table:style-name="ce63">
            <text:p>7.49</text:p>
          </table:table-cell>
          <table:table-cell office:value-type="float" office:value="13866" table:style-name="ce62">
            <text:p>13,866</text:p>
          </table:table-cell>
          <table:table-cell office:value-type="float" office:value="8148" table:style-name="ce62">
            <text:p>8,148</text:p>
          </table:table-cell>
          <table:table-cell office:value-type="float" office:value="5718" table:style-name="ce62">
            <text:p>5,718</text:p>
          </table:table-cell>
          <table:table-cell office:value-type="float" office:value="7.15" table:style-name="ce63">
            <text:p>7.15</text:p>
          </table:table-cell>
          <table:table-cell office:value-type="float" office:value="667" table:style-name="ce62">
            <text:p>667</text:p>
          </table:table-cell>
          <table:table-cell office:value-type="float" office:value="0.34" table:style-name="ce64">
            <text:p>0.34</text:p>
          </table:table-cell>
          <table:table-cell office:value-type="float" office:value="11656" table:style-name="ce65">
            <text:p>11,656</text:p>
          </table:table-cell>
          <table:table-cell office:value-type="float" office:value="11328" table:style-name="ce62">
            <text:p>11,328</text:p>
          </table:table-cell>
          <table:table-cell office:value-type="float" office:value="328" table:style-name="ce62">
            <text:p>328</text:p>
          </table:table-cell>
          <table:table-cell office:value-type="float" office:value="89" table:style-name="ce62">
            <text:p>89</text:p>
          </table:table-cell>
          <table:table-cell office:value-type="float" office:value="239" table:style-name="ce62">
            <text:p>239</text:p>
          </table:table-cell>
          <table:table-cell office:value-type="float" office:value="6.01" table:style-name="ce63">
            <text:p>6.01</text:p>
          </table:table-cell>
          <table:table-cell office:value-type="float" office:value="4402" table:style-name="ce62">
            <text:p>4,402</text:p>
          </table:table-cell>
          <table:table-cell office:value-type="float" office:value="4386" table:style-name="ce62">
            <text:p>4,386</text:p>
          </table:table-cell>
          <table:table-cell office:value-type="float" office:value="16" table:style-name="ce62">
            <text:p>16</text:p>
          </table:table-cell>
          <table:table-cell office:value-type="float" office:value="10" table:style-name="ce62">
            <text:p>10</text:p>
          </table:table-cell>
          <table:table-cell office:value-type="float" office:value="6" table:style-name="ce62">
            <text:p>6</text:p>
          </table:table-cell>
          <table:table-cell office:value-type="float" office:value="2.27" table:style-name="ce63">
            <text:p>2.27</text:p>
          </table:table-cell>
          <table:table-cell office:value-type="float" office:value="90276" table:style-name="ce62">
            <text:p>90,276</text:p>
          </table:table-cell>
          <table:table-cell office:value-type="float" office:value="90954" table:style-name="ce62">
            <text:p>90,954</text:p>
          </table:table-cell>
          <table:table-cell office:value-type="float" office:value="570074" table:style-name="ce62">
            <text:p>570,07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0<text:s/><text:span text:style-name="T10">月</text:span></text:p>
          </table:table-cell>
          <table:covered-table-cell/>
          <table:table-cell office:value-type="float" office:value="8826808" table:style-name="ce62">
            <text:p>8,826,808</text:p>
          </table:table-cell>
          <table:table-cell office:value-type="float" office:value="23596266" table:style-name="ce62">
            <text:p>23,596,266</text:p>
          </table:table-cell>
          <table:table-cell office:value-type="float" office:value="11704142" table:style-name="ce62">
            <text:p>11,704,142</text:p>
          </table:table-cell>
          <table:table-cell office:value-type="float" office:value="11892124" table:style-name="ce62">
            <text:p>11,892,124</text:p>
          </table:table-cell>
          <table:table-cell office:value-type="float" office:value="16236" table:style-name="ce62">
            <text:p>16,236</text:p>
          </table:table-cell>
          <table:table-cell office:value-type="float" office:value="8413" table:style-name="ce62">
            <text:p>8,413</text:p>
          </table:table-cell>
          <table:table-cell office:value-type="float" office:value="7823" table:style-name="ce62">
            <text:p>7,823</text:p>
          </table:table-cell>
          <table:table-cell office:value-type="float" office:value="8.1" table:style-name="ce63">
            <text:p>8.10</text:p>
          </table:table-cell>
          <table:table-cell office:value-type="float" office:value="15350" table:style-name="ce62">
            <text:p>15,350</text:p>
          </table:table-cell>
          <table:table-cell office:value-type="float" office:value="9024" table:style-name="ce62">
            <text:p>9,024</text:p>
          </table:table-cell>
          <table:table-cell office:value-type="float" office:value="6326" table:style-name="ce62">
            <text:p>6,326</text:p>
          </table:table-cell>
          <table:table-cell office:value-type="float" office:value="7.66" table:style-name="ce63">
            <text:p>7.66</text:p>
          </table:table-cell>
          <table:table-cell office:value-type="float" office:value="886" table:style-name="ce62">
            <text:p>886</text:p>
          </table:table-cell>
          <table:table-cell office:value-type="float" office:value="0.44" table:style-name="ce64">
            <text:p>0.44</text:p>
          </table:table-cell>
          <table:table-cell office:value-type="float" office:value="12000" table:style-name="ce65">
            <text:p>12,000</text:p>
          </table:table-cell>
          <table:table-cell office:value-type="float" office:value="11765" table:style-name="ce62">
            <text:p>11,765</text:p>
          </table:table-cell>
          <table:table-cell office:value-type="float" office:value="235" table:style-name="ce62">
            <text:p>235</text:p>
          </table:table-cell>
          <table:table-cell office:value-type="float" office:value="77" table:style-name="ce62">
            <text:p>77</text:p>
          </table:table-cell>
          <table:table-cell office:value-type="float" office:value="158" table:style-name="ce62">
            <text:p>158</text:p>
          </table:table-cell>
          <table:table-cell office:value-type="float" office:value="5.99" table:style-name="ce63">
            <text:p>5.99</text:p>
          </table:table-cell>
          <table:table-cell office:value-type="float" office:value="4779" table:style-name="ce62">
            <text:p>4,779</text:p>
          </table:table-cell>
          <table:table-cell office:value-type="float" office:value="4758" table:style-name="ce62">
            <text:p>4,758</text:p>
          </table:table-cell>
          <table:table-cell office:value-type="float" office:value="21" table:style-name="ce62">
            <text:p>21</text:p>
          </table:table-cell>
          <table:table-cell office:value-type="float" office:value="11" table:style-name="ce62">
            <text:p>11</text:p>
          </table:table-cell>
          <table:table-cell office:value-type="float" office:value="10" table:style-name="ce62">
            <text:p>10</text:p>
          </table:table-cell>
          <table:table-cell office:value-type="float" office:value="2.38" table:style-name="ce63">
            <text:p>2.38</text:p>
          </table:table-cell>
          <table:table-cell office:value-type="float" office:value="69619" table:style-name="ce62">
            <text:p>69,619</text:p>
          </table:table-cell>
          <table:table-cell office:value-type="float" office:value="68022" table:style-name="ce62">
            <text:p>68,022</text:p>
          </table:table-cell>
          <table:table-cell office:value-type="float" office:value="570608" table:style-name="ce62">
            <text:p>570,608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1<text:s/><text:span text:style-name="T10">月</text:span></text:p>
          </table:table-cell>
          <table:covered-table-cell/>
          <table:table-cell office:value-type="float" office:value="8830422" table:style-name="ce62">
            <text:p>8,830,422</text:p>
          </table:table-cell>
          <table:table-cell office:value-type="float" office:value="23598776" table:style-name="ce62">
            <text:p>23,598,776</text:p>
          </table:table-cell>
          <table:table-cell office:value-type="float" office:value="11704260" table:style-name="ce62">
            <text:p>11,704,260</text:p>
          </table:table-cell>
          <table:table-cell office:value-type="float" office:value="11894516" table:style-name="ce62">
            <text:p>11,894,516</text:p>
          </table:table-cell>
          <table:table-cell office:value-type="float" office:value="14687" table:style-name="ce62">
            <text:p>14,687</text:p>
          </table:table-cell>
          <table:table-cell office:value-type="float" office:value="7770" table:style-name="ce62">
            <text:p>7,770</text:p>
          </table:table-cell>
          <table:table-cell office:value-type="float" office:value="6917" table:style-name="ce62">
            <text:p>6,917</text:p>
          </table:table-cell>
          <table:table-cell office:value-type="float" office:value="7.57" table:style-name="ce63">
            <text:p>7.57</text:p>
          </table:table-cell>
          <table:table-cell office:value-type="float" office:value="13739" table:style-name="ce62">
            <text:p>13,739</text:p>
          </table:table-cell>
          <table:table-cell office:value-type="float" office:value="8113" table:style-name="ce62">
            <text:p>8,113</text:p>
          </table:table-cell>
          <table:table-cell office:value-type="float" office:value="5626" table:style-name="ce62">
            <text:p>5,626</text:p>
          </table:table-cell>
          <table:table-cell office:value-type="float" office:value="7.08" table:style-name="ce63">
            <text:p>7.08</text:p>
          </table:table-cell>
          <table:table-cell office:value-type="float" office:value="948" table:style-name="ce62">
            <text:p>948</text:p>
          </table:table-cell>
          <table:table-cell office:value-type="float" office:value="0.49" table:style-name="ce64">
            <text:p>0.49</text:p>
          </table:table-cell>
          <table:table-cell office:value-type="float" office:value="12497" table:style-name="ce65">
            <text:p>12,497</text:p>
          </table:table-cell>
          <table:table-cell office:value-type="float" office:value="12264" table:style-name="ce62">
            <text:p>12,264</text:p>
          </table:table-cell>
          <table:table-cell office:value-type="float" office:value="233" table:style-name="ce62">
            <text:p>233</text:p>
          </table:table-cell>
          <table:table-cell office:value-type="float" office:value="66" table:style-name="ce62">
            <text:p>66</text:p>
          </table:table-cell>
          <table:table-cell office:value-type="float" office:value="167" table:style-name="ce62">
            <text:p>167</text:p>
          </table:table-cell>
          <table:table-cell office:value-type="float" office:value="6.44" table:style-name="ce63">
            <text:p>6.44</text:p>
          </table:table-cell>
          <table:table-cell office:value-type="float" office:value="4476" table:style-name="ce62">
            <text:p>4,476</text:p>
          </table:table-cell>
          <table:table-cell office:value-type="float" office:value="4452" table:style-name="ce62">
            <text:p>4,452</text:p>
          </table:table-cell>
          <table:table-cell office:value-type="float" office:value="24" table:style-name="ce62">
            <text:p>24</text:p>
          </table:table-cell>
          <table:table-cell office:value-type="float" office:value="9" table:style-name="ce62">
            <text:p>9</text:p>
          </table:table-cell>
          <table:table-cell office:value-type="float" office:value="15" table:style-name="ce62">
            <text:p>15</text:p>
          </table:table-cell>
          <table:table-cell office:value-type="float" office:value="2.31" table:style-name="ce63">
            <text:p>2.31</text:p>
          </table:table-cell>
          <table:table-cell office:value-type="float" office:value="62816" table:style-name="ce62">
            <text:p>62,816</text:p>
          </table:table-cell>
          <table:table-cell office:value-type="float" office:value="61254" table:style-name="ce62">
            <text:p>61,254</text:p>
          </table:table-cell>
          <table:table-cell office:value-type="float" office:value="570952" table:style-name="ce62">
            <text:p>570,952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2<text:s/><text:span text:style-name="T10">月</text:span></text:p>
          </table:table-cell>
          <table:covered-table-cell/>
          <table:table-cell office:value-type="float" office:value="8832745" table:style-name="ce62">
            <text:p>8,832,745</text:p>
          </table:table-cell>
          <table:table-cell office:value-type="float" office:value="23603121" table:style-name="ce62">
            <text:p>23,603,121</text:p>
          </table:table-cell>
          <table:table-cell office:value-type="float" office:value="11705186" table:style-name="ce62">
            <text:p>11,705,186</text:p>
          </table:table-cell>
          <table:table-cell office:value-type="float" office:value="11897935" table:style-name="ce62">
            <text:p>11,897,935</text:p>
          </table:table-cell>
          <table:table-cell office:value-type="float" office:value="16916" table:style-name="ce62">
            <text:p>16,916</text:p>
          </table:table-cell>
          <table:table-cell office:value-type="float" office:value="8764" table:style-name="ce62">
            <text:p>8,764</text:p>
          </table:table-cell>
          <table:table-cell office:value-type="float" office:value="8152" table:style-name="ce62">
            <text:p>8,152</text:p>
          </table:table-cell>
          <table:table-cell office:value-type="float" office:value="8.44" table:style-name="ce63">
            <text:p>8.44</text:p>
          </table:table-cell>
          <table:table-cell office:value-type="float" office:value="15406" table:style-name="ce62">
            <text:p>15,406</text:p>
          </table:table-cell>
          <table:table-cell office:value-type="float" office:value="9025" table:style-name="ce62">
            <text:p>9,025</text:p>
          </table:table-cell>
          <table:table-cell office:value-type="float" office:value="6381" table:style-name="ce62">
            <text:p>6,381</text:p>
          </table:table-cell>
          <table:table-cell office:value-type="float" office:value="7.69" table:style-name="ce63">
            <text:p>7.69</text:p>
          </table:table-cell>
          <table:table-cell office:value-type="float" office:value="1510" table:style-name="ce62">
            <text:p>1,510</text:p>
          </table:table-cell>
          <table:table-cell office:value-type="float" office:value="0.75" table:style-name="ce64">
            <text:p>0.75</text:p>
          </table:table-cell>
          <table:table-cell office:value-type="float" office:value="13931" table:style-name="ce65">
            <text:p>13,931</text:p>
          </table:table-cell>
          <table:table-cell office:value-type="float" office:value="13615" table:style-name="ce62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91" table:style-name="ce62">
            <text:p>91</text:p>
          </table:table-cell>
          <table:table-cell office:value-type="float" office:value="225" table:style-name="ce62">
            <text:p>225</text:p>
          </table:table-cell>
          <table:table-cell office:value-type="float" office:value="6.95" table:style-name="ce63">
            <text:p>6.95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2">
            <text:p>15</text:p>
          </table:table-cell>
          <table:table-cell office:value-type="float" office:value="2" table:style-name="ce62">
            <text:p>2</text:p>
          </table:table-cell>
          <table:table-cell office:value-type="float" office:value="13" table:style-name="ce62">
            <text:p>13</text:p>
          </table:table-cell>
          <table:table-cell office:value-type="float" office:value="2.21" table:style-name="ce63">
            <text:p>2.21</text:p>
          </table:table-cell>
          <table:table-cell office:value-type="float" office:value="63057" table:style-name="ce62">
            <text:p>63,057</text:p>
          </table:table-cell>
          <table:table-cell office:value-type="float" office:value="60222" table:style-name="ce62">
            <text:p>60,222</text:p>
          </table:table-cell>
          <table:table-cell office:value-type="float" office:value="571427" table:style-name="ce62">
            <text:p>571,427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09<text:span text:style-name="T9">年</text:span></text:p>
          </table:table-cell>
          <table:covered-table-cell/>
          <table:table-cell office:value-type="float" office:value="8933814" table:style-name="ce53">
            <text:p>8,933,814</text:p>
          </table:table-cell>
          <table:table-cell office:value-type="float" office:value="23561236" table:style-name="ce53">
            <text:p>23,561,236</text:p>
          </table:table-cell>
          <table:table-cell office:value-type="float" office:value="11673765" table:style-name="ce53">
            <text:p>11,673,765</text:p>
          </table:table-cell>
          <table:table-cell office:value-type="float" office:value="11887471" table:style-name="ce53">
            <text:p>11,887,471</text:p>
          </table:table-cell>
          <table:table-cell office:value-type="float" office:value="165249" table:style-name="ce53">
            <text:p>165,249</text:p>
          </table:table-cell>
          <table:table-cell office:value-type="float" office:value="85704" table:style-name="ce53">
            <text:p>85,704</text:p>
          </table:table-cell>
          <table:table-cell office:value-type="float" office:value="79545" table:style-name="ce53">
            <text:p>79,545</text:p>
          </table:table-cell>
          <table:table-cell office:value-type="float" office:value="7.0073678731589624" table:style-name="ce66">
            <text:p>7.01</text:p>
          </table:table-cell>
          <table:table-cell office:value-type="float" office:value="173156" table:style-name="ce53">
            <text:p>173,156</text:p>
          </table:table-cell>
          <table:table-cell office:value-type="float" office:value="101468" table:style-name="ce53">
            <text:p>101,468</text:p>
          </table:table-cell>
          <table:table-cell office:value-type="float" office:value="71688" table:style-name="ce53">
            <text:p>71,688</text:p>
          </table:table-cell>
          <table:table-cell office:value-type="float" office:value="7.342663443922282" table:style-name="ce66">
            <text:p>7.34</text:p>
          </table:table-cell>
          <table:table-cell office:value-type="float" office:value="-7907" table:style-name="ce53">
            <text:p>–7,907</text:p>
          </table:table-cell>
          <table:table-cell office:value-type="float" office:value="-0.33529557076332028" table:style-name="ce67">
            <text:p>–0.34</text:p>
          </table:table-cell>
          <table:table-cell office:value-type="float" office:value="121702" table:style-name="ce56">
            <text:p>121,702</text:p>
          </table:table-cell>
          <table:table-cell office:value-type="float" office:value="119315" table:style-name="ce53">
            <text:p>119,315</text:p>
          </table:table-cell>
          <table:table-cell office:value-type="float" office:value="2387" table:style-name="ce53">
            <text:p>2,387</text:p>
          </table:table-cell>
          <table:table-cell office:value-type="float" office:value="674" table:style-name="ce53">
            <text:p>674</text:p>
          </table:table-cell>
          <table:table-cell office:value-type="float" office:value="1713" table:style-name="ce53">
            <text:p>1,713</text:p>
          </table:table-cell>
          <table:table-cell office:value-type="float" office:value="5.1607615471149115" table:style-name="ce66">
            <text:p>5.16</text:p>
          </table:table-cell>
          <table:table-cell office:value-type="float" office:value="51680" table:style-name="ce53">
            <text:p>51,680</text:p>
          </table:table-cell>
          <table:table-cell office:value-type="float" office:value="51309" table:style-name="ce53">
            <text:p>51,309</text:p>
          </table:table-cell>
          <table:table-cell office:value-type="float" office:value="371" table:style-name="ce53">
            <text:p>371</text:p>
          </table:table-cell>
          <table:table-cell office:value-type="float" office:value="100" table:style-name="ce53">
            <text:p>100</text:p>
          </table:table-cell>
          <table:table-cell office:value-type="float" office:value="271" table:style-name="ce53">
            <text:p>271</text:p>
          </table:table-cell>
          <table:table-cell office:value-type="float" office:value="2.1914854049637524" table:style-name="ce66">
            <text:p>2.19</text:p>
          </table:table-cell>
          <table:table-cell office:value-type="float" office:value="946251" table:style-name="ce53">
            <text:p>946,251</text:p>
          </table:table-cell>
          <table:table-cell office:value-type="float" office:value="980229" table:style-name="ce53">
            <text:p>980,229</text:p>
          </table:table-cell>
          <table:table-cell office:value-type="float" office:value="576792" table:style-name="ce53">
            <text:p>576,792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8835281" table:style-name="ce62">
            <text:p>8,835,281</text:p>
          </table:table-cell>
          <table:table-cell office:value-type="float" office:value="23604265" table:style-name="ce62">
            <text:p>23,604,265</text:p>
          </table:table-cell>
          <table:table-cell office:value-type="float" office:value="11704308" table:style-name="ce62">
            <text:p>11,704,308</text:p>
          </table:table-cell>
          <table:table-cell office:value-type="float" office:value="11899957" table:style-name="ce62">
            <text:p>11,899,957</text:p>
          </table:table-cell>
          <table:table-cell office:value-type="float" office:value="12510" table:style-name="ce62">
            <text:p>12,510</text:p>
          </table:table-cell>
          <table:table-cell office:value-type="float" office:value="6445" table:style-name="ce62">
            <text:p>6,445</text:p>
          </table:table-cell>
          <table:table-cell office:value-type="float" office:value="6065" table:style-name="ce62">
            <text:p>6,065</text:p>
          </table:table-cell>
          <table:table-cell office:value-type="float" office:value="6.26" table:style-name="ce63">
            <text:p>6.26</text:p>
          </table:table-cell>
          <table:table-cell office:value-type="float" office:value="14673" table:style-name="ce62">
            <text:p>14,673</text:p>
          </table:table-cell>
          <table:table-cell office:value-type="float" office:value="8649" table:style-name="ce62">
            <text:p>8,649</text:p>
          </table:table-cell>
          <table:table-cell office:value-type="float" office:value="6024" table:style-name="ce62">
            <text:p>6,024</text:p>
          </table:table-cell>
          <table:table-cell office:value-type="float" office:value="7.34" table:style-name="ce63">
            <text:p>7.34</text:p>
          </table:table-cell>
          <table:table-cell office:value-type="float" office:value="-2163" table:style-name="ce62">
            <text:p>–2,163</text:p>
          </table:table-cell>
          <table:table-cell office:value-type="float" office:value="-1.08" table:style-name="ce64">
            <text:p>–1.08</text:p>
          </table:table-cell>
          <table:table-cell office:value-type="float" office:value="12677" table:style-name="ce65">
            <text:p>12,677</text:p>
          </table:table-cell>
          <table:table-cell office:value-type="float" office:value="12473" table:style-name="ce62">
            <text:p>12,473</text:p>
          </table:table-cell>
          <table:table-cell office:value-type="float" office:value="204" table:style-name="ce62">
            <text:p>204</text:p>
          </table:table-cell>
          <table:table-cell office:value-type="float" office:value="69" table:style-name="ce62">
            <text:p>69</text:p>
          </table:table-cell>
          <table:table-cell office:value-type="float" office:value="135" table:style-name="ce62">
            <text:p>135</text:p>
          </table:table-cell>
          <table:table-cell office:value-type="float" office:value="6.34" table:style-name="ce63">
            <text:p>6.34</text:p>
          </table:table-cell>
          <table:table-cell office:value-type="float" office:value="3672" table:style-name="ce62">
            <text:p>3,672</text:p>
          </table:table-cell>
          <table:table-cell office:value-type="float" office:value="3648" table:style-name="ce62">
            <text:p>3,648</text:p>
          </table:table-cell>
          <table:table-cell office:value-type="float" office:value="24" table:style-name="ce62">
            <text:p>24</text:p>
          </table:table-cell>
          <table:table-cell office:value-type="float" office:value="7" table:style-name="ce62">
            <text:p>7</text:p>
          </table:table-cell>
          <table:table-cell office:value-type="float" office:value="17" table:style-name="ce62">
            <text:p>17</text:p>
          </table:table-cell>
          <table:table-cell office:value-type="float" office:value="1.84" table:style-name="ce63">
            <text:p>1.84</text:p>
          </table:table-cell>
          <table:table-cell office:value-type="float" office:value="73313" table:style-name="ce62">
            <text:p>73,313</text:p>
          </table:table-cell>
          <table:table-cell office:value-type="float" office:value="70006" table:style-name="ce62">
            <text:p>70,006</text:p>
          </table:table-cell>
          <table:table-cell office:value-type="float" office:value="571816" table:style-name="ce62">
            <text:p>571,816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8841182" table:style-name="ce62">
            <text:p>8,841,182</text:p>
          </table:table-cell>
          <table:table-cell office:value-type="float" office:value="23600903" table:style-name="ce62">
            <text:p>23,600,903</text:p>
          </table:table-cell>
          <table:table-cell office:value-type="float" office:value="11701322" table:style-name="ce62">
            <text:p>11,701,322</text:p>
          </table:table-cell>
          <table:table-cell office:value-type="float" office:value="11899581" table:style-name="ce62">
            <text:p>11,899,581</text:p>
          </table:table-cell>
          <table:table-cell office:value-type="float" office:value="13536" table:style-name="ce62">
            <text:p>13,536</text:p>
          </table:table-cell>
          <table:table-cell office:value-type="float" office:value="6926" table:style-name="ce62">
            <text:p>6,926</text:p>
          </table:table-cell>
          <table:table-cell office:value-type="float" office:value="6610" table:style-name="ce62">
            <text:p>6,610</text:p>
          </table:table-cell>
          <table:table-cell office:value-type="float" office:value="7.24" table:style-name="ce63">
            <text:p>7.24</text:p>
          </table:table-cell>
          <table:table-cell office:value-type="float" office:value="16211" table:style-name="ce62">
            <text:p>16,211</text:p>
          </table:table-cell>
          <table:table-cell office:value-type="float" office:value="9525" table:style-name="ce62">
            <text:p>9,525</text:p>
          </table:table-cell>
          <table:table-cell office:value-type="float" office:value="6686" table:style-name="ce62">
            <text:p>6,686</text:p>
          </table:table-cell>
          <table:table-cell office:value-type="float" office:value="8.67" table:style-name="ce63">
            <text:p>8.67</text:p>
          </table:table-cell>
          <table:table-cell office:value-type="float" office:value="-2675" table:style-name="ce62">
            <text:p>–2,675</text:p>
          </table:table-cell>
          <table:table-cell office:value-type="float" office:value="-1.43" table:style-name="ce64">
            <text:p>–1.43</text:p>
          </table:table-cell>
          <table:table-cell office:value-type="float" office:value="11092" table:style-name="ce65">
            <text:p>11,092</text:p>
          </table:table-cell>
          <table:table-cell office:value-type="float" office:value="10833" table:style-name="ce62">
            <text:p>10,833</text:p>
          </table:table-cell>
          <table:table-cell office:value-type="float" office:value="259" table:style-name="ce62">
            <text:p>259</text:p>
          </table:table-cell>
          <table:table-cell office:value-type="float" office:value="75" table:style-name="ce62">
            <text:p>75</text:p>
          </table:table-cell>
          <table:table-cell office:value-type="float" office:value="184" table:style-name="ce62">
            <text:p>184</text:p>
          </table:table-cell>
          <table:table-cell office:value-type="float" office:value="5.93" table:style-name="ce63">
            <text:p>5.93</text:p>
          </table:table-cell>
          <table:table-cell office:value-type="float" office:value="4234" table:style-name="ce62">
            <text:p>4,234</text:p>
          </table:table-cell>
          <table:table-cell office:value-type="float" office:value="4210" table:style-name="ce62">
            <text:p>4,210</text:p>
          </table:table-cell>
          <table:table-cell office:value-type="float" office:value="24" table:style-name="ce62">
            <text:p>24</text:p>
          </table:table-cell>
          <table:table-cell office:value-type="float" office:value="7" table:style-name="ce62">
            <text:p>7</text:p>
          </table:table-cell>
          <table:table-cell office:value-type="float" office:value="17" table:style-name="ce62">
            <text:p>17</text:p>
          </table:table-cell>
          <table:table-cell office:value-type="float" office:value="2.2599999999999998" table:style-name="ce63">
            <text:p>2.26</text:p>
          </table:table-cell>
          <table:table-cell office:value-type="float" office:value="82908" table:style-name="ce62">
            <text:p>82,908</text:p>
          </table:table-cell>
          <table:table-cell office:value-type="float" office:value="83595" table:style-name="ce62">
            <text:p>83,595</text:p>
          </table:table-cell>
          <table:table-cell office:value-type="float" office:value="572224" table:style-name="ce62">
            <text:p>572,22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8848368" table:style-name="ce62">
            <text:p>8,848,368</text:p>
          </table:table-cell>
          <table:table-cell office:value-type="float" office:value="23596493" table:style-name="ce62">
            <text:p>23,596,493</text:p>
          </table:table-cell>
          <table:table-cell office:value-type="float" office:value="11697977" table:style-name="ce62">
            <text:p>11,697,977</text:p>
          </table:table-cell>
          <table:table-cell office:value-type="float" office:value="11898516" table:style-name="ce62">
            <text:p>11,898,516</text:p>
          </table:table-cell>
          <table:table-cell office:value-type="float" office:value="14368" table:style-name="ce62">
            <text:p>14,368</text:p>
          </table:table-cell>
          <table:table-cell office:value-type="float" office:value="7439" table:style-name="ce62">
            <text:p>7,439</text:p>
          </table:table-cell>
          <table:table-cell office:value-type="float" office:value="6929" table:style-name="ce62">
            <text:p>6,929</text:p>
          </table:table-cell>
          <table:table-cell office:value-type="float" office:value="7.19" table:style-name="ce63">
            <text:p>7.19</text:p>
          </table:table-cell>
          <table:table-cell office:value-type="float" office:value="16083" table:style-name="ce62">
            <text:p>16,083</text:p>
          </table:table-cell>
          <table:table-cell office:value-type="float" office:value="9449" table:style-name="ce62">
            <text:p>9,449</text:p>
          </table:table-cell>
          <table:table-cell office:value-type="float" office:value="6634" table:style-name="ce62">
            <text:p>6,634</text:p>
          </table:table-cell>
          <table:table-cell office:value-type="float" office:value="8.0500000000000007" table:style-name="ce63">
            <text:p>8.05</text:p>
          </table:table-cell>
          <table:table-cell office:value-type="float" office:value="-1715" table:style-name="ce62">
            <text:p>–1,715</text:p>
          </table:table-cell>
          <table:table-cell office:value-type="float" office:value="-0.86" table:style-name="ce64">
            <text:p>–0.86</text:p>
          </table:table-cell>
          <table:table-cell office:value-type="float" office:value="9378" table:style-name="ce65">
            <text:p>9,378</text:p>
          </table:table-cell>
          <table:table-cell office:value-type="float" office:value="9227" table:style-name="ce62">
            <text:p>9,227</text:p>
          </table:table-cell>
          <table:table-cell office:value-type="float" office:value="151" table:style-name="ce62">
            <text:p>151</text:p>
          </table:table-cell>
          <table:table-cell office:value-type="float" office:value="50" table:style-name="ce62">
            <text:p>50</text:p>
          </table:table-cell>
          <table:table-cell office:value-type="float" office:value="101" table:style-name="ce62">
            <text:p>101</text:p>
          </table:table-cell>
          <table:table-cell office:value-type="float" office:value="4.6900000000000004" table:style-name="ce63">
            <text:p>4.69</text:p>
          </table:table-cell>
          <table:table-cell office:value-type="float" office:value="4654" table:style-name="ce62">
            <text:p>4,654</text:p>
          </table:table-cell>
          <table:table-cell office:value-type="float" office:value="4624" table:style-name="ce62">
            <text:p>4,624</text:p>
          </table:table-cell>
          <table:table-cell office:value-type="float" office:value="30" table:style-name="ce62">
            <text:p>30</text:p>
          </table:table-cell>
          <table:table-cell office:value-type="float" office:value="10" table:style-name="ce62">
            <text:p>10</text:p>
          </table:table-cell>
          <table:table-cell office:value-type="float" office:value="20" table:style-name="ce62">
            <text:p>20</text:p>
          </table:table-cell>
          <table:table-cell office:value-type="float" office:value="2.33" table:style-name="ce63">
            <text:p>2.33</text:p>
          </table:table-cell>
          <table:table-cell office:value-type="float" office:value="87117" table:style-name="ce62">
            <text:p>87,117</text:p>
          </table:table-cell>
          <table:table-cell office:value-type="float" office:value="89812" table:style-name="ce62">
            <text:p>89,812</text:p>
          </table:table-cell>
          <table:table-cell office:value-type="float" office:value="572675" table:style-name="ce62">
            <text:p>572,67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8854938" table:style-name="ce62">
            <text:p>8,854,938</text:p>
          </table:table-cell>
          <table:table-cell office:value-type="float" office:value="23591920" table:style-name="ce62">
            <text:p>23,591,920</text:p>
          </table:table-cell>
          <table:table-cell office:value-type="float" office:value="11694751" table:style-name="ce62">
            <text:p>11,694,751</text:p>
          </table:table-cell>
          <table:table-cell office:value-type="float" office:value="11897169" table:style-name="ce62">
            <text:p>11,897,169</text:p>
          </table:table-cell>
          <table:table-cell office:value-type="float" office:value="12864" table:style-name="ce62">
            <text:p>12,864</text:p>
          </table:table-cell>
          <table:table-cell office:value-type="float" office:value="6642" table:style-name="ce62">
            <text:p>6,642</text:p>
          </table:table-cell>
          <table:table-cell office:value-type="float" office:value="6222" table:style-name="ce62">
            <text:p>6,222</text:p>
          </table:table-cell>
          <table:table-cell office:value-type="float" office:value="6.65" table:style-name="ce63">
            <text:p>6.65</text:p>
          </table:table-cell>
          <table:table-cell office:value-type="float" office:value="14423" table:style-name="ce62">
            <text:p>14,423</text:p>
          </table:table-cell>
          <table:table-cell office:value-type="float" office:value="8417" table:style-name="ce62">
            <text:p>8,417</text:p>
          </table:table-cell>
          <table:table-cell office:value-type="float" office:value="6006" table:style-name="ce62">
            <text:p>6,006</text:p>
          </table:table-cell>
          <table:table-cell office:value-type="float" office:value="7.46" table:style-name="ce63">
            <text:p>7.46</text:p>
          </table:table-cell>
          <table:table-cell office:value-type="float" office:value="-1559" table:style-name="ce62">
            <text:p>–1,559</text:p>
          </table:table-cell>
          <table:table-cell office:value-type="float" office:value="-0.81" table:style-name="ce64">
            <text:p>–0.81</text:p>
          </table:table-cell>
          <table:table-cell office:value-type="float" office:value="6939" table:style-name="ce65">
            <text:p>6,939</text:p>
          </table:table-cell>
          <table:table-cell office:value-type="float" office:value="6807" table:style-name="ce62">
            <text:p>6,807</text:p>
          </table:table-cell>
          <table:table-cell office:value-type="float" office:value="132" table:style-name="ce62">
            <text:p>132</text:p>
          </table:table-cell>
          <table:table-cell office:value-type="float" office:value="39" table:style-name="ce62">
            <text:p>39</text:p>
          </table:table-cell>
          <table:table-cell office:value-type="float" office:value="93" table:style-name="ce62">
            <text:p>93</text:p>
          </table:table-cell>
          <table:table-cell office:value-type="float" office:value="3.59" table:style-name="ce63">
            <text:p>3.59</text:p>
          </table:table-cell>
          <table:table-cell office:value-type="float" office:value="4024" table:style-name="ce62">
            <text:p>4,024</text:p>
          </table:table-cell>
          <table:table-cell office:value-type="float" office:value="3989" table:style-name="ce62">
            <text:p>3,989</text:p>
          </table:table-cell>
          <table:table-cell office:value-type="float" office:value="35" table:style-name="ce62">
            <text:p>35</text:p>
          </table:table-cell>
          <table:table-cell office:value-type="float" office:value="11" table:style-name="ce62">
            <text:p>11</text:p>
          </table:table-cell>
          <table:table-cell office:value-type="float" office:value="24" table:style-name="ce62">
            <text:p>24</text:p>
          </table:table-cell>
          <table:table-cell office:value-type="float" office:value="2.08" table:style-name="ce63">
            <text:p>2.08</text:p>
          </table:table-cell>
          <table:table-cell office:value-type="float" office:value="74075" table:style-name="ce62">
            <text:p>74,075</text:p>
          </table:table-cell>
          <table:table-cell office:value-type="float" office:value="77089" table:style-name="ce62">
            <text:p>77,089</text:p>
          </table:table-cell>
          <table:table-cell office:value-type="float" office:value="573086" table:style-name="ce62">
            <text:p>573,086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8865759" table:style-name="ce62">
            <text:p>8,865,759</text:p>
          </table:table-cell>
          <table:table-cell office:value-type="float" office:value="23586562" table:style-name="ce62">
            <text:p>23,586,562</text:p>
          </table:table-cell>
          <table:table-cell office:value-type="float" office:value="11691334" table:style-name="ce62">
            <text:p>11,691,334</text:p>
          </table:table-cell>
          <table:table-cell office:value-type="float" office:value="11895228" table:style-name="ce62">
            <text:p>11,895,228</text:p>
          </table:table-cell>
          <table:table-cell office:value-type="float" office:value="12235" table:style-name="ce62">
            <text:p>12,235</text:p>
          </table:table-cell>
          <table:table-cell office:value-type="float" office:value="6403" table:style-name="ce62">
            <text:p>6,403</text:p>
          </table:table-cell>
          <table:table-cell office:value-type="float" office:value="5832" table:style-name="ce62">
            <text:p>5,832</text:p>
          </table:table-cell>
          <table:table-cell office:value-type="float" office:value="6.12" table:style-name="ce63">
            <text:p>6.12</text:p>
          </table:table-cell>
          <table:table-cell office:value-type="float" office:value="13272" table:style-name="ce62">
            <text:p>13,272</text:p>
          </table:table-cell>
          <table:table-cell office:value-type="float" office:value="7871" table:style-name="ce62">
            <text:p>7,871</text:p>
          </table:table-cell>
          <table:table-cell office:value-type="float" office:value="5401" table:style-name="ce62">
            <text:p>5,401</text:p>
          </table:table-cell>
          <table:table-cell office:value-type="float" office:value="6.64" table:style-name="ce63">
            <text:p>6.64</text:p>
          </table:table-cell>
          <table:table-cell office:value-type="float" office:value="-1037" table:style-name="ce62">
            <text:p>–1,037</text:p>
          </table:table-cell>
          <table:table-cell office:value-type="float" office:value="-0.52" table:style-name="ce64">
            <text:p>–0.52</text:p>
          </table:table-cell>
          <table:table-cell office:value-type="float" office:value="15370" table:style-name="ce65">
            <text:p>15,370</text:p>
          </table:table-cell>
          <table:table-cell office:value-type="float" office:value="14968" table:style-name="ce62">
            <text:p>14,968</text:p>
          </table:table-cell>
          <table:table-cell office:value-type="float" office:value="402" table:style-name="ce62">
            <text:p>402</text:p>
          </table:table-cell>
          <table:table-cell office:value-type="float" office:value="96" table:style-name="ce62">
            <text:p>96</text:p>
          </table:table-cell>
          <table:table-cell office:value-type="float" office:value="306" table:style-name="ce62">
            <text:p>306</text:p>
          </table:table-cell>
          <table:table-cell office:value-type="float" office:value="7.69" table:style-name="ce63">
            <text:p>7.69</text:p>
          </table:table-cell>
          <table:table-cell office:value-type="float" office:value="4447" table:style-name="ce62">
            <text:p>4,447</text:p>
          </table:table-cell>
          <table:table-cell office:value-type="float" office:value="4419" table:style-name="ce62">
            <text:p>4,419</text:p>
          </table:table-cell>
          <table:table-cell office:value-type="float" office:value="28" table:style-name="ce62">
            <text:p>28</text:p>
          </table:table-cell>
          <table:table-cell office:value-type="float" office:value="5" table:style-name="ce62">
            <text:p>5</text:p>
          </table:table-cell>
          <table:table-cell office:value-type="float" office:value="23" table:style-name="ce62">
            <text:p>23</text:p>
          </table:table-cell>
          <table:table-cell office:value-type="float" office:value="2.23" table:style-name="ce63">
            <text:p>2.23</text:p>
          </table:table-cell>
          <table:table-cell office:value-type="float" office:value="76367" table:style-name="ce62">
            <text:p>76,367</text:p>
          </table:table-cell>
          <table:table-cell office:value-type="float" office:value="80688" table:style-name="ce62">
            <text:p>80,688</text:p>
          </table:table-cell>
          <table:table-cell office:value-type="float" office:value="573469" table:style-name="ce62">
            <text:p>573,46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8874204" table:style-name="ce62">
            <text:p>8,874,204</text:p>
          </table:table-cell>
          <table:table-cell office:value-type="float" office:value="23583823" table:style-name="ce62">
            <text:p>23,583,823</text:p>
          </table:table-cell>
          <table:table-cell office:value-type="float" office:value="11689221" table:style-name="ce62">
            <text:p>11,689,221</text:p>
          </table:table-cell>
          <table:table-cell office:value-type="float" office:value="11894602" table:style-name="ce62">
            <text:p>11,894,602</text:p>
          </table:table-cell>
          <table:table-cell office:value-type="float" office:value="14247" table:style-name="ce62">
            <text:p>14,247</text:p>
          </table:table-cell>
          <table:table-cell office:value-type="float" office:value="7408" table:style-name="ce62">
            <text:p>7,408</text:p>
          </table:table-cell>
          <table:table-cell office:value-type="float" office:value="6839" table:style-name="ce62">
            <text:p>6,839</text:p>
          </table:table-cell>
          <table:table-cell office:value-type="float" office:value="7.37" table:style-name="ce63">
            <text:p>7.37</text:p>
          </table:table-cell>
          <table:table-cell office:value-type="float" office:value="13893" table:style-name="ce62">
            <text:p>13,893</text:p>
          </table:table-cell>
          <table:table-cell office:value-type="float" office:value="8120" table:style-name="ce62">
            <text:p>8,120</text:p>
          </table:table-cell>
          <table:table-cell office:value-type="float" office:value="5773" table:style-name="ce62">
            <text:p>5,773</text:p>
          </table:table-cell>
          <table:table-cell office:value-type="float" office:value="7.19" table:style-name="ce63">
            <text:p>7.19</text:p>
          </table:table-cell>
          <table:table-cell office:value-type="float" office:value="354" table:style-name="ce62">
            <text:p>354</text:p>
          </table:table-cell>
          <table:table-cell office:value-type="float" office:value="0.18" table:style-name="ce64">
            <text:p>0.18</text:p>
          </table:table-cell>
          <table:table-cell office:value-type="float" office:value="6889" table:style-name="ce65">
            <text:p>6,889</text:p>
          </table:table-cell>
          <table:table-cell office:value-type="float" office:value="6745" table:style-name="ce62">
            <text:p>6,745</text:p>
          </table:table-cell>
          <table:table-cell office:value-type="float" office:value="144" table:style-name="ce62">
            <text:p>144</text:p>
          </table:table-cell>
          <table:table-cell office:value-type="float" office:value="51" table:style-name="ce62">
            <text:p>51</text:p>
          </table:table-cell>
          <table:table-cell office:value-type="float" office:value="93" table:style-name="ce62">
            <text:p>93</text:p>
          </table:table-cell>
          <table:table-cell office:value-type="float" office:value="3.56" table:style-name="ce63">
            <text:p>3.56</text:p>
          </table:table-cell>
          <table:table-cell office:value-type="float" office:value="4259" table:style-name="ce62">
            <text:p>4,259</text:p>
          </table:table-cell>
          <table:table-cell office:value-type="float" office:value="4235" table:style-name="ce62">
            <text:p>4,235</text:p>
          </table:table-cell>
          <table:table-cell office:value-type="float" office:value="24" table:style-name="ce62">
            <text:p>24</text:p>
          </table:table-cell>
          <table:table-cell office:value-type="float" office:value="6" table:style-name="ce62">
            <text:p>6</text:p>
          </table:table-cell>
          <table:table-cell office:value-type="float" office:value="18" table:style-name="ce62">
            <text:p>18</text:p>
          </table:table-cell>
          <table:table-cell office:value-type="float" office:value="2.2000000000000002" table:style-name="ce63">
            <text:p>2.20</text:p>
          </table:table-cell>
          <table:table-cell office:value-type="float" office:value="72568" table:style-name="ce62">
            <text:p>72,568</text:p>
          </table:table-cell>
          <table:table-cell office:value-type="float" office:value="75661" table:style-name="ce62">
            <text:p>75,661</text:p>
          </table:table-cell>
          <table:table-cell office:value-type="float" office:value="573980" table:style-name="ce62">
            <text:p>573,980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8884763" table:style-name="ce62">
            <text:p>8,884,763</text:p>
          </table:table-cell>
          <table:table-cell office:value-type="float" office:value="23578705" table:style-name="ce62">
            <text:p>23,578,705</text:p>
          </table:table-cell>
          <table:table-cell office:value-type="float" office:value="11685947" table:style-name="ce62">
            <text:p>11,685,947</text:p>
          </table:table-cell>
          <table:table-cell office:value-type="float" office:value="11892758" table:style-name="ce62">
            <text:p>11,892,758</text:p>
          </table:table-cell>
          <table:table-cell office:value-type="float" office:value="12614" table:style-name="ce62">
            <text:p>12,614</text:p>
          </table:table-cell>
          <table:table-cell office:value-type="float" office:value="6582" table:style-name="ce62">
            <text:p>6,582</text:p>
          </table:table-cell>
          <table:table-cell office:value-type="float" office:value="6032" table:style-name="ce62">
            <text:p>6,032</text:p>
          </table:table-cell>
          <table:table-cell office:value-type="float" office:value="6.32" table:style-name="ce63">
            <text:p>6.32</text:p>
          </table:table-cell>
          <table:table-cell office:value-type="float" office:value="14533" table:style-name="ce62">
            <text:p>14,533</text:p>
          </table:table-cell>
          <table:table-cell office:value-type="float" office:value="8381" table:style-name="ce62">
            <text:p>8,381</text:p>
          </table:table-cell>
          <table:table-cell office:value-type="float" office:value="6152" table:style-name="ce62">
            <text:p>6,152</text:p>
          </table:table-cell>
          <table:table-cell office:value-type="float" office:value="7.28" table:style-name="ce63">
            <text:p>7.28</text:p>
          </table:table-cell>
          <table:table-cell office:value-type="float" office:value="-1919" table:style-name="ce62">
            <text:p>–1,919</text:p>
          </table:table-cell>
          <table:table-cell office:value-type="float" office:value="-0.96" table:style-name="ce64">
            <text:p>–0.96</text:p>
          </table:table-cell>
          <table:table-cell office:value-type="float" office:value="8324" table:style-name="ce65">
            <text:p>8,324</text:p>
          </table:table-cell>
          <table:table-cell office:value-type="float" office:value="8170" table:style-name="ce62">
            <text:p>8,170</text:p>
          </table:table-cell>
          <table:table-cell office:value-type="float" office:value="154" table:style-name="ce62">
            <text:p>154</text:p>
          </table:table-cell>
          <table:table-cell office:value-type="float" office:value="44" table:style-name="ce62">
            <text:p>44</text:p>
          </table:table-cell>
          <table:table-cell office:value-type="float" office:value="110" table:style-name="ce62">
            <text:p>110</text:p>
          </table:table-cell>
          <table:table-cell office:value-type="float" office:value="4.17" table:style-name="ce63">
            <text:p>4.17</text:p>
          </table:table-cell>
          <table:table-cell office:value-type="float" office:value="4905" table:style-name="ce62">
            <text:p>4,905</text:p>
          </table:table-cell>
          <table:table-cell office:value-type="float" office:value="4867" table:style-name="ce62">
            <text:p>4,867</text:p>
          </table:table-cell>
          <table:table-cell office:value-type="float" office:value="38" table:style-name="ce62">
            <text:p>38</text:p>
          </table:table-cell>
          <table:table-cell office:value-type="float" office:value="7" table:style-name="ce62">
            <text:p>7</text:p>
          </table:table-cell>
          <table:table-cell office:value-type="float" office:value="31" table:style-name="ce62">
            <text:p>31</text:p>
          </table:table-cell>
          <table:table-cell office:value-type="float" office:value="2.46" table:style-name="ce63">
            <text:p>2.46</text:p>
          </table:table-cell>
          <table:table-cell office:value-type="float" office:value="88137" table:style-name="ce62">
            <text:p>88,137</text:p>
          </table:table-cell>
          <table:table-cell office:value-type="float" office:value="91336" table:style-name="ce62">
            <text:p>91,336</text:p>
          </table:table-cell>
          <table:table-cell office:value-type="float" office:value="574508" table:style-name="ce62">
            <text:p>574,508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8903119" table:style-name="ce62">
            <text:p>8,903,119</text:p>
          </table:table-cell>
          <table:table-cell office:value-type="float" office:value="23574334" table:style-name="ce62">
            <text:p>23,574,334</text:p>
          </table:table-cell>
          <table:table-cell office:value-type="float" office:value="11683160" table:style-name="ce62">
            <text:p>11,683,160</text:p>
          </table:table-cell>
          <table:table-cell office:value-type="float" office:value="11891174" table:style-name="ce62">
            <text:p>11,891,174</text:p>
          </table:table-cell>
          <table:table-cell office:value-type="float" office:value="12787" table:style-name="ce62">
            <text:p>12,787</text:p>
          </table:table-cell>
          <table:table-cell office:value-type="float" office:value="6638" table:style-name="ce62">
            <text:p>6,638</text:p>
          </table:table-cell>
          <table:table-cell office:value-type="float" office:value="6149" table:style-name="ce62">
            <text:p>6,149</text:p>
          </table:table-cell>
          <table:table-cell office:value-type="float" office:value="6.4" table:style-name="ce63">
            <text:p>6.40</text:p>
          </table:table-cell>
          <table:table-cell office:value-type="float" office:value="13301" table:style-name="ce62">
            <text:p>13,301</text:p>
          </table:table-cell>
          <table:table-cell office:value-type="float" office:value="7767" table:style-name="ce62">
            <text:p>7,767</text:p>
          </table:table-cell>
          <table:table-cell office:value-type="float" office:value="5534" table:style-name="ce62">
            <text:p>5,534</text:p>
          </table:table-cell>
          <table:table-cell office:value-type="float" office:value="6.66" table:style-name="ce63">
            <text:p>6.66</text:p>
          </table:table-cell>
          <table:table-cell office:value-type="float" office:value="-514" table:style-name="ce62">
            <text:p>–514</text:p>
          </table:table-cell>
          <table:table-cell office:value-type="float" office:value="-0.26" table:style-name="ce64">
            <text:p>–0.26</text:p>
          </table:table-cell>
          <table:table-cell office:value-type="float" office:value="6583" table:style-name="ce65">
            <text:p>6,583</text:p>
          </table:table-cell>
          <table:table-cell office:value-type="float" office:value="6422" table:style-name="ce62">
            <text:p>6,422</text:p>
          </table:table-cell>
          <table:table-cell office:value-type="float" office:value="161" table:style-name="ce62">
            <text:p>161</text:p>
          </table:table-cell>
          <table:table-cell office:value-type="float" office:value="64" table:style-name="ce62">
            <text:p>64</text:p>
          </table:table-cell>
          <table:table-cell office:value-type="float" office:value="97" table:style-name="ce62">
            <text:p>97</text:p>
          </table:table-cell>
          <table:table-cell office:value-type="float" office:value="3.3" table:style-name="ce63">
            <text:p>3.30</text:p>
          </table:table-cell>
          <table:table-cell office:value-type="float" office:value="4379" table:style-name="ce62">
            <text:p>4,379</text:p>
          </table:table-cell>
          <table:table-cell office:value-type="float" office:value="4350" table:style-name="ce62">
            <text:p>4,350</text:p>
          </table:table-cell>
          <table:table-cell office:value-type="float" office:value="29" table:style-name="ce62">
            <text:p>29</text:p>
          </table:table-cell>
          <table:table-cell office:value-type="float" office:value="9" table:style-name="ce62">
            <text:p>9</text:p>
          </table:table-cell>
          <table:table-cell office:value-type="float" office:value="20" table:style-name="ce62">
            <text:p>20</text:p>
          </table:table-cell>
          <table:table-cell office:value-type="float" office:value="2.19" table:style-name="ce63">
            <text:p>2.19</text:p>
          </table:table-cell>
          <table:table-cell office:value-type="float" office:value="89396" table:style-name="ce62">
            <text:p>89,396</text:p>
          </table:table-cell>
          <table:table-cell office:value-type="float" office:value="93253" table:style-name="ce62">
            <text:p>93,253</text:p>
          </table:table-cell>
          <table:table-cell office:value-type="float" office:value="575067" table:style-name="ce62">
            <text:p>575,06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9<text:s/><text:span text:style-name="T10">月</text:span></text:p>
          </table:table-cell>
          <table:covered-table-cell/>
          <table:table-cell office:value-type="float" office:value="8921682" table:style-name="ce62">
            <text:p>8,921,682</text:p>
          </table:table-cell>
          <table:table-cell office:value-type="float" office:value="23568378" table:style-name="ce62">
            <text:p>23,568,378</text:p>
          </table:table-cell>
          <table:table-cell office:value-type="float" office:value="11679669" table:style-name="ce62">
            <text:p>11,679,669</text:p>
          </table:table-cell>
          <table:table-cell office:value-type="float" office:value="11888709" table:style-name="ce62">
            <text:p>11,888,709</text:p>
          </table:table-cell>
          <table:table-cell office:value-type="float" office:value="13854" table:style-name="ce62">
            <text:p>13,854</text:p>
          </table:table-cell>
          <table:table-cell office:value-type="float" office:value="7318" table:style-name="ce62">
            <text:p>7,318</text:p>
          </table:table-cell>
          <table:table-cell office:value-type="float" office:value="6536" table:style-name="ce62">
            <text:p>6,536</text:p>
          </table:table-cell>
          <table:table-cell office:value-type="float" office:value="7.17" table:style-name="ce63">
            <text:p>7.17</text:p>
          </table:table-cell>
          <table:table-cell office:value-type="float" office:value="13876" table:style-name="ce62">
            <text:p>13,876</text:p>
          </table:table-cell>
          <table:table-cell office:value-type="float" office:value="8136" table:style-name="ce62">
            <text:p>8,136</text:p>
          </table:table-cell>
          <table:table-cell office:value-type="float" office:value="5740" table:style-name="ce62">
            <text:p>5,740</text:p>
          </table:table-cell>
          <table:table-cell office:value-type="float" office:value="7.18" table:style-name="ce63">
            <text:p>7.18</text:p>
          </table:table-cell>
          <table:table-cell office:value-type="float" office:value="-22" table:style-name="ce62">
            <text:p>–22</text:p>
          </table:table-cell>
          <table:table-cell office:value-type="float" office:value="-0.01" table:style-name="ce64">
            <text:p>–0.01</text:p>
          </table:table-cell>
          <table:table-cell office:value-type="float" office:value="7242" table:style-name="ce65">
            <text:p>7,242</text:p>
          </table:table-cell>
          <table:table-cell office:value-type="float" office:value="7063" table:style-name="ce62">
            <text:p>7,063</text:p>
          </table:table-cell>
          <table:table-cell office:value-type="float" office:value="179" table:style-name="ce62">
            <text:p>179</text:p>
          </table:table-cell>
          <table:table-cell office:value-type="float" office:value="46" table:style-name="ce62">
            <text:p>46</text:p>
          </table:table-cell>
          <table:table-cell office:value-type="float" office:value="133" table:style-name="ce62">
            <text:p>133</text:p>
          </table:table-cell>
          <table:table-cell office:value-type="float" office:value="3.75" table:style-name="ce63">
            <text:p>3.75</text:p>
          </table:table-cell>
          <table:table-cell office:value-type="float" office:value="4516" table:style-name="ce62">
            <text:p>4,516</text:p>
          </table:table-cell>
          <table:table-cell office:value-type="float" office:value="4492" table:style-name="ce62">
            <text:p>4,492</text:p>
          </table:table-cell>
          <table:table-cell office:value-type="float" office:value="24" table:style-name="ce62">
            <text:p>24</text:p>
          </table:table-cell>
          <table:table-cell office:value-type="float" office:value="5" table:style-name="ce62">
            <text:p>5</text:p>
          </table:table-cell>
          <table:table-cell office:value-type="float" office:value="19" table:style-name="ce62">
            <text:p>19</text:p>
          </table:table-cell>
          <table:table-cell office:value-type="float" office:value="2.34" table:style-name="ce63">
            <text:p>2.34</text:p>
          </table:table-cell>
          <table:table-cell office:value-type="float" office:value="92416" table:style-name="ce62">
            <text:p>92,416</text:p>
          </table:table-cell>
          <table:table-cell office:value-type="float" office:value="98350" table:style-name="ce62">
            <text:p>98,350</text:p>
          </table:table-cell>
          <table:table-cell office:value-type="float" office:value="575555" table:style-name="ce62">
            <text:p>575,555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0<text:s/><text:span text:style-name="T10">月</text:span></text:p>
          </table:table-cell>
          <table:covered-table-cell/>
          <table:table-cell office:value-type="float" office:value="8923738" table:style-name="ce62">
            <text:p>8,923,738</text:p>
          </table:table-cell>
          <table:table-cell office:value-type="float" office:value="23566471" table:style-name="ce62">
            <text:p>23,566,471</text:p>
          </table:table-cell>
          <table:table-cell office:value-type="float" office:value="11677788" table:style-name="ce62">
            <text:p>11,677,788</text:p>
          </table:table-cell>
          <table:table-cell office:value-type="float" office:value="11888683" table:style-name="ce62">
            <text:p>11,888,683</text:p>
          </table:table-cell>
          <table:table-cell office:value-type="float" office:value="14031" table:style-name="ce62">
            <text:p>14,031</text:p>
          </table:table-cell>
          <table:table-cell office:value-type="float" office:value="7205" table:style-name="ce62">
            <text:p>7,205</text:p>
          </table:table-cell>
          <table:table-cell office:value-type="float" office:value="6826" table:style-name="ce62">
            <text:p>6,826</text:p>
          </table:table-cell>
          <table:table-cell office:value-type="float" office:value="7.03" table:style-name="ce63">
            <text:p>7.03</text:p>
          </table:table-cell>
          <table:table-cell office:value-type="float" office:value="13542" table:style-name="ce62">
            <text:p>13,542</text:p>
          </table:table-cell>
          <table:table-cell office:value-type="float" office:value="7938" table:style-name="ce62">
            <text:p>7,938</text:p>
          </table:table-cell>
          <table:table-cell office:value-type="float" office:value="5604" table:style-name="ce62">
            <text:p>5,604</text:p>
          </table:table-cell>
          <table:table-cell office:value-type="float" office:value="6.78" table:style-name="ce63">
            <text:p>6.78</text:p>
          </table:table-cell>
          <table:table-cell office:value-type="float" office:value="489" table:style-name="ce62">
            <text:p>489</text:p>
          </table:table-cell>
          <table:table-cell office:value-type="float" office:value="0.24" table:style-name="ce64">
            <text:p>0.24</text:p>
          </table:table-cell>
          <table:table-cell office:value-type="float" office:value="12384" table:style-name="ce65">
            <text:p>12,384</text:p>
          </table:table-cell>
          <table:table-cell office:value-type="float" office:value="12204" table:style-name="ce62">
            <text:p>12,204</text:p>
          </table:table-cell>
          <table:table-cell office:value-type="float" office:value="180" table:style-name="ce62">
            <text:p>180</text:p>
          </table:table-cell>
          <table:table-cell office:value-type="float" office:value="50" table:style-name="ce62">
            <text:p>50</text:p>
          </table:table-cell>
          <table:table-cell office:value-type="float" office:value="130" table:style-name="ce62">
            <text:p>130</text:p>
          </table:table-cell>
          <table:table-cell office:value-type="float" office:value="6.2" table:style-name="ce63">
            <text:p>6.20</text:p>
          </table:table-cell>
          <table:table-cell office:value-type="float" office:value="4043" table:style-name="ce62">
            <text:p>4,043</text:p>
          </table:table-cell>
          <table:table-cell office:value-type="float" office:value="4017" table:style-name="ce62">
            <text:p>4,017</text:p>
          </table:table-cell>
          <table:table-cell office:value-type="float" office:value="26" table:style-name="ce62">
            <text:p>26</text:p>
          </table:table-cell>
          <table:table-cell office:value-type="float" office:value="9" table:style-name="ce62">
            <text:p>9</text:p>
          </table:table-cell>
          <table:table-cell office:value-type="float" office:value="17" table:style-name="ce62">
            <text:p>17</text:p>
          </table:table-cell>
          <table:table-cell office:value-type="float" office:value="2.0299999999999998" table:style-name="ce63">
            <text:p>2.03</text:p>
          </table:table-cell>
          <table:table-cell office:value-type="float" office:value="63402" table:style-name="ce62">
            <text:p>63,402</text:p>
          </table:table-cell>
          <table:table-cell office:value-type="float" office:value="65798" table:style-name="ce62">
            <text:p>65,798</text:p>
          </table:table-cell>
          <table:table-cell office:value-type="float" office:value="575967" table:style-name="ce62">
            <text:p>575,96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1<text:s/><text:span text:style-name="T10">月</text:span></text:p>
          </table:table-cell>
          <table:covered-table-cell/>
          <table:table-cell office:value-type="float" office:value="8928167" table:style-name="ce62">
            <text:p>8,928,167</text:p>
          </table:table-cell>
          <table:table-cell office:value-type="float" office:value="23563356" table:style-name="ce62">
            <text:p>23,563,356</text:p>
          </table:table-cell>
          <table:table-cell office:value-type="float" office:value="11675605" table:style-name="ce62">
            <text:p>11,675,605</text:p>
          </table:table-cell>
          <table:table-cell office:value-type="float" office:value="11887751" table:style-name="ce62">
            <text:p>11,887,751</text:p>
          </table:table-cell>
          <table:table-cell office:value-type="float" office:value="14656" table:style-name="ce62">
            <text:p>14,656</text:p>
          </table:table-cell>
          <table:table-cell office:value-type="float" office:value="7659" table:style-name="ce62">
            <text:p>7,659</text:p>
          </table:table-cell>
          <table:table-cell office:value-type="float" office:value="6997" table:style-name="ce62">
            <text:p>6,997</text:p>
          </table:table-cell>
          <table:table-cell office:value-type="float" office:value="7.587380510973774" table:style-name="ce63">
            <text:p>7.59</text:p>
          </table:table-cell>
          <table:table-cell office:value-type="float" office:value="14141" table:style-name="ce62">
            <text:p>14,141</text:p>
          </table:table-cell>
          <table:table-cell office:value-type="float" office:value="8271" table:style-name="ce62">
            <text:p>8,271</text:p>
          </table:table-cell>
          <table:table-cell office:value-type="float" office:value="5870" table:style-name="ce62">
            <text:p>5,870</text:p>
          </table:table-cell>
          <table:table-cell office:value-type="float" office:value="7.3207660893613626" table:style-name="ce63">
            <text:p>7.32</text:p>
          </table:table-cell>
          <table:table-cell office:value-type="float" office:value="515" table:style-name="ce62">
            <text:p>515</text:p>
          </table:table-cell>
          <table:table-cell office:value-type="float" office:value="0.26661442161241089" table:style-name="ce64">
            <text:p>0.27</text:p>
          </table:table-cell>
          <table:table-cell office:value-type="float" office:value="9186" table:style-name="ce65">
            <text:p>9,186</text:p>
          </table:table-cell>
          <table:table-cell office:value-type="float" office:value="9023" table:style-name="ce62">
            <text:p>9,023</text:p>
          </table:table-cell>
          <table:table-cell office:value-type="float" office:value="163" table:style-name="ce62">
            <text:p>163</text:p>
          </table:table-cell>
          <table:table-cell office:value-type="float" office:value="35" table:style-name="ce62">
            <text:p>35</text:p>
          </table:table-cell>
          <table:table-cell office:value-type="float" office:value="128" table:style-name="ce62">
            <text:p>128</text:p>
          </table:table-cell>
          <table:table-cell office:value-type="float" office:value="4.755572964915741" table:style-name="ce63">
            <text:p>4.76</text:p>
          </table:table-cell>
          <table:table-cell office:value-type="float" office:value="4209" table:style-name="ce62">
            <text:p>4,209</text:p>
          </table:table-cell>
          <table:table-cell office:value-type="float" office:value="4171" table:style-name="ce62">
            <text:p>4,171</text:p>
          </table:table-cell>
          <table:table-cell office:value-type="float" office:value="38" table:style-name="ce62">
            <text:p>38</text:p>
          </table:table-cell>
          <table:table-cell office:value-type="float" office:value="13" table:style-name="ce62">
            <text:p>13</text:p>
          </table:table-cell>
          <table:table-cell office:value-type="float" office:value="25" table:style-name="ce62">
            <text:p>25</text:p>
          </table:table-cell>
          <table:table-cell office:value-type="float" office:value="2.1789904865371597" table:style-name="ce63">
            <text:p>2.18</text:p>
          </table:table-cell>
          <table:table-cell office:value-type="float" office:value="68722" table:style-name="ce62">
            <text:p>68,722</text:p>
          </table:table-cell>
          <table:table-cell office:value-type="float" office:value="72352" table:style-name="ce62">
            <text:p>72,352</text:p>
          </table:table-cell>
          <table:table-cell office:value-type="float" office:value="576374" table:style-name="ce62">
            <text:p>576,374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12<text:s/><text:span text:style-name="T10">月</text:span></text:p>
          </table:table-cell>
          <table:covered-table-cell/>
          <table:table-cell office:value-type="float" office:value="8933814" table:style-name="ce62">
            <text:p>8,933,814</text:p>
          </table:table-cell>
          <table:table-cell office:value-type="float" office:value="23561236" table:style-name="ce62">
            <text:p>23,561,236</text:p>
          </table:table-cell>
          <table:table-cell office:value-type="float" office:value="11673765" table:style-name="ce62">
            <text:p>11,673,765</text:p>
          </table:table-cell>
          <table:table-cell office:value-type="float" office:value="11887471" table:style-name="ce62">
            <text:p>11,887,471</text:p>
          </table:table-cell>
          <table:table-cell office:value-type="float" office:value="17547" table:style-name="ce62">
            <text:p>17,547</text:p>
          </table:table-cell>
          <table:table-cell office:value-type="float" office:value="9039" table:style-name="ce62">
            <text:p>9,039</text:p>
          </table:table-cell>
          <table:table-cell office:value-type="float" office:value="8508" table:style-name="ce62">
            <text:p>8,508</text:p>
          </table:table-cell>
          <table:table-cell office:value-type="float" office:value="8.7923437703869318" table:style-name="ce63">
            <text:p>8.79</text:p>
          </table:table-cell>
          <table:table-cell office:value-type="float" office:value="15208" table:style-name="ce62">
            <text:p>15,208</text:p>
          </table:table-cell>
          <table:table-cell office:value-type="float" office:value="8944" table:style-name="ce62">
            <text:p>8,944</text:p>
          </table:table-cell>
          <table:table-cell office:value-type="float" office:value="6264" table:style-name="ce62">
            <text:p>6,264</text:p>
          </table:table-cell>
          <table:table-cell office:value-type="float" office:value="7.6203319120102826" table:style-name="ce63">
            <text:p>7.62</text:p>
          </table:table-cell>
          <table:table-cell office:value-type="float" office:value="2339" table:style-name="ce62">
            <text:p>2,339</text:p>
          </table:table-cell>
          <table:table-cell office:value-type="float" office:value="1.1720118583766475" table:style-name="ce64">
            <text:p>1.17</text:p>
          </table:table-cell>
          <table:table-cell office:value-type="float" office:value="15638" table:style-name="ce65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2">
            <text:p>258</text:p>
          </table:table-cell>
          <table:table-cell office:value-type="float" office:value="55" table:style-name="ce62">
            <text:p>55</text:p>
          </table:table-cell>
          <table:table-cell office:value-type="float" office:value="203" table:style-name="ce62">
            <text:p>203</text:p>
          </table:table-cell>
          <table:table-cell office:value-type="float" office:value="7.8357936901641763" table:style-name="ce63">
            <text:p>7.84</text:p>
          </table:table-cell>
          <table:table-cell office:value-type="float" office:value="4338" table:style-name="ce62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2">
            <text:p>51</text:p>
          </table:table-cell>
          <table:table-cell office:value-type="float" office:value="11" table:style-name="ce62">
            <text:p>11</text:p>
          </table:table-cell>
          <table:table-cell office:value-type="float" office:value="40" table:style-name="ce62">
            <text:p>40</text:p>
          </table:table-cell>
          <table:table-cell office:value-type="float" office:value="2.1736585898409131" table:style-name="ce63">
            <text:p>2.17</text:p>
          </table:table-cell>
          <table:table-cell office:value-type="float" office:value="77830" table:style-name="ce62">
            <text:p>77,830</text:p>
          </table:table-cell>
          <table:table-cell office:value-type="float" office:value="82289" table:style-name="ce62">
            <text:p>82,289</text:p>
          </table:table-cell>
          <table:table-cell office:value-type="float" office:value="576792" table:style-name="ce62">
            <text:p>576,792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10<text:span text:style-name="T9">年</text:span></text:p>
          </table:table-cell>
          <table:covered-table-cell/>
          <table:table-cell office:value-type="float" office:value="9006580" table:style-name="ce53">
            <text:p>9,006,580</text:p>
          </table:table-cell>
          <table:table-cell office:value-type="float" office:value="23375314" table:style-name="ce53">
            <text:p>23,375,314</text:p>
          </table:table-cell>
          <table:table-cell office:value-type="float" office:value="11578696" table:style-name="ce53">
            <text:p>11,578,696</text:p>
          </table:table-cell>
          <table:table-cell office:value-type="float" office:value="11796618" table:style-name="ce53">
            <text:p>11,796,618</text:p>
          </table:table-cell>
          <table:table-cell office:value-type="float" office:value="153820" table:style-name="ce53">
            <text:p>153,820</text:p>
          </table:table-cell>
          <table:table-cell office:value-type="float" office:value="79513" table:style-name="ce53">
            <text:p>79,513</text:p>
          </table:table-cell>
          <table:table-cell office:value-type="float" office:value="74307" table:style-name="ce53">
            <text:p>74,307</text:p>
          </table:table-cell>
          <table:table-cell office:value-type="float" office:value="6.5543803283368716" table:style-name="ce66">
            <text:p>6.55</text:p>
          </table:table-cell>
          <table:table-cell office:value-type="float" office:value="183732" table:style-name="ce53">
            <text:p>183,732</text:p>
          </table:table-cell>
          <table:table-cell office:value-type="float" office:value="106877" table:style-name="ce53">
            <text:p>106,877</text:p>
          </table:table-cell>
          <table:table-cell office:value-type="float" office:value="76855" table:style-name="ce53">
            <text:p>76,855</text:p>
          </table:table-cell>
          <table:table-cell office:value-type="float" office:value="7.8289520640098162" table:style-name="ce66">
            <text:p>7.83</text:p>
          </table:table-cell>
          <table:table-cell office:value-type="float" office:value="-29912" table:style-name="ce53">
            <text:p>–29,912</text:p>
          </table:table-cell>
          <table:table-cell office:value-type="float" office:value="-1.2745717356729458" table:style-name="ce67">
            <text:p>–1.27</text:p>
          </table:table-cell>
          <table:table-cell office:value-type="float" office:value="114606" table:style-name="ce56">
            <text:p>114,606</text:p>
          </table:table-cell>
          <table:table-cell office:value-type="float" office:value="112750" table:style-name="ce53">
            <text:p>112,750</text:p>
          </table:table-cell>
          <table:table-cell office:value-type="float" office:value="1856" table:style-name="ce53">
            <text:p>1,856</text:p>
          </table:table-cell>
          <table:table-cell office:value-type="float" office:value="535" table:style-name="ce53">
            <text:p>535</text:p>
          </table:table-cell>
          <table:table-cell office:value-type="float" office:value="1321" table:style-name="ce53">
            <text:p>1,321</text:p>
          </table:table-cell>
          <table:table-cell office:value-type="float" office:value="4.8834437128421246" table:style-name="ce66">
            <text:p>4.88</text:p>
          </table:table-cell>
          <table:table-cell office:value-type="float" office:value="47887" table:style-name="ce53">
            <text:p>47,887</text:p>
          </table:table-cell>
          <table:table-cell office:value-type="float" office:value="47379" table:style-name="ce53">
            <text:p>47,379</text:p>
          </table:table-cell>
          <table:table-cell office:value-type="float" office:value="508" table:style-name="ce53">
            <text:p>508</text:p>
          </table:table-cell>
          <table:table-cell office:value-type="float" office:value="126" table:style-name="ce53">
            <text:p>126</text:p>
          </table:table-cell>
          <table:table-cell office:value-type="float" office:value="382" table:style-name="ce53">
            <text:p>382</text:p>
          </table:table-cell>
          <table:table-cell office:value-type="float" office:value="2.040499354980287" table:style-name="ce66">
            <text:p>2.04</text:p>
          </table:table-cell>
          <table:table-cell office:value-type="float" office:value="920703" table:style-name="ce53">
            <text:p>920,703</text:p>
          </table:table-cell>
          <table:table-cell office:value-type="float" office:value="1076713" table:style-name="ce53">
            <text:p>1,076,713</text:p>
          </table:table-cell>
          <table:table-cell office:value-type="float" office:value="580758" table:style-name="ce53">
            <text:p>580,758</text:p>
          </table:table-cell>
          <table:table-cell table:number-columns-repeated="16353" table:style-name="ce68"/>
        </table:table-row>
        <table:table-row table:style-name="ro7" table:visibility="collapse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8938484" table:style-name="ce62">
            <text:p>8,938,484</text:p>
          </table:table-cell>
          <table:table-cell office:value-type="float" office:value="23548633" table:style-name="ce62">
            <text:p>23,548,633</text:p>
          </table:table-cell>
          <table:table-cell office:value-type="float" office:value="11666663" table:style-name="ce62">
            <text:p>11,666,663</text:p>
          </table:table-cell>
          <table:table-cell office:value-type="float" office:value="11881970" table:style-name="ce62">
            <text:p>11,881,970</text:p>
          </table:table-cell>
          <table:table-cell office:value-type="float" office:value="9601" table:style-name="ce62">
            <text:p>9,601</text:p>
          </table:table-cell>
          <table:table-cell office:value-type="float" office:value="4906" table:style-name="ce62">
            <text:p>4,906</text:p>
          </table:table-cell>
          <table:table-cell office:value-type="float" office:value="4695" table:style-name="ce62">
            <text:p>4,695</text:p>
          </table:table-cell>
          <table:table-cell office:value-type="float" office:value="4.7991656380137471" table:style-name="ce63">
            <text:p>4.80</text:p>
          </table:table-cell>
          <table:table-cell office:value-type="float" office:value="16332" table:style-name="ce62">
            <text:p>16,332</text:p>
          </table:table-cell>
          <table:table-cell office:value-type="float" office:value="9566" table:style-name="ce62">
            <text:p>9,566</text:p>
          </table:table-cell>
          <table:table-cell office:value-type="float" office:value="6766" table:style-name="ce62">
            <text:p>6,766</text:p>
          </table:table-cell>
          <table:table-cell office:value-type="float" office:value="8.1637301531132707" table:style-name="ce63">
            <text:p>8.16</text:p>
          </table:table-cell>
          <table:table-cell office:value-type="float" office:value="-6731" table:style-name="ce62">
            <text:p>–6,731</text:p>
          </table:table-cell>
          <table:table-cell office:value-type="float" office:value="-3.3645645150995236" table:style-name="ce64">
            <text:p>–3.36</text:p>
          </table:table-cell>
          <table:table-cell office:value-type="float" office:value="10619" table:style-name="ce65">
            <text:p>10,619</text:p>
          </table:table-cell>
          <table:table-cell office:value-type="float" office:value="10486" table:style-name="ce62">
            <text:p>10,486</text:p>
          </table:table-cell>
          <table:table-cell office:value-type="float" office:value="133" table:style-name="ce62">
            <text:p>133</text:p>
          </table:table-cell>
          <table:table-cell office:value-type="float" office:value="42" table:style-name="ce62">
            <text:p>42</text:p>
          </table:table-cell>
          <table:table-cell office:value-type="float" office:value="91" table:style-name="ce62">
            <text:p>91</text:p>
          </table:table-cell>
          <table:table-cell office:value-type="float" office:value="5.3080241547826237" table:style-name="ce63">
            <text:p>5.31</text:p>
          </table:table-cell>
          <table:table-cell office:value-type="float" office:value="3601" table:style-name="ce62">
            <text:p>3,601</text:p>
          </table:table-cell>
          <table:table-cell office:value-type="float" office:value="3566" table:style-name="ce62">
            <text:p>3,566</text:p>
          </table:table-cell>
          <table:table-cell office:value-type="float" office:value="35" table:style-name="ce62">
            <text:p>35</text:p>
          </table:table-cell>
          <table:table-cell office:value-type="float" office:value="9" table:style-name="ce62">
            <text:p>9</text:p>
          </table:table-cell>
          <table:table-cell office:value-type="float" office:value="26" table:style-name="ce62">
            <text:p>26</text:p>
          </table:table-cell>
          <table:table-cell office:value-type="float" office:value="1.799999527391678" table:style-name="ce63">
            <text:p>1.80</text:p>
          </table:table-cell>
          <table:table-cell office:value-type="float" office:value="69158" table:style-name="ce62">
            <text:p>69,158</text:p>
          </table:table-cell>
          <table:table-cell office:value-type="float" office:value="75030" table:style-name="ce62">
            <text:p>75,030</text:p>
          </table:table-cell>
          <table:table-cell office:value-type="float" office:value="577029" table:style-name="ce62">
            <text:p>577,029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8942698" table:style-name="ce62">
            <text:p>8,942,698</text:p>
          </table:table-cell>
          <table:table-cell office:value-type="float" office:value="23539588" table:style-name="ce62">
            <text:p>23,539,588</text:p>
          </table:table-cell>
          <table:table-cell office:value-type="float" office:value="11661640" table:style-name="ce62">
            <text:p>11,661,640</text:p>
          </table:table-cell>
          <table:table-cell office:value-type="float" office:value="11877948" table:style-name="ce62">
            <text:p>11,877,948</text:p>
          </table:table-cell>
          <table:table-cell office:value-type="float" office:value="11497" table:style-name="ce62">
            <text:p>11,497</text:p>
          </table:table-cell>
          <table:table-cell office:value-type="float" office:value="6028" table:style-name="ce62">
            <text:p>6,028</text:p>
          </table:table-cell>
          <table:table-cell office:value-type="float" office:value="5469" table:style-name="ce62">
            <text:p>5,469</text:p>
          </table:table-cell>
          <table:table-cell office:value-type="float" office:value="6.3655667578886508" table:style-name="ce63">
            <text:p>6.37</text:p>
          </table:table-cell>
          <table:table-cell office:value-type="float" office:value="14856" table:style-name="ce62">
            <text:p>14,856</text:p>
          </table:table-cell>
          <table:table-cell office:value-type="float" office:value="8561" table:style-name="ce62">
            <text:p>8,561</text:p>
          </table:table-cell>
          <table:table-cell office:value-type="float" office:value="6295" table:style-name="ce62">
            <text:p>6,295</text:p>
          </table:table-cell>
          <table:table-cell office:value-type="float" office:value="8.2253509398272406" table:style-name="ce63">
            <text:p>8.23</text:p>
          </table:table-cell>
          <table:table-cell office:value-type="float" office:value="-3359" table:style-name="ce62">
            <text:p>–3,359</text:p>
          </table:table-cell>
          <table:table-cell office:value-type="float" office:value="-1.8597841819385907" table:style-name="ce64">
            <text:p>–1.86</text:p>
          </table:table-cell>
          <table:table-cell office:value-type="float" office:value="7710" table:style-name="ce65">
            <text:p>7,710</text:p>
          </table:table-cell>
          <table:table-cell office:value-type="float" office:value="7581" table:style-name="ce62">
            <text:p>7,581</text:p>
          </table:table-cell>
          <table:table-cell office:value-type="float" office:value="129" table:style-name="ce62">
            <text:p>129</text:p>
          </table:table-cell>
          <table:table-cell office:value-type="float" office:value="41" table:style-name="ce62">
            <text:p>41</text:p>
          </table:table-cell>
          <table:table-cell office:value-type="float" office:value="88" table:style-name="ce62">
            <text:p>88</text:p>
          </table:table-cell>
          <table:table-cell office:value-type="float" office:value="4.2688109683675304" table:style-name="ce63">
            <text:p>4.27</text:p>
          </table:table-cell>
          <table:table-cell office:value-type="float" office:value="3371" table:style-name="ce62">
            <text:p>3,371</text:p>
          </table:table-cell>
          <table:table-cell office:value-type="float" office:value="3326" table:style-name="ce62">
            <text:p>3,326</text:p>
          </table:table-cell>
          <table:table-cell office:value-type="float" office:value="45" table:style-name="ce62">
            <text:p>45</text:p>
          </table:table-cell>
          <table:table-cell office:value-type="float" office:value="12" table:style-name="ce62">
            <text:p>12</text:p>
          </table:table-cell>
          <table:table-cell office:value-type="float" office:value="33" table:style-name="ce62">
            <text:p>33</text:p>
          </table:table-cell>
          <table:table-cell office:value-type="float" office:value="1.8664282457025869" table:style-name="ce63">
            <text:p>1.87</text:p>
          </table:table-cell>
          <table:table-cell office:value-type="float" office:value="64406" table:style-name="ce62">
            <text:p>64,406</text:p>
          </table:table-cell>
          <table:table-cell office:value-type="float" office:value="70092" table:style-name="ce62">
            <text:p>70,092</text:p>
          </table:table-cell>
          <table:table-cell office:value-type="float" office:value="577401" table:style-name="ce62">
            <text:p>577,401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8950538" table:style-name="ce62">
            <text:p>8,950,538</text:p>
          </table:table-cell>
          <table:table-cell office:value-type="float" office:value="23525623" table:style-name="ce62">
            <text:p>23,525,623</text:p>
          </table:table-cell>
          <table:table-cell office:value-type="float" office:value="11654138" table:style-name="ce62">
            <text:p>11,654,138</text:p>
          </table:table-cell>
          <table:table-cell office:value-type="float" office:value="11871485" table:style-name="ce62">
            <text:p>11,871,485</text:p>
          </table:table-cell>
          <table:table-cell office:value-type="float" office:value="13819" table:style-name="ce62">
            <text:p>13,819</text:p>
          </table:table-cell>
          <table:table-cell office:value-type="float" office:value="7097" table:style-name="ce62">
            <text:p>7,097</text:p>
          </table:table-cell>
          <table:table-cell office:value-type="float" office:value="6722" table:style-name="ce62">
            <text:p>6,722</text:p>
          </table:table-cell>
          <table:table-cell office:value-type="float" office:value="6.9141336961247797" table:style-name="ce63">
            <text:p>6.91</text:p>
          </table:table-cell>
          <table:table-cell office:value-type="float" office:value="16438" table:style-name="ce62">
            <text:p>16,438</text:p>
          </table:table-cell>
          <table:table-cell office:value-type="float" office:value="9535" table:style-name="ce62">
            <text:p>9,535</text:p>
          </table:table-cell>
          <table:table-cell office:value-type="float" office:value="6903" table:style-name="ce62">
            <text:p>6,903</text:p>
          </table:table-cell>
          <table:table-cell office:value-type="float" office:value="8.2245118819667908" table:style-name="ce63">
            <text:p>8.22</text:p>
          </table:table-cell>
          <table:table-cell office:value-type="float" office:value="-2619" table:style-name="ce62">
            <text:p>–2,619</text:p>
          </table:table-cell>
          <table:table-cell office:value-type="float" office:value="-1.3103781858420143" table:style-name="ce64">
            <text:p>–1.31</text:p>
          </table:table-cell>
          <table:table-cell office:value-type="float" office:value="10426" table:style-name="ce65">
            <text:p>10,426</text:p>
          </table:table-cell>
          <table:table-cell office:value-type="float" office:value="10274" table:style-name="ce62">
            <text:p>10,274</text:p>
          </table:table-cell>
          <table:table-cell office:value-type="float" office:value="152" table:style-name="ce62">
            <text:p>152</text:p>
          </table:table-cell>
          <table:table-cell office:value-type="float" office:value="51" table:style-name="ce62">
            <text:p>51</text:p>
          </table:table-cell>
          <table:table-cell office:value-type="float" office:value="101" table:style-name="ce62">
            <text:p>101</text:p>
          </table:table-cell>
          <table:table-cell office:value-type="float" office:value="5.2164959776971518" table:style-name="ce63">
            <text:p>5.22</text:p>
          </table:table-cell>
          <table:table-cell office:value-type="float" office:value="4719" table:style-name="ce62">
            <text:p>4,719</text:p>
          </table:table-cell>
          <table:table-cell office:value-type="float" office:value="4669" table:style-name="ce62">
            <text:p>4,669</text:p>
          </table:table-cell>
          <table:table-cell office:value-type="float" office:value="50" table:style-name="ce62">
            <text:p>50</text:p>
          </table:table-cell>
          <table:table-cell office:value-type="float" office:value="11" table:style-name="ce62">
            <text:p>11</text:p>
          </table:table-cell>
          <table:table-cell office:value-type="float" office:value="39" table:style-name="ce62">
            <text:p>39</text:p>
          </table:table-cell>
          <table:table-cell office:value-type="float" office:value="2.3610823440200326" table:style-name="ce63">
            <text:p>2.36</text:p>
          </table:table-cell>
          <table:table-cell office:value-type="float" office:value="91907" table:style-name="ce62">
            <text:p>91,907</text:p>
          </table:table-cell>
          <table:table-cell office:value-type="float" office:value="103253" table:style-name="ce62">
            <text:p>103,253</text:p>
          </table:table-cell>
          <table:table-cell office:value-type="float" office:value="577863" table:style-name="ce62">
            <text:p>577,863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8957953" table:style-name="ce62">
            <text:p>8,957,953</text:p>
          </table:table-cell>
          <table:table-cell office:value-type="float" office:value="23514196" table:style-name="ce62">
            <text:p>23,514,196</text:p>
          </table:table-cell>
          <table:table-cell office:value-type="float" office:value="11647873" table:style-name="ce62">
            <text:p>11,647,873</text:p>
          </table:table-cell>
          <table:table-cell office:value-type="float" office:value="11866323" table:style-name="ce62">
            <text:p>11,866,323</text:p>
          </table:table-cell>
          <table:table-cell office:value-type="float" office:value="12264" table:style-name="ce62">
            <text:p>12,264</text:p>
          </table:table-cell>
          <table:table-cell office:value-type="float" office:value="6352" table:style-name="ce62">
            <text:p>6,352</text:p>
          </table:table-cell>
          <table:table-cell office:value-type="float" office:value="5912" table:style-name="ce62">
            <text:p>5,912</text:p>
          </table:table-cell>
          <table:table-cell office:value-type="float" office:value="6.3440720296989248" table:style-name="ce63">
            <text:p>6.34</text:p>
          </table:table-cell>
          <table:table-cell office:value-type="float" office:value="14276" table:style-name="ce62">
            <text:p>14,276</text:p>
          </table:table-cell>
          <table:table-cell office:value-type="float" office:value="8379" table:style-name="ce62">
            <text:p>8,379</text:p>
          </table:table-cell>
          <table:table-cell office:value-type="float" office:value="5897" table:style-name="ce62">
            <text:p>5,897</text:p>
          </table:table-cell>
          <table:table-cell office:value-type="float" office:value="7.3848640163064116" table:style-name="ce63">
            <text:p>7.38</text:p>
          </table:table-cell>
          <table:table-cell office:value-type="float" office:value="-2012" table:style-name="ce62">
            <text:p>–2,012</text:p>
          </table:table-cell>
          <table:table-cell office:value-type="float" office:value="-1.0407919866074882" table:style-name="ce64">
            <text:p>–1.04</text:p>
          </table:table-cell>
          <table:table-cell office:value-type="float" office:value="7547" table:style-name="ce65">
            <text:p>7,547</text:p>
          </table:table-cell>
          <table:table-cell office:value-type="float" office:value="7416" table:style-name="ce62">
            <text:p>7,416</text:p>
          </table:table-cell>
          <table:table-cell office:value-type="float" office:value="131" table:style-name="ce62">
            <text:p>131</text:p>
          </table:table-cell>
          <table:table-cell office:value-type="float" office:value="47" table:style-name="ce62">
            <text:p>47</text:p>
          </table:table-cell>
          <table:table-cell office:value-type="float" office:value="84" table:style-name="ce62">
            <text:p>84</text:p>
          </table:table-cell>
          <table:table-cell office:value-type="float" office:value="3.9040045342578096" table:style-name="ce63">
            <text:p>3.90</text:p>
          </table:table-cell>
          <table:table-cell office:value-type="float" office:value="4230" table:style-name="ce62">
            <text:p>4,230</text:p>
          </table:table-cell>
          <table:table-cell office:value-type="float" office:value="4190" table:style-name="ce62">
            <text:p>4,190</text:p>
          </table:table-cell>
          <table:table-cell office:value-type="float" office:value="40" table:style-name="ce62">
            <text:p>40</text:p>
          </table:table-cell>
          <table:table-cell office:value-type="float" office:value="14" table:style-name="ce62">
            <text:p>14</text:p>
          </table:table-cell>
          <table:table-cell office:value-type="float" office:value="26" table:style-name="ce62">
            <text:p>26</text:p>
          </table:table-cell>
          <table:table-cell office:value-type="float" office:value="2.1881461746270747" table:style-name="ce63">
            <text:p>2.19</text:p>
          </table:table-cell>
          <table:table-cell office:value-type="float" office:value="80225" table:style-name="ce62">
            <text:p>80,225</text:p>
          </table:table-cell>
          <table:table-cell office:value-type="float" office:value="89640" table:style-name="ce62">
            <text:p>89,640</text:p>
          </table:table-cell>
          <table:table-cell office:value-type="float" office:value="578241" table:style-name="ce62">
            <text:p>578,241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8961217" table:style-name="ce62">
            <text:p>8,961,217</text:p>
          </table:table-cell>
          <table:table-cell office:value-type="float" office:value="23499070" table:style-name="ce62">
            <text:p>23,499,070</text:p>
          </table:table-cell>
          <table:table-cell office:value-type="float" office:value="11640336" table:style-name="ce62">
            <text:p>11,640,336</text:p>
          </table:table-cell>
          <table:table-cell office:value-type="float" office:value="11858734" table:style-name="ce62">
            <text:p>11,858,734</text:p>
          </table:table-cell>
          <table:table-cell office:value-type="float" office:value="12300" table:style-name="ce62">
            <text:p>12,300</text:p>
          </table:table-cell>
          <table:table-cell office:value-type="float" office:value="6385" table:style-name="ce62">
            <text:p>6,385</text:p>
          </table:table-cell>
          <table:table-cell office:value-type="float" office:value="5915" table:style-name="ce62">
            <text:p>5,915</text:p>
          </table:table-cell>
          <table:table-cell office:value-type="float" office:value="6.1609240525923594" table:style-name="ce63">
            <text:p>6.16</text:p>
          </table:table-cell>
          <table:table-cell office:value-type="float" office:value="15108" table:style-name="ce62">
            <text:p>15,108</text:p>
          </table:table-cell>
          <table:table-cell office:value-type="float" office:value="8622" table:style-name="ce62">
            <text:p>8,622</text:p>
          </table:table-cell>
          <table:table-cell office:value-type="float" office:value="6486" table:style-name="ce62">
            <text:p>6,486</text:p>
          </table:table-cell>
          <table:table-cell office:value-type="float" office:value="7.5674179338671035" table:style-name="ce63">
            <text:p>7.57</text:p>
          </table:table-cell>
          <table:table-cell office:value-type="float" office:value="-2808" table:style-name="ce62">
            <text:p>–2,808</text:p>
          </table:table-cell>
          <table:table-cell office:value-type="float" office:value="-1.4064938812747434" table:style-name="ce64">
            <text:p>–1.41</text:p>
          </table:table-cell>
          <table:table-cell office:value-type="float" office:value="12634" table:style-name="ce65">
            <text:p>12,634</text:p>
          </table:table-cell>
          <table:table-cell office:value-type="float" office:value="12407" table:style-name="ce62">
            <text:p>12,407</text:p>
          </table:table-cell>
          <table:table-cell office:value-type="float" office:value="227" table:style-name="ce62">
            <text:p>227</text:p>
          </table:table-cell>
          <table:table-cell office:value-type="float" office:value="63" table:style-name="ce62">
            <text:p>63</text:p>
          </table:table-cell>
          <table:table-cell office:value-type="float" office:value="164" table:style-name="ce62">
            <text:p>164</text:p>
          </table:table-cell>
          <table:table-cell office:value-type="float" office:value="6.3282206894676305" table:style-name="ce63">
            <text:p>6.33</text:p>
          </table:table-cell>
          <table:table-cell office:value-type="float" office:value="3875" table:style-name="ce62">
            <text:p>3,875</text:p>
          </table:table-cell>
          <table:table-cell office:value-type="float" office:value="3828" table:style-name="ce62">
            <text:p>3,828</text:p>
          </table:table-cell>
          <table:table-cell office:value-type="float" office:value="47" table:style-name="ce62">
            <text:p>47</text:p>
          </table:table-cell>
          <table:table-cell office:value-type="float" office:value="13" table:style-name="ce62">
            <text:p>13</text:p>
          </table:table-cell>
          <table:table-cell office:value-type="float" office:value="34" table:style-name="ce62">
            <text:p>34</text:p>
          </table:table-cell>
          <table:table-cell office:value-type="float" office:value="1.9409415206337719" table:style-name="ce63">
            <text:p>1.94</text:p>
          </table:table-cell>
          <table:table-cell office:value-type="float" office:value="65063" table:style-name="ce62">
            <text:p>65,063</text:p>
          </table:table-cell>
          <table:table-cell office:value-type="float" office:value="77381" table:style-name="ce62">
            <text:p>77,381</text:p>
          </table:table-cell>
          <table:table-cell office:value-type="float" office:value="578556" table:style-name="ce62">
            <text:p>578,556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8965343" table:style-name="ce62">
            <text:p>8,965,343</text:p>
          </table:table-cell>
          <table:table-cell office:value-type="float" office:value="23487509" table:style-name="ce62">
            <text:p>23,487,509</text:p>
          </table:table-cell>
          <table:table-cell office:value-type="float" office:value="11634375" table:style-name="ce62">
            <text:p>11,634,375</text:p>
          </table:table-cell>
          <table:table-cell office:value-type="float" office:value="11853134" table:style-name="ce62">
            <text:p>11,853,134</text:p>
          </table:table-cell>
          <table:table-cell office:value-type="float" office:value="15128" table:style-name="ce62">
            <text:p>15,128</text:p>
          </table:table-cell>
          <table:table-cell office:value-type="float" office:value="7842" table:style-name="ce62">
            <text:p>7,842</text:p>
          </table:table-cell>
          <table:table-cell office:value-type="float" office:value="7286" table:style-name="ce62">
            <text:p>7,286</text:p>
          </table:table-cell>
          <table:table-cell office:value-type="float" office:value="7.8344641065838543" table:style-name="ce63">
            <text:p>7.83</text:p>
          </table:table-cell>
          <table:table-cell office:value-type="float" office:value="16639" table:style-name="ce62">
            <text:p>16,639</text:p>
          </table:table-cell>
          <table:table-cell office:value-type="float" office:value="9689" table:style-name="ce62">
            <text:p>9,689</text:p>
          </table:table-cell>
          <table:table-cell office:value-type="float" office:value="6950" table:style-name="ce62">
            <text:p>6,950</text:p>
          </table:table-cell>
          <table:table-cell office:value-type="float" office:value="8.6169783361613401" table:style-name="ce63">
            <text:p>8.62</text:p>
          </table:table-cell>
          <table:table-cell office:value-type="float" office:value="-1511" table:style-name="ce62">
            <text:p>–1,511</text:p>
          </table:table-cell>
          <table:table-cell office:value-type="float" office:value="-0.78251422957748573" table:style-name="ce64">
            <text:p>–0.78</text:p>
          </table:table-cell>
          <table:table-cell office:value-type="float" office:value="7977" table:style-name="ce65">
            <text:p>7,977</text:p>
          </table:table-cell>
          <table:table-cell office:value-type="float" office:value="7838" table:style-name="ce62">
            <text:p>7,838</text:p>
          </table:table-cell>
          <table:table-cell office:value-type="float" office:value="139" table:style-name="ce62">
            <text:p>139</text:p>
          </table:table-cell>
          <table:table-cell office:value-type="float" office:value="37" table:style-name="ce62">
            <text:p>37</text:p>
          </table:table-cell>
          <table:table-cell office:value-type="float" office:value="102" table:style-name="ce62">
            <text:p>102</text:p>
          </table:table-cell>
          <table:table-cell office:value-type="float" office:value="4.1311158235205845" table:style-name="ce63">
            <text:p>4.13</text:p>
          </table:table-cell>
          <table:table-cell office:value-type="float" office:value="3256" table:style-name="ce62">
            <text:p>3,256</text:p>
          </table:table-cell>
          <table:table-cell office:value-type="float" office:value="3226" table:style-name="ce62">
            <text:p>3,226</text:p>
          </table:table-cell>
          <table:table-cell office:value-type="float" office:value="30" table:style-name="ce62">
            <text:p>30</text:p>
          </table:table-cell>
          <table:table-cell office:value-type="float" office:value="7" table:style-name="ce62">
            <text:p>7</text:p>
          </table:table-cell>
          <table:table-cell office:value-type="float" office:value="23" table:style-name="ce62">
            <text:p>23</text:p>
          </table:table-cell>
          <table:table-cell office:value-type="float" office:value="1.6862119996719349" table:style-name="ce63">
            <text:p>1.69</text:p>
          </table:table-cell>
          <table:table-cell office:value-type="float" office:value="62038" table:style-name="ce62">
            <text:p>62,038</text:p>
          </table:table-cell>
          <table:table-cell office:value-type="float" office:value="72088" table:style-name="ce62">
            <text:p>72,088</text:p>
          </table:table-cell>
          <table:table-cell office:value-type="float" office:value="578847" table:style-name="ce62">
            <text:p>578,847</text:p>
          </table:table-cell>
          <table:table-cell table:number-columns-repeated="16353" table:style-name="ce59"/>
        </table:table-row>
        <table:table-row table:style-name="ro7" table:visibility="collapse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8973218" table:style-name="ce62">
            <text:p>8,973,218</text:p>
          </table:table-cell>
          <table:table-cell office:value-type="float" office:value="23470633" table:style-name="ce62">
            <text:p>23,470,633</text:p>
          </table:table-cell>
          <table:table-cell office:value-type="float" office:value="11625977" table:style-name="ce62">
            <text:p>11,625,977</text:p>
          </table:table-cell>
          <table:table-cell office:value-type="float" office:value="11844656" table:style-name="ce62">
            <text:p>11,844,656</text:p>
          </table:table-cell>
          <table:table-cell office:value-type="float" office:value="11809" table:style-name="ce62">
            <text:p>11,809</text:p>
          </table:table-cell>
          <table:table-cell office:value-type="float" office:value="6171" table:style-name="ce62">
            <text:p>6,171</text:p>
          </table:table-cell>
          <table:table-cell office:value-type="float" office:value="5638" table:style-name="ce62">
            <text:p>5,638</text:p>
          </table:table-cell>
          <table:table-cell office:value-type="float" office:value="5.9219315624925377" table:style-name="ce63">
            <text:p>5.92</text:p>
          </table:table-cell>
          <table:table-cell office:value-type="float" office:value="15523" table:style-name="ce62">
            <text:p>15,523</text:p>
          </table:table-cell>
          <table:table-cell office:value-type="float" office:value="8978" table:style-name="ce62">
            <text:p>8,978</text:p>
          </table:table-cell>
          <table:table-cell office:value-type="float" office:value="6545" table:style-name="ce62">
            <text:p>6,545</text:p>
          </table:table-cell>
          <table:table-cell office:value-type="float" office:value="7.7844138914871417" table:style-name="ce63">
            <text:p>7.78</text:p>
          </table:table-cell>
          <table:table-cell office:value-type="float" office:value="-3714" table:style-name="ce62">
            <text:p>–3,714</text:p>
          </table:table-cell>
          <table:table-cell office:value-type="float" office:value="-1.8624823289946042" table:style-name="ce64">
            <text:p>–1.86</text:p>
          </table:table-cell>
          <table:table-cell office:value-type="float" office:value="8275" table:style-name="ce65">
            <text:p>8,275</text:p>
          </table:table-cell>
          <table:table-cell office:value-type="float" office:value="8153" table:style-name="ce62">
            <text:p>8,153</text:p>
          </table:table-cell>
          <table:table-cell office:value-type="float" office:value="122" table:style-name="ce62">
            <text:p>122</text:p>
          </table:table-cell>
          <table:table-cell office:value-type="float" office:value="35" table:style-name="ce62">
            <text:p>35</text:p>
          </table:table-cell>
          <table:table-cell office:value-type="float" office:value="87" table:style-name="ce62">
            <text:p>87</text:p>
          </table:table-cell>
          <table:table-cell office:value-type="float" office:value="4.1497149360340204" table:style-name="ce63">
            <text:p>4.15</text:p>
          </table:table-cell>
          <table:table-cell office:value-type="float" office:value="3843" table:style-name="ce62">
            <text:p>3,843</text:p>
          </table:table-cell>
          <table:table-cell office:value-type="float" office:value="3818" table:style-name="ce62">
            <text:p>3,818</text:p>
          </table:table-cell>
          <table:table-cell office:value-type="float" office:value="25" table:style-name="ce62">
            <text:p>25</text:p>
          </table:table-cell>
          <table:table-cell office:value-type="float" office:value="8" table:style-name="ce62">
            <text:p>8</text:p>
          </table:table-cell>
          <table:table-cell office:value-type="float" office:value="17" table:style-name="ce62">
            <text:p>17</text:p>
          </table:table-cell>
          <table:table-cell office:value-type="float" office:value="1.9271727491454673" table:style-name="ce63">
            <text:p>1.93</text:p>
          </table:table-cell>
          <table:table-cell office:value-type="float" office:value="79668" table:style-name="ce62">
            <text:p>79,668</text:p>
          </table:table-cell>
          <table:table-cell office:value-type="float" office:value="92830" table:style-name="ce62">
            <text:p>92,830</text:p>
          </table:table-cell>
          <table:table-cell office:value-type="float" office:value="579169" table:style-name="ce62">
            <text:p>579,169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8<text:s/><text:span text:style-name="T10">月</text:span></text:p>
          </table:table-cell>
          <table:covered-table-cell/>
          <table:table-cell office:value-type="float" office:value="8988241" table:style-name="ce62">
            <text:p>8,988,241</text:p>
          </table:table-cell>
          <table:table-cell office:value-type="float" office:value="23451837" table:style-name="ce62">
            <text:p>23,451,837</text:p>
          </table:table-cell>
          <table:table-cell office:value-type="float" office:value="11616647" table:style-name="ce62">
            <text:p>11,616,647</text:p>
          </table:table-cell>
          <table:table-cell office:value-type="float" office:value="11835190" table:style-name="ce62">
            <text:p>11,835,190</text:p>
          </table:table-cell>
          <table:table-cell office:value-type="float" office:value="12588" table:style-name="ce62">
            <text:p>12,588</text:p>
          </table:table-cell>
          <table:table-cell office:value-type="float" office:value="6437" table:style-name="ce62">
            <text:p>6,437</text:p>
          </table:table-cell>
          <table:table-cell office:value-type="float" office:value="6151" table:style-name="ce62">
            <text:p>6,151</text:p>
          </table:table-cell>
          <table:table-cell office:value-type="float" office:value="6.3173804954043025" table:style-name="ce63">
            <text:p>6.32</text:p>
          </table:table-cell>
          <table:table-cell office:value-type="float" office:value="14952" table:style-name="ce62">
            <text:p>14,952</text:p>
          </table:table-cell>
          <table:table-cell office:value-type="float" office:value="8742" table:style-name="ce62">
            <text:p>8,742</text:p>
          </table:table-cell>
          <table:table-cell office:value-type="float" office:value="6210" table:style-name="ce62">
            <text:p>6,210</text:p>
          </table:table-cell>
          <table:table-cell office:value-type="float" office:value="7.5037713034068281" table:style-name="ce63">
            <text:p>7.50</text:p>
          </table:table-cell>
          <table:table-cell office:value-type="float" office:value="-2364" table:style-name="ce62">
            <text:p>–2,364</text:p>
          </table:table-cell>
          <table:table-cell office:value-type="float" office:value="-1.1863908080025238" table:style-name="ce64">
            <text:p>–1.19</text:p>
          </table:table-cell>
          <table:table-cell office:value-type="float" office:value="4273" table:style-name="ce65">
            <text:p>4,273</text:p>
          </table:table-cell>
          <table:table-cell office:value-type="float" office:value="4162" table:style-name="ce62">
            <text:p>4,162</text:p>
          </table:table-cell>
          <table:table-cell office:value-type="float" office:value="111" table:style-name="ce62">
            <text:p>111</text:p>
          </table:table-cell>
          <table:table-cell office:value-type="float" office:value="23" table:style-name="ce62">
            <text:p>23</text:p>
          </table:table-cell>
          <table:table-cell office:value-type="float" office:value="88" table:style-name="ce62">
            <text:p>88</text:p>
          </table:table-cell>
          <table:table-cell office:value-type="float" office:value="2.1444365154800278" table:style-name="ce63">
            <text:p>2.14</text:p>
          </table:table-cell>
          <table:table-cell office:value-type="float" office:value="4115" table:style-name="ce62">
            <text:p>4,115</text:p>
          </table:table-cell>
          <table:table-cell office:value-type="float" office:value="4073" table:style-name="ce62">
            <text:p>4,073</text:p>
          </table:table-cell>
          <table:table-cell office:value-type="float" office:value="42" table:style-name="ce62">
            <text:p>42</text:p>
          </table:table-cell>
          <table:table-cell office:value-type="float" office:value="10" table:style-name="ce62">
            <text:p>10</text:p>
          </table:table-cell>
          <table:table-cell office:value-type="float" office:value="32" table:style-name="ce62">
            <text:p>32</text:p>
          </table:table-cell>
          <table:table-cell office:value-type="float" office:value="2.0651430520010092" table:style-name="ce63">
            <text:p>2.07</text:p>
          </table:table-cell>
          <table:table-cell office:value-type="float" office:value="90165" table:style-name="ce62">
            <text:p>90,165</text:p>
          </table:table-cell>
          <table:table-cell office:value-type="float" office:value="106597" table:style-name="ce62">
            <text:p>106,597</text:p>
          </table:table-cell>
          <table:table-cell office:value-type="float" office:value="579590" table:style-name="ce62">
            <text:p>579,590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9<text:s/><text:span text:style-name="T10">月</text:span></text:p>
          </table:table-cell>
          <table:covered-table-cell/>
          <table:table-cell office:value-type="float" office:value="9004362" table:style-name="ce62">
            <text:p>9,004,362</text:p>
          </table:table-cell>
          <table:table-cell office:value-type="float" office:value="23430948" table:style-name="ce62">
            <text:p>23,430,948</text:p>
          </table:table-cell>
          <table:table-cell office:value-type="float" office:value="11606628" table:style-name="ce62">
            <text:p>11,606,628</text:p>
          </table:table-cell>
          <table:table-cell office:value-type="float" office:value="11824320" table:style-name="ce62">
            <text:p>11,824,320</text:p>
          </table:table-cell>
          <table:table-cell office:value-type="float" office:value="13464" table:style-name="ce62">
            <text:p>13,464</text:p>
          </table:table-cell>
          <table:table-cell office:value-type="float" office:value="6882" table:style-name="ce62">
            <text:p>6,882</text:p>
          </table:table-cell>
          <table:table-cell office:value-type="float" office:value="6582" table:style-name="ce62">
            <text:p>6,582</text:p>
          </table:table-cell>
          <table:table-cell office:value-type="float" office:value="6.9881514078141906" table:style-name="ce63">
            <text:p>6.99</text:p>
          </table:table-cell>
          <table:table-cell office:value-type="float" office:value="13894" table:style-name="ce62">
            <text:p>13,894</text:p>
          </table:table-cell>
          <table:table-cell office:value-type="float" office:value="8160" table:style-name="ce62">
            <text:p>8,160</text:p>
          </table:table-cell>
          <table:table-cell office:value-type="float" office:value="5734" table:style-name="ce62">
            <text:p>5,734</text:p>
          </table:table-cell>
          <table:table-cell office:value-type="float" office:value="7.211332119739331" table:style-name="ce63">
            <text:p>7.21</text:p>
          </table:table-cell>
          <table:table-cell office:value-type="float" office:value="-430" table:style-name="ce62">
            <text:p>–430</text:p>
          </table:table-cell>
          <table:table-cell office:value-type="float" office:value="-0.22318071192514125" table:style-name="ce64">
            <text:p>–0.22</text:p>
          </table:table-cell>
          <table:table-cell office:value-type="float" office:value="10027" table:style-name="ce65">
            <text:p>10,027</text:p>
          </table:table-cell>
          <table:table-cell office:value-type="float" office:value="9858" table:style-name="ce62">
            <text:p>9,858</text:p>
          </table:table-cell>
          <table:table-cell office:value-type="float" office:value="169" table:style-name="ce62">
            <text:p>169</text:p>
          </table:table-cell>
          <table:table-cell office:value-type="float" office:value="37" table:style-name="ce62">
            <text:p>37</text:p>
          </table:table-cell>
          <table:table-cell office:value-type="float" office:value="132" table:style-name="ce62">
            <text:p>132</text:p>
          </table:table-cell>
          <table:table-cell office:value-type="float" office:value="5.204262787147421" table:style-name="ce63">
            <text:p>5.20</text:p>
          </table:table-cell>
          <table:table-cell office:value-type="float" office:value="4057" table:style-name="ce62">
            <text:p>4,057</text:p>
          </table:table-cell>
          <table:table-cell office:value-type="float" office:value="4020" table:style-name="ce62">
            <text:p>4,020</text:p>
          </table:table-cell>
          <table:table-cell office:value-type="float" office:value="37" table:style-name="ce62">
            <text:p>37</text:p>
          </table:table-cell>
          <table:table-cell office:value-type="float" office:value="9" table:style-name="ce62">
            <text:p>9</text:p>
          </table:table-cell>
          <table:table-cell office:value-type="float" office:value="28" table:style-name="ce62">
            <text:p>28</text:p>
          </table:table-cell>
          <table:table-cell office:value-type="float" office:value="2.105684065768135" table:style-name="ce63">
            <text:p>2.11</text:p>
          </table:table-cell>
          <table:table-cell office:value-type="float" office:value="93087" table:style-name="ce62">
            <text:p>93,087</text:p>
          </table:table-cell>
          <table:table-cell office:value-type="float" office:value="113546" table:style-name="ce62">
            <text:p>113,546</text:p>
          </table:table-cell>
          <table:table-cell office:value-type="float" office:value="579949" table:style-name="ce62">
            <text:p>579,949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10<text:s/><text:span text:style-name="T10">月</text:span></text:p>
          </table:table-cell>
          <table:covered-table-cell/>
          <table:table-cell office:value-type="float" office:value="9004383" table:style-name="ce62">
            <text:p>9,004,383</text:p>
          </table:table-cell>
          <table:table-cell office:value-type="float" office:value="23413879" table:style-name="ce62">
            <text:p>23,413,879</text:p>
          </table:table-cell>
          <table:table-cell office:value-type="float" office:value="11598148" table:style-name="ce62">
            <text:p>11,598,148</text:p>
          </table:table-cell>
          <table:table-cell office:value-type="float" office:value="11815731" table:style-name="ce62">
            <text:p>11,815,731</text:p>
          </table:table-cell>
          <table:table-cell office:value-type="float" office:value="13166" table:style-name="ce62">
            <text:p>13,166</text:p>
          </table:table-cell>
          <table:table-cell office:value-type="float" office:value="6748" table:style-name="ce62">
            <text:p>6,748</text:p>
          </table:table-cell>
          <table:table-cell office:value-type="float" office:value="6418" table:style-name="ce62">
            <text:p>6,418</text:p>
          </table:table-cell>
          <table:table-cell office:value-type="float" office:value="6.6184055822455923" table:style-name="ce63">
            <text:p>6.62</text:p>
          </table:table-cell>
          <table:table-cell office:value-type="float" office:value="14415" table:style-name="ce62">
            <text:p>14,415</text:p>
          </table:table-cell>
          <table:table-cell office:value-type="float" office:value="8371" table:style-name="ce62">
            <text:p>8,371</text:p>
          </table:table-cell>
          <table:table-cell office:value-type="float" office:value="6044" table:style-name="ce62">
            <text:p>6,044</text:p>
          </table:table-cell>
          <table:table-cell office:value-type="float" office:value="7.2462643527320534" table:style-name="ce63">
            <text:p>7.25</text:p>
          </table:table-cell>
          <table:table-cell office:value-type="float" office:value="-1249" table:style-name="ce62">
            <text:p>–1,249</text:p>
          </table:table-cell>
          <table:table-cell office:value-type="float" office:value="-0.62785877048646088" table:style-name="ce64">
            <text:p>–0.63</text:p>
          </table:table-cell>
          <table:table-cell office:value-type="float" office:value="11306" table:style-name="ce65">
            <text:p>11,306</text:p>
          </table:table-cell>
          <table:table-cell office:value-type="float" office:value="11156" table:style-name="ce62">
            <text:p>11,156</text:p>
          </table:table-cell>
          <table:table-cell office:value-type="float" office:value="150" table:style-name="ce62">
            <text:p>150</text:p>
          </table:table-cell>
          <table:table-cell office:value-type="float" office:value="47" table:style-name="ce62">
            <text:p>47</text:p>
          </table:table-cell>
          <table:table-cell office:value-type="float" office:value="103" table:style-name="ce62">
            <text:p>103</text:p>
          </table:table-cell>
          <table:table-cell office:value-type="float" office:value="5.6834037302801663" table:style-name="ce63">
            <text:p>5.68</text:p>
          </table:table-cell>
          <table:table-cell office:value-type="float" office:value="4061" table:style-name="ce62">
            <text:p>4,061</text:p>
          </table:table-cell>
          <table:table-cell office:value-type="float" office:value="4015" table:style-name="ce62">
            <text:p>4,015</text:p>
          </table:table-cell>
          <table:table-cell office:value-type="float" office:value="46" table:style-name="ce62">
            <text:p>46</text:p>
          </table:table-cell>
          <table:table-cell office:value-type="float" office:value="8" table:style-name="ce62">
            <text:p>8</text:p>
          </table:table-cell>
          <table:table-cell office:value-type="float" office:value="38" table:style-name="ce62">
            <text:p>38</text:p>
          </table:table-cell>
          <table:table-cell office:value-type="float" office:value="2.0414207101245143" table:style-name="ce63">
            <text:p>2.04</text:p>
          </table:table-cell>
          <table:table-cell office:value-type="float" office:value="69547" table:style-name="ce62">
            <text:p>69,547</text:p>
          </table:table-cell>
          <table:table-cell office:value-type="float" office:value="85367" table:style-name="ce62">
            <text:p>85,367</text:p>
          </table:table-cell>
          <table:table-cell office:value-type="float" office:value="580215" table:style-name="ce62">
            <text:p>580,215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11<text:s/><text:span text:style-name="T10">月</text:span></text:p>
          </table:table-cell>
          <table:covered-table-cell/>
          <table:table-cell office:value-type="float" office:value="9006260" table:style-name="ce62">
            <text:p>9,006,260</text:p>
          </table:table-cell>
          <table:table-cell office:value-type="float" office:value="23394787" table:style-name="ce62">
            <text:p>23,394,787</text:p>
          </table:table-cell>
          <table:table-cell office:value-type="float" office:value="11588574" table:style-name="ce62">
            <text:p>11,588,574</text:p>
          </table:table-cell>
          <table:table-cell office:value-type="float" office:value="11806213" table:style-name="ce62">
            <text:p>11,806,213</text:p>
          </table:table-cell>
          <table:table-cell office:value-type="float" office:value="14057" table:style-name="ce62">
            <text:p>14,057</text:p>
          </table:table-cell>
          <table:table-cell office:value-type="float" office:value="7328" table:style-name="ce62">
            <text:p>7,328</text:p>
          </table:table-cell>
          <table:table-cell office:value-type="float" office:value="6729" table:style-name="ce62">
            <text:p>6,729</text:p>
          </table:table-cell>
          <table:table-cell office:value-type="float" office:value="7.3074858973051402" table:style-name="ce63">
            <text:p>7.31</text:p>
          </table:table-cell>
          <table:table-cell office:value-type="float" office:value="15560" table:style-name="ce62">
            <text:p>15,560</text:p>
          </table:table-cell>
          <table:table-cell office:value-type="float" office:value="9041" table:style-name="ce62">
            <text:p>9,041</text:p>
          </table:table-cell>
          <table:table-cell office:value-type="float" office:value="6519" table:style-name="ce62">
            <text:p>6,519</text:p>
          </table:table-cell>
          <table:table-cell office:value-type="float" office:value="8.0888155767281784" table:style-name="ce63">
            <text:p>8.09</text:p>
          </table:table-cell>
          <table:table-cell office:value-type="float" office:value="-1503" table:style-name="ce62">
            <text:p>–1,503</text:p>
          </table:table-cell>
          <table:table-cell office:value-type="float" office:value="-0.78132967942303688" table:style-name="ce64">
            <text:p>–0.78</text:p>
          </table:table-cell>
          <table:table-cell office:value-type="float" office:value="10681" table:style-name="ce65">
            <text:p>10,681</text:p>
          </table:table-cell>
          <table:table-cell office:value-type="float" office:value="10511" table:style-name="ce62">
            <text:p>10,511</text:p>
          </table:table-cell>
          <table:table-cell office:value-type="float" office:value="170" table:style-name="ce62">
            <text:p>170</text:p>
          </table:table-cell>
          <table:table-cell office:value-type="float" office:value="43" table:style-name="ce62">
            <text:p>43</text:p>
          </table:table-cell>
          <table:table-cell office:value-type="float" office:value="127" table:style-name="ce62">
            <text:p>127</text:p>
          </table:table-cell>
          <table:table-cell office:value-type="float" office:value="5.5524832374700299" table:style-name="ce63">
            <text:p>5.55</text:p>
          </table:table-cell>
          <table:table-cell office:value-type="float" office:value="4289" table:style-name="ce62">
            <text:p>4,289</text:p>
          </table:table-cell>
          <table:table-cell office:value-type="float" office:value="4229" table:style-name="ce62">
            <text:p>4,229</text:p>
          </table:table-cell>
          <table:table-cell office:value-type="float" office:value="60" table:style-name="ce62">
            <text:p>60</text:p>
          </table:table-cell>
          <table:table-cell office:value-type="float" office:value="12" table:style-name="ce62">
            <text:p>12</text:p>
          </table:table-cell>
          <table:table-cell office:value-type="float" office:value="48" table:style-name="ce62">
            <text:p>48</text:p>
          </table:table-cell>
          <table:table-cell office:value-type="float" office:value="2.229622751194547" table:style-name="ce63">
            <text:p>2.23</text:p>
          </table:table-cell>
          <table:table-cell office:value-type="float" office:value="74445" table:style-name="ce62">
            <text:p>74,445</text:p>
          </table:table-cell>
          <table:table-cell office:value-type="float" office:value="92034" table:style-name="ce62">
            <text:p>92,034</text:p>
          </table:table-cell>
          <table:table-cell office:value-type="float" office:value="580497" table:style-name="ce62">
            <text:p>580,497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12<text:s/><text:span text:style-name="T10">月</text:span></text:p>
          </table:table-cell>
          <table:covered-table-cell/>
          <table:table-cell office:value-type="float" office:value="9006580" table:style-name="ce65">
            <text:p>9,006,580</text:p>
          </table:table-cell>
          <table:table-cell office:value-type="float" office:value="23375314" table:style-name="ce62">
            <text:p>23,375,314</text:p>
          </table:table-cell>
          <table:table-cell office:value-type="float" office:value="11578696" table:style-name="ce62">
            <text:p>11,578,696</text:p>
          </table:table-cell>
          <table:table-cell office:value-type="float" office:value="11796618" table:style-name="ce62">
            <text:p>11,796,618</text:p>
          </table:table-cell>
          <table:table-cell office:value-type="float" office:value="14127" table:style-name="ce62">
            <text:p>14,127</text:p>
          </table:table-cell>
          <table:table-cell office:value-type="float" office:value="7337" table:style-name="ce62">
            <text:p>7,337</text:p>
          </table:table-cell>
          <table:table-cell office:value-type="float" office:value="6790" table:style-name="ce62">
            <text:p>6,790</text:p>
          </table:table-cell>
          <table:table-cell office:value-type="float" office:value="7.1128361368329953" table:style-name="ce63">
            <text:p>7.11</text:p>
          </table:table-cell>
          <table:table-cell office:value-type="float" office:value="15739" table:style-name="ce62">
            <text:p>15,739</text:p>
          </table:table-cell>
          <table:table-cell office:value-type="float" office:value="9233" table:style-name="ce62">
            <text:p>9,233</text:p>
          </table:table-cell>
          <table:table-cell office:value-type="float" office:value="6506" table:style-name="ce62">
            <text:p>6,506</text:p>
          </table:table-cell>
          <table:table-cell office:value-type="float" office:value="7.92446577175724" table:style-name="ce63">
            <text:p>7.92</text:p>
          </table:table-cell>
          <table:table-cell office:value-type="float" office:value="-1612" table:style-name="ce62">
            <text:p>–1,612</text:p>
          </table:table-cell>
          <table:table-cell office:value-type="float" office:value="-0.81162963492424356" table:style-name="ce63">
            <text:p>–0.81</text:p>
          </table:table-cell>
          <table:table-cell office:value-type="float" office:value="13131" table:style-name="ce65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2">
            <text:p>223</text:p>
          </table:table-cell>
          <table:table-cell office:value-type="float" office:value="69" table:style-name="ce62">
            <text:p>69</text:p>
          </table:table-cell>
          <table:table-cell office:value-type="float" office:value="154" table:style-name="ce62">
            <text:p>154</text:p>
          </table:table-cell>
          <table:table-cell office:value-type="float" office:value="6.6113577767929543" table:style-name="ce63">
            <text:p>6.61</text:p>
          </table:table-cell>
          <table:table-cell office:value-type="float" office:value="4470" table:style-name="ce62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2">
            <text:p>51</text:p>
          </table:table-cell>
          <table:table-cell office:value-type="float" office:value="13" table:style-name="ce62">
            <text:p>13</text:p>
          </table:table-cell>
          <table:table-cell office:value-type="float" office:value="38" table:style-name="ce62">
            <text:p>38</text:p>
          </table:table-cell>
          <table:table-cell office:value-type="float" office:value="2.2506107122278967" table:style-name="ce63">
            <text:p>2.25</text:p>
          </table:table-cell>
          <table:table-cell office:value-type="float" office:value="80994" table:style-name="ce62">
            <text:p>80,994</text:p>
          </table:table-cell>
          <table:table-cell office:value-type="float" office:value="98855" table:style-name="ce62">
            <text:p>98,855</text:p>
          </table:table-cell>
          <table:table-cell office:value-type="float" office:value="580758" table:style-name="ce62">
            <text:p>580,75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52">
            <text:p>111<text:span text:style-name="T9">年</text:span>1~8<text:span text:style-name="T9">月</text:span></text:p>
          </table:table-cell>
          <table:covered-table-cell/>
          <table:table-cell office:value-type="float" office:value="9042909" table:style-name="ce53">
            <text:p>9,042,909</text:p>
          </table:table-cell>
          <table:table-cell office:value-type="float" office:value="23194554" table:style-name="ce53">
            <text:p>23,194,554</text:p>
          </table:table-cell>
          <table:table-cell office:value-type="float" office:value="11475623" table:style-name="ce53">
            <text:p>11,475,623</text:p>
          </table:table-cell>
          <table:table-cell office:value-type="float" office:value="11718931" table:style-name="ce53">
            <text:p>11,718,931</text:p>
          </table:table-cell>
          <table:table-cell office:value-type="float" office:value="90001" table:style-name="ce53">
            <text:p>90,001</text:p>
          </table:table-cell>
          <table:table-cell office:value-type="float" office:value="46904" table:style-name="ce53">
            <text:p>46,904</text:p>
          </table:table-cell>
          <table:table-cell office:value-type="float" office:value="43097" table:style-name="ce53">
            <text:p>43,097</text:p>
          </table:table-cell>
          <table:table-cell office:value-type="float" office:value="5.8057578021392864" table:style-name="ce66">
            <text:p>5.81</text:p>
          </table:table-cell>
          <table:table-cell office:value-type="float" office:value="138222" table:style-name="ce53">
            <text:p>138,222</text:p>
          </table:table-cell>
          <table:table-cell office:value-type="float" office:value="80173" table:style-name="ce53">
            <text:p>80,173</text:p>
          </table:table-cell>
          <table:table-cell office:value-type="float" office:value="58049" table:style-name="ce53">
            <text:p>58,049</text:p>
          </table:table-cell>
          <table:table-cell office:value-type="float" office:value="8.9163837615948331" table:style-name="ce66">
            <text:p>8.92</text:p>
          </table:table-cell>
          <table:table-cell office:value-type="float" office:value="-48221" table:style-name="ce53">
            <text:p>–48,221</text:p>
          </table:table-cell>
          <table:table-cell office:value-type="float" office:value="-3.1106259594555459" table:style-name="ce67">
            <text:p>–3.11</text:p>
          </table:table-cell>
          <table:table-cell office:value-type="float" office:value="75161" table:style-name="ce56">
            <text:p>75,161</text:p>
          </table:table-cell>
          <table:table-cell office:value-type="float" office:value="73610" table:style-name="ce53">
            <text:p>73,610</text:p>
          </table:table-cell>
          <table:table-cell office:value-type="float" office:value="1551" table:style-name="ce53">
            <text:p>1,551</text:p>
          </table:table-cell>
          <table:table-cell office:value-type="float" office:value="419" table:style-name="ce53">
            <text:p>419</text:p>
          </table:table-cell>
          <table:table-cell office:value-type="float" office:value="1132" table:style-name="ce53">
            <text:p>1,132</text:p>
          </table:table-cell>
          <table:table-cell office:value-type="float" office:value="4.8484634855900595" table:style-name="ce66">
            <text:p>4.85</text:p>
          </table:table-cell>
          <table:table-cell office:value-type="float" office:value="33629" table:style-name="ce53">
            <text:p>33,629</text:p>
          </table:table-cell>
          <table:table-cell office:value-type="float" office:value="33230" table:style-name="ce53">
            <text:p>33,230</text:p>
          </table:table-cell>
          <table:table-cell office:value-type="float" office:value="399" table:style-name="ce53">
            <text:p>399</text:p>
          </table:table-cell>
          <table:table-cell office:value-type="float" office:value="103" table:style-name="ce53">
            <text:p>103</text:p>
          </table:table-cell>
          <table:table-cell office:value-type="float" office:value="296" table:style-name="ce53">
            <text:p>296</text:p>
          </table:table-cell>
          <table:table-cell office:value-type="float" office:value="2.1693295533176529" table:style-name="ce66">
            <text:p>2.17</text:p>
          </table:table-cell>
          <table:table-cell office:value-type="float" office:value="705958" table:style-name="ce53">
            <text:p>705,958</text:p>
          </table:table-cell>
          <table:table-cell office:value-type="float" office:value="838497" table:style-name="ce53">
            <text:p>838,497</text:p>
          </table:table-cell>
          <table:table-cell office:value-type="float" office:value="582485" table:style-name="ce53">
            <text:p>582,485</text:p>
          </table:table-cell>
          <table:table-cell table:number-columns-repeated="16353" table:style-name="ce68"/>
        </table:table-row>
        <table:table-row table:style-name="ro7">
          <table:table-cell office:value-type="string" table:number-columns-spanned="2" table:number-rows-spanned="1" table:style-name="ce61">
            <text:p>1<text:s/><text:span text:style-name="T10">月</text:span></text:p>
          </table:table-cell>
          <table:covered-table-cell/>
          <table:table-cell office:value-type="float" office:value="9005752" table:style-name="ce62">
            <text:p>9,005,752</text:p>
          </table:table-cell>
          <table:table-cell office:value-type="float" office:value="23349666" table:style-name="ce62">
            <text:p>23,349,666</text:p>
          </table:table-cell>
          <table:table-cell office:value-type="float" office:value="11565761" table:style-name="ce62">
            <text:p>11,565,761</text:p>
          </table:table-cell>
          <table:table-cell office:value-type="float" office:value="11783905" table:style-name="ce62">
            <text:p>11,783,905</text:p>
          </table:table-cell>
          <table:table-cell office:value-type="float" office:value="13137" table:style-name="ce62">
            <text:p>13,137</text:p>
          </table:table-cell>
          <table:table-cell office:value-type="float" office:value="6878" table:style-name="ce62">
            <text:p>6,878</text:p>
          </table:table-cell>
          <table:table-cell office:value-type="float" office:value="6259" table:style-name="ce62">
            <text:p>6,259</text:p>
          </table:table-cell>
          <table:table-cell office:value-type="float" office:value="6.6207660504150576" table:style-name="ce63">
            <text:p>6.62</text:p>
          </table:table-cell>
          <table:table-cell office:value-type="float" office:value="15954" table:style-name="ce62">
            <text:p>15,954</text:p>
          </table:table-cell>
          <table:table-cell office:value-type="float" office:value="9342" table:style-name="ce62">
            <text:p>9,342</text:p>
          </table:table-cell>
          <table:table-cell office:value-type="float" office:value="6612" table:style-name="ce62">
            <text:p>6,612</text:p>
          </table:table-cell>
          <table:table-cell office:value-type="float" office:value="8.0404735912553722" table:style-name="ce63">
            <text:p>8.04</text:p>
          </table:table-cell>
          <table:table-cell office:value-type="float" office:value="-2817" table:style-name="ce62">
            <text:p>–2,817</text:p>
          </table:table-cell>
          <table:table-cell office:value-type="float" office:value="-1.419707540840315" table:style-name="ce64">
            <text:p>–1.42</text:p>
          </table:table-cell>
          <table:table-cell office:value-type="float" office:value="11189" table:style-name="ce65">
            <text:p>11,189</text:p>
          </table:table-cell>
          <table:table-cell office:value-type="float" office:value="11027" table:style-name="ce62">
            <text:p>11,027</text:p>
          </table:table-cell>
          <table:table-cell office:value-type="float" office:value="162" table:style-name="ce62">
            <text:p>162</text:p>
          </table:table-cell>
          <table:table-cell office:value-type="float" office:value="45" table:style-name="ce62">
            <text:p>45</text:p>
          </table:table-cell>
          <table:table-cell office:value-type="float" office:value="117" table:style-name="ce62">
            <text:p>117</text:p>
          </table:table-cell>
          <table:table-cell office:value-type="float" office:value="5.6390158588790502" table:style-name="ce63">
            <text:p>5.64</text:p>
          </table:table-cell>
          <table:table-cell office:value-type="float" office:value="3961" table:style-name="ce62">
            <text:p>3,961</text:p>
          </table:table-cell>
          <table:table-cell office:value-type="float" office:value="3914" table:style-name="ce62">
            <text:p>3,914</text:p>
          </table:table-cell>
          <table:table-cell office:value-type="float" office:value="47" table:style-name="ce62">
            <text:p>47</text:p>
          </table:table-cell>
          <table:table-cell office:value-type="float" office:value="15" table:style-name="ce62">
            <text:p>15</text:p>
          </table:table-cell>
          <table:table-cell office:value-type="float" office:value="32" table:style-name="ce62">
            <text:p>32</text:p>
          </table:table-cell>
          <table:table-cell office:value-type="float" office:value="1.9962589880257322" table:style-name="ce63">
            <text:p>2.00</text:p>
          </table:table-cell>
          <table:table-cell office:value-type="float" office:value="81011" table:style-name="ce62">
            <text:p>81,011</text:p>
          </table:table-cell>
          <table:table-cell office:value-type="float" office:value="103842" table:style-name="ce62">
            <text:p>103,842</text:p>
          </table:table-cell>
          <table:table-cell office:value-type="float" office:value="580944" table:style-name="ce62">
            <text:p>580,94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2<text:s/><text:span text:style-name="T10">月</text:span></text:p>
          </table:table-cell>
          <table:covered-table-cell/>
          <table:table-cell office:value-type="float" office:value="9005454" table:style-name="ce62">
            <text:p>9,005,454</text:p>
          </table:table-cell>
          <table:table-cell office:value-type="float" office:value="23319776" table:style-name="ce62">
            <text:p>23,319,776</text:p>
          </table:table-cell>
          <table:table-cell office:value-type="float" office:value="11550791" table:style-name="ce62">
            <text:p>11,550,791</text:p>
          </table:table-cell>
          <table:table-cell office:value-type="float" office:value="11768985" table:style-name="ce62">
            <text:p>11,768,985</text:p>
          </table:table-cell>
          <table:table-cell office:value-type="float" office:value="9617" table:style-name="ce62">
            <text:p>9,617</text:p>
          </table:table-cell>
          <table:table-cell office:value-type="float" office:value="4941" table:style-name="ce62">
            <text:p>4,941</text:p>
          </table:table-cell>
          <table:table-cell office:value-type="float" office:value="4676" table:style-name="ce62">
            <text:p>4,676</text:p>
          </table:table-cell>
          <table:table-cell office:value-type="float" office:value="5.3724432482271496" table:style-name="ce63">
            <text:p>5.37</text:p>
          </table:table-cell>
          <table:table-cell office:value-type="float" office:value="14887" table:style-name="ce62">
            <text:p>14,887</text:p>
          </table:table-cell>
          <table:table-cell office:value-type="float" office:value="8666" table:style-name="ce62">
            <text:p>8,666</text:p>
          </table:table-cell>
          <table:table-cell office:value-type="float" office:value="6221" table:style-name="ce62">
            <text:p>6,221</text:p>
          </table:table-cell>
          <table:table-cell office:value-type="float" office:value="8.316477345987062" table:style-name="ce63">
            <text:p>8.32</text:p>
          </table:table-cell>
          <table:table-cell office:value-type="float" office:value="-5270" table:style-name="ce62">
            <text:p>–5,270</text:p>
          </table:table-cell>
          <table:table-cell office:value-type="float" office:value="-2.9440340977599124" table:style-name="ce64">
            <text:p>–2.94</text:p>
          </table:table-cell>
          <table:table-cell office:value-type="float" office:value="8640" table:style-name="ce65">
            <text:p>8,640</text:p>
          </table:table-cell>
          <table:table-cell office:value-type="float" office:value="8443" table:style-name="ce62">
            <text:p>8,443</text:p>
          </table:table-cell>
          <table:table-cell office:value-type="float" office:value="197" table:style-name="ce62">
            <text:p>197</text:p>
          </table:table-cell>
          <table:table-cell office:value-type="float" office:value="49" table:style-name="ce62">
            <text:p>49</text:p>
          </table:table-cell>
          <table:table-cell office:value-type="float" office:value="148" table:style-name="ce62">
            <text:p>148</text:p>
          </table:table-cell>
          <table:table-cell office:value-type="float" office:value="4.8266517276367447" table:style-name="ce63">
            <text:p>4.83</text:p>
          </table:table-cell>
          <table:table-cell office:value-type="float" office:value="3358" table:style-name="ce62">
            <text:p>3,358</text:p>
          </table:table-cell>
          <table:table-cell office:value-type="float" office:value="3316" table:style-name="ce62">
            <text:p>3,316</text:p>
          </table:table-cell>
          <table:table-cell office:value-type="float" office:value="42" table:style-name="ce62">
            <text:p>42</text:p>
          </table:table-cell>
          <table:table-cell office:value-type="float" office:value="10" table:style-name="ce62">
            <text:p>10</text:p>
          </table:table-cell>
          <table:table-cell office:value-type="float" office:value="32" table:style-name="ce62">
            <text:p>32</text:p>
          </table:table-cell>
          <table:table-cell office:value-type="float" office:value="1.8759139469217809" table:style-name="ce63">
            <text:p>1.88</text:p>
          </table:table-cell>
          <table:table-cell office:value-type="float" office:value="67432" table:style-name="ce62">
            <text:p>67,432</text:p>
          </table:table-cell>
          <table:table-cell office:value-type="float" office:value="92052" table:style-name="ce62">
            <text:p>92,052</text:p>
          </table:table-cell>
          <table:table-cell office:value-type="float" office:value="581134" table:style-name="ce62">
            <text:p>581,13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3<text:s/><text:span text:style-name="T10">月</text:span></text:p>
          </table:table-cell>
          <table:covered-table-cell/>
          <table:table-cell office:value-type="float" office:value="9004145" table:style-name="ce62">
            <text:p>9,004,145</text:p>
          </table:table-cell>
          <table:table-cell office:value-type="float" office:value="23268991" table:style-name="ce62">
            <text:p>23,268,991</text:p>
          </table:table-cell>
          <table:table-cell office:value-type="float" office:value="11523301" table:style-name="ce62">
            <text:p>11,523,301</text:p>
          </table:table-cell>
          <table:table-cell office:value-type="float" office:value="11745690" table:style-name="ce62">
            <text:p>11,745,690</text:p>
          </table:table-cell>
          <table:table-cell office:value-type="float" office:value="12788" table:style-name="ce62">
            <text:p>12,788</text:p>
          </table:table-cell>
          <table:table-cell office:value-type="float" office:value="6672" table:style-name="ce62">
            <text:p>6,672</text:p>
          </table:table-cell>
          <table:table-cell office:value-type="float" office:value="6116" table:style-name="ce62">
            <text:p>6,116</text:p>
          </table:table-cell>
          <table:table-cell office:value-type="float" office:value="6.463720625908568" table:style-name="ce63">
            <text:p>6.46</text:p>
          </table:table-cell>
          <table:table-cell office:value-type="float" office:value="18239" table:style-name="ce62">
            <text:p>18,239</text:p>
          </table:table-cell>
          <table:table-cell office:value-type="float" office:value="10624" table:style-name="ce62">
            <text:p>10,624</text:p>
          </table:table-cell>
          <table:table-cell office:value-type="float" office:value="7615" table:style-name="ce62">
            <text:p>7,615</text:p>
          </table:table-cell>
          <table:table-cell office:value-type="float" office:value="9.2189396696861383" table:style-name="ce63">
            <text:p>9.22</text:p>
          </table:table-cell>
          <table:table-cell office:value-type="float" office:value="-5451" table:style-name="ce62">
            <text:p>–5,451</text:p>
          </table:table-cell>
          <table:table-cell office:value-type="float" office:value="-2.7552190437775725" table:style-name="ce64">
            <text:p>–2.76</text:p>
          </table:table-cell>
          <table:table-cell office:value-type="float" office:value="10509" table:style-name="ce65">
            <text:p>10,509</text:p>
          </table:table-cell>
          <table:table-cell office:value-type="float" office:value="10293" table:style-name="ce62">
            <text:p>10,293</text:p>
          </table:table-cell>
          <table:table-cell office:value-type="float" office:value="216" table:style-name="ce62">
            <text:p>216</text:p>
          </table:table-cell>
          <table:table-cell office:value-type="float" office:value="57" table:style-name="ce62">
            <text:p>57</text:p>
          </table:table-cell>
          <table:table-cell office:value-type="float" office:value="159" table:style-name="ce62">
            <text:p>159</text:p>
          </table:table-cell>
          <table:table-cell office:value-type="float" office:value="5.3117954377285841" table:style-name="ce63">
            <text:p>5.31</text:p>
          </table:table-cell>
          <table:table-cell office:value-type="float" office:value="4821" table:style-name="ce62">
            <text:p>4,821</text:p>
          </table:table-cell>
          <table:table-cell office:value-type="float" office:value="4768" table:style-name="ce62">
            <text:p>4,768</text:p>
          </table:table-cell>
          <table:table-cell office:value-type="float" office:value="53" table:style-name="ce62">
            <text:p>53</text:p>
          </table:table-cell>
          <table:table-cell office:value-type="float" office:value="12" table:style-name="ce62">
            <text:p>12</text:p>
          </table:table-cell>
          <table:table-cell office:value-type="float" office:value="41" table:style-name="ce62">
            <text:p>41</text:p>
          </table:table-cell>
          <table:table-cell office:value-type="float" office:value="2.4367842616128557" table:style-name="ce63">
            <text:p>2.44</text:p>
          </table:table-cell>
          <table:table-cell office:value-type="float" office:value="103168" table:style-name="ce62">
            <text:p>103,168</text:p>
          </table:table-cell>
          <table:table-cell office:value-type="float" office:value="148502" table:style-name="ce62">
            <text:p>148,502</text:p>
          </table:table-cell>
          <table:table-cell office:value-type="float" office:value="581327" table:style-name="ce62">
            <text:p>581,327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4<text:s/><text:span text:style-name="T10">月</text:span></text:p>
          </table:table-cell>
          <table:covered-table-cell/>
          <table:table-cell office:value-type="float" office:value="9002584" table:style-name="ce62">
            <text:p>9,002,584</text:p>
          </table:table-cell>
          <table:table-cell office:value-type="float" office:value="23215015" table:style-name="ce62">
            <text:p>23,215,015</text:p>
          </table:table-cell>
          <table:table-cell office:value-type="float" office:value="11493738" table:style-name="ce62">
            <text:p>11,493,738</text:p>
          </table:table-cell>
          <table:table-cell office:value-type="float" office:value="11721277" table:style-name="ce62">
            <text:p>11,721,277</text:p>
          </table:table-cell>
          <table:table-cell office:value-type="float" office:value="11222" table:style-name="ce62">
            <text:p>11,222</text:p>
          </table:table-cell>
          <table:table-cell office:value-type="float" office:value="5808" table:style-name="ce62">
            <text:p>5,808</text:p>
          </table:table-cell>
          <table:table-cell office:value-type="float" office:value="5414" table:style-name="ce62">
            <text:p>5,414</text:p>
          </table:table-cell>
          <table:table-cell office:value-type="float" office:value="5.8744650077419456" table:style-name="ce63">
            <text:p>5.87</text:p>
          </table:table-cell>
          <table:table-cell office:value-type="float" office:value="14655" table:style-name="ce62">
            <text:p>14,655</text:p>
          </table:table-cell>
          <table:table-cell office:value-type="float" office:value="8554" table:style-name="ce62">
            <text:p>8,554</text:p>
          </table:table-cell>
          <table:table-cell office:value-type="float" office:value="6101" table:style-name="ce62">
            <text:p>6,101</text:p>
          </table:table-cell>
          <table:table-cell office:value-type="float" office:value="7.671563419039229" table:style-name="ce63">
            <text:p>7.67</text:p>
          </table:table-cell>
          <table:table-cell office:value-type="float" office:value="-3433" table:style-name="ce62">
            <text:p>–3,433</text:p>
          </table:table-cell>
          <table:table-cell office:value-type="float" office:value="-1.7970984112972821" table:style-name="ce64">
            <text:p>–1.80</text:p>
          </table:table-cell>
          <table:table-cell office:value-type="float" office:value="6539" table:style-name="ce65">
            <text:p>6,539</text:p>
          </table:table-cell>
          <table:table-cell office:value-type="float" office:value="6390" table:style-name="ce62">
            <text:p>6,390</text:p>
          </table:table-cell>
          <table:table-cell office:value-type="float" office:value="149" table:style-name="ce62">
            <text:p>149</text:p>
          </table:table-cell>
          <table:table-cell office:value-type="float" office:value="53" table:style-name="ce62">
            <text:p>53</text:p>
          </table:table-cell>
          <table:table-cell office:value-type="float" office:value="96" table:style-name="ce62">
            <text:p>96</text:p>
          </table:table-cell>
          <table:table-cell office:value-type="float" office:value="3.4230196654450706" table:style-name="ce63">
            <text:p>3.42</text:p>
          </table:table-cell>
          <table:table-cell office:value-type="float" office:value="4051" table:style-name="ce62">
            <text:p>4,051</text:p>
          </table:table-cell>
          <table:table-cell office:value-type="float" office:value="4003" table:style-name="ce62">
            <text:p>4,003</text:p>
          </table:table-cell>
          <table:table-cell office:value-type="float" office:value="48" table:style-name="ce62">
            <text:p>48</text:p>
          </table:table-cell>
          <table:table-cell office:value-type="float" office:value="13" table:style-name="ce62">
            <text:p>13</text:p>
          </table:table-cell>
          <table:table-cell office:value-type="float" office:value="35" table:style-name="ce62">
            <text:p>35</text:p>
          </table:table-cell>
          <table:table-cell office:value-type="float" office:value="2.1206075339834807" table:style-name="ce63">
            <text:p>2.12</text:p>
          </table:table-cell>
          <table:table-cell office:value-type="float" office:value="84281" table:style-name="ce62">
            <text:p>84,281</text:p>
          </table:table-cell>
          <table:table-cell office:value-type="float" office:value="134824" table:style-name="ce62">
            <text:p>134,824</text:p>
          </table:table-cell>
          <table:table-cell office:value-type="float" office:value="581406" table:style-name="ce62">
            <text:p>581,406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5<text:s/><text:span text:style-name="T10">月</text:span></text:p>
          </table:table-cell>
          <table:covered-table-cell/>
          <table:table-cell office:value-type="float" office:value="9008300" table:style-name="ce62">
            <text:p>9,008,300</text:p>
          </table:table-cell>
          <table:table-cell office:value-type="float" office:value="23196178" table:style-name="ce62">
            <text:p>23,196,178</text:p>
          </table:table-cell>
          <table:table-cell office:value-type="float" office:value="11482441" table:style-name="ce62">
            <text:p>11,482,441</text:p>
          </table:table-cell>
          <table:table-cell office:value-type="float" office:value="11713737" table:style-name="ce62">
            <text:p>11,713,737</text:p>
          </table:table-cell>
          <table:table-cell office:value-type="float" office:value="9442" table:style-name="ce62">
            <text:p>9,442</text:p>
          </table:table-cell>
          <table:table-cell office:value-type="float" office:value="4897" table:style-name="ce62">
            <text:p>4,897</text:p>
          </table:table-cell>
          <table:table-cell office:value-type="float" office:value="4545" table:style-name="ce62">
            <text:p>4,545</text:p>
          </table:table-cell>
          <table:table-cell office:value-type="float" office:value="4.7907381085364893" table:style-name="ce63">
            <text:p>4.79</text:p>
          </table:table-cell>
          <table:table-cell office:value-type="float" office:value="17409" table:style-name="ce62">
            <text:p>17,409</text:p>
          </table:table-cell>
          <table:table-cell office:value-type="float" office:value="9997" table:style-name="ce62">
            <text:p>9,997</text:p>
          </table:table-cell>
          <table:table-cell office:value-type="float" office:value="7412" table:style-name="ce62">
            <text:p>7,412</text:p>
          </table:table-cell>
          <table:table-cell office:value-type="float" office:value="8.8330819457224869" table:style-name="ce63">
            <text:p>8.83</text:p>
          </table:table-cell>
          <table:table-cell office:value-type="float" office:value="-7967" table:style-name="ce62">
            <text:p>–7,967</text:p>
          </table:table-cell>
          <table:table-cell office:value-type="float" office:value="-4.0423438371859985" table:style-name="ce64">
            <text:p>–4.04</text:p>
          </table:table-cell>
          <table:table-cell office:value-type="float" office:value="15597" table:style-name="ce65">
            <text:p>15,597</text:p>
          </table:table-cell>
          <table:table-cell office:value-type="float" office:value="15293" table:style-name="ce62">
            <text:p>15,293</text:p>
          </table:table-cell>
          <table:table-cell office:value-type="float" office:value="304" table:style-name="ce62">
            <text:p>304</text:p>
          </table:table-cell>
          <table:table-cell office:value-type="float" office:value="72" table:style-name="ce62">
            <text:p>72</text:p>
          </table:table-cell>
          <table:table-cell office:value-type="float" office:value="232" table:style-name="ce62">
            <text:p>232</text:p>
          </table:table-cell>
          <table:table-cell office:value-type="float" office:value="7.9136986103414113" table:style-name="ce63">
            <text:p>7.91</text:p>
          </table:table-cell>
          <table:table-cell office:value-type="float" office:value="4019" table:style-name="ce62">
            <text:p>4,019</text:p>
          </table:table-cell>
          <table:table-cell office:value-type="float" office:value="3975" table:style-name="ce62">
            <text:p>3,975</text:p>
          </table:table-cell>
          <table:table-cell office:value-type="float" office:value="44" table:style-name="ce62">
            <text:p>44</text:p>
          </table:table-cell>
          <table:table-cell office:value-type="float" office:value="8" table:style-name="ce62">
            <text:p>8</text:p>
          </table:table-cell>
          <table:table-cell office:value-type="float" office:value="36" table:style-name="ce62">
            <text:p>36</text:p>
          </table:table-cell>
          <table:table-cell office:value-type="float" office:value="2.0391841197000797" table:style-name="ce63">
            <text:p>2.04</text:p>
          </table:table-cell>
          <table:table-cell office:value-type="float" office:value="82997" table:style-name="ce62">
            <text:p>82,997</text:p>
          </table:table-cell>
          <table:table-cell office:value-type="float" office:value="93867" table:style-name="ce62">
            <text:p>93,867</text:p>
          </table:table-cell>
          <table:table-cell office:value-type="float" office:value="581530" table:style-name="ce62">
            <text:p>581,530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6<text:s/><text:span text:style-name="T10">月</text:span></text:p>
          </table:table-cell>
          <table:covered-table-cell/>
          <table:table-cell office:value-type="float" office:value="9014700" table:style-name="ce62">
            <text:p>9,014,700</text:p>
          </table:table-cell>
          <table:table-cell office:value-type="float" office:value="23186278" table:style-name="ce62">
            <text:p>23,186,278</text:p>
          </table:table-cell>
          <table:table-cell office:value-type="float" office:value="11475116" table:style-name="ce62">
            <text:p>11,475,116</text:p>
          </table:table-cell>
          <table:table-cell office:value-type="float" office:value="11711162" table:style-name="ce62">
            <text:p>11,711,162</text:p>
          </table:table-cell>
          <table:table-cell office:value-type="float" office:value="10943" table:style-name="ce62">
            <text:p>10,943</text:p>
          </table:table-cell>
          <table:table-cell office:value-type="float" office:value="5677" table:style-name="ce62">
            <text:p>5,677</text:p>
          </table:table-cell>
          <table:table-cell office:value-type="float" office:value="5266" table:style-name="ce62">
            <text:p>5,266</text:p>
          </table:table-cell>
          <table:table-cell office:value-type="float" office:value="5.7409565950252119" table:style-name="ce63">
            <text:p>5.74</text:p>
          </table:table-cell>
          <table:table-cell office:value-type="float" office:value="21033" table:style-name="ce62">
            <text:p>21,033</text:p>
          </table:table-cell>
          <table:table-cell office:value-type="float" office:value="12152" table:style-name="ce62">
            <text:p>12,152</text:p>
          </table:table-cell>
          <table:table-cell office:value-type="float" office:value="8881" table:style-name="ce62">
            <text:p>8,881</text:p>
          </table:table-cell>
          <table:table-cell office:value-type="float" office:value="11.034409217140205" table:style-name="ce63">
            <text:p>11.03</text:p>
          </table:table-cell>
          <table:table-cell office:value-type="float" office:value="-10090" table:style-name="ce62">
            <text:p>–10,090</text:p>
          </table:table-cell>
          <table:table-cell office:value-type="float" office:value="-5.2934526221149936" table:style-name="ce64">
            <text:p>–5.29</text:p>
          </table:table-cell>
          <table:table-cell office:value-type="float" office:value="9045" table:style-name="ce62">
            <text:p>9,045</text:p>
          </table:table-cell>
          <table:table-cell office:value-type="float" office:value="8868" table:style-name="ce62">
            <text:p>8,868</text:p>
          </table:table-cell>
          <table:table-cell office:value-type="float" office:value="177" table:style-name="ce62">
            <text:p>177</text:p>
          </table:table-cell>
          <table:table-cell office:value-type="float" office:value="41" table:style-name="ce62">
            <text:p>41</text:p>
          </table:table-cell>
          <table:table-cell office:value-type="float" office:value="136" table:style-name="ce62">
            <text:p>136</text:p>
          </table:table-cell>
          <table:table-cell office:value-type="float" office:value="4.7452209085262753" table:style-name="ce63">
            <text:p>4.75</text:p>
          </table:table-cell>
          <table:table-cell office:value-type="float" office:value="4156" table:style-name="ce62">
            <text:p>4,156</text:p>
          </table:table-cell>
          <table:table-cell office:value-type="float" office:value="4103" table:style-name="ce62">
            <text:p>4,103</text:p>
          </table:table-cell>
          <table:table-cell office:value-type="float" office:value="53" table:style-name="ce62">
            <text:p>53</text:p>
          </table:table-cell>
          <table:table-cell office:value-type="float" office:value="14" table:style-name="ce62">
            <text:p>14</text:p>
          </table:table-cell>
          <table:table-cell office:value-type="float" office:value="39" table:style-name="ce62">
            <text:p>39</text:p>
          </table:table-cell>
          <table:table-cell office:value-type="float" office:value="2.1803358867700608" table:style-name="ce63">
            <text:p>2.18</text:p>
          </table:table-cell>
          <table:table-cell office:value-type="float" office:value="85868" table:style-name="ce62">
            <text:p>85,868</text:p>
          </table:table-cell>
          <table:table-cell office:value-type="float" office:value="85678" table:style-name="ce62">
            <text:p>85,678</text:p>
          </table:table-cell>
          <table:table-cell office:value-type="float" office:value="581694" table:style-name="ce62">
            <text:p>581,694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61">
            <text:p>7<text:s/><text:span text:style-name="T10">月</text:span></text:p>
          </table:table-cell>
          <table:covered-table-cell/>
          <table:table-cell office:value-type="float" office:value="9026456" table:style-name="ce62">
            <text:p>9,026,456</text:p>
          </table:table-cell>
          <table:table-cell office:value-type="float" office:value="23190064" table:style-name="ce62">
            <text:p>23,190,064</text:p>
          </table:table-cell>
          <table:table-cell office:value-type="float" office:value="11475027" table:style-name="ce62">
            <text:p>11,475,027</text:p>
          </table:table-cell>
          <table:table-cell office:value-type="float" office:value="11715037" table:style-name="ce62">
            <text:p>11,715,037</text:p>
          </table:table-cell>
          <table:table-cell office:value-type="float" office:value="10950" table:style-name="ce62">
            <text:p>10,950</text:p>
          </table:table-cell>
          <table:table-cell office:value-type="float" office:value="5813" table:style-name="ce62">
            <text:p>5,813</text:p>
          </table:table-cell>
          <table:table-cell office:value-type="float" office:value="5137" table:style-name="ce62">
            <text:p>5,137</text:p>
          </table:table-cell>
          <table:table-cell office:value-type="float" office:value="5.5600512586714457" table:style-name="ce63">
            <text:p>5.56</text:p>
          </table:table-cell>
          <table:table-cell office:value-type="float" office:value="18215" table:style-name="ce62">
            <text:p>18,215</text:p>
          </table:table-cell>
          <table:table-cell office:value-type="float" office:value="10505" table:style-name="ce62">
            <text:p>10,505</text:p>
          </table:table-cell>
          <table:table-cell office:value-type="float" office:value="7710" table:style-name="ce62">
            <text:p>7,710</text:p>
          </table:table-cell>
          <table:table-cell office:value-type="float" office:value="9.2489802444475231" table:style-name="ce63">
            <text:p>9.25</text:p>
          </table:table-cell>
          <table:table-cell office:value-type="float" office:value="-7265" table:style-name="ce62">
            <text:p>–7,265</text:p>
          </table:table-cell>
          <table:table-cell office:value-type="float" office:value="-3.6889289857760779" table:style-name="ce64">
            <text:p>–3.69</text:p>
          </table:table-cell>
          <table:table-cell office:value-type="float" office:value="9327" table:style-name="ce62">
            <text:p>9,327</text:p>
          </table:table-cell>
          <table:table-cell office:value-type="float" office:value="9122" table:style-name="ce62">
            <text:p>9,122</text:p>
          </table:table-cell>
          <table:table-cell office:value-type="float" office:value="205" table:style-name="ce62">
            <text:p>205</text:p>
          </table:table-cell>
          <table:table-cell office:value-type="float" office:value="58" table:style-name="ce62">
            <text:p>58</text:p>
          </table:table-cell>
          <table:table-cell office:value-type="float" office:value="147" table:style-name="ce62">
            <text:p>147</text:p>
          </table:table-cell>
          <table:table-cell office:value-type="float" office:value="4.7359450310163087" table:style-name="ce63">
            <text:p>4.74</text:p>
          </table:table-cell>
          <table:table-cell office:value-type="float" office:value="4476" table:style-name="ce62">
            <text:p>4,476</text:p>
          </table:table-cell>
          <table:table-cell office:value-type="float" office:value="4426" table:style-name="ce62">
            <text:p>4,426</text:p>
          </table:table-cell>
          <table:table-cell office:value-type="float" office:value="50" table:style-name="ce62">
            <text:p>50</text:p>
          </table:table-cell>
          <table:table-cell office:value-type="float" office:value="15" table:style-name="ce62">
            <text:p>15</text:p>
          </table:table-cell>
          <table:table-cell office:value-type="float" office:value="35" table:style-name="ce62">
            <text:p>35</text:p>
          </table:table-cell>
          <table:table-cell office:value-type="float" office:value="2.2727661583391225" table:style-name="ce63">
            <text:p>2.27</text:p>
          </table:table-cell>
          <table:table-cell office:value-type="float" office:value="101555" table:style-name="ce62">
            <text:p>101,555</text:p>
          </table:table-cell>
          <table:table-cell office:value-type="float" office:value="90504" table:style-name="ce62">
            <text:p>90,504</text:p>
          </table:table-cell>
          <table:table-cell office:value-type="float" office:value="582008" table:style-name="ce62">
            <text:p>582,008</text:p>
          </table:table-cell>
          <table:table-cell table:number-columns-repeated="16353" table:style-name="ce59"/>
        </table:table-row>
        <table:table-row table:style-name="ro7">
          <table:table-cell office:value-type="string" table:number-columns-spanned="2" table:number-rows-spanned="1" table:style-name="ce218">
            <text:p>8<text:s/><text:span text:style-name="T10">月</text:span></text:p>
          </table:table-cell>
          <table:covered-table-cell/>
          <table:table-cell office:value-type="float" office:value="9042909" table:style-name="ce62">
            <text:p>9,042,909</text:p>
          </table:table-cell>
          <table:table-cell office:value-type="float" office:value="23194554" table:style-name="ce62">
            <text:p>23,194,554</text:p>
          </table:table-cell>
          <table:table-cell office:value-type="float" office:value="11475623" table:style-name="ce62">
            <text:p>11,475,623</text:p>
          </table:table-cell>
          <table:table-cell office:value-type="float" office:value="11718931" table:style-name="ce62">
            <text:p>11,718,931</text:p>
          </table:table-cell>
          <table:table-cell office:value-type="float" office:value="11902" table:style-name="ce62">
            <text:p>11,902</text:p>
          </table:table-cell>
          <table:table-cell office:value-type="float" office:value="6218" table:style-name="ce62">
            <text:p>6,218</text:p>
          </table:table-cell>
          <table:table-cell office:value-type="float" office:value="5684" table:style-name="ce62">
            <text:p>5,684</text:p>
          </table:table-cell>
          <table:table-cell office:value-type="float" office:value="6.0423673905389599" table:style-name="ce63">
            <text:p>6.04</text:p>
          </table:table-cell>
          <table:table-cell office:value-type="float" office:value="17830" table:style-name="ce62">
            <text:p>17,830</text:p>
          </table:table-cell>
          <table:table-cell office:value-type="float" office:value="10333" table:style-name="ce62">
            <text:p>10,333</text:p>
          </table:table-cell>
          <table:table-cell office:value-type="float" office:value="7497" table:style-name="ce62">
            <text:p>7,497</text:p>
          </table:table-cell>
          <table:table-cell office:value-type="float" office:value="9.0518745230473563" table:style-name="ce63">
            <text:p>9.05</text:p>
          </table:table-cell>
          <table:table-cell office:value-type="float" office:value="-5928" table:style-name="ce62">
            <text:p>–5,928</text:p>
          </table:table-cell>
          <table:table-cell office:value-type="float" office:value="-3.0095071325083977" table:style-name="ce64">
            <text:p>–3.01</text:p>
          </table:table-cell>
          <table:table-cell office:value-type="float" office:value="4315" table:style-name="ce62">
            <text:p>4,315</text:p>
          </table:table-cell>
          <table:table-cell office:value-type="float" office:value="4174" table:style-name="ce62">
            <text:p>4,174</text:p>
          </table:table-cell>
          <table:table-cell office:value-type="float" office:value="141" table:style-name="ce62">
            <text:p>141</text:p>
          </table:table-cell>
          <table:table-cell office:value-type="float" office:value="44" table:style-name="ce62">
            <text:p>44</text:p>
          </table:table-cell>
          <table:table-cell office:value-type="float" office:value="97" table:style-name="ce62">
            <text:p>97</text:p>
          </table:table-cell>
          <table:table-cell office:value-type="float" office:value="2.1906247093073103" table:style-name="ce63">
            <text:p>2.19</text:p>
          </table:table-cell>
          <table:table-cell office:value-type="float" office:value="4787" table:style-name="ce62">
            <text:p>4,787</text:p>
          </table:table-cell>
          <table:table-cell office:value-type="float" office:value="4725" table:style-name="ce62">
            <text:p>4,725</text:p>
          </table:table-cell>
          <table:table-cell office:value-type="float" office:value="62" table:style-name="ce62">
            <text:p>62</text:p>
          </table:table-cell>
          <table:table-cell office:value-type="float" office:value="16" table:style-name="ce62">
            <text:p>16</text:p>
          </table:table-cell>
          <table:table-cell office:value-type="float" office:value="46" table:style-name="ce62">
            <text:p>46</text:p>
          </table:table-cell>
          <table:table-cell office:value-type="float" office:value="2.4302480842303815" table:style-name="ce63">
            <text:p>2.43</text:p>
          </table:table-cell>
          <table:table-cell office:value-type="float" office:value="99646" table:style-name="ce62">
            <text:p>99,646</text:p>
          </table:table-cell>
          <table:table-cell office:value-type="float" office:value="89228" table:style-name="ce62">
            <text:p>89,228</text:p>
          </table:table-cell>
          <table:table-cell office:value-type="float" office:value="582485" table:style-name="ce62">
            <text:p>582,485</text:p>
          </table:table-cell>
          <table:table-cell table:number-columns-repeated="16353" table:style-name="ce59"/>
        </table:table-row>
        <table:table-row table:style-name="ro8">
          <table:table-cell office:value-type="string" table:number-columns-spanned="2" table:number-rows-spanned="1" table:style-name="ce219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60821689138063839" table:style-name="ce71">
            <text:p>0.61</text:p>
          </table:table-cell>
          <table:table-cell office:value-type="float" office:value="-1.0970697092939883" table:style-name="ce71">
            <text:p>–1.10</text:p>
          </table:table-cell>
          <table:table-cell office:value-type="float" office:value="-1.2139819691516838" table:style-name="ce71">
            <text:p>–1.21</text:p>
          </table:table-cell>
          <table:table-cell office:value-type="float" office:value="-0.98231629572486789" table:style-name="ce71">
            <text:p>–0.98</text:p>
          </table:table-cell>
          <table:table-cell office:value-type="float" office:value="-5.4496345726088338" table:style-name="ce71">
            <text:p>–5.45</text:p>
          </table:table-cell>
          <table:table-cell office:value-type="float" office:value="-3.4022059965822589" table:style-name="ce71">
            <text:p>–3.40</text:p>
          </table:table-cell>
          <table:table-cell office:value-type="float" office:value="-7.5922614209071693" table:style-name="ce71">
            <text:p>–7.59</text:p>
          </table:table-cell>
          <table:table-cell office:value-type="float" office:value="-0.27501310486534258" table:style-name="ce71">
            <text:p>–0.28</text:p>
          </table:table-cell>
          <table:table-cell office:value-type="float" office:value="19.248261102193688" table:style-name="ce71">
            <text:p>19.25</text:p>
          </table:table-cell>
          <table:table-cell office:value-type="float" office:value="18.19949668268131" table:style-name="ce71">
            <text:p>18.20</text:p>
          </table:table-cell>
          <table:table-cell office:value-type="float" office:value="20.724637681159418" table:style-name="ce71">
            <text:p>20.72</text:p>
          </table:table-cell>
          <table:table-cell office:value-type="float" office:value="1.5481032196405282" table:style-name="ce71">
            <text:p>1.55</text:p>
          </table:table-cell>
          <table:table-cell office:value-type="string" table:style-name="ce71">
            <text:p>--</text:p>
          </table:table-cell>
          <table:table-cell office:value-type="float" office:value="-1.8231163245058739" table:style-name="ce72">
            <text:p>–1.82</text:p>
          </table:table-cell>
          <table:table-cell office:value-type="float" office:value="0.98291598408612213" table:style-name="ce71">
            <text:p>0.98</text:p>
          </table:table-cell>
          <table:table-cell office:value-type="float" office:value="0.28832292167227291" table:style-name="ce71">
            <text:p>0.29</text:p>
          </table:table-cell>
          <table:table-cell office:value-type="float" office:value="27.027027027027028" table:style-name="ce71">
            <text:p>27.03</text:p>
          </table:table-cell>
          <table:table-cell office:value-type="float" office:value="91.304347826086953" table:style-name="ce71">
            <text:p>91.30</text:p>
          </table:table-cell>
          <table:table-cell office:value-type="float" office:value="10.227272727272728" table:style-name="ce71">
            <text:p>10.23</text:p>
          </table:table-cell>
          <table:table-cell office:value-type="float" office:value="4.6188193827282564E-2" table:style-name="ce71">
            <text:p>0.05</text:p>
          </table:table-cell>
          <table:table-cell office:value-type="float" office:value="16.330498177399758" table:style-name="ce71">
            <text:p>16.33</text:p>
          </table:table-cell>
          <table:table-cell office:value-type="float" office:value="16.007856616744416" table:style-name="ce71">
            <text:p>16.01</text:p>
          </table:table-cell>
          <table:table-cell office:value-type="float" office:value="47.619047619047613" table:style-name="ce71">
            <text:p>47.62</text:p>
          </table:table-cell>
          <table:table-cell office:value-type="float" office:value="60" table:style-name="ce71">
            <text:p>60.00</text:p>
          </table:table-cell>
          <table:table-cell office:value-type="float" office:value="43.75" table:style-name="ce71">
            <text:p>43.75</text:p>
          </table:table-cell>
          <table:table-cell office:value-type="float" office:value="0.36510503222937229" table:style-name="ce71">
            <text:p>0.37</text:p>
          </table:table-cell>
          <table:table-cell office:value-type="float" office:value="10.515166638939721" table:style-name="ce71">
            <text:p>10.52</text:p>
          </table:table-cell>
          <table:table-cell office:value-type="float" office:value="-16.294079570719628" table:style-name="ce71">
            <text:p>–16.29</text:p>
          </table:table-cell>
          <table:table-cell office:value-type="float" office:value="0.49949101951379421" table:style-name="ce71">
            <text:p>0.50</text:p>
          </table:table-cell>
          <table:table-cell table:number-columns-repeated="16353" table:style-name="ce73"/>
        </table:table-row>
        <table:table-row table:style-name="ro8">
          <table:table-cell office:value-type="string" table:number-columns-spanned="2" table:number-rows-spanned="1" table:style-name="ce220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18227530273232373" table:style-name="ce76">
            <text:p>0.18</text:p>
          </table:table-cell>
          <table:table-cell office:value-type="float" office:value="1.9361740441940996E-2" table:style-name="ce76">
            <text:p>0.02</text:p>
          </table:table-cell>
          <table:table-cell office:value-type="float" office:value="5.1938875612231681E-3" table:style-name="ce76">
            <text:p>0.01</text:p>
          </table:table-cell>
          <table:table-cell office:value-type="float" office:value="3.3239331638474548E-2" table:style-name="ce76">
            <text:p>0.03</text:p>
          </table:table-cell>
          <table:table-cell office:value-type="float" office:value="8.6940639269406379" table:style-name="ce76">
            <text:p>8.69</text:p>
          </table:table-cell>
          <table:table-cell office:value-type="float" office:value="6.967142611388268" table:style-name="ce76">
            <text:p>6.97</text:p>
          </table:table-cell>
          <table:table-cell office:value-type="float" office:value="10.64823827136461" table:style-name="ce76">
            <text:p>10.65</text:p>
          </table:table-cell>
          <table:table-cell office:value-type="float" office:value="0.48231613186751421" table:style-name="ce76">
            <text:p>0.48</text:p>
          </table:table-cell>
          <table:table-cell office:value-type="float" office:value="-2.1136426022508923" table:style-name="ce76">
            <text:p>–2.11</text:p>
          </table:table-cell>
          <table:table-cell office:value-type="float" office:value="-1.6373155640171346" table:style-name="ce76">
            <text:p>–1.64</text:p>
          </table:table-cell>
          <table:table-cell office:value-type="float" office:value="-2.7626459143968871" table:style-name="ce76">
            <text:p>–2.76</text:p>
          </table:table-cell>
          <table:table-cell office:value-type="float" office:value="-0.1971057214001668" table:style-name="ce76">
            <text:p>–0.20</text:p>
          </table:table-cell>
          <table:table-cell office:value-type="string" table:style-name="ce76">
            <text:p>--</text:p>
          </table:table-cell>
          <table:table-cell office:value-type="float" office:value="0.67942185326768012" table:style-name="ce77">
            <text:p>0.68</text:p>
          </table:table-cell>
          <table:table-cell office:value-type="float" office:value="-53.736464029162647" table:style-name="ce76">
            <text:p>–53.74</text:p>
          </table:table-cell>
          <table:table-cell office:value-type="float" office:value="-54.24249068186802" table:style-name="ce76">
            <text:p>–54.24</text:p>
          </table:table-cell>
          <table:table-cell office:value-type="float" office:value="-31.219512195121951" table:style-name="ce76">
            <text:p>–31.22</text:p>
          </table:table-cell>
          <table:table-cell office:value-type="float" office:value="-24.137931034482758" table:style-name="ce76">
            <text:p>–24.14</text:p>
          </table:table-cell>
          <table:table-cell office:value-type="float" office:value="-34.013605442176868" table:style-name="ce76">
            <text:p>–34.01</text:p>
          </table:table-cell>
          <table:table-cell office:value-type="float" office:value="-2.5453203217089984" table:style-name="ce76">
            <text:p>–2.55</text:p>
          </table:table-cell>
          <table:table-cell office:value-type="float" office:value="6.9481680071492402" table:style-name="ce76">
            <text:p>6.95</text:p>
          </table:table-cell>
          <table:table-cell office:value-type="float" office:value="6.7555354722096697" table:style-name="ce76">
            <text:p>6.76</text:p>
          </table:table-cell>
          <table:table-cell office:value-type="float" office:value="24" table:style-name="ce76">
            <text:p>24.00</text:p>
          </table:table-cell>
          <table:table-cell office:value-type="float" office:value="6.666666666666667" table:style-name="ce76">
            <text:p>6.67</text:p>
          </table:table-cell>
          <table:table-cell office:value-type="float" office:value="31.428571428571427" table:style-name="ce76">
            <text:p>31.43</text:p>
          </table:table-cell>
          <table:table-cell office:value-type="float" office:value="0.15748192589125898" table:style-name="ce76">
            <text:p>0.16</text:p>
          </table:table-cell>
          <table:table-cell office:value-type="float" office:value="-1.8797695829845897" table:style-name="ce76">
            <text:p>–1.88</text:p>
          </table:table-cell>
          <table:table-cell office:value-type="float" office:value="-1.4098824361354194" table:style-name="ce76">
            <text:p>–1.41</text:p>
          </table:table-cell>
          <table:table-cell office:value-type="float" office:value="8.1957636321150218E-2" table:style-name="ce76">
            <text:p>0.08</text:p>
          </table:table-cell>
          <table:table-cell table:number-columns-repeated="16353" table:style-name="ce73"/>
        </table:table-row>
        <table:table-row table:style-name="ro9">
          <table:table-cell office:value-type="string" table:number-columns-spanned="1" table:number-rows-spanned="2" table:style-name="ce221">
            <text:p><text:span text:style-name="T12">本年</text:span><text:span text:style-name="T4">1~8</text:span><text:span text:style-name="T10">月</text:span><text:span text:style-name="T4"/></text:p>
            <text:p><text:span text:style-name="T10">較上年</text:span><text:span text:style-name="T4">1~8</text:span></text:p>
            <text:p><text:span text:style-name="T10">月増減</text:span></text:p>
          </table:table-cell>
          <table:table-cell office:value-type="string" table:number-columns-spanned="1" table:number-rows-spanned="2" table:style-name="ce222">
            <text:p><text:span text:style-name="T13">實數</text:span></text:p>
            <text:p>%<text:s/><text:span text:style-name="T14">△</text:span></text:p>
          </table:table-cell>
          <table:table-cell office:value-type="float" office:value="54668" table:style-name="ce80">
            <text:p>54,668</text:p>
          </table:table-cell>
          <table:table-cell office:value-type="float" office:value="-257283" table:style-name="ce80">
            <text:p>–257,283</text:p>
          </table:table-cell>
          <table:table-cell office:value-type="float" office:value="-141024" table:style-name="ce80">
            <text:p>–141,024</text:p>
          </table:table-cell>
          <table:table-cell office:value-type="float" office:value="-116259" table:style-name="ce80">
            <text:p>–116,259</text:p>
          </table:table-cell>
          <table:table-cell office:value-type="float" office:value="-9005" table:style-name="ce80">
            <text:p>–9,005</text:p>
          </table:table-cell>
          <table:table-cell office:value-type="float" office:value="-4314" table:style-name="ce80">
            <text:p>–4,314</text:p>
          </table:table-cell>
          <table:table-cell office:value-type="float" office:value="-4691" table:style-name="ce80">
            <text:p>–4,691</text:p>
          </table:table-cell>
          <table:table-cell table:style-name="ce80"/>
          <table:table-cell office:value-type="float" office:value="14098" table:style-name="ce80">
            <text:p>14,098</text:p>
          </table:table-cell>
          <table:table-cell office:value-type="float" office:value="8101" table:style-name="ce80">
            <text:p>8,101</text:p>
          </table:table-cell>
          <table:table-cell office:value-type="float" office:value="5997" table:style-name="ce80">
            <text:p>5,997</text:p>
          </table:table-cell>
          <table:table-cell table:style-name="ce80"/>
          <table:table-cell office:value-type="float" office:value="-23103" table:style-name="ce80">
            <text:p>–23,103</text:p>
          </table:table-cell>
          <table:table-cell table:style-name="ce81"/>
          <table:table-cell office:value-type="float" office:value="5700" table:style-name="ce80">
            <text:p>5,700</text:p>
          </table:table-cell>
          <table:table-cell office:value-type="float" office:value="5293" table:style-name="ce80">
            <text:p>5,293</text:p>
          </table:table-cell>
          <table:table-cell office:value-type="float" office:value="407" table:style-name="ce80">
            <text:p>407</text:p>
          </table:table-cell>
          <table:table-cell office:value-type="float" office:value="80" table:style-name="ce80">
            <text:p>80</text:p>
          </table:table-cell>
          <table:table-cell office:value-type="float" office:value="327" table:style-name="ce80">
            <text:p>327</text:p>
          </table:table-cell>
          <table:table-cell table:style-name="ce80"/>
          <table:table-cell office:value-type="float" office:value="2619" table:style-name="ce80">
            <text:p>2,619</text:p>
          </table:table-cell>
          <table:table-cell office:value-type="float" office:value="2534" table:style-name="ce80">
            <text:p>2,534</text:p>
          </table:table-cell>
          <table:table-cell office:value-type="float" office:value="85" table:style-name="ce80">
            <text:p>85</text:p>
          </table:table-cell>
          <table:table-cell office:value-type="float" office:value="19" table:style-name="ce80">
            <text:p>19</text:p>
          </table:table-cell>
          <table:table-cell office:value-type="float" office:value="66" table:style-name="ce80">
            <text:p>66</text:p>
          </table:table-cell>
          <table:table-cell table:style-name="ce80"/>
          <table:table-cell office:value-type="float" office:value="103328" table:style-name="ce80">
            <text:p>103,328</text:p>
          </table:table-cell>
          <table:table-cell office:value-type="float" office:value="151586" table:style-name="ce80">
            <text:p>151,586</text:p>
          </table:table-cell>
          <table:table-cell office:value-type="float" office:value="2895" table:style-name="ce80">
            <text:p>2,895</text:p>
          </table:table-cell>
          <table:table-cell table:number-columns-repeated="16353" table:style-name="ce73"/>
        </table:table-row>
        <table:table-row table:style-name="ro10">
          <table:covered-table-cell/>
          <table:covered-table-cell/>
          <table:table-cell office:value-type="float" office:value="0.60821689138063839" table:style-name="ce84">
            <text:p>0.61</text:p>
          </table:table-cell>
          <table:table-cell office:value-type="float" office:value="-1.0970697092939883" table:style-name="ce84">
            <text:p>–1.10</text:p>
          </table:table-cell>
          <table:table-cell office:value-type="float" office:value="-1.2139819691516838" table:style-name="ce84">
            <text:p>–1.21</text:p>
          </table:table-cell>
          <table:table-cell office:value-type="float" office:value="-0.98231629572486789" table:style-name="ce84">
            <text:p>–0.98</text:p>
          </table:table-cell>
          <table:table-cell office:value-type="float" office:value="-9.0954083590893475" table:style-name="ce84">
            <text:p>–9.10</text:p>
          </table:table-cell>
          <table:table-cell office:value-type="float" office:value="-8.4228201023077816" table:style-name="ce84">
            <text:p>–8.42</text:p>
          </table:table-cell>
          <table:table-cell office:value-type="float" office:value="-9.8162718674144145" table:style-name="ce84">
            <text:p>–9.82</text:p>
          </table:table-cell>
          <table:table-cell office:value-type="float" office:value="-0.52068318798202284" table:style-name="ce84">
            <text:p>–0.52</text:p>
          </table:table-cell>
          <table:table-cell office:value-type="float" office:value="11.357996841867809" table:style-name="ce84">
            <text:p>11.36</text:p>
          </table:table-cell>
          <table:table-cell office:value-type="float" office:value="11.24014874014874" table:style-name="ce84">
            <text:p>11.24</text:p>
          </table:table-cell>
          <table:table-cell office:value-type="float" office:value="11.521171136555752" table:style-name="ce84">
            <text:p>11.52</text:p>
          </table:table-cell>
          <table:table-cell office:value-type="float" office:value="0.9849133309359086" table:style-name="ce84">
            <text:p>0.98</text:p>
          </table:table-cell>
          <table:table-cell office:value-type="string" table:style-name="ce84">
            <text:p>--</text:p>
          </table:table-cell>
          <table:table-cell office:value-type="float" office:value="-1.5055965189179312" table:style-name="ce85">
            <text:p>–1.51</text:p>
          </table:table-cell>
          <table:table-cell office:value-type="float" office:value="8.206043679186882" table:style-name="ce84">
            <text:p>8.21</text:p>
          </table:table-cell>
          <table:table-cell office:value-type="float" office:value="7.7477055491312559" table:style-name="ce84">
            <text:p>7.75</text:p>
          </table:table-cell>
          <table:table-cell office:value-type="float" office:value="35.57692307692308" table:style-name="ce84">
            <text:p>35.58</text:p>
          </table:table-cell>
          <table:table-cell office:value-type="float" office:value="23.598820058997049" table:style-name="ce84">
            <text:p>23.60</text:p>
          </table:table-cell>
          <table:table-cell office:value-type="float" office:value="40.621118012422357" table:style-name="ce84">
            <text:p>40.62</text:p>
          </table:table-cell>
          <table:table-cell office:value-type="float" office:value="0.40993533967146512" table:style-name="ce84">
            <text:p>0.41</text:p>
          </table:table-cell>
          <table:table-cell office:value-type="float" office:value="8.4456626894550144" table:style-name="ce84">
            <text:p>8.45</text:p>
          </table:table-cell>
          <table:table-cell office:value-type="float" office:value="8.2551472504560852" table:style-name="ce84">
            <text:p>8.26</text:p>
          </table:table-cell>
          <table:table-cell office:value-type="float" office:value="27.070063694267514" table:style-name="ce84">
            <text:p>27.07</text:p>
          </table:table-cell>
          <table:table-cell office:value-type="float" office:value="22.61904761904762" table:style-name="ce84">
            <text:p>22.62</text:p>
          </table:table-cell>
          <table:table-cell office:value-type="float" office:value="28.695652173913043" table:style-name="ce84">
            <text:p>28.70</text:p>
          </table:table-cell>
          <table:table-cell office:value-type="float" office:value="0.18780383665743217" table:style-name="ce84">
            <text:p>0.19</text:p>
          </table:table-cell>
          <table:table-cell office:value-type="float" office:value="17.146175928845228" table:style-name="ce84">
            <text:p>17.15</text:p>
          </table:table-cell>
          <table:table-cell office:value-type="float" office:value="22.067778795215101" table:style-name="ce84">
            <text:p>22.07</text:p>
          </table:table-cell>
          <table:table-cell office:value-type="float" office:value="0.49949101951379421" table:style-name="ce84">
            <text:p>0.50</text:p>
          </table:table-cell>
          <table:table-cell table:number-columns-repeated="16353" table:style-name="ce73"/>
        </table:table-row>
        <table:table-row table:style-name="ro7">
          <table:table-cell table:style-name="ce58"/>
          <table:table-cell table:style-name="ce86"/>
          <table:table-cell office:value-type="string" table:style-name="ce58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87"/>
          <table:table-cell table:number-columns-repeated="3" table:style-name="ce58"/>
          <table:table-cell table:style-name="ce88"/>
          <table:table-cell table:style-name="ce89"/>
          <table:table-cell table:style-name="ce90"/>
          <table:table-cell table:number-columns-repeated="5" table:style-name="ce58"/>
          <table:table-cell table:style-name="ce88"/>
          <table:table-cell table:style-name="ce89"/>
          <table:table-cell table:number-columns-repeated="7" table:style-name="ce58"/>
          <table:table-cell office:value-type="string" table:style-name="ce90">
            <text:p><text:s text:c="16"/><text:span text:style-name="T10">內政部戶政司編製</text:span></text:p>
          </table:table-cell>
          <table:table-cell table:number-columns-repeated="16353" table:style-name="ce58"/>
        </table:table-row>
        <table:table-row table:style-name="ro7">
          <table:table-cell table:style-name="ce58"/>
          <table:table-cell table:style-name="ce91"/>
          <table:table-cell office:value-type="string" table:style-name="ce58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58"/>
          <table:table-cell table:style-name="ce92"/>
          <table:table-cell table:number-columns-repeated="16353" table:style-name="ce58"/>
        </table:table-row>
        <table:table-row table:style-name="ro7">
          <table:table-cell table:style-name="ce58"/>
          <table:table-cell table:style-name="ce91"/>
          <table:table-cell office:value-type="string" table:style-name="ce58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58"/>
        </table:table-row>
        <table:table-row table:style-name="ro7">
          <table:table-cell table:style-name="ce58"/>
          <table:table-cell table:style-name="ce91"/>
          <table:table-cell office:value-type="string" table:style-name="ce58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58"/>
        </table:table-row>
        <table:table-row table:style-name="ro11">
          <table:table-cell/>
          <table:table-cell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/>
          <table:table-cell table:number-columns-repeated="5" table:style-name="ce1"/>
          <table:table-cell table:style-name="ce93"/>
          <table:table-cell table:number-columns-repeated="16377" table:style-name="ce1"/>
        </table:table-row>
        <table:table-row table:number-rows-repeated="1048491" table:style-name="ro12">
          <table:table-cell table:number-columns-repeated="16384"/>
        </table:table-row>
        <table:named-expressions>
          <table:named-range table:name="Print_Area" table:cell-range-address="01-年月別.$A$2:01-年月別.$AE$84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16" table:default-cell-style-name="ce95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" table:default-cell-style-name="ce94"/>
        <table:table-column table:style-name="co15" table:default-cell-style-name="ce94"/>
        <table:table-column table:style-name="co13" table:number-columns-repeated="10" table:default-cell-style-name="ce94"/>
        <table:table-column table:style-name="co24" table:default-cell-style-name="ce94"/>
        <table:table-column table:style-name="co17" table:default-cell-style-name="ce94"/>
        <table:table-column table:style-name="co18" table:number-columns-repeated="2" table:default-cell-style-name="ce94"/>
        <table:table-column table:style-name="co19" table:default-cell-style-name="ce94"/>
        <table:table-column table:style-name="co20" table:number-columns-repeated="2" table:default-cell-style-name="ce94"/>
        <table:table-column table:style-name="co17" table:default-cell-style-name="ce94"/>
        <table:table-column table:style-name="co21" table:default-cell-style-name="ce94"/>
        <table:table-column table:style-name="co22" table:default-cell-style-name="ce94"/>
        <table:table-column table:style-name="co19" table:default-cell-style-name="ce94"/>
        <table:table-column table:style-name="co21" table:default-cell-style-name="ce94"/>
        <table:table-column table:style-name="co23" table:number-columns-repeated="3" table:default-cell-style-name="ce94"/>
        <table:table-column table:style-name="co11" table:number-columns-repeated="226" table:default-cell-style-name="ce94"/>
        <table:table-row table:style-name="ro1">
          <table:table-cell table:number-columns-repeated="15" table:style-name="ce94"/>
          <table:table-cell table:style-name="ce95"/>
          <table:table-cell table:number-columns-repeated="16368" table:style-name="ce94"/>
        </table:table-row>
        <table:table-row table:style-name="ro13">
          <table:table-cell office:value-type="string" table:number-columns-spanned="15" table:number-rows-spanned="1" table:style-name="ce2">
            <text:p>民 國 111年 8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6">
            <text:p>民 國 111年 8 月 戶 口 統 計 速 報 表(縣市別)(續)</text:p>
          </table:table-cell>
          <table:covered-table-cell table:number-columns-repeated="14"/>
          <table:table-cell table:number-columns-repeated="16354" table:style-name="ce94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9">
            <text:p>單位：人；‰；對</text:p>
          </table:table-cell>
          <table:table-cell table:number-columns-repeated="16354" table:style-name="ce94"/>
        </table:table-row>
        <table:table-row table:style-name="ro14">
          <table:table-cell table:style-name="ce100"/>
          <table:table-cell table:style-name="ce101"/>
          <table:table-cell office:value-type="string" table:style-name="ce102">
            <text:p>人</text:p>
          </table:table-cell>
          <table:table-cell office:value-type="string" table:style-name="ce102">
            <text:p>口</text:p>
          </table:table-cell>
          <table:table-cell office:value-type="string" table:style-name="ce102">
            <text:p>數</text:p>
          </table:table-cell>
          <table:table-cell office:value-type="string" table:style-name="ce103">
            <text:p>出　 <text:s text:c="2"/>　　生</text:p>
          </table:table-cell>
          <table:table-cell table:number-columns-repeated="3" table:style-name="ce104"/>
          <table:table-cell office:value-type="string" table:style-name="ce103">
            <text:p>死 <text:s text:c="4"/>　　亡</text:p>
          </table:table-cell>
          <table:table-cell table:number-columns-repeated="3" table:style-name="ce104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6">
            <text:p>原住民</text:p>
            <text:p>人口數</text:p>
          </table:table-cell>
          <table:table-cell table:style-name="ce112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3">
            <text:p>區 域 別</text:p>
          </table:table-cell>
          <table:table-cell office:value-type="string" table:number-columns-spanned="1" table:number-rows-spanned="2" table:style-name="ce114">
            <text:p>戶　數</text:p>
          </table:table-cell>
          <table:table-cell table:number-columns-repeated="3" table:style-name="ce115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19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0">
            <text:p>折合年</text:p>
          </table:table-cell>
          <table:table-cell table:style-name="ce121"/>
          <table:table-cell office:value-type="string" table:style-name="ce122">
            <text:p>折合年自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5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5">
            <text:p>折合年</text:p>
          </table:table-cell>
          <table:covered-table-cell/>
          <table:covered-table-cell/>
          <table:covered-table-cell/>
          <table:table-cell table:style-name="ce112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0">
            <text:p>計</text:p>
          </table:table-cell>
          <table:table-cell office:value-type="string" table:style-name="ce130">
            <text:p>男</text:p>
          </table:table-cell>
          <table:table-cell office:value-type="string" table:style-name="ce130">
            <text:p>女</text:p>
          </table:table-cell>
          <table:covered-table-cell/>
          <table:covered-table-cell/>
          <table:covered-table-cell/>
          <table:table-cell office:value-type="string" table:style-name="ce131">
            <text:p>粗出生率</text:p>
          </table:table-cell>
          <table:covered-table-cell/>
          <table:covered-table-cell/>
          <table:covered-table-cell/>
          <table:table-cell office:value-type="string" table:style-name="ce131">
            <text:p>粗死亡率</text:p>
          </table:table-cell>
          <table:table-cell office:value-type="string" table:style-name="ce130">
            <text:p>人數</text:p>
          </table:table-cell>
          <table:table-cell office:value-type="string" table:style-name="ce13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1">
            <text:p>粗離婚率</text:p>
          </table:table-cell>
          <table:covered-table-cell/>
          <table:covered-table-cell/>
          <table:covered-table-cell/>
          <table:table-cell table:style-name="ce136"/>
          <table:table-cell table:number-columns-repeated="16353"/>
        </table:table-row>
        <table:table-row table:style-name="ro16">
          <table:table-cell table:style-name="ce137"/>
          <table:table-cell table:style-name="ce138"/>
          <table:table-cell table:style-name="ce139"/>
          <table:table-cell table:number-columns-repeated="2" table:style-name="ce140"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office:value-type="string" table:style-name="ce36">
            <text:p>‰</text:p>
          </table:table-cell>
          <table:table-cell table:style-name="ce140"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6">
            <text:p>‰</text:p>
          </table:table-cell>
          <table:covered-table-cell/>
          <table:covered-table-cell/>
          <table:covered-table-cell/>
          <table:table-cell table:style-name="ce148"/>
          <table:table-cell table:number-columns-repeated="16353"/>
        </table:table-row>
        <table:table-row table:style-name="ro17">
          <table:table-cell office:value-type="string" table:style-name="ce149">
            <text:p><text:span text:style-name="T16">總</text:span><text:s text:c="8"/><text:span text:style-name="T16">計</text:span></text:p>
          </table:table-cell>
          <table:table-cell office:value-type="float" office:value="9042909" table:style-name="ce150">
            <text:p>9,042,909</text:p>
          </table:table-cell>
          <table:table-cell office:value-type="float" office:value="23194554" table:style-name="ce150">
            <text:p>23,194,554</text:p>
          </table:table-cell>
          <table:table-cell office:value-type="float" office:value="11475623" table:style-name="ce150">
            <text:p>11,475,623</text:p>
          </table:table-cell>
          <table:table-cell office:value-type="float" office:value="11718931" table:style-name="ce150">
            <text:p>11,718,931</text:p>
          </table:table-cell>
          <table:table-cell office:value-type="float" office:value="11902" table:style-name="ce150">
            <text:p>11,902</text:p>
          </table:table-cell>
          <table:table-cell office:value-type="float" office:value="6218" table:style-name="ce150">
            <text:p>6,218</text:p>
          </table:table-cell>
          <table:table-cell office:value-type="float" office:value="5684" table:style-name="ce150">
            <text:p>5,684</text:p>
          </table:table-cell>
          <table:table-cell office:value-type="float" office:value="6.0423673905389599" table:style-name="ce151">
            <text:p>6.04</text:p>
          </table:table-cell>
          <table:table-cell office:value-type="float" office:value="17830" table:style-name="ce150">
            <text:p>17,830</text:p>
          </table:table-cell>
          <table:table-cell office:value-type="float" office:value="10333" table:style-name="ce150">
            <text:p>10,333</text:p>
          </table:table-cell>
          <table:table-cell office:value-type="float" office:value="7497" table:style-name="ce150">
            <text:p>7,497</text:p>
          </table:table-cell>
          <table:table-cell office:value-type="float" office:value="9.0518745230473563" table:style-name="ce151">
            <text:p>9.05</text:p>
          </table:table-cell>
          <table:table-cell office:value-type="float" office:value="-5928" table:style-name="ce152">
            <text:p>–5,928</text:p>
          </table:table-cell>
          <table:table-cell office:value-type="float" office:value="-3.0095071325083977" table:style-name="ce153">
            <text:p>–3.01</text:p>
          </table:table-cell>
          <table:table-cell office:value-type="float" office:value="4315" table:style-name="ce150">
            <text:p>4,315</text:p>
          </table:table-cell>
          <table:table-cell office:value-type="float" office:value="4174" table:style-name="ce150">
            <text:p>4,174</text:p>
          </table:table-cell>
          <table:table-cell office:value-type="float" office:value="141" table:style-name="ce150">
            <text:p>141</text:p>
          </table:table-cell>
          <table:table-cell office:value-type="float" office:value="44" table:style-name="ce150">
            <text:p>44</text:p>
          </table:table-cell>
          <table:table-cell office:value-type="float" office:value="97" table:style-name="ce150">
            <text:p>97</text:p>
          </table:table-cell>
          <table:table-cell office:value-type="float" office:value="2.1906247093073103" table:style-name="ce151">
            <text:p>2.19</text:p>
          </table:table-cell>
          <table:table-cell office:value-type="float" office:value="4787" table:style-name="ce150">
            <text:p>4,787</text:p>
          </table:table-cell>
          <table:table-cell office:value-type="float" office:value="4725" table:style-name="ce150">
            <text:p>4,725</text:p>
          </table:table-cell>
          <table:table-cell office:value-type="float" office:value="62" table:style-name="ce150">
            <text:p>62</text:p>
          </table:table-cell>
          <table:table-cell office:value-type="float" office:value="16" table:style-name="ce150">
            <text:p>16</text:p>
          </table:table-cell>
          <table:table-cell office:value-type="float" office:value="46" table:style-name="ce150">
            <text:p>46</text:p>
          </table:table-cell>
          <table:table-cell office:value-type="float" office:value="2.4302480842303815" table:style-name="ce151">
            <text:p>2.43</text:p>
          </table:table-cell>
          <table:table-cell office:value-type="float" office:value="99646" table:style-name="ce150">
            <text:p>99,646</text:p>
          </table:table-cell>
          <table:table-cell office:value-type="float" office:value="89228" table:style-name="ce150">
            <text:p>89,228</text:p>
          </table:table-cell>
          <table:table-cell office:value-type="float" office:value="582485" table:style-name="ce150">
            <text:p>582,485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49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29010" table:style-name="ce150">
            <text:p>1,629,010</text:p>
          </table:table-cell>
          <table:table-cell office:value-type="float" office:value="3976840" table:style-name="ce152">
            <text:p>3,976,840</text:p>
          </table:table-cell>
          <table:table-cell office:value-type="float" office:value="1939651" table:style-name="ce150">
            <text:p>1,939,651</text:p>
          </table:table-cell>
          <table:table-cell office:value-type="float" office:value="2037189" table:style-name="ce150">
            <text:p>2,037,189</text:p>
          </table:table-cell>
          <table:table-cell office:value-type="float" office:value="1893" table:style-name="ce152">
            <text:p>1,893</text:p>
          </table:table-cell>
          <table:table-cell office:value-type="float" office:value="966" table:style-name="ce150">
            <text:p>966</text:p>
          </table:table-cell>
          <table:table-cell office:value-type="float" office:value="927" table:style-name="ce150">
            <text:p>927</text:p>
          </table:table-cell>
          <table:table-cell office:value-type="float" office:value="5.6061080090183415" table:style-name="ce151">
            <text:p>5.61</text:p>
          </table:table-cell>
          <table:table-cell office:value-type="float" office:value="2602" table:style-name="ce152">
            <text:p>2,602</text:p>
          </table:table-cell>
          <table:table-cell office:value-type="float" office:value="1560" table:style-name="ce150">
            <text:p>1,560</text:p>
          </table:table-cell>
          <table:table-cell office:value-type="float" office:value="1042" table:style-name="ce150">
            <text:p>1,042</text:p>
          </table:table-cell>
          <table:table-cell office:value-type="float" office:value="7.7058072052116877" table:style-name="ce151">
            <text:p>7.71</text:p>
          </table:table-cell>
          <table:table-cell office:value-type="float" office:value="-709" table:style-name="ce152">
            <text:p>–709</text:p>
          </table:table-cell>
          <table:table-cell office:value-type="float" office:value="-2.0996991961933458" table:style-name="ce153">
            <text:p>–2.10</text:p>
          </table:table-cell>
          <table:table-cell office:value-type="float" office:value="825" table:style-name="ce152">
            <text:p>825</text:p>
          </table:table-cell>
          <table:table-cell office:value-type="float" office:value="803" table:style-name="ce152">
            <text:p>803</text:p>
          </table:table-cell>
          <table:table-cell office:value-type="float" office:value="22" table:style-name="ce152">
            <text:p>22</text:p>
          </table:table-cell>
          <table:table-cell office:value-type="float" office:value="7" table:style-name="ce150">
            <text:p>7</text:p>
          </table:table-cell>
          <table:table-cell office:value-type="float" office:value="15" table:style-name="ce150">
            <text:p>15</text:p>
          </table:table-cell>
          <table:table-cell office:value-type="float" office:value="2.4432324920444439" table:style-name="ce151">
            <text:p>2.44</text:p>
          </table:table-cell>
          <table:table-cell office:value-type="float" office:value="837" table:style-name="ce152">
            <text:p>837</text:p>
          </table:table-cell>
          <table:table-cell office:value-type="float" office:value="828" table:style-name="ce152">
            <text:p>828</text:p>
          </table:table-cell>
          <table:table-cell office:value-type="float" office:value="9" table:style-name="ce152">
            <text:p>9</text:p>
          </table:table-cell>
          <table:table-cell office:value-type="float" office:value="3" table:style-name="ce150">
            <text:p>3</text:p>
          </table:table-cell>
          <table:table-cell office:value-type="float" office:value="6" table:style-name="ce150">
            <text:p>6</text:p>
          </table:table-cell>
          <table:table-cell office:value-type="float" office:value="2.4787704192014535" table:style-name="ce151">
            <text:p>2.48</text:p>
          </table:table-cell>
          <table:table-cell office:value-type="float" office:value="18327" table:style-name="ce150">
            <text:p>18,327</text:p>
          </table:table-cell>
          <table:table-cell office:value-type="float" office:value="15461" table:style-name="ce150">
            <text:p>15,461</text:p>
          </table:table-cell>
          <table:table-cell office:value-type="float" office:value="57677" table:style-name="ce150">
            <text:p>57,677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3552" table:style-name="ce150">
            <text:p>1,043,552</text:p>
          </table:table-cell>
          <table:table-cell office:value-type="float" office:value="2461695" table:style-name="ce152">
            <text:p>2,461,695</text:p>
          </table:table-cell>
          <table:table-cell office:value-type="float" office:value="1170539" table:style-name="ce150">
            <text:p>1,170,539</text:p>
          </table:table-cell>
          <table:table-cell office:value-type="float" office:value="1291156" table:style-name="ce150">
            <text:p>1,291,156</text:p>
          </table:table-cell>
          <table:table-cell office:value-type="float" office:value="1261" table:style-name="ce152">
            <text:p>1,261</text:p>
          </table:table-cell>
          <table:table-cell office:value-type="float" office:value="631" table:style-name="ce150">
            <text:p>631</text:p>
          </table:table-cell>
          <table:table-cell office:value-type="float" office:value="630" table:style-name="ce150">
            <text:p>630</text:p>
          </table:table-cell>
          <table:table-cell office:value-type="float" office:value="6.0303510879142355" table:style-name="ce151">
            <text:p>6.03</text:p>
          </table:table-cell>
          <table:table-cell office:value-type="float" office:value="1784" table:style-name="ce152">
            <text:p>1,784</text:p>
          </table:table-cell>
          <table:table-cell office:value-type="float" office:value="989" table:style-name="ce150">
            <text:p>989</text:p>
          </table:table-cell>
          <table:table-cell office:value-type="float" office:value="795" table:style-name="ce150">
            <text:p>795</text:p>
          </table:table-cell>
          <table:table-cell office:value-type="float" office:value="8.5314403971760502" table:style-name="ce151">
            <text:p>8.53</text:p>
          </table:table-cell>
          <table:table-cell office:value-type="float" office:value="-523" table:style-name="ce152">
            <text:p>–523</text:p>
          </table:table-cell>
          <table:table-cell office:value-type="float" office:value="-2.5010893092618121" table:style-name="ce153">
            <text:p>–2.50</text:p>
          </table:table-cell>
          <table:table-cell office:value-type="float" office:value="485" table:style-name="ce152">
            <text:p>485</text:p>
          </table:table-cell>
          <table:table-cell office:value-type="float" office:value="465" table:style-name="ce152">
            <text:p>465</text:p>
          </table:table-cell>
          <table:table-cell office:value-type="float" office:value="20" table:style-name="ce152">
            <text:p>20</text:p>
          </table:table-cell>
          <table:table-cell office:value-type="float" office:value="4" table:style-name="ce150">
            <text:p>4</text:p>
          </table:table-cell>
          <table:table-cell office:value-type="float" office:value="16" table:style-name="ce150">
            <text:p>16</text:p>
          </table:table-cell>
          <table:table-cell office:value-type="float" office:value="2.3193658030439366" table:style-name="ce151">
            <text:p>2.32</text:p>
          </table:table-cell>
          <table:table-cell office:value-type="float" office:value="425" table:style-name="ce152">
            <text:p>425</text:p>
          </table:table-cell>
          <table:table-cell office:value-type="float" office:value="423" table:style-name="ce152">
            <text:p>423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2" table:style-name="ce150">
            <text:p>2</text:p>
          </table:table-cell>
          <table:table-cell office:value-type="float" office:value="2.0324339511209755" table:style-name="ce151">
            <text:p>2.03</text:p>
          </table:table-cell>
          <table:table-cell office:value-type="float" office:value="13692" table:style-name="ce150">
            <text:p>13,692</text:p>
          </table:table-cell>
          <table:table-cell office:value-type="float" office:value="13956" table:style-name="ce150">
            <text:p>13,956</text:p>
          </table:table-cell>
          <table:table-cell office:value-type="float" office:value="16946" table:style-name="ce150">
            <text:p>16,946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71420" table:style-name="ce150">
            <text:p>871,420</text:p>
          </table:table-cell>
          <table:table-cell office:value-type="float" office:value="2269400" table:style-name="ce152">
            <text:p>2,269,400</text:p>
          </table:table-cell>
          <table:table-cell office:value-type="float" office:value="1121818" table:style-name="ce150">
            <text:p>1,121,818</text:p>
          </table:table-cell>
          <table:table-cell office:value-type="float" office:value="1147582" table:style-name="ce150">
            <text:p>1,147,582</text:p>
          </table:table-cell>
          <table:table-cell office:value-type="float" office:value="1584" table:style-name="ce152">
            <text:p>1,584</text:p>
          </table:table-cell>
          <table:table-cell office:value-type="float" office:value="822" table:style-name="ce150">
            <text:p>822</text:p>
          </table:table-cell>
          <table:table-cell office:value-type="float" office:value="762" table:style-name="ce150">
            <text:p>762</text:p>
          </table:table-cell>
          <table:table-cell office:value-type="float" office:value="8.222840221578636" table:style-name="ce151">
            <text:p>8.22</text:p>
          </table:table-cell>
          <table:table-cell office:value-type="float" office:value="1304" table:style-name="ce152">
            <text:p>1,304</text:p>
          </table:table-cell>
          <table:table-cell office:value-type="float" office:value="785" table:style-name="ce150">
            <text:p>785</text:p>
          </table:table-cell>
          <table:table-cell office:value-type="float" office:value="519" table:style-name="ce150">
            <text:p>519</text:p>
          </table:table-cell>
          <table:table-cell office:value-type="float" office:value="6.7693078591783715" table:style-name="ce151">
            <text:p>6.77</text:p>
          </table:table-cell>
          <table:table-cell office:value-type="float" office:value="280" table:style-name="ce152">
            <text:p>280</text:p>
          </table:table-cell>
          <table:table-cell office:value-type="float" office:value="1.4535323624002638" table:style-name="ce153">
            <text:p>1.45</text:p>
          </table:table-cell>
          <table:table-cell office:value-type="float" office:value="495" table:style-name="ce152">
            <text:p>495</text:p>
          </table:table-cell>
          <table:table-cell office:value-type="float" office:value="475" table:style-name="ce152">
            <text:p>475</text:p>
          </table:table-cell>
          <table:table-cell office:value-type="float" office:value="20" table:style-name="ce152">
            <text:p>20</text:p>
          </table:table-cell>
          <table:table-cell office:value-type="float" office:value="6" table:style-name="ce150">
            <text:p>6</text:p>
          </table:table-cell>
          <table:table-cell office:value-type="float" office:value="14" table:style-name="ce150">
            <text:p>14</text:p>
          </table:table-cell>
          <table:table-cell office:value-type="float" office:value="2.5696375692433233" table:style-name="ce151">
            <text:p>2.57</text:p>
          </table:table-cell>
          <table:table-cell office:value-type="float" office:value="512" table:style-name="ce152">
            <text:p>512</text:p>
          </table:table-cell>
          <table:table-cell office:value-type="float" office:value="500" table:style-name="ce152">
            <text:p>500</text:p>
          </table:table-cell>
          <table:table-cell office:value-type="float" office:value="12" table:style-name="ce152">
            <text:p>12</text:p>
          </table:table-cell>
          <table:table-cell office:value-type="float" office:value="2" table:style-name="ce150">
            <text:p>2</text:p>
          </table:table-cell>
          <table:table-cell office:value-type="float" office:value="10" table:style-name="ce150">
            <text:p>10</text:p>
          </table:table-cell>
          <table:table-cell office:value-type="float" office:value="2.6578877483890535" table:style-name="ce151">
            <text:p>2.66</text:p>
          </table:table-cell>
          <table:table-cell office:value-type="float" office:value="11397" table:style-name="ce150">
            <text:p>11,397</text:p>
          </table:table-cell>
          <table:table-cell office:value-type="float" office:value="9101" table:style-name="ce150">
            <text:p>9,101</text:p>
          </table:table-cell>
          <table:table-cell office:value-type="float" office:value="79633" table:style-name="ce150">
            <text:p>79,633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49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26444" table:style-name="ce150">
            <text:p>1,026,444</text:p>
          </table:table-cell>
          <table:table-cell office:value-type="float" office:value="2802690" table:style-name="ce152">
            <text:p>2,802,690</text:p>
          </table:table-cell>
          <table:table-cell office:value-type="float" office:value="1373777" table:style-name="ce150">
            <text:p>1,373,777</text:p>
          </table:table-cell>
          <table:table-cell office:value-type="float" office:value="1428913" table:style-name="ce150">
            <text:p>1,428,913</text:p>
          </table:table-cell>
          <table:table-cell office:value-type="float" office:value="1447" table:style-name="ce152">
            <text:p>1,447</text:p>
          </table:table-cell>
          <table:table-cell office:value-type="float" office:value="807" table:style-name="ce150">
            <text:p>807</text:p>
          </table:table-cell>
          <table:table-cell office:value-type="float" office:value="640" table:style-name="ce150">
            <text:p>640</text:p>
          </table:table-cell>
          <table:table-cell office:value-type="float" office:value="6.0807488749843195" table:style-name="ce151">
            <text:p>6.08</text:p>
          </table:table-cell>
          <table:table-cell office:value-type="float" office:value="1809" table:style-name="ce152">
            <text:p>1,809</text:p>
          </table:table-cell>
          <table:table-cell office:value-type="float" office:value="1039" table:style-name="ce150">
            <text:p>1,039</text:p>
          </table:table-cell>
          <table:table-cell office:value-type="float" office:value="770" table:style-name="ce150">
            <text:p>770</text:p>
          </table:table-cell>
          <table:table-cell office:value-type="float" office:value="7.6019866723197209" table:style-name="ce151">
            <text:p>7.60</text:p>
          </table:table-cell>
          <table:table-cell office:value-type="float" office:value="-362" table:style-name="ce152">
            <text:p>–362</text:p>
          </table:table-cell>
          <table:table-cell office:value-type="float" office:value="-1.5212377973354001" table:style-name="ce153">
            <text:p>–1.52</text:p>
          </table:table-cell>
          <table:table-cell office:value-type="float" office:value="493" table:style-name="ce152">
            <text:p>493</text:p>
          </table:table-cell>
          <table:table-cell office:value-type="float" office:value="471" table:style-name="ce152">
            <text:p>471</text:p>
          </table:table-cell>
          <table:table-cell office:value-type="float" office:value="22" table:style-name="ce152">
            <text:p>22</text:p>
          </table:table-cell>
          <table:table-cell office:value-type="float" office:value="7" table:style-name="ce150">
            <text:p>7</text:p>
          </table:table-cell>
          <table:table-cell office:value-type="float" office:value="15" table:style-name="ce150">
            <text:p>15</text:p>
          </table:table-cell>
          <table:table-cell office:value-type="float" office:value="2.0717409781390943" table:style-name="ce151">
            <text:p>2.07</text:p>
          </table:table-cell>
          <table:table-cell office:value-type="float" office:value="607" table:style-name="ce152">
            <text:p>607</text:p>
          </table:table-cell>
          <table:table-cell office:value-type="float" office:value="601" table:style-name="ce152">
            <text:p>601</text:p>
          </table:table-cell>
          <table:table-cell office:value-type="float" office:value="6" table:style-name="ce152">
            <text:p>6</text:p>
          </table:table-cell>
          <table:table-cell office:value-type="float" office:value="2" table:style-name="ce150">
            <text:p>2</text:p>
          </table:table-cell>
          <table:table-cell office:value-type="float" office:value="4" table:style-name="ce150">
            <text:p>4</text:p>
          </table:table-cell>
          <table:table-cell office:value-type="float" office:value="2.5508048148690268" table:style-name="ce151">
            <text:p>2.55</text:p>
          </table:table-cell>
          <table:table-cell office:value-type="float" office:value="13073" table:style-name="ce150">
            <text:p>13,073</text:p>
          </table:table-cell>
          <table:table-cell office:value-type="float" office:value="11002" table:style-name="ce150">
            <text:p>11,002</text:p>
          </table:table-cell>
          <table:table-cell office:value-type="float" office:value="36684" table:style-name="ce150">
            <text:p>36,684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3781" table:style-name="ce150">
            <text:p>713,781</text:p>
          </table:table-cell>
          <table:table-cell office:value-type="float" office:value="1850880" table:style-name="ce152">
            <text:p>1,850,880</text:p>
          </table:table-cell>
          <table:table-cell office:value-type="float" office:value="920769" table:style-name="ce150">
            <text:p>920,769</text:p>
          </table:table-cell>
          <table:table-cell office:value-type="float" office:value="930111" table:style-name="ce150">
            <text:p>930,111</text:p>
          </table:table-cell>
          <table:table-cell office:value-type="float" office:value="784" table:style-name="ce152">
            <text:p>784</text:p>
          </table:table-cell>
          <table:table-cell office:value-type="float" office:value="415" table:style-name="ce150">
            <text:p>415</text:p>
          </table:table-cell>
          <table:table-cell office:value-type="float" office:value="369" table:style-name="ce150">
            <text:p>369</text:p>
          </table:table-cell>
          <table:table-cell office:value-type="float" office:value="4.9875353011782604" table:style-name="ce151">
            <text:p>4.99</text:p>
          </table:table-cell>
          <table:table-cell office:value-type="float" office:value="1542" table:style-name="ce152">
            <text:p>1,542</text:p>
          </table:table-cell>
          <table:table-cell office:value-type="float" office:value="866" table:style-name="ce150">
            <text:p>866</text:p>
          </table:table-cell>
          <table:table-cell office:value-type="float" office:value="676" table:style-name="ce150">
            <text:p>676</text:p>
          </table:table-cell>
          <table:table-cell office:value-type="float" office:value="9.8096676459398946" table:style-name="ce151">
            <text:p>9.81</text:p>
          </table:table-cell>
          <table:table-cell office:value-type="float" office:value="-758" table:style-name="ce152">
            <text:p>–758</text:p>
          </table:table-cell>
          <table:table-cell office:value-type="float" office:value="-4.822132344761636" table:style-name="ce153">
            <text:p>–4.82</text:p>
          </table:table-cell>
          <table:table-cell office:value-type="float" office:value="295" table:style-name="ce152">
            <text:p>295</text:p>
          </table:table-cell>
          <table:table-cell office:value-type="float" office:value="285" table:style-name="ce152">
            <text:p>285</text:p>
          </table:table-cell>
          <table:table-cell office:value-type="float" office:value="10" table:style-name="ce152">
            <text:p>10</text:p>
          </table:table-cell>
          <table:table-cell office:value-type="float" office:value="5" table:style-name="ce150">
            <text:p>5</text:p>
          </table:table-cell>
          <table:table-cell office:value-type="float" office:value="5" table:style-name="ce150">
            <text:p>5</text:p>
          </table:table-cell>
          <table:table-cell office:value-type="float" office:value="1.8766873901117178" table:style-name="ce151">
            <text:p>1.88</text:p>
          </table:table-cell>
          <table:table-cell office:value-type="float" office:value="361" table:style-name="ce152">
            <text:p>361</text:p>
          </table:table-cell>
          <table:table-cell office:value-type="float" office:value="356" table:style-name="ce152">
            <text:p>356</text:p>
          </table:table-cell>
          <table:table-cell office:value-type="float" office:value="5" table:style-name="ce152">
            <text:p>5</text:p>
          </table:table-cell>
          <table:table-cell office:value-type="float" office:value="2" table:style-name="ce150">
            <text:p>2</text:p>
          </table:table-cell>
          <table:table-cell office:value-type="float" office:value="3" table:style-name="ce150">
            <text:p>3</text:p>
          </table:table-cell>
          <table:table-cell office:value-type="float" office:value="2.2965564333231527" table:style-name="ce151">
            <text:p>2.30</text:p>
          </table:table-cell>
          <table:table-cell office:value-type="float" office:value="6997" table:style-name="ce150">
            <text:p>6,997</text:p>
          </table:table-cell>
          <table:table-cell office:value-type="float" office:value="6094" table:style-name="ce150">
            <text:p>6,094</text:p>
          </table:table-cell>
          <table:table-cell office:value-type="float" office:value="8766" table:style-name="ce150">
            <text:p>8,766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49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32498" table:style-name="ce150">
            <text:p>1,132,498</text:p>
          </table:table-cell>
          <table:table-cell office:value-type="float" office:value="2722713" table:style-name="ce152">
            <text:p>2,722,713</text:p>
          </table:table-cell>
          <table:table-cell office:value-type="float" office:value="1340161" table:style-name="ce150">
            <text:p>1,340,161</text:p>
          </table:table-cell>
          <table:table-cell office:value-type="float" office:value="1382552" table:style-name="ce150">
            <text:p>1,382,552</text:p>
          </table:table-cell>
          <table:table-cell office:value-type="float" office:value="1356" table:style-name="ce152">
            <text:p>1,356</text:p>
          </table:table-cell>
          <table:table-cell office:value-type="float" office:value="709" table:style-name="ce150">
            <text:p>709</text:p>
          </table:table-cell>
          <table:table-cell office:value-type="float" office:value="647" table:style-name="ce150">
            <text:p>647</text:p>
          </table:table-cell>
          <table:table-cell office:value-type="float" office:value="5.8637272696970442" table:style-name="ce151">
            <text:p>5.86</text:p>
          </table:table-cell>
          <table:table-cell office:value-type="float" office:value="2198" table:style-name="ce152">
            <text:p>2,198</text:p>
          </table:table-cell>
          <table:table-cell office:value-type="float" office:value="1281" table:style-name="ce150">
            <text:p>1,281</text:p>
          </table:table-cell>
          <table:table-cell office:value-type="float" office:value="917" table:style-name="ce150">
            <text:p>917</text:p>
          </table:table-cell>
          <table:table-cell office:value-type="float" office:value="9.5047732586977158" table:style-name="ce151">
            <text:p>9.50</text:p>
          </table:table-cell>
          <table:table-cell office:value-type="float" office:value="-842" table:style-name="ce152">
            <text:p>–842</text:p>
          </table:table-cell>
          <table:table-cell office:value-type="float" office:value="-3.6410459890006717" table:style-name="ce153">
            <text:p>–3.64</text:p>
          </table:table-cell>
          <table:table-cell office:value-type="float" office:value="489" table:style-name="ce152">
            <text:p>489</text:p>
          </table:table-cell>
          <table:table-cell office:value-type="float" office:value="477" table:style-name="ce152">
            <text:p>477</text:p>
          </table:table-cell>
          <table:table-cell office:value-type="float" office:value="12" table:style-name="ce152">
            <text:p>12</text:p>
          </table:table-cell>
          <table:table-cell office:value-type="float" office:value="3" table:style-name="ce150">
            <text:p>3</text:p>
          </table:table-cell>
          <table:table-cell office:value-type="float" office:value="9" table:style-name="ce150">
            <text:p>9</text:p>
          </table:table-cell>
          <table:table-cell office:value-type="float" office:value="2.1145742145146418" table:style-name="ce151">
            <text:p>2.11</text:p>
          </table:table-cell>
          <table:table-cell office:value-type="float" office:value="530" table:style-name="ce152">
            <text:p>530</text:p>
          </table:table-cell>
          <table:table-cell office:value-type="float" office:value="524" table:style-name="ce152">
            <text:p>524</text:p>
          </table:table-cell>
          <table:table-cell office:value-type="float" office:value="6" table:style-name="ce152">
            <text:p>6</text:p>
          </table:table-cell>
          <table:table-cell office:value-type="float" office:value="4" table:style-name="ce150">
            <text:p>4</text:p>
          </table:table-cell>
          <table:table-cell office:value-type="float" office:value="2" table:style-name="ce150">
            <text:p>2</text:p>
          </table:table-cell>
          <table:table-cell office:value-type="float" office:value="2.2918698030526792" table:style-name="ce151">
            <text:p>2.29</text:p>
          </table:table-cell>
          <table:table-cell office:value-type="float" office:value="11519" table:style-name="ce150">
            <text:p>11,519</text:p>
          </table:table-cell>
          <table:table-cell office:value-type="float" office:value="10868" table:style-name="ce150">
            <text:p>10,868</text:p>
          </table:table-cell>
          <table:table-cell office:value-type="float" office:value="36409" table:style-name="ce150">
            <text:p>36,409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5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79764" table:style-name="ce150">
            <text:p>2,579,764</text:p>
          </table:table-cell>
          <table:table-cell office:value-type="float" office:value="6956140" table:style-name="ce152">
            <text:p>6,956,140</text:p>
          </table:table-cell>
          <table:table-cell office:value-type="float" office:value="3531281" table:style-name="ce150">
            <text:p>3,531,281</text:p>
          </table:table-cell>
          <table:table-cell office:value-type="float" office:value="3424859" table:style-name="ce150">
            <text:p>3,424,859</text:p>
          </table:table-cell>
          <table:table-cell office:value-type="float" office:value="3502" table:style-name="ce152">
            <text:p>3,502</text:p>
          </table:table-cell>
          <table:table-cell office:value-type="float" office:value="1830" table:style-name="ce150">
            <text:p>1,830</text:p>
          </table:table-cell>
          <table:table-cell office:value-type="float" office:value="1672" table:style-name="ce150">
            <text:p>1,672</text:p>
          </table:table-cell>
          <table:table-cell office:value-type="float" office:value="5.9270915252099261" table:style-name="ce151">
            <text:p>5.93</text:p>
          </table:table-cell>
          <table:table-cell office:value-type="float" office:value="6507" table:style-name="ce152">
            <text:p>6,507</text:p>
          </table:table-cell>
          <table:table-cell office:value-type="float" office:value="3757" table:style-name="ce150">
            <text:p>3,757</text:p>
          </table:table-cell>
          <table:table-cell office:value-type="float" office:value="2750" table:style-name="ce150">
            <text:p>2,750</text:p>
          </table:table-cell>
          <table:table-cell office:value-type="float" office:value="11.013016720314388" table:style-name="ce151">
            <text:p>11.01</text:p>
          </table:table-cell>
          <table:table-cell office:value-type="float" office:value="-3005" table:style-name="ce152">
            <text:p>–3,005</text:p>
          </table:table-cell>
          <table:table-cell office:value-type="float" office:value="-5.0859251951044619" table:style-name="ce153">
            <text:p>–5.09</text:p>
          </table:table-cell>
          <table:table-cell office:value-type="float" office:value="1208" table:style-name="ce152">
            <text:p>1,208</text:p>
          </table:table-cell>
          <table:table-cell office:value-type="float" office:value="1175" table:style-name="ce150">
            <text:p>1,175</text:p>
          </table:table-cell>
          <table:table-cell office:value-type="float" office:value="33" table:style-name="ce152">
            <text:p>33</text:p>
          </table:table-cell>
          <table:table-cell office:value-type="float" office:value="10" table:style-name="ce150">
            <text:p>10</text:p>
          </table:table-cell>
          <table:table-cell office:value-type="float" office:value="23" table:style-name="ce150">
            <text:p>23</text:p>
          </table:table-cell>
          <table:table-cell office:value-type="float" office:value="2.0445250035561364" table:style-name="ce151">
            <text:p>2.04</text:p>
          </table:table-cell>
          <table:table-cell office:value-type="float" office:value="1494" table:style-name="ce152">
            <text:p>1,494</text:p>
          </table:table-cell>
          <table:table-cell office:value-type="float" office:value="1473" table:style-name="ce150">
            <text:p>1,473</text:p>
          </table:table-cell>
          <table:table-cell office:value-type="float" office:value="21" table:style-name="ce152">
            <text:p>21</text:p>
          </table:table-cell>
          <table:table-cell office:value-type="float" office:value="2" table:style-name="ce150">
            <text:p>2</text:p>
          </table:table-cell>
          <table:table-cell office:value-type="float" office:value="19" table:style-name="ce150">
            <text:p>19</text:p>
          </table:table-cell>
          <table:table-cell office:value-type="float" office:value="2.5285764530735664" table:style-name="ce151">
            <text:p>2.53</text:p>
          </table:table-cell>
          <table:table-cell office:value-type="float" office:value="23840" table:style-name="ce150">
            <text:p>23,840</text:p>
          </table:table-cell>
          <table:table-cell office:value-type="float" office:value="22032" table:style-name="ce150">
            <text:p>22,032</text:p>
          </table:table-cell>
          <table:table-cell office:value-type="float" office:value="344860" table:style-name="ce150">
            <text:p>344,860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5395" table:style-name="ce157">
            <text:p>175,395</text:p>
          </table:table-cell>
          <table:table-cell office:value-type="float" office:value="449050" table:style-name="ce157">
            <text:p>449,050</text:p>
          </table:table-cell>
          <table:table-cell office:value-type="float" office:value="225843" table:style-name="ce157">
            <text:p>225,843</text:p>
          </table:table-cell>
          <table:table-cell office:value-type="float" office:value="223207" table:style-name="ce157">
            <text:p>223,207</text:p>
          </table:table-cell>
          <table:table-cell office:value-type="float" office:value="182" table:style-name="ce157">
            <text:p>182</text:p>
          </table:table-cell>
          <table:table-cell office:value-type="float" office:value="94" table:style-name="ce158">
            <text:p>94</text:p>
          </table:table-cell>
          <table:table-cell office:value-type="float" office:value="88" table:style-name="ce158">
            <text:p>88</text:p>
          </table:table-cell>
          <table:table-cell office:value-type="float" office:value="4.7725013686906017" table:style-name="ce159">
            <text:p>4.77</text:p>
          </table:table-cell>
          <table:table-cell office:value-type="float" office:value="378" table:style-name="ce157">
            <text:p>378</text:p>
          </table:table-cell>
          <table:table-cell office:value-type="float" office:value="224" table:style-name="ce158">
            <text:p>224</text:p>
          </table:table-cell>
          <table:table-cell office:value-type="float" office:value="154" table:style-name="ce158">
            <text:p>154</text:p>
          </table:table-cell>
          <table:table-cell office:value-type="float" office:value="9.912118227280482" table:style-name="ce159">
            <text:p>9.91</text:p>
          </table:table-cell>
          <table:table-cell office:value-type="float" office:value="-196" table:style-name="ce157">
            <text:p>–196</text:p>
          </table:table-cell>
          <table:table-cell office:value-type="float" office:value="-5.1396168585898794" table:style-name="ce160">
            <text:p>–5.14</text:p>
          </table:table-cell>
          <table:table-cell office:value-type="float" office:value="86" table:style-name="ce157">
            <text:p>86</text:p>
          </table:table-cell>
          <table:table-cell office:value-type="float" office:value="84" table:style-name="ce157">
            <text:p>84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2.2551380093812736" table:style-name="ce159">
            <text:p>2.26</text:p>
          </table:table-cell>
          <table:table-cell office:value-type="float" office:value="87" table:style-name="ce157">
            <text:p>87</text:p>
          </table:table-cell>
          <table:table-cell office:value-type="float" office:value="87" table:style-name="ce157">
            <text:p>8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2813605443740794" table:style-name="ce159">
            <text:p>2.28</text:p>
          </table:table-cell>
          <table:table-cell office:value-type="float" office:value="2159" table:style-name="ce158">
            <text:p>2,159</text:p>
          </table:table-cell>
          <table:table-cell office:value-type="float" office:value="1884" table:style-name="ce158">
            <text:p>1,884</text:p>
          </table:table-cell>
          <table:table-cell office:value-type="float" office:value="18002" table:style-name="ce158">
            <text:p>18,002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3426" table:style-name="ce157">
            <text:p>213,426</text:p>
          </table:table-cell>
          <table:table-cell office:value-type="float" office:value="577674" table:style-name="ce157">
            <text:p>577,674</text:p>
          </table:table-cell>
          <table:table-cell office:value-type="float" office:value="294656" table:style-name="ce157">
            <text:p>294,656</text:p>
          </table:table-cell>
          <table:table-cell office:value-type="float" office:value="283018" table:style-name="ce157">
            <text:p>283,018</text:p>
          </table:table-cell>
          <table:table-cell office:value-type="float" office:value="326" table:style-name="ce157">
            <text:p>326</text:p>
          </table:table-cell>
          <table:table-cell office:value-type="float" office:value="172" table:style-name="ce158">
            <text:p>172</text:p>
          </table:table-cell>
          <table:table-cell office:value-type="float" office:value="154" table:style-name="ce158">
            <text:p>154</text:p>
          </table:table-cell>
          <table:table-cell office:value-type="float" office:value="6.6482845704931028" table:style-name="ce159">
            <text:p>6.65</text:p>
          </table:table-cell>
          <table:table-cell office:value-type="float" office:value="421" table:style-name="ce157">
            <text:p>421</text:p>
          </table:table-cell>
          <table:table-cell office:value-type="float" office:value="257" table:style-name="ce158">
            <text:p>257</text:p>
          </table:table-cell>
          <table:table-cell office:value-type="float" office:value="164" table:style-name="ce158">
            <text:p>164</text:p>
          </table:table-cell>
          <table:table-cell office:value-type="float" office:value="8.5856681109742219" table:style-name="ce159">
            <text:p>8.59</text:p>
          </table:table-cell>
          <table:table-cell office:value-type="float" office:value="-95" table:style-name="ce157">
            <text:p>–95</text:p>
          </table:table-cell>
          <table:table-cell office:value-type="float" office:value="-1.9373835404811193" table:style-name="ce160">
            <text:p>–1.94</text:p>
          </table:table-cell>
          <table:table-cell office:value-type="float" office:value="119" table:style-name="ce157">
            <text:p>119</text:p>
          </table:table-cell>
          <table:table-cell office:value-type="float" office:value="113" table:style-name="ce157">
            <text:p>113</text:p>
          </table:table-cell>
          <table:table-cell office:value-type="float" office:value="6" table:style-name="ce157">
            <text:p>6</text:p>
          </table:table-cell>
          <table:table-cell office:value-type="float" office:value="3" table:style-name="ce158">
            <text:p>3</text:p>
          </table:table-cell>
          <table:table-cell office:value-type="float" office:value="3" table:style-name="ce158">
            <text:p>3</text:p>
          </table:table-cell>
          <table:table-cell office:value-type="float" office:value="2.4268278033395076" table:style-name="ce159">
            <text:p>2.43</text:p>
          </table:table-cell>
          <table:table-cell office:value-type="float" office:value="128" table:style-name="ce157">
            <text:p>128</text:p>
          </table:table-cell>
          <table:table-cell office:value-type="float" office:value="125" table:style-name="ce157">
            <text:p>125</text:p>
          </table:table-cell>
          <table:table-cell office:value-type="float" office:value="3" table:style-name="ce157">
            <text:p>3</text:p>
          </table:table-cell>
          <table:table-cell office:value-type="float" office:value="1" table:style-name="ce158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2.6103694019114032" table:style-name="ce159">
            <text:p>2.61</text:p>
          </table:table-cell>
          <table:table-cell office:value-type="float" office:value="2515" table:style-name="ce158">
            <text:p>2,515</text:p>
          </table:table-cell>
          <table:table-cell office:value-type="float" office:value="1772" table:style-name="ce158">
            <text:p>1,772</text:p>
          </table:table-cell>
          <table:table-cell office:value-type="float" office:value="22153" table:style-name="ce158">
            <text:p>22,153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6431" table:style-name="ce157">
            <text:p>196,431</text:p>
          </table:table-cell>
          <table:table-cell office:value-type="float" office:value="535243" table:style-name="ce157">
            <text:p>535,243</text:p>
          </table:table-cell>
          <table:table-cell office:value-type="float" office:value="275773" table:style-name="ce157">
            <text:p>275,773</text:p>
          </table:table-cell>
          <table:table-cell office:value-type="float" office:value="259470" table:style-name="ce157">
            <text:p>259,470</text:p>
          </table:table-cell>
          <table:table-cell office:value-type="float" office:value="190" table:style-name="ce157">
            <text:p>190</text:p>
          </table:table-cell>
          <table:table-cell office:value-type="float" office:value="104" table:style-name="ce158">
            <text:p>104</text:p>
          </table:table-cell>
          <table:table-cell office:value-type="float" office:value="86" table:style-name="ce158">
            <text:p>86</text:p>
          </table:table-cell>
          <table:table-cell office:value-type="float" office:value="4.1796768021970818" table:style-name="ce159">
            <text:p>4.18</text:p>
          </table:table-cell>
          <table:table-cell office:value-type="float" office:value="526" table:style-name="ce157">
            <text:p>526</text:p>
          </table:table-cell>
          <table:table-cell office:value-type="float" office:value="313" table:style-name="ce158">
            <text:p>313</text:p>
          </table:table-cell>
          <table:table-cell office:value-type="float" office:value="213" table:style-name="ce158">
            <text:p>213</text:p>
          </table:table-cell>
          <table:table-cell office:value-type="float" office:value="11.571105252398239" table:style-name="ce159">
            <text:p>11.57</text:p>
          </table:table-cell>
          <table:table-cell office:value-type="float" office:value="-336" table:style-name="ce157">
            <text:p>–336</text:p>
          </table:table-cell>
          <table:table-cell office:value-type="float" office:value="-7.3914284502011549" table:style-name="ce160">
            <text:p>–7.39</text:p>
          </table:table-cell>
          <table:table-cell office:value-type="float" office:value="77" table:style-name="ce157">
            <text:p>77</text:p>
          </table:table-cell>
          <table:table-cell office:value-type="float" office:value="74" table:style-name="ce157">
            <text:p>74</text:p>
          </table:table-cell>
          <table:table-cell office:value-type="float" office:value="3" table:style-name="ce157">
            <text:p>3</text:p>
          </table:table-cell>
          <table:table-cell office:value-type="float" office:value="3" table:style-name="ce158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1.6938690198377646" table:style-name="ce159">
            <text:p>1.69</text:p>
          </table:table-cell>
          <table:table-cell office:value-type="float" office:value="123" table:style-name="ce157">
            <text:p>123</text:p>
          </table:table-cell>
          <table:table-cell office:value-type="float" office:value="120" table:style-name="ce157">
            <text:p>120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3</text:p>
          </table:table-cell>
          <table:table-cell office:value-type="float" office:value="2.7057907719486369" table:style-name="ce159">
            <text:p>2.71</text:p>
          </table:table-cell>
          <table:table-cell office:value-type="float" office:value="1813" table:style-name="ce158">
            <text:p>1,813</text:p>
          </table:table-cell>
          <table:table-cell office:value-type="float" office:value="1455" table:style-name="ce158">
            <text:p>1,455</text:p>
          </table:table-cell>
          <table:table-cell office:value-type="float" office:value="11493" table:style-name="ce158">
            <text:p>11,493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401442" table:style-name="ce157">
            <text:p>401,442</text:p>
          </table:table-cell>
          <table:table-cell office:value-type="float" office:value="1246388" table:style-name="ce157">
            <text:p>1,246,388</text:p>
          </table:table-cell>
          <table:table-cell office:value-type="float" office:value="632294" table:style-name="ce157">
            <text:p>632,294</text:p>
          </table:table-cell>
          <table:table-cell office:value-type="float" office:value="614094" table:style-name="ce157">
            <text:p>614,094</text:p>
          </table:table-cell>
          <table:table-cell office:value-type="float" office:value="901" table:style-name="ce157">
            <text:p>901</text:p>
          </table:table-cell>
          <table:table-cell office:value-type="float" office:value="467" table:style-name="ce158">
            <text:p>467</text:p>
          </table:table-cell>
          <table:table-cell office:value-type="float" office:value="434" table:style-name="ce158">
            <text:p>434</text:p>
          </table:table-cell>
          <table:table-cell office:value-type="float" office:value="8.5096036012314329" table:style-name="ce159">
            <text:p>8.51</text:p>
          </table:table-cell>
          <table:table-cell office:value-type="float" office:value="1054" table:style-name="ce157">
            <text:p>1,054</text:p>
          </table:table-cell>
          <table:table-cell office:value-type="float" office:value="610" table:style-name="ce158">
            <text:p>610</text:p>
          </table:table-cell>
          <table:table-cell office:value-type="float" office:value="444" table:style-name="ce158">
            <text:p>444</text:p>
          </table:table-cell>
          <table:table-cell office:value-type="float" office:value="9.9546306278556393" table:style-name="ce159">
            <text:p>9.95</text:p>
          </table:table-cell>
          <table:table-cell office:value-type="float" office:value="-153" table:style-name="ce157">
            <text:p>–153</text:p>
          </table:table-cell>
          <table:table-cell office:value-type="float" office:value="-1.4450270266242056" table:style-name="ce160">
            <text:p>–1.45</text:p>
          </table:table-cell>
          <table:table-cell office:value-type="float" office:value="171" table:style-name="ce157">
            <text:p>171</text:p>
          </table:table-cell>
          <table:table-cell office:value-type="float" office:value="170" table:style-name="ce157">
            <text:p>170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1.6150302062270534" table:style-name="ce159">
            <text:p>1.62</text:p>
          </table:table-cell>
          <table:table-cell office:value-type="float" office:value="221" table:style-name="ce157">
            <text:p>221</text:p>
          </table:table-cell>
          <table:table-cell office:value-type="float" office:value="220" table:style-name="ce157">
            <text:p>220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2.0872612606794081" table:style-name="ce159">
            <text:p>2.09</text:p>
          </table:table-cell>
          <table:table-cell office:value-type="float" office:value="3109" table:style-name="ce158">
            <text:p>3,109</text:p>
          </table:table-cell>
          <table:table-cell office:value-type="float" office:value="3492" table:style-name="ce158">
            <text:p>3,492</text:p>
          </table:table-cell>
          <table:table-cell office:value-type="float" office:value="6239" table:style-name="ce158">
            <text:p>6,239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750" table:style-name="ce157">
            <text:p>179,750</text:p>
          </table:table-cell>
          <table:table-cell office:value-type="float" office:value="480477" table:style-name="ce157">
            <text:p>480,477</text:p>
          </table:table-cell>
          <table:table-cell office:value-type="float" office:value="245201" table:style-name="ce157">
            <text:p>245,201</text:p>
          </table:table-cell>
          <table:table-cell office:value-type="float" office:value="235276" table:style-name="ce157">
            <text:p>235,276</text:p>
          </table:table-cell>
          <table:table-cell office:value-type="float" office:value="222" table:style-name="ce157">
            <text:p>222</text:p>
          </table:table-cell>
          <table:table-cell office:value-type="float" office:value="125" table:style-name="ce158">
            <text:p>125</text:p>
          </table:table-cell>
          <table:table-cell office:value-type="float" office:value="97" table:style-name="ce158">
            <text:p>97</text:p>
          </table:table-cell>
          <table:table-cell office:value-type="float" office:value="5.4378212851948016" table:style-name="ce159">
            <text:p>5.44</text:p>
          </table:table-cell>
          <table:table-cell office:value-type="float" office:value="539" table:style-name="ce157">
            <text:p>539</text:p>
          </table:table-cell>
          <table:table-cell office:value-type="float" office:value="317" table:style-name="ce158">
            <text:p>317</text:p>
          </table:table-cell>
          <table:table-cell office:value-type="float" office:value="222" table:style-name="ce158">
            <text:p>222</text:p>
          </table:table-cell>
          <table:table-cell office:value-type="float" office:value="13.202638165405396" table:style-name="ce159">
            <text:p>13.20</text:p>
          </table:table-cell>
          <table:table-cell office:value-type="float" office:value="-317" table:style-name="ce157">
            <text:p>–317</text:p>
          </table:table-cell>
          <table:table-cell office:value-type="float" office:value="-7.7648168802105957" table:style-name="ce160">
            <text:p>–7.76</text:p>
          </table:table-cell>
          <table:table-cell office:value-type="float" office:value="83" table:style-name="ce157">
            <text:p>83</text:p>
          </table:table-cell>
          <table:table-cell office:value-type="float" office:value="83" table:style-name="ce157">
            <text:p>8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0330593093295883" table:style-name="ce159">
            <text:p>2.03</text:p>
          </table:table-cell>
          <table:table-cell office:value-type="float" office:value="115" table:style-name="ce157">
            <text:p>115</text:p>
          </table:table-cell>
          <table:table-cell office:value-type="float" office:value="115" table:style-name="ce157">
            <text:p>11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816889404492803" table:style-name="ce159">
            <text:p>2.82</text:p>
          </table:table-cell>
          <table:table-cell office:value-type="float" office:value="1250" table:style-name="ce158">
            <text:p>1,250</text:p>
          </table:table-cell>
          <table:table-cell office:value-type="float" office:value="1346" table:style-name="ce158">
            <text:p>1,346</text:p>
          </table:table-cell>
          <table:table-cell office:value-type="float" office:value="29475" table:style-name="ce158">
            <text:p>29,475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5194" table:style-name="ce157">
            <text:p>245,194</text:p>
          </table:table-cell>
          <table:table-cell office:value-type="float" office:value="665376" table:style-name="ce157">
            <text:p>665,376</text:p>
          </table:table-cell>
          <table:table-cell office:value-type="float" office:value="343600" table:style-name="ce157">
            <text:p>343,600</text:p>
          </table:table-cell>
          <table:table-cell office:value-type="float" office:value="321776" table:style-name="ce157">
            <text:p>321,776</text:p>
          </table:table-cell>
          <table:table-cell office:value-type="float" office:value="276" table:style-name="ce157">
            <text:p>276</text:p>
          </table:table-cell>
          <table:table-cell office:value-type="float" office:value="150" table:style-name="ce158">
            <text:p>150</text:p>
          </table:table-cell>
          <table:table-cell office:value-type="float" office:value="126" table:style-name="ce158">
            <text:p>126</text:p>
          </table:table-cell>
          <table:table-cell office:value-type="float" office:value="4.8825992721272646" table:style-name="ce159">
            <text:p>4.88</text:p>
          </table:table-cell>
          <table:table-cell office:value-type="float" office:value="719" table:style-name="ce157">
            <text:p>719</text:p>
          </table:table-cell>
          <table:table-cell office:value-type="float" office:value="406" table:style-name="ce158">
            <text:p>406</text:p>
          </table:table-cell>
          <table:table-cell office:value-type="float" office:value="313" table:style-name="ce158">
            <text:p>313</text:p>
          </table:table-cell>
          <table:table-cell office:value-type="float" office:value="12.719524915432983" table:style-name="ce159">
            <text:p>12.72</text:p>
          </table:table-cell>
          <table:table-cell office:value-type="float" office:value="-443" table:style-name="ce157">
            <text:p>–443</text:p>
          </table:table-cell>
          <table:table-cell office:value-type="float" office:value="-7.8369256433057188" table:style-name="ce160">
            <text:p>–7.84</text:p>
          </table:table-cell>
          <table:table-cell office:value-type="float" office:value="83" table:style-name="ce157">
            <text:p>83</text:p>
          </table:table-cell>
          <table:table-cell office:value-type="float" office:value="83" table:style-name="ce157">
            <text:p>8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4683178970527644" table:style-name="ce159">
            <text:p>1.47</text:p>
          </table:table-cell>
          <table:table-cell office:value-type="float" office:value="132" table:style-name="ce157">
            <text:p>132</text:p>
          </table:table-cell>
          <table:table-cell office:value-type="float" office:value="132" table:style-name="ce157">
            <text:p>132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3351561736260829" table:style-name="ce159">
            <text:p>2.34</text:p>
          </table:table-cell>
          <table:table-cell office:value-type="float" office:value="1675" table:style-name="ce158">
            <text:p>1,675</text:p>
          </table:table-cell>
          <table:table-cell office:value-type="float" office:value="1606" table:style-name="ce158">
            <text:p>1,606</text:p>
          </table:table-cell>
          <table:table-cell office:value-type="float" office:value="2727" table:style-name="ce158">
            <text:p>2,727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330" table:style-name="ce157">
            <text:p>185,330</text:p>
          </table:table-cell>
          <table:table-cell office:value-type="float" office:value="489509" table:style-name="ce157">
            <text:p>489,509</text:p>
          </table:table-cell>
          <table:table-cell office:value-type="float" office:value="253688" table:style-name="ce157">
            <text:p>253,688</text:p>
          </table:table-cell>
          <table:table-cell office:value-type="float" office:value="235821" table:style-name="ce157">
            <text:p>235,821</text:p>
          </table:table-cell>
          <table:table-cell office:value-type="float" office:value="193" table:style-name="ce157">
            <text:p>193</text:p>
          </table:table-cell>
          <table:table-cell office:value-type="float" office:value="102" table:style-name="ce158">
            <text:p>102</text:p>
          </table:table-cell>
          <table:table-cell office:value-type="float" office:value="91" table:style-name="ce158">
            <text:p>91</text:p>
          </table:table-cell>
          <table:table-cell office:value-type="float" office:value="4.6407964580403194" table:style-name="ce159">
            <text:p>4.64</text:p>
          </table:table-cell>
          <table:table-cell office:value-type="float" office:value="590" table:style-name="ce157">
            <text:p>590</text:p>
          </table:table-cell>
          <table:table-cell office:value-type="float" office:value="326" table:style-name="ce158">
            <text:p>326</text:p>
          </table:table-cell>
          <table:table-cell office:value-type="float" office:value="264" table:style-name="ce158">
            <text:p>264</text:p>
          </table:table-cell>
          <table:table-cell office:value-type="float" office:value="14.186890726651752" table:style-name="ce159">
            <text:p>14.19</text:p>
          </table:table-cell>
          <table:table-cell office:value-type="float" office:value="-397" table:style-name="ce157">
            <text:p>–397</text:p>
          </table:table-cell>
          <table:table-cell office:value-type="float" office:value="-9.5460942686114336" table:style-name="ce160">
            <text:p>–9.55</text:p>
          </table:table-cell>
          <table:table-cell office:value-type="float" office:value="68" table:style-name="ce157">
            <text:p>68</text:p>
          </table:table-cell>
          <table:table-cell office:value-type="float" office:value="67" table:style-name="ce157">
            <text:p>67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.6350992701903715" table:style-name="ce159">
            <text:p>1.64</text:p>
          </table:table-cell>
          <table:table-cell office:value-type="float" office:value="83" table:style-name="ce157">
            <text:p>83</text:p>
          </table:table-cell>
          <table:table-cell office:value-type="float" office:value="83" table:style-name="ce157">
            <text:p>83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.9957829327323651" table:style-name="ce159">
            <text:p>2.00</text:p>
          </table:table-cell>
          <table:table-cell office:value-type="float" office:value="1307" table:style-name="ce158">
            <text:p>1,307</text:p>
          </table:table-cell>
          <table:table-cell office:value-type="float" office:value="1215" table:style-name="ce158">
            <text:p>1,215</text:p>
          </table:table-cell>
          <table:table-cell office:value-type="float" office:value="5985" table:style-name="ce158">
            <text:p>5,985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4483" table:style-name="ce157">
            <text:p>294,483</text:p>
          </table:table-cell>
          <table:table-cell office:value-type="float" office:value="799658" table:style-name="ce157">
            <text:p>799,658</text:p>
          </table:table-cell>
          <table:table-cell office:value-type="float" office:value="406589" table:style-name="ce157">
            <text:p>406,589</text:p>
          </table:table-cell>
          <table:table-cell office:value-type="float" office:value="393069" table:style-name="ce157">
            <text:p>393,069</text:p>
          </table:table-cell>
          <table:table-cell office:value-type="float" office:value="322" table:style-name="ce157">
            <text:p>322</text:p>
          </table:table-cell>
          <table:table-cell office:value-type="float" office:value="153" table:style-name="ce158">
            <text:p>153</text:p>
          </table:table-cell>
          <table:table-cell office:value-type="float" office:value="169" table:style-name="ce158">
            <text:p>169</text:p>
          </table:table-cell>
          <table:table-cell office:value-type="float" office:value="4.7397172171709965" table:style-name="ce159">
            <text:p>4.74</text:p>
          </table:table-cell>
          <table:table-cell office:value-type="float" office:value="816" table:style-name="ce157">
            <text:p>816</text:p>
          </table:table-cell>
          <table:table-cell office:value-type="float" office:value="478" table:style-name="ce158">
            <text:p>478</text:p>
          </table:table-cell>
          <table:table-cell office:value-type="float" office:value="338" table:style-name="ce158">
            <text:p>338</text:p>
          </table:table-cell>
          <table:table-cell office:value-type="float" office:value="12.011208848483019" table:style-name="ce159">
            <text:p>12.01</text:p>
          </table:table-cell>
          <table:table-cell office:value-type="float" office:value="-494" table:style-name="ce157">
            <text:p>–494</text:p>
          </table:table-cell>
          <table:table-cell office:value-type="float" office:value="-7.2714916313120241" table:style-name="ce160">
            <text:p>–7.27</text:p>
          </table:table-cell>
          <table:table-cell office:value-type="float" office:value="172" table:style-name="ce157">
            <text:p>172</text:p>
          </table:table-cell>
          <table:table-cell office:value-type="float" office:value="168" table:style-name="ce157">
            <text:p>168</text:p>
          </table:table-cell>
          <table:table-cell office:value-type="float" office:value="4" table:style-name="ce157">
            <text:p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4</text:p>
          </table:table-cell>
          <table:table-cell office:value-type="float" office:value="2.531774414141029" table:style-name="ce159">
            <text:p>2.53</text:p>
          </table:table-cell>
          <table:table-cell office:value-type="float" office:value="176" table:style-name="ce157">
            <text:p>176</text:p>
          </table:table-cell>
          <table:table-cell office:value-type="float" office:value="168" table:style-name="ce157">
            <text:p>168</text:p>
          </table:table-cell>
          <table:table-cell office:value-type="float" office:value="8" table:style-name="ce157">
            <text:p>8</text:p>
          </table:table-cell>
          <table:table-cell office:value-type="float" office:value="1" table:style-name="ce158">
            <text:p>1</text:p>
          </table:table-cell>
          <table:table-cell office:value-type="float" office:value="7" table:style-name="ce158">
            <text:p>7</text:p>
          </table:table-cell>
          <table:table-cell office:value-type="float" office:value="2.5906528888884948" table:style-name="ce159">
            <text:p>2.59</text:p>
          </table:table-cell>
          <table:table-cell office:value-type="float" office:value="2561" table:style-name="ce158">
            <text:p>2,561</text:p>
          </table:table-cell>
          <table:table-cell office:value-type="float" office:value="2547" table:style-name="ce158">
            <text:p>2,547</text:p>
          </table:table-cell>
          <table:table-cell office:value-type="float" office:value="61093" table:style-name="ce158">
            <text:p>61,093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203" table:style-name="ce157">
            <text:p>84,203</text:p>
          </table:table-cell>
          <table:table-cell office:value-type="float" office:value="212824" table:style-name="ce157">
            <text:p>212,824</text:p>
          </table:table-cell>
          <table:table-cell office:value-type="float" office:value="108967" table:style-name="ce157">
            <text:p>108,967</text:p>
          </table:table-cell>
          <table:table-cell office:value-type="float" office:value="103857" table:style-name="ce157">
            <text:p>103,857</text:p>
          </table:table-cell>
          <table:table-cell office:value-type="float" office:value="133" table:style-name="ce157">
            <text:p>133</text:p>
          </table:table-cell>
          <table:table-cell office:value-type="float" office:value="74" table:style-name="ce158">
            <text:p>74</text:p>
          </table:table-cell>
          <table:table-cell office:value-type="float" office:value="59" table:style-name="ce158">
            <text:p>59</text:p>
          </table:table-cell>
          <table:table-cell office:value-type="float" office:value="7.3568830881480993" table:style-name="ce159">
            <text:p>7.36</text:p>
          </table:table-cell>
          <table:table-cell office:value-type="float" office:value="258" table:style-name="ce157">
            <text:p>258</text:p>
          </table:table-cell>
          <table:table-cell office:value-type="float" office:value="150" table:style-name="ce158">
            <text:p>150</text:p>
          </table:table-cell>
          <table:table-cell office:value-type="float" office:value="108" table:style-name="ce158">
            <text:p>108</text:p>
          </table:table-cell>
          <table:table-cell office:value-type="float" office:value="14.271246892798569" table:style-name="ce159">
            <text:p>14.27</text:p>
          </table:table-cell>
          <table:table-cell office:value-type="float" office:value="-125" table:style-name="ce157">
            <text:p>–125</text:p>
          </table:table-cell>
          <table:table-cell office:value-type="float" office:value="-6.9143638046504687" table:style-name="ce160">
            <text:p>–6.91</text:p>
          </table:table-cell>
          <table:table-cell office:value-type="float" office:value="50" table:style-name="ce157">
            <text:p>50</text:p>
          </table:table-cell>
          <table:table-cell office:value-type="float" office:value="47" table:style-name="ce157">
            <text:p>47</text:p>
          </table:table-cell>
          <table:table-cell office:value-type="float" office:value="3" table:style-name="ce157">
            <text:p>3</text:p>
          </table:table-cell>
          <table:table-cell office:value-type="float" office:value="1" table:style-name="ce158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2.7657455218601874" table:style-name="ce159">
            <text:p>2.77</text:p>
          </table:table-cell>
          <table:table-cell office:value-type="float" office:value="60" table:style-name="ce157">
            <text:p>60</text:p>
          </table:table-cell>
          <table:table-cell office:value-type="float" office:value="58" table:style-name="ce157">
            <text:p>58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3.3188946262322245" table:style-name="ce159">
            <text:p>3.32</text:p>
          </table:table-cell>
          <table:table-cell office:value-type="float" office:value="736" table:style-name="ce158">
            <text:p>736</text:p>
          </table:table-cell>
          <table:table-cell office:value-type="float" office:value="678" table:style-name="ce158">
            <text:p>678</text:p>
          </table:table-cell>
          <table:table-cell office:value-type="float" office:value="78468" table:style-name="ce158">
            <text:p>78,468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7957" table:style-name="ce157">
            <text:p>127,957</text:p>
          </table:table-cell>
          <table:table-cell office:value-type="float" office:value="319024" table:style-name="ce157">
            <text:p>319,024</text:p>
          </table:table-cell>
          <table:table-cell office:value-type="float" office:value="160992" table:style-name="ce157">
            <text:p>160,992</text:p>
          </table:table-cell>
          <table:table-cell office:value-type="float" office:value="158032" table:style-name="ce157">
            <text:p>158,032</text:p>
          </table:table-cell>
          <table:table-cell office:value-type="float" office:value="193" table:style-name="ce157">
            <text:p>193</text:p>
          </table:table-cell>
          <table:table-cell office:value-type="float" office:value="103" table:style-name="ce158">
            <text:p>103</text:p>
          </table:table-cell>
          <table:table-cell office:value-type="float" office:value="90" table:style-name="ce158">
            <text:p>90</text:p>
          </table:table-cell>
          <table:table-cell office:value-type="float" office:value="7.1222432017812034" table:style-name="ce159">
            <text:p>7.12</text:p>
          </table:table-cell>
          <table:table-cell office:value-type="float" office:value="344" table:style-name="ce157">
            <text:p>344</text:p>
          </table:table-cell>
          <table:table-cell office:value-type="float" office:value="211" table:style-name="ce158">
            <text:p>211</text:p>
          </table:table-cell>
          <table:table-cell office:value-type="float" office:value="133" table:style-name="ce158">
            <text:p>133</text:p>
          </table:table-cell>
          <table:table-cell office:value-type="float" office:value="12.694568193848362" table:style-name="ce159">
            <text:p>12.69</text:p>
          </table:table-cell>
          <table:table-cell office:value-type="float" office:value="-151" table:style-name="ce157">
            <text:p>–151</text:p>
          </table:table-cell>
          <table:table-cell office:value-type="float" office:value="-5.5723249920671591" table:style-name="ce160">
            <text:p>–5.57</text:p>
          </table:table-cell>
          <table:table-cell office:value-type="float" office:value="80" table:style-name="ce157">
            <text:p>80</text:p>
          </table:table-cell>
          <table:table-cell office:value-type="float" office:value="75" table:style-name="ce157">
            <text:p>75</text:p>
          </table:table-cell>
          <table:table-cell office:value-type="float" office:value="5" table:style-name="ce157">
            <text:p>5</text:p>
          </table:table-cell>
          <table:table-cell office:value-type="float" office:value="1" table:style-name="ce158">
            <text:p>1</text:p>
          </table:table-cell>
          <table:table-cell office:value-type="float" office:value="4" table:style-name="ce158">
            <text:p>4</text:p>
          </table:table-cell>
          <table:table-cell office:value-type="float" office:value="2.9522251613600838" table:style-name="ce159">
            <text:p>2.95</text:p>
          </table:table-cell>
          <table:table-cell office:value-type="float" office:value="94" table:style-name="ce157">
            <text:p>94</text:p>
          </table:table-cell>
          <table:table-cell office:value-type="float" office:value="92" table:style-name="ce157">
            <text:p>92</text:p>
          </table:table-cell>
          <table:table-cell office:value-type="float" office:value="2" table:style-name="ce157">
            <text:p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3.4688645645980984" table:style-name="ce159">
            <text:p>3.47</text:p>
          </table:table-cell>
          <table:table-cell office:value-type="float" office:value="1475" table:style-name="ce158">
            <text:p>1,475</text:p>
          </table:table-cell>
          <table:table-cell office:value-type="float" office:value="1395" table:style-name="ce158">
            <text:p>1,395</text:p>
          </table:table-cell>
          <table:table-cell office:value-type="float" office:value="93412" table:style-name="ce158">
            <text:p>93,412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270" table:style-name="ce157">
            <text:p>42,270</text:p>
          </table:table-cell>
          <table:table-cell office:value-type="float" office:value="106376" table:style-name="ce157">
            <text:p>106,376</text:p>
          </table:table-cell>
          <table:table-cell office:value-type="float" office:value="54601" table:style-name="ce157">
            <text:p>54,601</text:p>
          </table:table-cell>
          <table:table-cell office:value-type="float" office:value="51775" table:style-name="ce157">
            <text:p>51,775</text:p>
          </table:table-cell>
          <table:table-cell office:value-type="float" office:value="58" table:style-name="ce157">
            <text:p>58</text:p>
          </table:table-cell>
          <table:table-cell office:value-type="float" office:value="28" table:style-name="ce158">
            <text:p>28</text:p>
          </table:table-cell>
          <table:table-cell office:value-type="float" office:value="30" table:style-name="ce158">
            <text:p>30</text:p>
          </table:table-cell>
          <table:table-cell office:value-type="float" office:value="6.4243919322140153" table:style-name="ce159">
            <text:p>6.42</text:p>
          </table:table-cell>
          <table:table-cell office:value-type="float" office:value="90" table:style-name="ce157">
            <text:p>90</text:p>
          </table:table-cell>
          <table:table-cell office:value-type="float" office:value="56" table:style-name="ce158">
            <text:p>56</text:p>
          </table:table-cell>
          <table:table-cell office:value-type="float" office:value="34" table:style-name="ce158">
            <text:p>34</text:p>
          </table:table-cell>
          <table:table-cell office:value-type="float" office:value="9.968884032745887" table:style-name="ce159">
            <text:p>9.97</text:p>
          </table:table-cell>
          <table:table-cell office:value-type="float" office:value="-32" table:style-name="ce157">
            <text:p>–32</text:p>
          </table:table-cell>
          <table:table-cell office:value-type="float" office:value="-3.5444921005318712" table:style-name="ce160">
            <text:p>–3.54</text:p>
          </table:table-cell>
          <table:table-cell office:value-type="float" office:value="16" table:style-name="ce157">
            <text:p>16</text:p>
          </table:table-cell>
          <table:table-cell office:value-type="float" office:value="15" table:style-name="ce157">
            <text:p>15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1.7722460502659356" table:style-name="ce159">
            <text:p>1.77</text:p>
          </table:table-cell>
          <table:table-cell office:value-type="float" office:value="29" table:style-name="ce157">
            <text:p>29</text:p>
          </table:table-cell>
          <table:table-cell office:value-type="float" office:value="29" table:style-name="ce157">
            <text:p>29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3.2121959661070076" table:style-name="ce159">
            <text:p>3.21</text:p>
          </table:table-cell>
          <table:table-cell office:value-type="float" office:value="594" table:style-name="ce158">
            <text:p>594</text:p>
          </table:table-cell>
          <table:table-cell office:value-type="float" office:value="407" table:style-name="ce158">
            <text:p>407</text:p>
          </table:table-cell>
          <table:table-cell office:value-type="float" office:value="666" table:style-name="ce158">
            <text:p>666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56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6659" table:style-name="ce157">
            <text:p>156,659</text:p>
          </table:table-cell>
          <table:table-cell office:value-type="float" office:value="361099" table:style-name="ce157">
            <text:p>361,099</text:p>
          </table:table-cell>
          <table:table-cell office:value-type="float" office:value="179970" table:style-name="ce157">
            <text:p>179,970</text:p>
          </table:table-cell>
          <table:table-cell office:value-type="float" office:value="181129" table:style-name="ce157">
            <text:p>181,129</text:p>
          </table:table-cell>
          <table:table-cell office:value-type="float" office:value="151" table:style-name="ce157">
            <text:p>151</text:p>
          </table:table-cell>
          <table:table-cell office:value-type="float" office:value="80" table:style-name="ce158">
            <text:p>80</text:p>
          </table:table-cell>
          <table:table-cell office:value-type="float" office:value="71" table:style-name="ce158">
            <text:p>71</text:p>
          </table:table-cell>
          <table:table-cell office:value-type="float" office:value="4.9237053475692427" table:style-name="ce159">
            <text:p>4.92</text:p>
          </table:table-cell>
          <table:table-cell office:value-type="float" office:value="311" table:style-name="ce157">
            <text:p>311</text:p>
          </table:table-cell>
          <table:table-cell office:value-type="float" office:value="163" table:style-name="ce158">
            <text:p>163</text:p>
          </table:table-cell>
          <table:table-cell office:value-type="float" office:value="148" table:style-name="ce158">
            <text:p>148</text:p>
          </table:table-cell>
          <table:table-cell office:value-type="float" office:value="10.140876576781684" table:style-name="ce159">
            <text:p>10.14</text:p>
          </table:table-cell>
          <table:table-cell office:value-type="float" office:value="-160" table:style-name="ce157">
            <text:p>–160</text:p>
          </table:table-cell>
          <table:table-cell office:value-type="float" office:value="-5.2171712292124433" table:style-name="ce160">
            <text:p>–5.22</text:p>
          </table:table-cell>
          <table:table-cell office:value-type="float" office:value="80" table:style-name="ce157">
            <text:p>80</text:p>
          </table:table-cell>
          <table:table-cell office:value-type="float" office:value="79" table:style-name="ce157">
            <text:p>79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2.6085856146062216" table:style-name="ce159">
            <text:p>2.61</text:p>
          </table:table-cell>
          <table:table-cell office:value-type="float" office:value="88" table:style-name="ce157">
            <text:p>88</text:p>
          </table:table-cell>
          <table:table-cell office:value-type="float" office:value="87" table:style-name="ce157">
            <text:p>87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2.8694441760668434" table:style-name="ce159">
            <text:p>2.87</text:p>
          </table:table-cell>
          <table:table-cell office:value-type="float" office:value="1742" table:style-name="ce158">
            <text:p>1,742</text:p>
          </table:table-cell>
          <table:table-cell office:value-type="float" office:value="1565" table:style-name="ce158">
            <text:p>1,565</text:p>
          </table:table-cell>
          <table:table-cell office:value-type="float" office:value="9466" table:style-name="ce158">
            <text:p>9,466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5183" table:style-name="ce157">
            <text:p>175,183</text:p>
          </table:table-cell>
          <table:table-cell office:value-type="float" office:value="450836" table:style-name="ce157">
            <text:p>450,836</text:p>
          </table:table-cell>
          <table:table-cell office:value-type="float" office:value="222573" table:style-name="ce157">
            <text:p>222,573</text:p>
          </table:table-cell>
          <table:table-cell office:value-type="float" office:value="228263" table:style-name="ce157">
            <text:p>228,263</text:p>
          </table:table-cell>
          <table:table-cell office:value-type="float" office:value="251" table:style-name="ce157">
            <text:p>251</text:p>
          </table:table-cell>
          <table:table-cell office:value-type="float" office:value="128" table:style-name="ce158">
            <text:p>128</text:p>
          </table:table-cell>
          <table:table-cell office:value-type="float" office:value="123" table:style-name="ce158">
            <text:p>123</text:p>
          </table:table-cell>
          <table:table-cell office:value-type="float" office:value="6.5565215418571263" table:style-name="ce159">
            <text:p>6.56</text:p>
          </table:table-cell>
          <table:table-cell office:value-type="float" office:value="270" table:style-name="ce157">
            <text:p>270</text:p>
          </table:table-cell>
          <table:table-cell office:value-type="float" office:value="139" table:style-name="ce158">
            <text:p>139</text:p>
          </table:table-cell>
          <table:table-cell office:value-type="float" office:value="131" table:style-name="ce158">
            <text:p>131</text:p>
          </table:table-cell>
          <table:table-cell office:value-type="float" office:value="7.0528319374558732" table:style-name="ce159">
            <text:p>7.05</text:p>
          </table:table-cell>
          <table:table-cell office:value-type="float" office:value="-19" table:style-name="ce157">
            <text:p>–19</text:p>
          </table:table-cell>
          <table:table-cell office:value-type="float" office:value="-0.49631039559874673" table:style-name="ce160">
            <text:p>–0.50</text:p>
          </table:table-cell>
          <table:table-cell office:value-type="float" office:value="91" table:style-name="ce157">
            <text:p>91</text:p>
          </table:table-cell>
          <table:table-cell office:value-type="float" office:value="86" table:style-name="ce157">
            <text:p>86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8">
            <text:p>5</text:p>
          </table:table-cell>
          <table:table-cell office:value-type="float" office:value="2.3770655789203126" table:style-name="ce159">
            <text:p>2.38</text:p>
          </table:table-cell>
          <table:table-cell office:value-type="float" office:value="100" table:style-name="ce157">
            <text:p>100</text:p>
          </table:table-cell>
          <table:table-cell office:value-type="float" office:value="100" table:style-name="ce157">
            <text:p>100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.6121599768355086" table:style-name="ce159">
            <text:p>2.61</text:p>
          </table:table-cell>
          <table:table-cell office:value-type="float" office:value="1972" table:style-name="ce158">
            <text:p>1,972</text:p>
          </table:table-cell>
          <table:table-cell office:value-type="float" office:value="1772" table:style-name="ce158">
            <text:p>1,772</text:p>
          </table:table-cell>
          <table:table-cell office:value-type="float" office:value="4468" table:style-name="ce158">
            <text:p>4,468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2041" table:style-name="ce157">
            <text:p>102,041</text:p>
          </table:table-cell>
          <table:table-cell office:value-type="float" office:value="262606" table:style-name="ce157">
            <text:p>262,606</text:p>
          </table:table-cell>
          <table:table-cell office:value-type="float" office:value="126534" table:style-name="ce157">
            <text:p>126,534</text:p>
          </table:table-cell>
          <table:table-cell office:value-type="float" office:value="136072" table:style-name="ce157">
            <text:p>136,072</text:p>
          </table:table-cell>
          <table:table-cell office:value-type="float" office:value="104" table:style-name="ce157">
            <text:p>104</text:p>
          </table:table-cell>
          <table:table-cell office:value-type="float" office:value="50" table:style-name="ce158">
            <text:p>50</text:p>
          </table:table-cell>
          <table:table-cell office:value-type="float" office:value="54" table:style-name="ce158">
            <text:p>54</text:p>
          </table:table-cell>
          <table:table-cell office:value-type="float" office:value="4.6624699115008932" table:style-name="ce159">
            <text:p>4.66</text:p>
          </table:table-cell>
          <table:table-cell office:value-type="float" office:value="191" table:style-name="ce157">
            <text:p>191</text:p>
          </table:table-cell>
          <table:table-cell office:value-type="float" office:value="107" table:style-name="ce158">
            <text:p>107</text:p>
          </table:table-cell>
          <table:table-cell office:value-type="float" office:value="84" table:style-name="ce158">
            <text:p>84</text:p>
          </table:table-cell>
          <table:table-cell office:value-type="float" office:value="8.5628053182372152" table:style-name="ce159">
            <text:p>8.56</text:p>
          </table:table-cell>
          <table:table-cell office:value-type="float" office:value="-87" table:style-name="ce157">
            <text:p>–87</text:p>
          </table:table-cell>
          <table:table-cell office:value-type="float" office:value="-3.9003354067363238" table:style-name="ce160">
            <text:p>–3.90</text:p>
          </table:table-cell>
          <table:table-cell office:value-type="float" office:value="32" table:style-name="ce157">
            <text:p>32</text:p>
          </table:table-cell>
          <table:table-cell office:value-type="float" office:value="31" table:style-name="ce157">
            <text:p>31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.4346061266156593" table:style-name="ce159">
            <text:p>1.43</text:p>
          </table:table-cell>
          <table:table-cell office:value-type="float" office:value="58" table:style-name="ce157">
            <text:p>58</text:p>
          </table:table-cell>
          <table:table-cell office:value-type="float" office:value="57" table:style-name="ce157">
            <text:p>57</text:p>
          </table:table-cell>
          <table:table-cell office:value-type="float" office:value="1" table:style-name="ce157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1</text:p>
          </table:table-cell>
          <table:table-cell office:value-type="float" office:value="2.6002236044908824" table:style-name="ce159">
            <text:p>2.60</text:p>
          </table:table-cell>
          <table:table-cell office:value-type="float" office:value="932" table:style-name="ce158">
            <text:p>932</text:p>
          </table:table-cell>
          <table:table-cell office:value-type="float" office:value="898" table:style-name="ce158">
            <text:p>898</text:p>
          </table:table-cell>
          <table:table-cell office:value-type="float" office:value="1213" table:style-name="ce158">
            <text:p>1,213</text:p>
          </table:table-cell>
          <table:table-cell table:style-name="ce154"/>
          <table:table-cell table:number-columns-repeated="16353" table:style-name="ce1"/>
        </table:table-row>
        <table:table-row table:style-name="ro17">
          <table:table-cell office:value-type="string" table:style-name="ce149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440" table:style-name="ce152">
            <text:p>46,440</text:p>
          </table:table-cell>
          <table:table-cell office:value-type="float" office:value="154196" table:style-name="ce152">
            <text:p>154,196</text:p>
          </table:table-cell>
          <table:table-cell office:value-type="float" office:value="77627" table:style-name="ce152">
            <text:p>77,627</text:p>
          </table:table-cell>
          <table:table-cell office:value-type="float" office:value="76569" table:style-name="ce152">
            <text:p>76,569</text:p>
          </table:table-cell>
          <table:table-cell office:value-type="float" office:value="75" table:style-name="ce152">
            <text:p>75</text:p>
          </table:table-cell>
          <table:table-cell office:value-type="float" office:value="38" table:style-name="ce152">
            <text:p>38</text:p>
          </table:table-cell>
          <table:table-cell office:value-type="float" office:value="37" table:style-name="ce152">
            <text:p>37</text:p>
          </table:table-cell>
          <table:table-cell office:value-type="float" office:value="5.7283452332948386" table:style-name="ce151">
            <text:p>5.73</text:p>
          </table:table-cell>
          <table:table-cell office:value-type="float" office:value="84" table:style-name="ce152">
            <text:p>84</text:p>
          </table:table-cell>
          <table:table-cell office:value-type="float" office:value="56" table:style-name="ce152">
            <text:p>56</text:p>
          </table:table-cell>
          <table:table-cell office:value-type="float" office:value="28" table:style-name="ce152">
            <text:p>28</text:p>
          </table:table-cell>
          <table:table-cell office:value-type="float" office:value="6.4157466612902168" table:style-name="ce151">
            <text:p>6.42</text:p>
          </table:table-cell>
          <table:table-cell office:value-type="float" office:value="-9" table:style-name="ce152">
            <text:p>–9</text:p>
          </table:table-cell>
          <table:table-cell office:value-type="float" office:value="-0.68740142799538051" table:style-name="ce153">
            <text:p>–0.69</text:p>
          </table:table-cell>
          <table:table-cell office:value-type="float" office:value="25" table:style-name="ce152">
            <text:p>25</text:p>
          </table:table-cell>
          <table:table-cell office:value-type="float" office:value="23" table:style-name="ce152">
            <text:p>23</text:p>
          </table:table-cell>
          <table:table-cell office:value-type="float" office:value="2" table:style-name="ce152">
            <text:p>2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52">
            <text:p>—</text:p>
          </table:table-cell>
          <table:table-cell office:value-type="float" office:value="1.9094484110982792" table:style-name="ce151">
            <text:p>1.91</text:p>
          </table:table-cell>
          <table:table-cell office:value-type="float" office:value="21" table:style-name="ce152">
            <text:p>21</text:p>
          </table:table-cell>
          <table:table-cell office:value-type="float" office:value="20" table:style-name="ce152">
            <text:p>20</text:p>
          </table:table-cell>
          <table:table-cell office:value-type="float" office:value="1" table:style-name="ce152">
            <text:p>1</text:p>
          </table:table-cell>
          <table:table-cell office:value-type="float" office:value="1" table:style-name="ce152">
            <text:p>1</text:p>
          </table:table-cell>
          <table:table-cell office:value-type="float" office:value="0" table:style-name="ce152">
            <text:p>—</text:p>
          </table:table-cell>
          <table:table-cell office:value-type="float" office:value="1.6039366653225542" table:style-name="ce151">
            <text:p>1.60</text:p>
          </table:table-cell>
          <table:table-cell office:value-type="float" office:value="801" table:style-name="ce152">
            <text:p>801</text:p>
          </table:table-cell>
          <table:table-cell office:value-type="float" office:value="714" table:style-name="ce152">
            <text:p>714</text:p>
          </table:table-cell>
          <table:table-cell office:value-type="float" office:value="1510" table:style-name="ce152">
            <text:p>1,510</text:p>
          </table:table-cell>
          <table:table-cell table:style-name="ce154"/>
          <table:table-cell table:number-columns-repeated="16353" table:style-name="ce93"/>
        </table:table-row>
        <table:table-row table:style-name="ro17">
          <table:table-cell office:value-type="string" table:style-name="ce156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833" table:style-name="ce158">
            <text:p>42,833</text:p>
          </table:table-cell>
          <table:table-cell office:value-type="float" office:value="140294" table:style-name="ce157">
            <text:p>140,294</text:p>
          </table:table-cell>
          <table:table-cell office:value-type="float" office:value="69575" table:style-name="ce157">
            <text:p>69,575</text:p>
          </table:table-cell>
          <table:table-cell office:value-type="float" office:value="70719" table:style-name="ce157">
            <text:p>70,719</text:p>
          </table:table-cell>
          <table:table-cell office:value-type="float" office:value="67" table:style-name="ce157">
            <text:p>67</text:p>
          </table:table-cell>
          <table:table-cell office:value-type="float" office:value="34" table:style-name="ce158">
            <text:p>34</text:p>
          </table:table-cell>
          <table:table-cell office:value-type="float" office:value="33" table:style-name="ce158">
            <text:p>33</text:p>
          </table:table-cell>
          <table:table-cell office:value-type="float" office:value="5.6242872615930635" table:style-name="ce159">
            <text:p>5.62</text:p>
          </table:table-cell>
          <table:table-cell office:value-type="float" office:value="79" table:style-name="ce157">
            <text:p>79</text:p>
          </table:table-cell>
          <table:table-cell office:value-type="float" office:value="53" table:style-name="ce158">
            <text:p>53</text:p>
          </table:table-cell>
          <table:table-cell office:value-type="float" office:value="26" table:style-name="ce158">
            <text:p>26</text:p>
          </table:table-cell>
          <table:table-cell office:value-type="float" office:value="6.631622293520179" table:style-name="ce159">
            <text:p>6.63</text:p>
          </table:table-cell>
          <table:table-cell office:value-type="float" office:value="-12" table:style-name="ce157">
            <text:p>–12</text:p>
          </table:table-cell>
          <table:table-cell office:value-type="float" office:value="-1.0073350319271159" table:style-name="ce160">
            <text:p>–1.01</text:p>
          </table:table-cell>
          <table:table-cell office:value-type="float" office:value="19" table:style-name="ce157">
            <text:p>19</text:p>
          </table:table-cell>
          <table:table-cell office:value-type="float" office:value="18" table:style-name="ce157">
            <text:p>18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.5949471338846002" table:style-name="ce159">
            <text:p>1.59</text:p>
          </table:table-cell>
          <table:table-cell office:value-type="float" office:value="17" table:style-name="ce157">
            <text:p>17</text:p>
          </table:table-cell>
          <table:table-cell office:value-type="float" office:value="16" table:style-name="ce157">
            <text:p>16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1.4270579618967474" table:style-name="ce159">
            <text:p>1.43</text:p>
          </table:table-cell>
          <table:table-cell office:value-type="float" office:value="713" table:style-name="ce158">
            <text:p>713</text:p>
          </table:table-cell>
          <table:table-cell office:value-type="float" office:value="636" table:style-name="ce158">
            <text:p>636</text:p>
          </table:table-cell>
          <table:table-cell office:value-type="float" office:value="1212" table:style-name="ce158">
            <text:p>1,212</text:p>
          </table:table-cell>
          <table:table-cell table:style-name="ce154"/>
          <table:table-cell table:number-columns-repeated="16353" table:style-name="ce1"/>
        </table:table-row>
        <table:table-row table:style-name="ro18">
          <table:table-cell office:value-type="string" table:style-name="ce156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607" table:style-name="ce157">
            <text:p>3,607</text:p>
          </table:table-cell>
          <table:table-cell office:value-type="float" office:value="13902" table:style-name="ce157">
            <text:p>13,902</text:p>
          </table:table-cell>
          <table:table-cell office:value-type="float" office:value="8052" table:style-name="ce157">
            <text:p>8,052</text:p>
          </table:table-cell>
          <table:table-cell office:value-type="float" office:value="5850" table:style-name="ce157">
            <text:p>5,850</text:p>
          </table:table-cell>
          <table:table-cell office:value-type="float" office:value="8" table:style-name="ce157">
            <text:p>8</text:p>
          </table:table-cell>
          <table:table-cell office:value-type="float" office:value="4" table:style-name="ce158">
            <text:p>4</text:p>
          </table:table-cell>
          <table:table-cell office:value-type="float" office:value="4" table:style-name="ce158">
            <text:p>4</text:p>
          </table:table-cell>
          <table:table-cell office:value-type="float" office:value="6.7787088184733744" table:style-name="ce159">
            <text:p>6.78</text:p>
          </table:table-cell>
          <table:table-cell office:value-type="float" office:value="5" table:style-name="ce157">
            <text:p>5</text:p>
          </table:table-cell>
          <table:table-cell office:value-type="float" office:value="3" table:style-name="ce158">
            <text:p>3</text:p>
          </table:table-cell>
          <table:table-cell office:value-type="float" office:value="2" table:style-name="ce158">
            <text:p>2</text:p>
          </table:table-cell>
          <table:table-cell office:value-type="float" office:value="4.2366930115458592" table:style-name="ce159">
            <text:p>4.24</text:p>
          </table:table-cell>
          <table:table-cell office:value-type="float" office:value="3" table:style-name="ce157">
            <text:p>3</text:p>
          </table:table-cell>
          <table:table-cell office:value-type="float" office:value="2.5420158069275156" table:style-name="ce160">
            <text:p>2.54</text:p>
          </table:table-cell>
          <table:table-cell office:value-type="float" office:value="6" table:style-name="ce157">
            <text:p>6</text:p>
          </table:table-cell>
          <table:table-cell office:value-type="float" office:value="5" table:style-name="ce157">
            <text:p>5</text:p>
          </table:table-cell>
          <table:table-cell office:value-type="float" office:value="1" table:style-name="ce157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5.0840316138550312" table:style-name="ce159">
            <text:p>5.08</text:p>
          </table:table-cell>
          <table:table-cell office:value-type="float" office:value="4" table:style-name="ce157">
            <text:p>4</text:p>
          </table:table-cell>
          <table:table-cell office:value-type="float" office:value="4" table:style-name="ce157">
            <text:p>4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3.3893544092366872" table:style-name="ce159">
            <text:p>3.39</text:p>
          </table:table-cell>
          <table:table-cell office:value-type="float" office:value="88" table:style-name="ce158">
            <text:p>88</text:p>
          </table:table-cell>
          <table:table-cell office:value-type="float" office:value="78" table:style-name="ce158">
            <text:p>78</text:p>
          </table:table-cell>
          <table:table-cell office:value-type="float" office:value="298" table:style-name="ce158">
            <text:p>298</text:p>
          </table:table-cell>
          <table:table-cell table:style-name="ce154"/>
          <table:table-cell table:number-columns-repeated="16353" table:style-name="ce1"/>
        </table:table-row>
        <table:table-row table:style-name="ro19">
          <table:table-cell table:style-name="ce161"/>
          <table:table-cell table:number-columns-repeated="5" table:style-name="ce162"/>
          <table:table-cell table:number-columns-repeated="2" table:style-name="ce163"/>
          <table:table-cell table:style-name="ce164"/>
          <table:table-cell table:style-name="ce162"/>
          <table:table-cell table:number-columns-repeated="2" table:style-name="ce163"/>
          <table:table-cell table:style-name="ce165"/>
          <table:table-cell table:style-name="ce162"/>
          <table:table-cell table:style-name="ce166"/>
          <table:table-cell table:number-columns-repeated="3" table:style-name="ce162"/>
          <table:table-cell table:number-columns-repeated="2" table:style-name="ce163"/>
          <table:table-cell table:style-name="ce164"/>
          <table:table-cell table:number-columns-repeated="3" table:style-name="ce162"/>
          <table:table-cell table:number-columns-repeated="2" table:style-name="ce163"/>
          <table:table-cell table:style-name="ce164"/>
          <table:table-cell table:number-columns-repeated="3" table:style-name="ce163"/>
          <table:table-cell table:style-name="ce154"/>
          <table:table-cell table:number-columns-repeated="16353" table:style-name="ce1"/>
        </table:table-row>
        <table:table-row table:style-name="ro20">
          <table:table-cell table:style-name="ce94"/>
          <table:table-cell office:value-type="string" table:style-name="ce167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8"/>
          <table:table-cell table:number-columns-repeated="3" table:style-name="ce94"/>
          <table:table-cell table:style-name="ce169"/>
          <table:table-cell table:style-name="ce170"/>
          <table:table-cell table:style-name="ce94"/>
          <table:table-cell table:style-name="ce95"/>
          <table:table-cell table:number-columns-repeated="13" table:style-name="ce94"/>
          <table:table-cell office:value-type="string" table:style-name="ce171">
            <text:p><text:s text:c="16"/>內政部戶政司編製</text:p>
          </table:table-cell>
          <table:table-cell table:number-columns-repeated="16354" table:style-name="ce94"/>
        </table:table-row>
        <table:table-row table:style-name="ro21">
          <table:table-cell table:style-name="ce94"/>
          <table:table-cell office:value-type="string" table:style-name="ce167">
            <text:p><text:s text:c="14"/>2.本表相同性別2人之結婚及終止結婚資料係自108年5月24日起統計。</text:p>
          </table:table-cell>
          <table:table-cell table:number-columns-repeated="13" table:style-name="ce94"/>
          <table:table-cell table:style-name="ce95"/>
          <table:table-cell table:number-columns-repeated="11" table:style-name="ce94"/>
          <table:table-cell table:number-columns-repeated="2" table:style-name="ce172"/>
          <table:table-cell table:number-columns-repeated="16355" table:style-name="ce94"/>
        </table:table-row>
        <table:table-row table:style-name="ro22">
          <table:table-cell table:style-name="ce173"/>
          <table:table-cell table:number-columns-repeated="14" table:style-name="ce94"/>
          <table:table-cell table:style-name="ce95"/>
          <table:table-cell table:number-columns-repeated="16368" table:style-name="ce94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row table:style-name="ro24">
          <table:table-cell office:value-type="string" table:number-columns-spanned="25" table:number-rows-spanned="1" table:style-name="ce174">
            <text:p>各 縣 市 人 口 年 齡 結 構 統 計 表</text:p>
          </table:table-cell>
          <table:covered-table-cell table:number-columns-repeated="24"/>
          <table:table-cell table:number-columns-repeated="16359" table:style-name="ce175"/>
        </table:table-row>
        <table:table-row table:style-name="ro25">
          <table:table-cell table:style-name="ce176"/>
          <table:table-cell table:number-columns-repeated="8" table:style-name="ce177"/>
          <table:table-cell table:style-name="ce175"/>
          <table:table-cell office:value-type="string" table:style-name="ce178">
            <text:p>中 華 民 國 111 年 8 月 底</text:p>
          </table:table-cell>
          <table:table-cell table:style-name="ce179"/>
          <table:table-cell table:number-columns-repeated="9" table:style-name="ce177"/>
          <table:table-cell table:number-columns-repeated="3" table:style-name="ce175"/>
          <table:table-cell office:value-type="string" table:style-name="ce180">
            <text:p>單位：人；％</text:p>
          </table:table-cell>
          <table:table-cell table:number-columns-repeated="16359" table:style-name="ce175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88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8"/>
        </table:table-row>
        <table:table-row table:style-name="ro9"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table:number-columns-repeated="16359" table:style-name="ce188"/>
        </table:table-row>
        <table:table-row table:style-name="ro27">
          <table:table-cell office:value-type="string" table:style-name="ce200">
            <text:p><text:span text:style-name="T9">總</text:span><text:s text:c="6"/><text:span text:style-name="T9">計</text:span></text:p>
          </table:table-cell>
          <table:table-cell office:value-type="float" office:value="23194554" table:style-name="ce201">
            <text:p>23,194,554</text:p>
          </table:table-cell>
          <table:table-cell office:value-type="float" office:value="11475623" table:style-name="ce201">
            <text:p>11,475,623</text:p>
          </table:table-cell>
          <table:table-cell office:value-type="float" office:value="11718931" table:style-name="ce201">
            <text:p>11,718,931</text:p>
          </table:table-cell>
          <table:table-cell office:value-type="float" office:value="100" table:style-name="ce202">
            <text:p>100.00</text:p>
          </table:table-cell>
          <table:table-cell office:value-type="float" office:value="2837164" table:style-name="ce201">
            <text:p>2,837,164</text:p>
          </table:table-cell>
          <table:table-cell office:value-type="float" office:value="1472238" table:style-name="ce201">
            <text:p>1,472,238</text:p>
          </table:table-cell>
          <table:table-cell office:value-type="float" office:value="1364926" table:style-name="ce201">
            <text:p>1,364,926</text:p>
          </table:table-cell>
          <table:table-cell office:value-type="float" office:value="12.232026535194425" table:style-name="ce202">
            <text:p>12.23</text:p>
          </table:table-cell>
          <table:table-cell office:value-type="float" office:value="16353294" table:style-name="ce201">
            <text:p>16,353,294</text:p>
          </table:table-cell>
          <table:table-cell office:value-type="float" office:value="8186299" table:style-name="ce201">
            <text:p>8,186,299</text:p>
          </table:table-cell>
          <table:table-cell office:value-type="float" office:value="8166995" table:style-name="ce201">
            <text:p>8,166,995</text:p>
          </table:table-cell>
          <table:table-cell office:value-type="float" office:value="70.504886621230128" table:style-name="ce202">
            <text:p>70.50</text:p>
          </table:table-cell>
          <table:table-cell office:value-type="float" office:value="4004096" table:style-name="ce201">
            <text:p>4,004,096</text:p>
          </table:table-cell>
          <table:table-cell office:value-type="float" office:value="1817086" table:style-name="ce201">
            <text:p>1,817,086</text:p>
          </table:table-cell>
          <table:table-cell office:value-type="float" office:value="2187010" table:style-name="ce201">
            <text:p>2,187,010</text:p>
          </table:table-cell>
          <table:table-cell office:value-type="float" office:value="17.263086843575437" table:style-name="ce202">
            <text:p>17.26</text:p>
          </table:table-cell>
          <table:table-cell office:value-type="float" office:value="10041902" table:style-name="ce201">
            <text:p>10,041,902</text:p>
          </table:table-cell>
          <table:table-cell office:value-type="float" office:value="5076357" table:style-name="ce201">
            <text:p>5,076,357</text:p>
          </table:table-cell>
          <table:table-cell office:value-type="float" office:value="4965545" table:style-name="ce201">
            <text:p>4,965,545</text:p>
          </table:table-cell>
          <table:table-cell office:value-type="float" office:value="43.294223290518971" table:style-name="ce202">
            <text:p>43.29</text:p>
          </table:table-cell>
          <table:table-cell office:value-type="float" office:value="19293517" table:style-name="ce201">
            <text:p>19,293,517</text:p>
          </table:table-cell>
          <table:table-cell office:value-type="float" office:value="9447097" table:style-name="ce201">
            <text:p>9,447,097</text:p>
          </table:table-cell>
          <table:table-cell office:value-type="float" office:value="9846420" table:style-name="ce201">
            <text:p>9,846,420</text:p>
          </table:table-cell>
          <table:table-cell office:value-type="float" office:value="83.181237285269631" table:style-name="ce202">
            <text:p>83.18</text:p>
          </table:table-cell>
          <table:table-cell table:style-name="ce203"/>
          <table:table-cell table:number-columns-repeated="16358" table:style-name="ce204"/>
        </table:table-row>
        <table:table-row table:style-name="ro17">
          <table:table-cell office:value-type="string" table:style-name="ce205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76840" table:style-name="ce201">
            <text:p>3,976,840</text:p>
          </table:table-cell>
          <table:table-cell office:value-type="float" office:value="1939651" table:style-name="ce201">
            <text:p>1,939,651</text:p>
          </table:table-cell>
          <table:table-cell office:value-type="float" office:value="2037189" table:style-name="ce201">
            <text:p>2,037,189</text:p>
          </table:table-cell>
          <table:table-cell office:value-type="float" office:value="100" table:style-name="ce202">
            <text:p>100.00</text:p>
          </table:table-cell>
          <table:table-cell office:value-type="float" office:value="463582" table:style-name="ce201">
            <text:p>463,582</text:p>
          </table:table-cell>
          <table:table-cell office:value-type="float" office:value="239932" table:style-name="ce201">
            <text:p>239,932</text:p>
          </table:table-cell>
          <table:table-cell office:value-type="float" office:value="223650" table:style-name="ce201">
            <text:p>223,650</text:p>
          </table:table-cell>
          <table:table-cell office:value-type="float" office:value="11.657044286418362" table:style-name="ce202">
            <text:p>11.66</text:p>
          </table:table-cell>
          <table:table-cell office:value-type="float" office:value="2849137" table:style-name="ce201">
            <text:p>2,849,137</text:p>
          </table:table-cell>
          <table:table-cell office:value-type="float" office:value="1402928" table:style-name="ce201">
            <text:p>1,402,928</text:p>
          </table:table-cell>
          <table:table-cell office:value-type="float" office:value="1446209" table:style-name="ce201">
            <text:p>1,446,209</text:p>
          </table:table-cell>
          <table:table-cell office:value-type="float" office:value="71.643239355870492" table:style-name="ce202">
            <text:p>71.64</text:p>
          </table:table-cell>
          <table:table-cell office:value-type="float" office:value="664121" table:style-name="ce201">
            <text:p>664,121</text:p>
          </table:table-cell>
          <table:table-cell office:value-type="float" office:value="296791" table:style-name="ce201">
            <text:p>296,791</text:p>
          </table:table-cell>
          <table:table-cell office:value-type="float" office:value="367330" table:style-name="ce201">
            <text:p>367,330</text:p>
          </table:table-cell>
          <table:table-cell office:value-type="float" office:value="16.699716357711146" table:style-name="ce202">
            <text:p>16.70</text:p>
          </table:table-cell>
          <table:table-cell office:value-type="float" office:value="1747941" table:style-name="ce201">
            <text:p>1,747,941</text:p>
          </table:table-cell>
          <table:table-cell office:value-type="float" office:value="879543" table:style-name="ce201">
            <text:p>879,543</text:p>
          </table:table-cell>
          <table:table-cell office:value-type="float" office:value="868398" table:style-name="ce201">
            <text:p>868,398</text:p>
          </table:table-cell>
          <table:table-cell office:value-type="float" office:value="43.953012944951269" table:style-name="ce202">
            <text:p>43.95</text:p>
          </table:table-cell>
          <table:table-cell office:value-type="float" office:value="3338637" table:style-name="ce201">
            <text:p>3,338,637</text:p>
          </table:table-cell>
          <table:table-cell office:value-type="float" office:value="1608325" table:style-name="ce201">
            <text:p>1,608,325</text:p>
          </table:table-cell>
          <table:table-cell office:value-type="float" office:value="1730312" table:style-name="ce201">
            <text:p>1,730,312</text:p>
          </table:table-cell>
          <table:table-cell office:value-type="float" office:value="83.952007121231929" table:style-name="ce202">
            <text:p>83.9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61695" table:style-name="ce201">
            <text:p>2,461,695</text:p>
          </table:table-cell>
          <table:table-cell office:value-type="float" office:value="1170539" table:style-name="ce201">
            <text:p>1,170,539</text:p>
          </table:table-cell>
          <table:table-cell office:value-type="float" office:value="1291156" table:style-name="ce201">
            <text:p>1,291,156</text:p>
          </table:table-cell>
          <table:table-cell office:value-type="float" office:value="100" table:style-name="ce202">
            <text:p>100.00</text:p>
          </table:table-cell>
          <table:table-cell office:value-type="float" office:value="314753" table:style-name="ce201">
            <text:p>314,753</text:p>
          </table:table-cell>
          <table:table-cell office:value-type="float" office:value="162897" table:style-name="ce201">
            <text:p>162,897</text:p>
          </table:table-cell>
          <table:table-cell office:value-type="float" office:value="151856" table:style-name="ce201">
            <text:p>151,856</text:p>
          </table:table-cell>
          <table:table-cell office:value-type="float" office:value="12.786027513562809" table:style-name="ce202">
            <text:p>12.79</text:p>
          </table:table-cell>
          <table:table-cell office:value-type="float" office:value="1644446" table:style-name="ce201">
            <text:p>1,644,446</text:p>
          </table:table-cell>
          <table:table-cell office:value-type="float" office:value="785820" table:style-name="ce201">
            <text:p>785,820</text:p>
          </table:table-cell>
          <table:table-cell office:value-type="float" office:value="858626" table:style-name="ce201">
            <text:p>858,626</text:p>
          </table:table-cell>
          <table:table-cell office:value-type="float" office:value="66.801370600338387" table:style-name="ce202">
            <text:p>66.80</text:p>
          </table:table-cell>
          <table:table-cell office:value-type="float" office:value="502496" table:style-name="ce201">
            <text:p>502,496</text:p>
          </table:table-cell>
          <table:table-cell office:value-type="float" office:value="221822" table:style-name="ce201">
            <text:p>221,822</text:p>
          </table:table-cell>
          <table:table-cell office:value-type="float" office:value="280674" table:style-name="ce201">
            <text:p>280,674</text:p>
          </table:table-cell>
          <table:table-cell office:value-type="float" office:value="20.412601886098805" table:style-name="ce202">
            <text:p>20.41</text:p>
          </table:table-cell>
          <table:table-cell office:value-type="float" office:value="991784" table:style-name="ce201">
            <text:p>991,784</text:p>
          </table:table-cell>
          <table:table-cell office:value-type="float" office:value="479155" table:style-name="ce201">
            <text:p>479,155</text:p>
          </table:table-cell>
          <table:table-cell office:value-type="float" office:value="512629" table:style-name="ce201">
            <text:p>512,629</text:p>
          </table:table-cell>
          <table:table-cell office:value-type="float" office:value="40.288662892844158" table:style-name="ce202">
            <text:p>40.29</text:p>
          </table:table-cell>
          <table:table-cell office:value-type="float" office:value="2047326" table:style-name="ce201">
            <text:p>2,047,326</text:p>
          </table:table-cell>
          <table:table-cell office:value-type="float" office:value="955573" table:style-name="ce201">
            <text:p>955,573</text:p>
          </table:table-cell>
          <table:table-cell office:value-type="float" office:value="1091753" table:style-name="ce201">
            <text:p>1,091,753</text:p>
          </table:table-cell>
          <table:table-cell office:value-type="float" office:value="83.167329827618772" table:style-name="ce202">
            <text:p>83.17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9400" table:style-name="ce201">
            <text:p>2,269,400</text:p>
          </table:table-cell>
          <table:table-cell office:value-type="float" office:value="1121818" table:style-name="ce201">
            <text:p>1,121,818</text:p>
          </table:table-cell>
          <table:table-cell office:value-type="float" office:value="1147582" table:style-name="ce201">
            <text:p>1,147,582</text:p>
          </table:table-cell>
          <table:table-cell office:value-type="float" office:value="100" table:style-name="ce202">
            <text:p>100.00</text:p>
          </table:table-cell>
          <table:table-cell office:value-type="float" office:value="321065" table:style-name="ce201">
            <text:p>321,065</text:p>
          </table:table-cell>
          <table:table-cell office:value-type="float" office:value="166716" table:style-name="ce201">
            <text:p>166,716</text:p>
          </table:table-cell>
          <table:table-cell office:value-type="float" office:value="154349" table:style-name="ce201">
            <text:p>154,349</text:p>
          </table:table-cell>
          <table:table-cell office:value-type="float" office:value="14.147572045474574" table:style-name="ce202">
            <text:p>14.15</text:p>
          </table:table-cell>
          <table:table-cell office:value-type="float" office:value="1630421" table:style-name="ce201">
            <text:p>1,630,421</text:p>
          </table:table-cell>
          <table:table-cell office:value-type="float" office:value="811005" table:style-name="ce201">
            <text:p>811,005</text:p>
          </table:table-cell>
          <table:table-cell office:value-type="float" office:value="819416" table:style-name="ce201">
            <text:p>819,416</text:p>
          </table:table-cell>
          <table:table-cell office:value-type="float" office:value="71.843703181457656" table:style-name="ce202">
            <text:p>71.84</text:p>
          </table:table-cell>
          <table:table-cell office:value-type="float" office:value="317914" table:style-name="ce201">
            <text:p>317,914</text:p>
          </table:table-cell>
          <table:table-cell office:value-type="float" office:value="144097" table:style-name="ce201">
            <text:p>144,097</text:p>
          </table:table-cell>
          <table:table-cell office:value-type="float" office:value="173817" table:style-name="ce201">
            <text:p>173,817</text:p>
          </table:table-cell>
          <table:table-cell office:value-type="float" office:value="14.008724773067771" table:style-name="ce202">
            <text:p>14.01</text:p>
          </table:table-cell>
          <table:table-cell office:value-type="float" office:value="1037443" table:style-name="ce201">
            <text:p>1,037,443</text:p>
          </table:table-cell>
          <table:table-cell office:value-type="float" office:value="520533" table:style-name="ce201">
            <text:p>520,533</text:p>
          </table:table-cell>
          <table:table-cell office:value-type="float" office:value="516910" table:style-name="ce201">
            <text:p>516,910</text:p>
          </table:table-cell>
          <table:table-cell office:value-type="float" office:value="45.714417907817044" table:style-name="ce202">
            <text:p>45.71</text:p>
          </table:table-cell>
          <table:table-cell office:value-type="float" office:value="1834594" table:style-name="ce201">
            <text:p>1,834,594</text:p>
          </table:table-cell>
          <table:table-cell office:value-type="float" office:value="895452" table:style-name="ce201">
            <text:p>895,452</text:p>
          </table:table-cell>
          <table:table-cell office:value-type="float" office:value="939142" table:style-name="ce201">
            <text:p>939,142</text:p>
          </table:table-cell>
          <table:table-cell office:value-type="float" office:value="80.840486472195295" table:style-name="ce202">
            <text:p>80.84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2690" table:style-name="ce201">
            <text:p>2,802,690</text:p>
          </table:table-cell>
          <table:table-cell office:value-type="float" office:value="1373777" table:style-name="ce201">
            <text:p>1,373,777</text:p>
          </table:table-cell>
          <table:table-cell office:value-type="float" office:value="1428913" table:style-name="ce201">
            <text:p>1,428,913</text:p>
          </table:table-cell>
          <table:table-cell office:value-type="float" office:value="100" table:style-name="ce202">
            <text:p>100.00</text:p>
          </table:table-cell>
          <table:table-cell office:value-type="float" office:value="381417" table:style-name="ce201">
            <text:p>381,417</text:p>
          </table:table-cell>
          <table:table-cell office:value-type="float" office:value="197985" table:style-name="ce201">
            <text:p>197,985</text:p>
          </table:table-cell>
          <table:table-cell office:value-type="float" office:value="183432" table:style-name="ce201">
            <text:p>183,432</text:p>
          </table:table-cell>
          <table:table-cell office:value-type="float" office:value="13.608961390663971" table:style-name="ce202">
            <text:p>13.61</text:p>
          </table:table-cell>
          <table:table-cell office:value-type="float" office:value="2006427" table:style-name="ce201">
            <text:p>2,006,427</text:p>
          </table:table-cell>
          <table:table-cell office:value-type="float" office:value="987825" table:style-name="ce201">
            <text:p>987,825</text:p>
          </table:table-cell>
          <table:table-cell office:value-type="float" office:value="1018602" table:style-name="ce201">
            <text:p>1,018,602</text:p>
          </table:table-cell>
          <table:table-cell office:value-type="float" office:value="71.589330250580701" table:style-name="ce202">
            <text:p>71.59</text:p>
          </table:table-cell>
          <table:table-cell office:value-type="float" office:value="414846" table:style-name="ce201">
            <text:p>414,846</text:p>
          </table:table-cell>
          <table:table-cell office:value-type="float" office:value="187967" table:style-name="ce201">
            <text:p>187,967</text:p>
          </table:table-cell>
          <table:table-cell office:value-type="float" office:value="226879" table:style-name="ce201">
            <text:p>226,879</text:p>
          </table:table-cell>
          <table:table-cell office:value-type="float" office:value="14.801708358755338" table:style-name="ce202">
            <text:p>14.80</text:p>
          </table:table-cell>
          <table:table-cell office:value-type="float" office:value="1261195" table:style-name="ce201">
            <text:p>1,261,195</text:p>
          </table:table-cell>
          <table:table-cell office:value-type="float" office:value="629762" table:style-name="ce201">
            <text:p>629,762</text:p>
          </table:table-cell>
          <table:table-cell office:value-type="float" office:value="631433" table:style-name="ce201">
            <text:p>631,433</text:p>
          </table:table-cell>
          <table:table-cell office:value-type="float" office:value="44.99944695988497" table:style-name="ce202">
            <text:p>45.00</text:p>
          </table:table-cell>
          <table:table-cell office:value-type="float" office:value="2283725" table:style-name="ce201">
            <text:p>2,283,725</text:p>
          </table:table-cell>
          <table:table-cell office:value-type="float" office:value="1104406" table:style-name="ce201">
            <text:p>1,104,406</text:p>
          </table:table-cell>
          <table:table-cell office:value-type="float" office:value="1179319" table:style-name="ce201">
            <text:p>1,179,319</text:p>
          </table:table-cell>
          <table:table-cell office:value-type="float" office:value="81.483324948531589" table:style-name="ce202">
            <text:p>81.4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0880" table:style-name="ce201">
            <text:p>1,850,880</text:p>
          </table:table-cell>
          <table:table-cell office:value-type="float" office:value="920769" table:style-name="ce201">
            <text:p>920,769</text:p>
          </table:table-cell>
          <table:table-cell office:value-type="float" office:value="930111" table:style-name="ce201">
            <text:p>930,111</text:p>
          </table:table-cell>
          <table:table-cell office:value-type="float" office:value="100" table:style-name="ce202">
            <text:p>100.00</text:p>
          </table:table-cell>
          <table:table-cell office:value-type="float" office:value="215184" table:style-name="ce201">
            <text:p>215,184</text:p>
          </table:table-cell>
          <table:table-cell office:value-type="float" office:value="111683" table:style-name="ce201">
            <text:p>111,683</text:p>
          </table:table-cell>
          <table:table-cell office:value-type="float" office:value="103501" table:style-name="ce201">
            <text:p>103,501</text:p>
          </table:table-cell>
          <table:table-cell office:value-type="float" office:value="11.626037344398341" table:style-name="ce202">
            <text:p>11.63</text:p>
          </table:table-cell>
          <table:table-cell office:value-type="float" office:value="1307036" table:style-name="ce201">
            <text:p>1,307,036</text:p>
          </table:table-cell>
          <table:table-cell office:value-type="float" office:value="658096" table:style-name="ce201">
            <text:p>658,096</text:p>
          </table:table-cell>
          <table:table-cell office:value-type="float" office:value="648940" table:style-name="ce201">
            <text:p>648,940</text:p>
          </table:table-cell>
          <table:table-cell office:value-type="float" office:value="70.61700380359612" table:style-name="ce202">
            <text:p>70.62</text:p>
          </table:table-cell>
          <table:table-cell office:value-type="float" office:value="328660" table:style-name="ce201">
            <text:p>328,660</text:p>
          </table:table-cell>
          <table:table-cell office:value-type="float" office:value="150990" table:style-name="ce201">
            <text:p>150,990</text:p>
          </table:table-cell>
          <table:table-cell office:value-type="float" office:value="177670" table:style-name="ce201">
            <text:p>177,670</text:p>
          </table:table-cell>
          <table:table-cell office:value-type="float" office:value="17.756958852005532" table:style-name="ce202">
            <text:p>17.76</text:p>
          </table:table-cell>
          <table:table-cell office:value-type="float" office:value="796571" table:style-name="ce201">
            <text:p>796,571</text:p>
          </table:table-cell>
          <table:table-cell office:value-type="float" office:value="405249" table:style-name="ce201">
            <text:p>405,249</text:p>
          </table:table-cell>
          <table:table-cell office:value-type="float" office:value="391322" table:style-name="ce201">
            <text:p>391,322</text:p>
          </table:table-cell>
          <table:table-cell office:value-type="float" office:value="43.037420038035961" table:style-name="ce202">
            <text:p>43.04</text:p>
          </table:table-cell>
          <table:table-cell office:value-type="float" office:value="1555301" table:style-name="ce201">
            <text:p>1,555,301</text:p>
          </table:table-cell>
          <table:table-cell office:value-type="float" office:value="767209" table:style-name="ce201">
            <text:p>767,209</text:p>
          </table:table-cell>
          <table:table-cell office:value-type="float" office:value="788092" table:style-name="ce201">
            <text:p>788,092</text:p>
          </table:table-cell>
          <table:table-cell office:value-type="float" office:value="84.030353129322265" table:style-name="ce202">
            <text:p>84.03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2713" table:style-name="ce201">
            <text:p>2,722,713</text:p>
          </table:table-cell>
          <table:table-cell office:value-type="float" office:value="1340161" table:style-name="ce201">
            <text:p>1,340,161</text:p>
          </table:table-cell>
          <table:table-cell office:value-type="float" office:value="1382552" table:style-name="ce201">
            <text:p>1,382,552</text:p>
          </table:table-cell>
          <table:table-cell office:value-type="float" office:value="100" table:style-name="ce202">
            <text:p>100.00</text:p>
          </table:table-cell>
          <table:table-cell office:value-type="float" office:value="310736" table:style-name="ce201">
            <text:p>310,736</text:p>
          </table:table-cell>
          <table:table-cell office:value-type="float" office:value="161072" table:style-name="ce201">
            <text:p>161,072</text:p>
          </table:table-cell>
          <table:table-cell office:value-type="float" office:value="149664" table:style-name="ce201">
            <text:p>149,664</text:p>
          </table:table-cell>
          <table:table-cell office:value-type="float" office:value="11.412734283782388" table:style-name="ce202">
            <text:p>11.41</text:p>
          </table:table-cell>
          <table:table-cell office:value-type="float" office:value="1921384" table:style-name="ce201">
            <text:p>1,921,384</text:p>
          </table:table-cell>
          <table:table-cell office:value-type="float" office:value="958459" table:style-name="ce201">
            <text:p>958,459</text:p>
          </table:table-cell>
          <table:table-cell office:value-type="float" office:value="962925" table:style-name="ce201">
            <text:p>962,925</text:p>
          </table:table-cell>
          <table:table-cell office:value-type="float" office:value="70.568730527235147" table:style-name="ce202">
            <text:p>70.57</text:p>
          </table:table-cell>
          <table:table-cell office:value-type="float" office:value="490593" table:style-name="ce201">
            <text:p>490,593</text:p>
          </table:table-cell>
          <table:table-cell office:value-type="float" office:value="220630" table:style-name="ce201">
            <text:p>220,630</text:p>
          </table:table-cell>
          <table:table-cell office:value-type="float" office:value="269963" table:style-name="ce201">
            <text:p>269,963</text:p>
          </table:table-cell>
          <table:table-cell office:value-type="float" office:value="18.018535188982458" table:style-name="ce202">
            <text:p>18.02</text:p>
          </table:table-cell>
          <table:table-cell office:value-type="float" office:value="1173048" table:style-name="ce201">
            <text:p>1,173,048</text:p>
          </table:table-cell>
          <table:table-cell office:value-type="float" office:value="591953" table:style-name="ce201">
            <text:p>591,953</text:p>
          </table:table-cell>
          <table:table-cell office:value-type="float" office:value="581095" table:style-name="ce201">
            <text:p>581,095</text:p>
          </table:table-cell>
          <table:table-cell office:value-type="float" office:value="43.083791791496203" table:style-name="ce202">
            <text:p>43.08</text:p>
          </table:table-cell>
          <table:table-cell office:value-type="float" office:value="2292093" table:style-name="ce201">
            <text:p>2,292,093</text:p>
          </table:table-cell>
          <table:table-cell office:value-type="float" office:value="1116654" table:style-name="ce201">
            <text:p>1,116,654</text:p>
          </table:table-cell>
          <table:table-cell office:value-type="float" office:value="1175439" table:style-name="ce201">
            <text:p>1,175,439</text:p>
          </table:table-cell>
          <table:table-cell office:value-type="float" office:value="84.184157492912405" table:style-name="ce202">
            <text:p>84.18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56140" table:style-name="ce201">
            <text:p>6,956,140</text:p>
          </table:table-cell>
          <table:table-cell office:value-type="float" office:value="3531281" table:style-name="ce201">
            <text:p>3,531,281</text:p>
          </table:table-cell>
          <table:table-cell office:value-type="float" office:value="3424859" table:style-name="ce201">
            <text:p>3,424,859</text:p>
          </table:table-cell>
          <table:table-cell office:value-type="float" office:value="100" table:style-name="ce202">
            <text:p>100.00</text:p>
          </table:table-cell>
          <table:table-cell office:value-type="float" office:value="817097" table:style-name="ce201">
            <text:p>817,097</text:p>
          </table:table-cell>
          <table:table-cell office:value-type="float" office:value="425011" table:style-name="ce201">
            <text:p>425,011</text:p>
          </table:table-cell>
          <table:table-cell office:value-type="float" office:value="392086" table:style-name="ce201">
            <text:p>392,086</text:p>
          </table:table-cell>
          <table:table-cell office:value-type="float" office:value="11.746413959466025" table:style-name="ce202">
            <text:p>11.75</text:p>
          </table:table-cell>
          <table:table-cell office:value-type="float" office:value="4877911" table:style-name="ce201">
            <text:p>4,877,911</text:p>
          </table:table-cell>
          <table:table-cell office:value-type="float" office:value="2523241" table:style-name="ce201">
            <text:p>2,523,241</text:p>
          </table:table-cell>
          <table:table-cell office:value-type="float" office:value="2354670" table:style-name="ce201">
            <text:p>2,354,670</text:p>
          </table:table-cell>
          <table:table-cell office:value-type="float" office:value="70.123818669549493" table:style-name="ce202">
            <text:p>70.12</text:p>
          </table:table-cell>
          <table:table-cell office:value-type="float" office:value="1261132" table:style-name="ce201">
            <text:p>1,261,132</text:p>
          </table:table-cell>
          <table:table-cell office:value-type="float" office:value="583029" table:style-name="ce201">
            <text:p>583,029</text:p>
          </table:table-cell>
          <table:table-cell office:value-type="float" office:value="678103" table:style-name="ce201">
            <text:p>678,103</text:p>
          </table:table-cell>
          <table:table-cell office:value-type="float" office:value="18.129767370984482" table:style-name="ce202">
            <text:p>18.13</text:p>
          </table:table-cell>
          <table:table-cell office:value-type="float" office:value="2964317" table:style-name="ce201">
            <text:p>2,964,317</text:p>
          </table:table-cell>
          <table:table-cell office:value-type="float" office:value="1534990" table:style-name="ce201">
            <text:p>1,534,990</text:p>
          </table:table-cell>
          <table:table-cell office:value-type="float" office:value="1429327" table:style-name="ce201">
            <text:p>1,429,327</text:p>
          </table:table-cell>
          <table:table-cell office:value-type="float" office:value="42.614395339944281" table:style-name="ce202">
            <text:p>42.61</text:p>
          </table:table-cell>
          <table:table-cell office:value-type="float" office:value="5806865" table:style-name="ce201">
            <text:p>5,806,865</text:p>
          </table:table-cell>
          <table:table-cell office:value-type="float" office:value="2931875" table:style-name="ce201">
            <text:p>2,931,875</text:p>
          </table:table-cell>
          <table:table-cell office:value-type="float" office:value="2874990" table:style-name="ce201">
            <text:p>2,874,990</text:p>
          </table:table-cell>
          <table:table-cell office:value-type="float" office:value="83.4782652448053" table:style-name="ce202">
            <text:p>83.48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9050" table:style-name="ce207">
            <text:p>449,050</text:p>
          </table:table-cell>
          <table:table-cell office:value-type="float" office:value="225843" table:style-name="ce207">
            <text:p>225,843</text:p>
          </table:table-cell>
          <table:table-cell office:value-type="float" office:value="223207" table:style-name="ce207">
            <text:p>223,207</text:p>
          </table:table-cell>
          <table:table-cell office:value-type="float" office:value="100" table:style-name="ce208">
            <text:p>100.00</text:p>
          </table:table-cell>
          <table:table-cell office:value-type="float" office:value="51516" table:style-name="ce207">
            <text:p>51,516</text:p>
          </table:table-cell>
          <table:table-cell office:value-type="float" office:value="26671" table:style-name="ce207">
            <text:p>26,671</text:p>
          </table:table-cell>
          <table:table-cell office:value-type="float" office:value="24845" table:style-name="ce207">
            <text:p>24,845</text:p>
          </table:table-cell>
          <table:table-cell office:value-type="float" office:value="11.47221912927291" table:style-name="ce208">
            <text:p>11.47</text:p>
          </table:table-cell>
          <table:table-cell office:value-type="float" office:value="314982" table:style-name="ce207">
            <text:p>314,982</text:p>
          </table:table-cell>
          <table:table-cell office:value-type="float" office:value="161033" table:style-name="ce207">
            <text:p>161,033</text:p>
          </table:table-cell>
          <table:table-cell office:value-type="float" office:value="153949" table:style-name="ce207">
            <text:p>153,949</text:p>
          </table:table-cell>
          <table:table-cell office:value-type="float" office:value="70.144081950784994" table:style-name="ce208">
            <text:p>70.14</text:p>
          </table:table-cell>
          <table:table-cell office:value-type="float" office:value="82552" table:style-name="ce207">
            <text:p>82,552</text:p>
          </table:table-cell>
          <table:table-cell office:value-type="float" office:value="38139" table:style-name="ce207">
            <text:p>38,139</text:p>
          </table:table-cell>
          <table:table-cell office:value-type="float" office:value="44413" table:style-name="ce207">
            <text:p>44,413</text:p>
          </table:table-cell>
          <table:table-cell office:value-type="float" office:value="18.383698919942102" table:style-name="ce208">
            <text:p>18.38</text:p>
          </table:table-cell>
          <table:table-cell office:value-type="float" office:value="188958" table:style-name="ce207">
            <text:p>188,958</text:p>
          </table:table-cell>
          <table:table-cell office:value-type="float" office:value="97231" table:style-name="ce207">
            <text:p>97,231</text:p>
          </table:table-cell>
          <table:table-cell office:value-type="float" office:value="91727" table:style-name="ce207">
            <text:p>91,727</text:p>
          </table:table-cell>
          <table:table-cell office:value-type="float" office:value="42.079501169134844" table:style-name="ce208">
            <text:p>42.08</text:p>
          </table:table-cell>
          <table:table-cell office:value-type="float" office:value="376886" table:style-name="ce207">
            <text:p>376,886</text:p>
          </table:table-cell>
          <table:table-cell office:value-type="float" office:value="188388" table:style-name="ce207">
            <text:p>188,388</text:p>
          </table:table-cell>
          <table:table-cell office:value-type="float" office:value="188498" table:style-name="ce207">
            <text:p>188,498</text:p>
          </table:table-cell>
          <table:table-cell office:value-type="float" office:value="83.929629217236396" table:style-name="ce208">
            <text:p>83.93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7674" table:style-name="ce207">
            <text:p>577,674</text:p>
          </table:table-cell>
          <table:table-cell office:value-type="float" office:value="294656" table:style-name="ce207">
            <text:p>294,656</text:p>
          </table:table-cell>
          <table:table-cell office:value-type="float" office:value="283018" table:style-name="ce207">
            <text:p>283,018</text:p>
          </table:table-cell>
          <table:table-cell office:value-type="float" office:value="100" table:style-name="ce208">
            <text:p>100.00</text:p>
          </table:table-cell>
          <table:table-cell office:value-type="float" office:value="91438" table:style-name="ce207">
            <text:p>91,438</text:p>
          </table:table-cell>
          <table:table-cell office:value-type="float" office:value="47433" table:style-name="ce207">
            <text:p>47,433</text:p>
          </table:table-cell>
          <table:table-cell office:value-type="float" office:value="44005" table:style-name="ce207">
            <text:p>44,005</text:p>
          </table:table-cell>
          <table:table-cell office:value-type="float" office:value="15.828650761502161" table:style-name="ce208">
            <text:p>15.83</text:p>
          </table:table-cell>
          <table:table-cell office:value-type="float" office:value="408237" table:style-name="ce207">
            <text:p>408,237</text:p>
          </table:table-cell>
          <table:table-cell office:value-type="float" office:value="210081" table:style-name="ce207">
            <text:p>210,081</text:p>
          </table:table-cell>
          <table:table-cell office:value-type="float" office:value="198156" table:style-name="ce207">
            <text:p>198,156</text:p>
          </table:table-cell>
          <table:table-cell office:value-type="float" office:value="70.669097103210461" table:style-name="ce208">
            <text:p>70.67</text:p>
          </table:table-cell>
          <table:table-cell office:value-type="float" office:value="77999" table:style-name="ce207">
            <text:p>77,999</text:p>
          </table:table-cell>
          <table:table-cell office:value-type="float" office:value="37142" table:style-name="ce207">
            <text:p>37,142</text:p>
          </table:table-cell>
          <table:table-cell office:value-type="float" office:value="40857" table:style-name="ce207">
            <text:p>40,857</text:p>
          </table:table-cell>
          <table:table-cell office:value-type="float" office:value="13.502252135287376" table:style-name="ce208">
            <text:p>13.50</text:p>
          </table:table-cell>
          <table:table-cell office:value-type="float" office:value="260927" table:style-name="ce207">
            <text:p>260,927</text:p>
          </table:table-cell>
          <table:table-cell office:value-type="float" office:value="133836" table:style-name="ce207">
            <text:p>133,836</text:p>
          </table:table-cell>
          <table:table-cell office:value-type="float" office:value="127091" table:style-name="ce207">
            <text:p>127,091</text:p>
          </table:table-cell>
          <table:table-cell office:value-type="float" office:value="45.168555275120568" table:style-name="ce208">
            <text:p>45.17</text:p>
          </table:table-cell>
          <table:table-cell office:value-type="float" office:value="455520" table:style-name="ce207">
            <text:p>455,520</text:p>
          </table:table-cell>
          <table:table-cell office:value-type="float" office:value="231142" table:style-name="ce207">
            <text:p>231,142</text:p>
          </table:table-cell>
          <table:table-cell office:value-type="float" office:value="224378" table:style-name="ce207">
            <text:p>224,378</text:p>
          </table:table-cell>
          <table:table-cell office:value-type="float" office:value="78.854163420891368" table:style-name="ce208">
            <text:p>78.8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243" table:style-name="ce207">
            <text:p>535,243</text:p>
          </table:table-cell>
          <table:table-cell office:value-type="float" office:value="275773" table:style-name="ce207">
            <text:p>275,773</text:p>
          </table:table-cell>
          <table:table-cell office:value-type="float" office:value="259470" table:style-name="ce207">
            <text:p>259,470</text:p>
          </table:table-cell>
          <table:table-cell office:value-type="float" office:value="100" table:style-name="ce208">
            <text:p>100.00</text:p>
          </table:table-cell>
          <table:table-cell office:value-type="float" office:value="62776" table:style-name="ce207">
            <text:p>62,776</text:p>
          </table:table-cell>
          <table:table-cell office:value-type="float" office:value="32497" table:style-name="ce207">
            <text:p>32,497</text:p>
          </table:table-cell>
          <table:table-cell office:value-type="float" office:value="30279" table:style-name="ce207">
            <text:p>30,279</text:p>
          </table:table-cell>
          <table:table-cell office:value-type="float" office:value="11.728504623133791" table:style-name="ce208">
            <text:p>11.73</text:p>
          </table:table-cell>
          <table:table-cell office:value-type="float" office:value="375605" table:style-name="ce207">
            <text:p>375,605</text:p>
          </table:table-cell>
          <table:table-cell office:value-type="float" office:value="197270" table:style-name="ce207">
            <text:p>197,270</text:p>
          </table:table-cell>
          <table:table-cell office:value-type="float" office:value="178335" table:style-name="ce207">
            <text:p>178,335</text:p>
          </table:table-cell>
          <table:table-cell office:value-type="float" office:value="70.17466832821728" table:style-name="ce208">
            <text:p>70.17</text:p>
          </table:table-cell>
          <table:table-cell office:value-type="float" office:value="96862" table:style-name="ce207">
            <text:p>96,862</text:p>
          </table:table-cell>
          <table:table-cell office:value-type="float" office:value="46006" table:style-name="ce207">
            <text:p>46,006</text:p>
          </table:table-cell>
          <table:table-cell office:value-type="float" office:value="50856" table:style-name="ce207">
            <text:p>50,856</text:p>
          </table:table-cell>
          <table:table-cell office:value-type="float" office:value="18.09682704864893" table:style-name="ce208">
            <text:p>18.10</text:p>
          </table:table-cell>
          <table:table-cell office:value-type="float" office:value="229186" table:style-name="ce207">
            <text:p>229,186</text:p>
          </table:table-cell>
          <table:table-cell office:value-type="float" office:value="120635" table:style-name="ce207">
            <text:p>120,635</text:p>
          </table:table-cell>
          <table:table-cell office:value-type="float" office:value="108551" table:style-name="ce207">
            <text:p>108,551</text:p>
          </table:table-cell>
          <table:table-cell office:value-type="float" office:value="42.819056017547169" table:style-name="ce208">
            <text:p>42.82</text:p>
          </table:table-cell>
          <table:table-cell office:value-type="float" office:value="446352" table:style-name="ce207">
            <text:p>446,352</text:p>
          </table:table-cell>
          <table:table-cell office:value-type="float" office:value="229329" table:style-name="ce207">
            <text:p>229,329</text:p>
          </table:table-cell>
          <table:table-cell office:value-type="float" office:value="217023" table:style-name="ce207">
            <text:p>217,023</text:p>
          </table:table-cell>
          <table:table-cell office:value-type="float" office:value="83.392403076733373" table:style-name="ce208">
            <text:p>83.3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6388" table:style-name="ce207">
            <text:p>1,246,388</text:p>
          </table:table-cell>
          <table:table-cell office:value-type="float" office:value="632294" table:style-name="ce207">
            <text:p>632,294</text:p>
          </table:table-cell>
          <table:table-cell office:value-type="float" office:value="614094" table:style-name="ce207">
            <text:p>614,094</text:p>
          </table:table-cell>
          <table:table-cell office:value-type="float" office:value="100" table:style-name="ce208">
            <text:p>100.00</text:p>
          </table:table-cell>
          <table:table-cell office:value-type="float" office:value="152498" table:style-name="ce207">
            <text:p>152,498</text:p>
          </table:table-cell>
          <table:table-cell office:value-type="float" office:value="79425" table:style-name="ce207">
            <text:p>79,425</text:p>
          </table:table-cell>
          <table:table-cell office:value-type="float" office:value="73073" table:style-name="ce207">
            <text:p>73,073</text:p>
          </table:table-cell>
          <table:table-cell office:value-type="float" office:value="12.235194818948834" table:style-name="ce208">
            <text:p>12.24</text:p>
          </table:table-cell>
          <table:table-cell office:value-type="float" office:value="872591" table:style-name="ce207">
            <text:p>872,591</text:p>
          </table:table-cell>
          <table:table-cell office:value-type="float" office:value="450601" table:style-name="ce207">
            <text:p>450,601</text:p>
          </table:table-cell>
          <table:table-cell office:value-type="float" office:value="421990" table:style-name="ce207">
            <text:p>421,990</text:p>
          </table:table-cell>
          <table:table-cell office:value-type="float" office:value="70.009579681447505" table:style-name="ce208">
            <text:p>70.01</text:p>
          </table:table-cell>
          <table:table-cell office:value-type="float" office:value="221299" table:style-name="ce207">
            <text:p>221,299</text:p>
          </table:table-cell>
          <table:table-cell office:value-type="float" office:value="102268" table:style-name="ce207">
            <text:p>102,268</text:p>
          </table:table-cell>
          <table:table-cell office:value-type="float" office:value="119031" table:style-name="ce207">
            <text:p>119,031</text:p>
          </table:table-cell>
          <table:table-cell office:value-type="float" office:value="17.755225499603654" table:style-name="ce208">
            <text:p>17.76</text:p>
          </table:table-cell>
          <table:table-cell office:value-type="float" office:value="543528" table:style-name="ce207">
            <text:p>543,528</text:p>
          </table:table-cell>
          <table:table-cell office:value-type="float" office:value="280980" table:style-name="ce207">
            <text:p>280,980</text:p>
          </table:table-cell>
          <table:table-cell office:value-type="float" office:value="262548" table:style-name="ce207">
            <text:p>262,548</text:p>
          </table:table-cell>
          <table:table-cell office:value-type="float" office:value="43.608250400356873" table:style-name="ce208">
            <text:p>43.61</text:p>
          </table:table-cell>
          <table:table-cell office:value-type="float" office:value="1032486" table:style-name="ce207">
            <text:p>1,032,486</text:p>
          </table:table-cell>
          <table:table-cell office:value-type="float" office:value="520455" table:style-name="ce207">
            <text:p>520,455</text:p>
          </table:table-cell>
          <table:table-cell office:value-type="float" office:value="512031" table:style-name="ce207">
            <text:p>512,031</text:p>
          </table:table-cell>
          <table:table-cell office:value-type="float" office:value="82.838249405482074" table:style-name="ce208">
            <text:p>82.84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0477" table:style-name="ce207">
            <text:p>480,477</text:p>
          </table:table-cell>
          <table:table-cell office:value-type="float" office:value="245201" table:style-name="ce207">
            <text:p>245,201</text:p>
          </table:table-cell>
          <table:table-cell office:value-type="float" office:value="235276" table:style-name="ce207">
            <text:p>235,276</text:p>
          </table:table-cell>
          <table:table-cell office:value-type="float" office:value="100" table:style-name="ce208">
            <text:p>100.00</text:p>
          </table:table-cell>
          <table:table-cell office:value-type="float" office:value="49835" table:style-name="ce207">
            <text:p>49,835</text:p>
          </table:table-cell>
          <table:table-cell office:value-type="float" office:value="26024" table:style-name="ce207">
            <text:p>26,024</text:p>
          </table:table-cell>
          <table:table-cell office:value-type="float" office:value="23811" table:style-name="ce207">
            <text:p>23,811</text:p>
          </table:table-cell>
          <table:table-cell office:value-type="float" office:value="10.371984507062773" table:style-name="ce208">
            <text:p>10.37</text:p>
          </table:table-cell>
          <table:table-cell office:value-type="float" office:value="335132" table:style-name="ce207">
            <text:p>335,132</text:p>
          </table:table-cell>
          <table:table-cell office:value-type="float" office:value="174255" table:style-name="ce207">
            <text:p>174,255</text:p>
          </table:table-cell>
          <table:table-cell office:value-type="float" office:value="160877" table:style-name="ce207">
            <text:p>160,877</text:p>
          </table:table-cell>
          <table:table-cell office:value-type="float" office:value="69.749852750495862" table:style-name="ce208">
            <text:p>69.75</text:p>
          </table:table-cell>
          <table:table-cell office:value-type="float" office:value="95510" table:style-name="ce207">
            <text:p>95,510</text:p>
          </table:table-cell>
          <table:table-cell office:value-type="float" office:value="44922" table:style-name="ce207">
            <text:p>44,922</text:p>
          </table:table-cell>
          <table:table-cell office:value-type="float" office:value="50588" table:style-name="ce207">
            <text:p>50,588</text:p>
          </table:table-cell>
          <table:table-cell office:value-type="float" office:value="19.878162742441365" table:style-name="ce208">
            <text:p>19.88</text:p>
          </table:table-cell>
          <table:table-cell office:value-type="float" office:value="197391" table:style-name="ce207">
            <text:p>197,391</text:p>
          </table:table-cell>
          <table:table-cell office:value-type="float" office:value="103532" table:style-name="ce207">
            <text:p>103,532</text:p>
          </table:table-cell>
          <table:table-cell office:value-type="float" office:value="93859" table:style-name="ce207">
            <text:p>93,859</text:p>
          </table:table-cell>
          <table:table-cell office:value-type="float" office:value="41.082299464906747" table:style-name="ce208">
            <text:p>41.08</text:p>
          </table:table-cell>
          <table:table-cell office:value-type="float" office:value="408428" table:style-name="ce207">
            <text:p>408,428</text:p>
          </table:table-cell>
          <table:table-cell office:value-type="float" office:value="207676" table:style-name="ce207">
            <text:p>207,676</text:p>
          </table:table-cell>
          <table:table-cell office:value-type="float" office:value="200752" table:style-name="ce207">
            <text:p>200,752</text:p>
          </table:table-cell>
          <table:table-cell office:value-type="float" office:value="85.004693252746762" table:style-name="ce208">
            <text:p>85.00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5376" table:style-name="ce207">
            <text:p>665,376</text:p>
          </table:table-cell>
          <table:table-cell office:value-type="float" office:value="343600" table:style-name="ce207">
            <text:p>343,600</text:p>
          </table:table-cell>
          <table:table-cell office:value-type="float" office:value="321776" table:style-name="ce207">
            <text:p>321,776</text:p>
          </table:table-cell>
          <table:table-cell office:value-type="float" office:value="100" table:style-name="ce208">
            <text:p>100.00</text:p>
          </table:table-cell>
          <table:table-cell office:value-type="float" office:value="71042" table:style-name="ce207">
            <text:p>71,042</text:p>
          </table:table-cell>
          <table:table-cell office:value-type="float" office:value="36838" table:style-name="ce207">
            <text:p>36,838</text:p>
          </table:table-cell>
          <table:table-cell office:value-type="float" office:value="34204" table:style-name="ce207">
            <text:p>34,204</text:p>
          </table:table-cell>
          <table:table-cell office:value-type="float" office:value="10.676970615110855" table:style-name="ce208">
            <text:p>10.68</text:p>
          </table:table-cell>
          <table:table-cell office:value-type="float" office:value="461481" table:style-name="ce207">
            <text:p>461,481</text:p>
          </table:table-cell>
          <table:table-cell office:value-type="float" office:value="245523" table:style-name="ce207">
            <text:p>245,523</text:p>
          </table:table-cell>
          <table:table-cell office:value-type="float" office:value="215958" table:style-name="ce207">
            <text:p>215,958</text:p>
          </table:table-cell>
          <table:table-cell office:value-type="float" office:value="69.356424036935508" table:style-name="ce208">
            <text:p>69.36</text:p>
          </table:table-cell>
          <table:table-cell office:value-type="float" office:value="132853" table:style-name="ce207">
            <text:p>132,853</text:p>
          </table:table-cell>
          <table:table-cell office:value-type="float" office:value="61239" table:style-name="ce207">
            <text:p>61,239</text:p>
          </table:table-cell>
          <table:table-cell office:value-type="float" office:value="71614" table:style-name="ce207">
            <text:p>71,614</text:p>
          </table:table-cell>
          <table:table-cell office:value-type="float" office:value="19.966605347953639" table:style-name="ce208">
            <text:p>19.97</text:p>
          </table:table-cell>
          <table:table-cell office:value-type="float" office:value="277777" table:style-name="ce207">
            <text:p>277,777</text:p>
          </table:table-cell>
          <table:table-cell office:value-type="float" office:value="145599" table:style-name="ce207">
            <text:p>145,599</text:p>
          </table:table-cell>
          <table:table-cell office:value-type="float" office:value="132178" table:style-name="ce207">
            <text:p>132,178</text:p>
          </table:table-cell>
          <table:table-cell office:value-type="float" office:value="41.747372913961428" table:style-name="ce208">
            <text:p>41.75</text:p>
          </table:table-cell>
          <table:table-cell office:value-type="float" office:value="562114" table:style-name="ce207">
            <text:p>562,114</text:p>
          </table:table-cell>
          <table:table-cell office:value-type="float" office:value="289747" table:style-name="ce207">
            <text:p>289,747</text:p>
          </table:table-cell>
          <table:table-cell office:value-type="float" office:value="272367" table:style-name="ce207">
            <text:p>272,367</text:p>
          </table:table-cell>
          <table:table-cell office:value-type="float" office:value="84.480654547203386" table:style-name="ce208">
            <text:p>84.4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89509" table:style-name="ce207">
            <text:p>489,509</text:p>
          </table:table-cell>
          <table:table-cell office:value-type="float" office:value="253688" table:style-name="ce207">
            <text:p>253,688</text:p>
          </table:table-cell>
          <table:table-cell office:value-type="float" office:value="235821" table:style-name="ce207">
            <text:p>235,821</text:p>
          </table:table-cell>
          <table:table-cell office:value-type="float" office:value="100" table:style-name="ce208">
            <text:p>100.00</text:p>
          </table:table-cell>
          <table:table-cell office:value-type="float" office:value="42350" table:style-name="ce207">
            <text:p>42,350</text:p>
          </table:table-cell>
          <table:table-cell office:value-type="float" office:value="21983" table:style-name="ce207">
            <text:p>21,983</text:p>
          </table:table-cell>
          <table:table-cell office:value-type="float" office:value="20367" table:style-name="ce207">
            <text:p>20,367</text:p>
          </table:table-cell>
          <table:table-cell office:value-type="float" office:value="8.6515263253586756" table:style-name="ce208">
            <text:p>8.65</text:p>
          </table:table-cell>
          <table:table-cell office:value-type="float" office:value="342122" table:style-name="ce207">
            <text:p>342,122</text:p>
          </table:table-cell>
          <table:table-cell office:value-type="float" office:value="182567" table:style-name="ce207">
            <text:p>182,567</text:p>
          </table:table-cell>
          <table:table-cell office:value-type="float" office:value="159555" table:style-name="ce207">
            <text:p>159,555</text:p>
          </table:table-cell>
          <table:table-cell office:value-type="float" office:value="69.89084981072871" table:style-name="ce208">
            <text:p>69.89</text:p>
          </table:table-cell>
          <table:table-cell office:value-type="float" office:value="105037" table:style-name="ce207">
            <text:p>105,037</text:p>
          </table:table-cell>
          <table:table-cell office:value-type="float" office:value="49138" table:style-name="ce207">
            <text:p>49,138</text:p>
          </table:table-cell>
          <table:table-cell office:value-type="float" office:value="55899" table:style-name="ce207">
            <text:p>55,899</text:p>
          </table:table-cell>
          <table:table-cell office:value-type="float" office:value="21.457623863912616" table:style-name="ce208">
            <text:p>21.46</text:p>
          </table:table-cell>
          <table:table-cell office:value-type="float" office:value="199491" table:style-name="ce207">
            <text:p>199,491</text:p>
          </table:table-cell>
          <table:table-cell office:value-type="float" office:value="105393" table:style-name="ce207">
            <text:p>105,393</text:p>
          </table:table-cell>
          <table:table-cell office:value-type="float" office:value="94098" table:style-name="ce207">
            <text:p>94,098</text:p>
          </table:table-cell>
          <table:table-cell office:value-type="float" office:value="40.75328543499711" table:style-name="ce208">
            <text:p>40.75</text:p>
          </table:table-cell>
          <table:table-cell office:value-type="float" office:value="425136" table:style-name="ce207">
            <text:p>425,136</text:p>
          </table:table-cell>
          <table:table-cell office:value-type="float" office:value="220141" table:style-name="ce207">
            <text:p>220,141</text:p>
          </table:table-cell>
          <table:table-cell office:value-type="float" office:value="204995" table:style-name="ce207">
            <text:p>204,995</text:p>
          </table:table-cell>
          <table:table-cell office:value-type="float" office:value="86.849475699118912" table:style-name="ce208">
            <text:p>86.8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799658" table:style-name="ce207">
            <text:p>799,658</text:p>
          </table:table-cell>
          <table:table-cell office:value-type="float" office:value="406589" table:style-name="ce207">
            <text:p>406,589</text:p>
          </table:table-cell>
          <table:table-cell office:value-type="float" office:value="393069" table:style-name="ce207">
            <text:p>393,069</text:p>
          </table:table-cell>
          <table:table-cell office:value-type="float" office:value="100" table:style-name="ce208">
            <text:p>100.00</text:p>
          </table:table-cell>
          <table:table-cell office:value-type="float" office:value="81090" table:style-name="ce207">
            <text:p>81,090</text:p>
          </table:table-cell>
          <table:table-cell office:value-type="float" office:value="42267" table:style-name="ce207">
            <text:p>42,267</text:p>
          </table:table-cell>
          <table:table-cell office:value-type="float" office:value="38823" table:style-name="ce207">
            <text:p>38,823</text:p>
          </table:table-cell>
          <table:table-cell office:value-type="float" office:value="10.140585100130306" table:style-name="ce208">
            <text:p>10.14</text:p>
          </table:table-cell>
          <table:table-cell office:value-type="float" office:value="565036" table:style-name="ce207">
            <text:p>565,036</text:p>
          </table:table-cell>
          <table:table-cell office:value-type="float" office:value="292981" table:style-name="ce207">
            <text:p>292,981</text:p>
          </table:table-cell>
          <table:table-cell office:value-type="float" office:value="272055" table:style-name="ce207">
            <text:p>272,055</text:p>
          </table:table-cell>
          <table:table-cell office:value-type="float" office:value="70.659707024753089" table:style-name="ce208">
            <text:p>70.66</text:p>
          </table:table-cell>
          <table:table-cell office:value-type="float" office:value="153532" table:style-name="ce207">
            <text:p>153,532</text:p>
          </table:table-cell>
          <table:table-cell office:value-type="float" office:value="71341" table:style-name="ce207">
            <text:p>71,341</text:p>
          </table:table-cell>
          <table:table-cell office:value-type="float" office:value="82191" table:style-name="ce207">
            <text:p>82,191</text:p>
          </table:table-cell>
          <table:table-cell office:value-type="float" office:value="19.199707875116612" table:style-name="ce208">
            <text:p>19.20</text:p>
          </table:table-cell>
          <table:table-cell office:value-type="float" office:value="336466" table:style-name="ce207">
            <text:p>336,466</text:p>
          </table:table-cell>
          <table:table-cell office:value-type="float" office:value="175838" table:style-name="ce207">
            <text:p>175,838</text:p>
          </table:table-cell>
          <table:table-cell office:value-type="float" office:value="160628" table:style-name="ce207">
            <text:p>160,628</text:p>
          </table:table-cell>
          <table:table-cell office:value-type="float" office:value="42.076237591570397" table:style-name="ce208">
            <text:p>42.08</text:p>
          </table:table-cell>
          <table:table-cell office:value-type="float" office:value="683163" table:style-name="ce207">
            <text:p>683,163</text:p>
          </table:table-cell>
          <table:table-cell office:value-type="float" office:value="345807" table:style-name="ce207">
            <text:p>345,807</text:p>
          </table:table-cell>
          <table:table-cell office:value-type="float" office:value="337356" table:style-name="ce207">
            <text:p>337,356</text:p>
          </table:table-cell>
          <table:table-cell office:value-type="float" office:value="85.431897136025654" table:style-name="ce208">
            <text:p>85.43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824" table:style-name="ce207">
            <text:p>212,824</text:p>
          </table:table-cell>
          <table:table-cell office:value-type="float" office:value="108967" table:style-name="ce207">
            <text:p>108,967</text:p>
          </table:table-cell>
          <table:table-cell office:value-type="float" office:value="103857" table:style-name="ce207">
            <text:p>103,857</text:p>
          </table:table-cell>
          <table:table-cell office:value-type="float" office:value="100" table:style-name="ce208">
            <text:p>100.00</text:p>
          </table:table-cell>
          <table:table-cell office:value-type="float" office:value="23690" table:style-name="ce207">
            <text:p>23,690</text:p>
          </table:table-cell>
          <table:table-cell office:value-type="float" office:value="12411" table:style-name="ce207">
            <text:p>12,411</text:p>
          </table:table-cell>
          <table:table-cell office:value-type="float" office:value="11279" table:style-name="ce207">
            <text:p>11,279</text:p>
          </table:table-cell>
          <table:table-cell office:value-type="float" office:value="11.13126339134684" table:style-name="ce208">
            <text:p>11.13</text:p>
          </table:table-cell>
          <table:table-cell office:value-type="float" office:value="149806" table:style-name="ce207">
            <text:p>149,806</text:p>
          </table:table-cell>
          <table:table-cell office:value-type="float" office:value="78719" table:style-name="ce207">
            <text:p>78,719</text:p>
          </table:table-cell>
          <table:table-cell office:value-type="float" office:value="71087" table:style-name="ce207">
            <text:p>71,087</text:p>
          </table:table-cell>
          <table:table-cell office:value-type="float" office:value="70.389617712288086" table:style-name="ce208">
            <text:p>70.39</text:p>
          </table:table-cell>
          <table:table-cell office:value-type="float" office:value="39328" table:style-name="ce207">
            <text:p>39,328</text:p>
          </table:table-cell>
          <table:table-cell office:value-type="float" office:value="17837" table:style-name="ce207">
            <text:p>17,837</text:p>
          </table:table-cell>
          <table:table-cell office:value-type="float" office:value="21491" table:style-name="ce207">
            <text:p>21,491</text:p>
          </table:table-cell>
          <table:table-cell office:value-type="float" office:value="18.479118896365073" table:style-name="ce208">
            <text:p>18.48</text:p>
          </table:table-cell>
          <table:table-cell office:value-type="float" office:value="88086" table:style-name="ce207">
            <text:p>88,086</text:p>
          </table:table-cell>
          <table:table-cell office:value-type="float" office:value="46284" table:style-name="ce207">
            <text:p>46,284</text:p>
          </table:table-cell>
          <table:table-cell office:value-type="float" office:value="41802" table:style-name="ce207">
            <text:p>41,802</text:p>
          </table:table-cell>
          <table:table-cell office:value-type="float" office:value="41.389129045596363" table:style-name="ce208">
            <text:p>41.39</text:p>
          </table:table-cell>
          <table:table-cell office:value-type="float" office:value="179083" table:style-name="ce207">
            <text:p>179,083</text:p>
          </table:table-cell>
          <table:table-cell office:value-type="float" office:value="91270" table:style-name="ce207">
            <text:p>91,270</text:p>
          </table:table-cell>
          <table:table-cell office:value-type="float" office:value="87813" table:style-name="ce207">
            <text:p>87,813</text:p>
          </table:table-cell>
          <table:table-cell office:value-type="float" office:value="84.146054956207948" table:style-name="ce208">
            <text:p>84.1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9024" table:style-name="ce207">
            <text:p>319,024</text:p>
          </table:table-cell>
          <table:table-cell office:value-type="float" office:value="160992" table:style-name="ce207">
            <text:p>160,992</text:p>
          </table:table-cell>
          <table:table-cell office:value-type="float" office:value="158032" table:style-name="ce207">
            <text:p>158,032</text:p>
          </table:table-cell>
          <table:table-cell office:value-type="float" office:value="100" table:style-name="ce208">
            <text:p>100.00</text:p>
          </table:table-cell>
          <table:table-cell office:value-type="float" office:value="36492" table:style-name="ce207">
            <text:p>36,492</text:p>
          </table:table-cell>
          <table:table-cell office:value-type="float" office:value="19128" table:style-name="ce207">
            <text:p>19,128</text:p>
          </table:table-cell>
          <table:table-cell office:value-type="float" office:value="17364" table:style-name="ce207">
            <text:p>17,364</text:p>
          </table:table-cell>
          <table:table-cell office:value-type="float" office:value="11.438637845428556" table:style-name="ce208">
            <text:p>11.44</text:p>
          </table:table-cell>
          <table:table-cell office:value-type="float" office:value="222540" table:style-name="ce207">
            <text:p>222,540</text:p>
          </table:table-cell>
          <table:table-cell office:value-type="float" office:value="114363" table:style-name="ce207">
            <text:p>114,363</text:p>
          </table:table-cell>
          <table:table-cell office:value-type="float" office:value="108177" table:style-name="ce207">
            <text:p>108,177</text:p>
          </table:table-cell>
          <table:table-cell office:value-type="float" office:value="69.756507347409595" table:style-name="ce208">
            <text:p>69.76</text:p>
          </table:table-cell>
          <table:table-cell office:value-type="float" office:value="59992" table:style-name="ce207">
            <text:p>59,992</text:p>
          </table:table-cell>
          <table:table-cell office:value-type="float" office:value="27501" table:style-name="ce207">
            <text:p>27,501</text:p>
          </table:table-cell>
          <table:table-cell office:value-type="float" office:value="32491" table:style-name="ce207">
            <text:p>32,491</text:p>
          </table:table-cell>
          <table:table-cell office:value-type="float" office:value="18.804854807161846" table:style-name="ce208">
            <text:p>18.80</text:p>
          </table:table-cell>
          <table:table-cell office:value-type="float" office:value="132617" table:style-name="ce207">
            <text:p>132,617</text:p>
          </table:table-cell>
          <table:table-cell office:value-type="float" office:value="68589" table:style-name="ce207">
            <text:p>68,589</text:p>
          </table:table-cell>
          <table:table-cell office:value-type="float" office:value="64028" table:style-name="ce207">
            <text:p>64,028</text:p>
          </table:table-cell>
          <table:table-cell office:value-type="float" office:value="41.56959977932695" table:style-name="ce208">
            <text:p>41.57</text:p>
          </table:table-cell>
          <table:table-cell office:value-type="float" office:value="267921" table:style-name="ce207">
            <text:p>267,921</text:p>
          </table:table-cell>
          <table:table-cell office:value-type="float" office:value="134180" table:style-name="ce207">
            <text:p>134,180</text:p>
          </table:table-cell>
          <table:table-cell office:value-type="float" office:value="133741" table:style-name="ce207">
            <text:p>133,741</text:p>
          </table:table-cell>
          <table:table-cell office:value-type="float" office:value="83.981455940618886" table:style-name="ce208">
            <text:p>83.98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376" table:style-name="ce207">
            <text:p>106,376</text:p>
          </table:table-cell>
          <table:table-cell office:value-type="float" office:value="54601" table:style-name="ce207">
            <text:p>54,601</text:p>
          </table:table-cell>
          <table:table-cell office:value-type="float" office:value="51775" table:style-name="ce207">
            <text:p>51,775</text:p>
          </table:table-cell>
          <table:table-cell office:value-type="float" office:value="100" table:style-name="ce208">
            <text:p>100.00</text:p>
          </table:table-cell>
          <table:table-cell office:value-type="float" office:value="10614" table:style-name="ce207">
            <text:p>10,614</text:p>
          </table:table-cell>
          <table:table-cell office:value-type="float" office:value="5535" table:style-name="ce207">
            <text:p>5,535</text:p>
          </table:table-cell>
          <table:table-cell office:value-type="float" office:value="5079" table:style-name="ce207">
            <text:p>5,079</text:p>
          </table:table-cell>
          <table:table-cell office:value-type="float" office:value="9.9778145446341284" table:style-name="ce208">
            <text:p>9.98</text:p>
          </table:table-cell>
          <table:table-cell office:value-type="float" office:value="76531" table:style-name="ce207">
            <text:p>76,531</text:p>
          </table:table-cell>
          <table:table-cell office:value-type="float" office:value="40078" table:style-name="ce207">
            <text:p>40,078</text:p>
          </table:table-cell>
          <table:table-cell office:value-type="float" office:value="36453" table:style-name="ce207">
            <text:p>36,453</text:p>
          </table:table-cell>
          <table:table-cell office:value-type="float" office:value="71.943859517184322" table:style-name="ce208">
            <text:p>71.94</text:p>
          </table:table-cell>
          <table:table-cell office:value-type="float" office:value="19231" table:style-name="ce207">
            <text:p>19,231</text:p>
          </table:table-cell>
          <table:table-cell office:value-type="float" office:value="8988" table:style-name="ce207">
            <text:p>8,988</text:p>
          </table:table-cell>
          <table:table-cell office:value-type="float" office:value="10243" table:style-name="ce207">
            <text:p>10,243</text:p>
          </table:table-cell>
          <table:table-cell office:value-type="float" office:value="18.078325938181543" table:style-name="ce208">
            <text:p>18.08</text:p>
          </table:table-cell>
          <table:table-cell office:value-type="float" office:value="47923" table:style-name="ce207">
            <text:p>47,923</text:p>
          </table:table-cell>
          <table:table-cell office:value-type="float" office:value="25010" table:style-name="ce207">
            <text:p>25,010</text:p>
          </table:table-cell>
          <table:table-cell office:value-type="float" office:value="22913" table:style-name="ce207">
            <text:p>22,913</text:p>
          </table:table-cell>
          <table:table-cell office:value-type="float" office:value="45.050575317740844" table:style-name="ce208">
            <text:p>45.05</text:p>
          </table:table-cell>
          <table:table-cell office:value-type="float" office:value="91112" table:style-name="ce207">
            <text:p>91,112</text:p>
          </table:table-cell>
          <table:table-cell office:value-type="float" office:value="46587" table:style-name="ce207">
            <text:p>46,587</text:p>
          </table:table-cell>
          <table:table-cell office:value-type="float" office:value="44525" table:style-name="ce207">
            <text:p>44,525</text:p>
          </table:table-cell>
          <table:table-cell office:value-type="float" office:value="85.650898698954649" table:style-name="ce208">
            <text:p>85.65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099" table:style-name="ce207">
            <text:p>361,099</text:p>
          </table:table-cell>
          <table:table-cell office:value-type="float" office:value="179970" table:style-name="ce207">
            <text:p>179,970</text:p>
          </table:table-cell>
          <table:table-cell office:value-type="float" office:value="181129" table:style-name="ce207">
            <text:p>181,129</text:p>
          </table:table-cell>
          <table:table-cell office:value-type="float" office:value="100" table:style-name="ce208">
            <text:p>100.00</text:p>
          </table:table-cell>
          <table:table-cell office:value-type="float" office:value="35861" table:style-name="ce207">
            <text:p>35,861</text:p>
          </table:table-cell>
          <table:table-cell office:value-type="float" office:value="18617" table:style-name="ce207">
            <text:p>18,617</text:p>
          </table:table-cell>
          <table:table-cell office:value-type="float" office:value="17244" table:style-name="ce207">
            <text:p>17,244</text:p>
          </table:table-cell>
          <table:table-cell office:value-type="float" office:value="9.9310715343991536" table:style-name="ce208">
            <text:p>9.93</text:p>
          </table:table-cell>
          <table:table-cell office:value-type="float" office:value="256717" table:style-name="ce207">
            <text:p>256,717</text:p>
          </table:table-cell>
          <table:table-cell office:value-type="float" office:value="130488" table:style-name="ce207">
            <text:p>130,488</text:p>
          </table:table-cell>
          <table:table-cell office:value-type="float" office:value="126229" table:style-name="ce207">
            <text:p>126,229</text:p>
          </table:table-cell>
          <table:table-cell office:value-type="float" office:value="71.093245896554677" table:style-name="ce208">
            <text:p>71.09</text:p>
          </table:table-cell>
          <table:table-cell office:value-type="float" office:value="68521" table:style-name="ce207">
            <text:p>68,521</text:p>
          </table:table-cell>
          <table:table-cell office:value-type="float" office:value="30865" table:style-name="ce207">
            <text:p>30,865</text:p>
          </table:table-cell>
          <table:table-cell office:value-type="float" office:value="37656" table:style-name="ce207">
            <text:p>37,656</text:p>
          </table:table-cell>
          <table:table-cell office:value-type="float" office:value="18.975682569046164" table:style-name="ce208">
            <text:p>18.98</text:p>
          </table:table-cell>
          <table:table-cell office:value-type="float" office:value="150744" table:style-name="ce207">
            <text:p>150,744</text:p>
          </table:table-cell>
          <table:table-cell office:value-type="float" office:value="77647" table:style-name="ce207">
            <text:p>77,647</text:p>
          </table:table-cell>
          <table:table-cell office:value-type="float" office:value="73097" table:style-name="ce207">
            <text:p>73,097</text:p>
          </table:table-cell>
          <table:table-cell office:value-type="float" office:value="41.745892400698978" table:style-name="ce208">
            <text:p>41.75</text:p>
          </table:table-cell>
          <table:table-cell office:value-type="float" office:value="310137" table:style-name="ce207">
            <text:p>310,137</text:p>
          </table:table-cell>
          <table:table-cell office:value-type="float" office:value="153419" table:style-name="ce207">
            <text:p>153,419</text:p>
          </table:table-cell>
          <table:table-cell office:value-type="float" office:value="156718" table:style-name="ce207">
            <text:p>156,718</text:p>
          </table:table-cell>
          <table:table-cell office:value-type="float" office:value="85.886972824627037" table:style-name="ce208">
            <text:p>85.8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0836" table:style-name="ce207">
            <text:p>450,836</text:p>
          </table:table-cell>
          <table:table-cell office:value-type="float" office:value="222573" table:style-name="ce207">
            <text:p>222,573</text:p>
          </table:table-cell>
          <table:table-cell office:value-type="float" office:value="228263" table:style-name="ce207">
            <text:p>228,263</text:p>
          </table:table-cell>
          <table:table-cell office:value-type="float" office:value="100" table:style-name="ce208">
            <text:p>100.00</text:p>
          </table:table-cell>
          <table:table-cell office:value-type="float" office:value="74195" table:style-name="ce207">
            <text:p>74,195</text:p>
          </table:table-cell>
          <table:table-cell office:value-type="float" office:value="38659" table:style-name="ce207">
            <text:p>38,659</text:p>
          </table:table-cell>
          <table:table-cell office:value-type="float" office:value="35536" table:style-name="ce207">
            <text:p>35,536</text:p>
          </table:table-cell>
          <table:table-cell office:value-type="float" office:value="16.457203949995119" table:style-name="ce208">
            <text:p>16.46</text:p>
          </table:table-cell>
          <table:table-cell office:value-type="float" office:value="313959" table:style-name="ce207">
            <text:p>313,959</text:p>
          </table:table-cell>
          <table:table-cell office:value-type="float" office:value="156305" table:style-name="ce207">
            <text:p>156,305</text:p>
          </table:table-cell>
          <table:table-cell office:value-type="float" office:value="157654" table:style-name="ce207">
            <text:p>157,654</text:p>
          </table:table-cell>
          <table:table-cell office:value-type="float" office:value="69.639292336902997" table:style-name="ce208">
            <text:p>69.64</text:p>
          </table:table-cell>
          <table:table-cell office:value-type="float" office:value="62682" table:style-name="ce207">
            <text:p>62,682</text:p>
          </table:table-cell>
          <table:table-cell office:value-type="float" office:value="27609" table:style-name="ce207">
            <text:p>27,609</text:p>
          </table:table-cell>
          <table:table-cell office:value-type="float" office:value="35073" table:style-name="ce207">
            <text:p>35,073</text:p>
          </table:table-cell>
          <table:table-cell office:value-type="float" office:value="13.90350371310188" table:style-name="ce208">
            <text:p>13.90</text:p>
          </table:table-cell>
          <table:table-cell office:value-type="float" office:value="200188" table:style-name="ce207">
            <text:p>200,188</text:p>
          </table:table-cell>
          <table:table-cell office:value-type="float" office:value="100025" table:style-name="ce207">
            <text:p>100,025</text:p>
          </table:table-cell>
          <table:table-cell office:value-type="float" office:value="100163" table:style-name="ce207">
            <text:p>100,163</text:p>
          </table:table-cell>
          <table:table-cell office:value-type="float" office:value="44.403729959453102" table:style-name="ce208">
            <text:p>44.40</text:p>
          </table:table-cell>
          <table:table-cell office:value-type="float" office:value="353003" table:style-name="ce207">
            <text:p>353,003</text:p>
          </table:table-cell>
          <table:table-cell office:value-type="float" office:value="171644" table:style-name="ce207">
            <text:p>171,644</text:p>
          </table:table-cell>
          <table:table-cell office:value-type="float" office:value="181359" table:style-name="ce207">
            <text:p>181,359</text:p>
          </table:table-cell>
          <table:table-cell office:value-type="float" office:value="78.299647765484565" table:style-name="ce208">
            <text:p>78.30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2606" table:style-name="ce207">
            <text:p>262,606</text:p>
          </table:table-cell>
          <table:table-cell office:value-type="float" office:value="126534" table:style-name="ce207">
            <text:p>126,534</text:p>
          </table:table-cell>
          <table:table-cell office:value-type="float" office:value="136072" table:style-name="ce207">
            <text:p>136,072</text:p>
          </table:table-cell>
          <table:table-cell office:value-type="float" office:value="100" table:style-name="ce208">
            <text:p>100.00</text:p>
          </table:table-cell>
          <table:table-cell office:value-type="float" office:value="33700" table:style-name="ce207">
            <text:p>33,700</text:p>
          </table:table-cell>
          <table:table-cell office:value-type="float" office:value="17523" table:style-name="ce207">
            <text:p>17,523</text:p>
          </table:table-cell>
          <table:table-cell office:value-type="float" office:value="16177" table:style-name="ce207">
            <text:p>16,177</text:p>
          </table:table-cell>
          <table:table-cell office:value-type="float" office:value="12.832913185532698" table:style-name="ce208">
            <text:p>12.83</text:p>
          </table:table-cell>
          <table:table-cell office:value-type="float" office:value="183172" table:style-name="ce207">
            <text:p>183,172</text:p>
          </table:table-cell>
          <table:table-cell office:value-type="float" office:value="88977" table:style-name="ce207">
            <text:p>88,977</text:p>
          </table:table-cell>
          <table:table-cell office:value-type="float" office:value="94195" table:style-name="ce207">
            <text:p>94,195</text:p>
          </table:table-cell>
          <table:table-cell office:value-type="float" office:value="69.751643146005804" table:style-name="ce208">
            <text:p>69.75</text:p>
          </table:table-cell>
          <table:table-cell office:value-type="float" office:value="45734" table:style-name="ce207">
            <text:p>45,734</text:p>
          </table:table-cell>
          <table:table-cell office:value-type="float" office:value="20034" table:style-name="ce207">
            <text:p>20,034</text:p>
          </table:table-cell>
          <table:table-cell office:value-type="float" office:value="25700" table:style-name="ce207">
            <text:p>25,700</text:p>
          </table:table-cell>
          <table:table-cell office:value-type="float" office:value="17.415443668461496" table:style-name="ce208">
            <text:p>17.42</text:p>
          </table:table-cell>
          <table:table-cell office:value-type="float" office:value="111035" table:style-name="ce207">
            <text:p>111,035</text:p>
          </table:table-cell>
          <table:table-cell office:value-type="float" office:value="54391" table:style-name="ce207">
            <text:p>54,391</text:p>
          </table:table-cell>
          <table:table-cell office:value-type="float" office:value="56644" table:style-name="ce207">
            <text:p>56,644</text:p>
          </table:table-cell>
          <table:table-cell office:value-type="float" office:value="42.281973755359743" table:style-name="ce208">
            <text:p>42.28</text:p>
          </table:table-cell>
          <table:table-cell office:value-type="float" office:value="215524" table:style-name="ce207">
            <text:p>215,524</text:p>
          </table:table-cell>
          <table:table-cell office:value-type="float" office:value="102090" table:style-name="ce207">
            <text:p>102,090</text:p>
          </table:table-cell>
          <table:table-cell office:value-type="float" office:value="113434" table:style-name="ce207">
            <text:p>113,434</text:p>
          </table:table-cell>
          <table:table-cell office:value-type="float" office:value="82.071239804117198" table:style-name="ce208">
            <text:p>82.07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196" table:style-name="ce201">
            <text:p>154,196</text:p>
          </table:table-cell>
          <table:table-cell office:value-type="float" office:value="77627" table:style-name="ce201">
            <text:p>77,627</text:p>
          </table:table-cell>
          <table:table-cell office:value-type="float" office:value="76569" table:style-name="ce201">
            <text:p>76,569</text:p>
          </table:table-cell>
          <table:table-cell office:value-type="float" office:value="100" table:style-name="ce202">
            <text:p>100.00</text:p>
          </table:table-cell>
          <table:table-cell office:value-type="float" office:value="13330" table:style-name="ce201">
            <text:p>13,330</text:p>
          </table:table-cell>
          <table:table-cell office:value-type="float" office:value="6942" table:style-name="ce201">
            <text:p>6,942</text:p>
          </table:table-cell>
          <table:table-cell office:value-type="float" office:value="6388" table:style-name="ce201">
            <text:p>6,388</text:p>
          </table:table-cell>
          <table:table-cell office:value-type="float" office:value="8.6448416301330777" table:style-name="ce202">
            <text:p>8.64</text:p>
          </table:table-cell>
          <table:table-cell office:value-type="float" office:value="116532" table:style-name="ce201">
            <text:p>116,532</text:p>
          </table:table-cell>
          <table:table-cell office:value-type="float" office:value="58925" table:style-name="ce201">
            <text:p>58,925</text:p>
          </table:table-cell>
          <table:table-cell office:value-type="float" office:value="57607" table:style-name="ce201">
            <text:p>57,607</text:p>
          </table:table-cell>
          <table:table-cell office:value-type="float" office:value="75.573944849412428" table:style-name="ce202">
            <text:p>75.57</text:p>
          </table:table-cell>
          <table:table-cell office:value-type="float" office:value="24334" table:style-name="ce201">
            <text:p>24,334</text:p>
          </table:table-cell>
          <table:table-cell office:value-type="float" office:value="11760" table:style-name="ce201">
            <text:p>11,760</text:p>
          </table:table-cell>
          <table:table-cell office:value-type="float" office:value="12574" table:style-name="ce201">
            <text:p>12,574</text:p>
          </table:table-cell>
          <table:table-cell office:value-type="float" office:value="15.781213520454488" table:style-name="ce202">
            <text:p>15.78</text:p>
          </table:table-cell>
          <table:table-cell office:value-type="float" office:value="69603" table:style-name="ce201">
            <text:p>69,603</text:p>
          </table:table-cell>
          <table:table-cell office:value-type="float" office:value="35172" table:style-name="ce201">
            <text:p>35,172</text:p>
          </table:table-cell>
          <table:table-cell office:value-type="float" office:value="34431" table:style-name="ce201">
            <text:p>34,431</text:p>
          </table:table-cell>
          <table:table-cell office:value-type="float" office:value="45.139303224467561" table:style-name="ce202">
            <text:p>45.14</text:p>
          </table:table-cell>
          <table:table-cell office:value-type="float" office:value="134976" table:style-name="ce201">
            <text:p>134,976</text:p>
          </table:table-cell>
          <table:table-cell office:value-type="float" office:value="67603" table:style-name="ce201">
            <text:p>67,603</text:p>
          </table:table-cell>
          <table:table-cell office:value-type="float" office:value="67373" table:style-name="ce201">
            <text:p>67,373</text:p>
          </table:table-cell>
          <table:table-cell office:value-type="float" office:value="87.535344626319741" table:style-name="ce202">
            <text:p>87.54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294" table:style-name="ce207">
            <text:p>140,294</text:p>
          </table:table-cell>
          <table:table-cell office:value-type="float" office:value="69575" table:style-name="ce207">
            <text:p>69,575</text:p>
          </table:table-cell>
          <table:table-cell office:value-type="float" office:value="70719" table:style-name="ce207">
            <text:p>70,719</text:p>
          </table:table-cell>
          <table:table-cell office:value-type="float" office:value="100" table:style-name="ce208">
            <text:p>100.00</text:p>
          </table:table-cell>
          <table:table-cell office:value-type="float" office:value="11904" table:style-name="ce207">
            <text:p>11,904</text:p>
          </table:table-cell>
          <table:table-cell office:value-type="float" office:value="6176" table:style-name="ce207">
            <text:p>6,176</text:p>
          </table:table-cell>
          <table:table-cell office:value-type="float" office:value="5728" table:style-name="ce207">
            <text:p>5,728</text:p>
          </table:table-cell>
          <table:table-cell office:value-type="float" office:value="8.4850385618772002" table:style-name="ce208">
            <text:p>8.49</text:p>
          </table:table-cell>
          <table:table-cell office:value-type="float" office:value="105976" table:style-name="ce207">
            <text:p>105,976</text:p>
          </table:table-cell>
          <table:table-cell office:value-type="float" office:value="52696" table:style-name="ce207">
            <text:p>52,696</text:p>
          </table:table-cell>
          <table:table-cell office:value-type="float" office:value="53280" table:style-name="ce207">
            <text:p>53,280</text:p>
          </table:table-cell>
          <table:table-cell office:value-type="float" office:value="75.53851198198069" table:style-name="ce208">
            <text:p>75.54</text:p>
          </table:table-cell>
          <table:table-cell office:value-type="float" office:value="22414" table:style-name="ce207">
            <text:p>22,414</text:p>
          </table:table-cell>
          <table:table-cell office:value-type="float" office:value="10703" table:style-name="ce207">
            <text:p>10,703</text:p>
          </table:table-cell>
          <table:table-cell office:value-type="float" office:value="11711" table:style-name="ce207">
            <text:p>11,711</text:p>
          </table:table-cell>
          <table:table-cell office:value-type="float" office:value="15.976449456142102" table:style-name="ce208">
            <text:p>15.98</text:p>
          </table:table-cell>
          <table:table-cell office:value-type="float" office:value="62968" table:style-name="ce207">
            <text:p>62,968</text:p>
          </table:table-cell>
          <table:table-cell office:value-type="float" office:value="31291" table:style-name="ce207">
            <text:p>31,291</text:p>
          </table:table-cell>
          <table:table-cell office:value-type="float" office:value="31677" table:style-name="ce207">
            <text:p>31,677</text:p>
          </table:table-cell>
          <table:table-cell office:value-type="float" office:value="44.882888790682422" table:style-name="ce208">
            <text:p>44.88</text:p>
          </table:table-cell>
          <table:table-cell office:value-type="float" office:value="122998" table:style-name="ce207">
            <text:p>122,998</text:p>
          </table:table-cell>
          <table:table-cell office:value-type="float" office:value="60589" table:style-name="ce207">
            <text:p>60,589</text:p>
          </table:table-cell>
          <table:table-cell office:value-type="float" office:value="62409" table:style-name="ce207">
            <text:p>62,409</text:p>
          </table:table-cell>
          <table:table-cell office:value-type="float" office:value="87.671603917487559" table:style-name="ce208">
            <text:p>87.67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902" table:style-name="ce207">
            <text:p>13,902</text:p>
          </table:table-cell>
          <table:table-cell office:value-type="float" office:value="8052" table:style-name="ce207">
            <text:p>8,052</text:p>
          </table:table-cell>
          <table:table-cell office:value-type="float" office:value="5850" table:style-name="ce207">
            <text:p>5,850</text:p>
          </table:table-cell>
          <table:table-cell office:value-type="float" office:value="100" table:style-name="ce208">
            <text:p>100.00</text:p>
          </table:table-cell>
          <table:table-cell office:value-type="float" office:value="1426" table:style-name="ce207">
            <text:p>1,426</text:p>
          </table:table-cell>
          <table:table-cell office:value-type="float" office:value="766" table:style-name="ce207">
            <text:p>766</text:p>
          </table:table-cell>
          <table:table-cell office:value-type="float" office:value="660" table:style-name="ce207">
            <text:p>660</text:p>
          </table:table-cell>
          <table:table-cell office:value-type="float" office:value="10.257516904042584" table:style-name="ce208">
            <text:p>10.26</text:p>
          </table:table-cell>
          <table:table-cell office:value-type="float" office:value="10556" table:style-name="ce207">
            <text:p>10,556</text:p>
          </table:table-cell>
          <table:table-cell office:value-type="float" office:value="6229" table:style-name="ce207">
            <text:p>6,229</text:p>
          </table:table-cell>
          <table:table-cell office:value-type="float" office:value="4327" table:style-name="ce207">
            <text:p>4,327</text:p>
          </table:table-cell>
          <table:table-cell office:value-type="float" office:value="75.931520644511579" table:style-name="ce208">
            <text:p>75.93</text:p>
          </table:table-cell>
          <table:table-cell office:value-type="float" office:value="1920" table:style-name="ce207">
            <text:p>1,920</text:p>
          </table:table-cell>
          <table:table-cell office:value-type="float" office:value="1057" table:style-name="ce207">
            <text:p>1,057</text:p>
          </table:table-cell>
          <table:table-cell office:value-type="float" office:value="863" table:style-name="ce207">
            <text:p>863</text:p>
          </table:table-cell>
          <table:table-cell office:value-type="float" office:value="13.810962451445835" table:style-name="ce208">
            <text:p>13.81</text:p>
          </table:table-cell>
          <table:table-cell office:value-type="float" office:value="6635" table:style-name="ce207">
            <text:p>6,635</text:p>
          </table:table-cell>
          <table:table-cell office:value-type="float" office:value="3881" table:style-name="ce207">
            <text:p>3,881</text:p>
          </table:table-cell>
          <table:table-cell office:value-type="float" office:value="2754" table:style-name="ce207">
            <text:p>2,754</text:p>
          </table:table-cell>
          <table:table-cell office:value-type="float" office:value="47.726945763199538" table:style-name="ce208">
            <text:p>47.73</text:p>
          </table:table-cell>
          <table:table-cell office:value-type="float" office:value="11978" table:style-name="ce207">
            <text:p>11,978</text:p>
          </table:table-cell>
          <table:table-cell office:value-type="float" office:value="7014" table:style-name="ce207">
            <text:p>7,014</text:p>
          </table:table-cell>
          <table:table-cell office:value-type="float" office:value="4964" table:style-name="ce207">
            <text:p>4,964</text:p>
          </table:table-cell>
          <table:table-cell office:value-type="float" office:value="86.160264710113651" table:style-name="ce208">
            <text:p>86.16</text:p>
          </table:table-cell>
          <table:table-cell table:number-columns-repeated="16359" table:style-name="ce209"/>
        </table:table-row>
        <table:table-row table:style-name="ro28">
          <table:table-cell table:style-name="ce210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16359" table:style-name="ce188"/>
        </table:table-row>
        <table:table-row table:style-name="ro20">
          <table:table-cell table:style-name="ce213"/>
          <table:table-cell table:number-columns-repeated="23" table:style-name="ce214"/>
          <table:table-cell office:value-type="string" table:style-name="ce215">
            <text:p><text:s text:c="16"/>內政部戶政司編製</text:p>
          </table:table-cell>
          <table:table-cell table:number-columns-repeated="16359" table:style-name="ce209"/>
        </table:table-row>
        <table:table-row table:style-name="ro11">
          <table:table-cell table:number-columns-repeated="25" table:style-name="ce175"/>
          <table:table-cell table:number-columns-repeated="16359" table:style-name="ce214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4"/>
        <table:table-row table:style-name="ro23">
          <table:table-cell table:number-columns-repeated="16384"/>
        </table:table-row>
        <table:table-row table:style-name="ro23">
          <table:table-cell table:style-name="ce94">
            <draw:frame draw:z-index="1" draw:id="id0" draw:style-name="a0" draw:name="Object 1" svg:x="0.1875in" svg:y="0.125in" svg:width="7.07292in" svg:height="9.96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94">
            <draw:frame draw:z-index="2" draw:id="id1" draw:style-name="a1" draw:name="Object 2" svg:x="0.20833in" svg:y="0.08333in" svg:width="6.67708in" svg:height="9.770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94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6"/>
          <table:table-cell table:number-columns-repeated="16372"/>
        </table:table-row>
        <table:table-row table:style-name="ro30">
          <table:table-cell table:number-columns-repeated="11"/>
          <table:table-cell table:style-name="ce217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說明" table:style-name="ta5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5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5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5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5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5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5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5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5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5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5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5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5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5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5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5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5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5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5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3:46Z</meta:creation-date>
    <dc:date>2022-09-02T02:24:25Z</dc:date>
  </office:meta>
</office:document-meta>
</file>